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ny" style:master-page-name="MP0" style:family="paragraph">
      <style:paragraph-properties fo:text-align="justify" fo:line-height="150%"/>
    </style:style>
    <style:style style:name="P2" style:parent-style-name="Normalny" style:family="paragraph">
      <style:paragraph-properties fo:text-align="justify" fo:line-height="150%"/>
    </style:style>
    <style:style style:name="P3" style:parent-style-name="Normalny" style:family="paragraph">
      <style:paragraph-properties fo:text-align="justify" fo:line-height="150%"/>
    </style:style>
    <style:style style:name="P4" style:parent-style-name="Normalny" style:family="paragraph">
      <style:paragraph-properties fo:text-align="justify" fo:line-height="150%"/>
    </style:style>
    <style:style style:name="P5" style:parent-style-name="Normalny" style:family="paragraph">
      <style:paragraph-properties fo:text-align="justify" fo:line-height="150%"/>
    </style:style>
    <style:style style:name="P6" style:parent-style-name="Normalny" style:family="paragraph">
      <style:paragraph-properties fo:text-align="justify" fo:line-height="150%"/>
    </style:style>
    <style:style style:name="P7" style:parent-style-name="Normalny" style:family="paragraph">
      <style:paragraph-properties fo:text-align="justify" fo:line-height="150%"/>
    </style:style>
    <style:style style:name="P8" style:parent-style-name="Normalny" style:family="paragraph">
      <style:paragraph-properties fo:text-align="justify" fo:line-height="150%"/>
    </style:style>
    <style:style style:name="T9" style:parent-style-name="Domyślnaczcionkaakapitu" style:family="text">
      <style:text-properties fo:background-color="#80FFFF"/>
    </style:style>
    <style:style style:name="T10" style:parent-style-name="Domyślnaczcionkaakapitu" style:family="text">
      <style:text-properties fo:background-color="#80FFFF"/>
    </style:style>
    <style:style style:name="T11" style:parent-style-name="Domyślnaczcionkaakapitu" style:family="text">
      <style:text-properties fo:background-color="#80FFFF"/>
    </style:style>
    <style:style style:name="P12" style:parent-style-name="Normalny" style:family="paragraph">
      <style:paragraph-properties fo:text-align="justify" fo:line-height="150%"/>
    </style:style>
    <style:style style:name="P13" style:parent-style-name="Normalny" style:family="paragraph">
      <style:paragraph-properties fo:text-align="justify" fo:line-height="150%"/>
    </style:style>
    <style:style style:name="T14" style:parent-style-name="Domyślnaczcionkaakapitu" style:family="text">
      <style:text-properties fo:background-color="#80FFFF"/>
    </style:style>
    <style:style style:name="T15" style:parent-style-name="Domyślnaczcionkaakapitu" style:family="text">
      <style:text-properties style:text-underline-type="single" style:text-underline-style="solid" style:text-underline-width="auto" style:text-underline-mode="continuous"/>
    </style:style>
    <style:style style:name="T16" style:parent-style-name="Domyślnaczcionkaakapitu" style:family="text">
      <style:text-properties style:text-underline-type="single" style:text-underline-style="solid" style:text-underline-width="auto" style:text-underline-mode="continuous"/>
    </style:style>
    <style:style style:name="T17" style:parent-style-name="Domyślnaczcionkaakapitu" style:family="text">
      <style:text-properties fo:background-color="#80FFFF" style:text-underline-type="single" style:text-underline-style="solid" style:text-underline-width="auto" style:text-underline-mode="continuous"/>
    </style:style>
    <style:style style:name="T18" style:parent-style-name="Domyślnaczcionkaakapitu" style:family="text">
      <style:text-properties style:text-underline-type="single" style:text-underline-style="solid" style:text-underline-width="auto" style:text-underline-mode="continuous"/>
    </style:style>
    <style:style style:name="P19" style:parent-style-name="Normalny" style:family="paragraph">
      <style:paragraph-properties fo:text-align="justify" fo:line-height="150%"/>
    </style:style>
    <style:style style:name="T20" style:parent-style-name="Domyślnaczcionkaakapitu" style:family="text">
      <style:text-properties style:text-underline-type="single" style:text-underline-style="solid" style:text-underline-width="auto" style:text-underline-mode="continuous"/>
    </style:style>
    <style:style style:name="T21" style:parent-style-name="Domyślnaczcionkaakapitu" style:family="text">
      <style:text-properties fo:background-color="#80FFFF" style:text-underline-type="single" style:text-underline-style="solid" style:text-underline-width="auto" style:text-underline-mode="continuous"/>
    </style:style>
    <style:style style:name="T22" style:parent-style-name="Domyślnaczcionkaakapitu" style:family="text">
      <style:text-properties style:text-underline-type="single" style:text-underline-style="solid" style:text-underline-width="auto" style:text-underline-mode="continuous"/>
    </style:style>
    <style:style style:name="P23" style:parent-style-name="Normalny" style:family="paragraph">
      <style:paragraph-properties fo:text-align="justify" fo:line-height="150%" fo:text-indent="0.2479in"/>
    </style:style>
    <style:style style:name="P24" style:parent-style-name="Normalny" style:family="paragraph">
      <style:paragraph-properties fo:text-align="justify" fo:line-height="150%"/>
    </style:style>
    <style:style style:name="T25" style:parent-style-name="Domyślnaczcionkaakapitu" style:family="text">
      <style:text-properties fo:background-color="#80FFFF" style:text-underline-type="single" style:text-underline-style="solid" style:text-underline-width="auto" style:text-underline-mode="continuous"/>
    </style:style>
    <style:style style:name="T26" style:parent-style-name="Domyślnaczcionkaakapitu" style:family="text">
      <style:text-properties style:text-underline-type="single" style:text-underline-style="solid" style:text-underline-width="auto" style:text-underline-mode="continuous"/>
    </style:style>
    <style:style style:name="T27" style:parent-style-name="Domyślnaczcionkaakapitu" style:family="text">
      <style:text-properties fo:background-color="#80FFFF" style:text-underline-type="single" style:text-underline-style="solid" style:text-underline-width="auto" style:text-underline-mode="continuous"/>
    </style:style>
    <style:style style:name="T28" style:parent-style-name="Domyślnaczcionkaakapitu" style:family="text">
      <style:text-properties style:text-underline-type="single" style:text-underline-style="solid" style:text-underline-width="auto" style:text-underline-mode="continuous"/>
    </style:style>
    <style:style style:name="T29" style:parent-style-name="Domyślnaczcionkaakapitu" style:family="text">
      <style:text-properties fo:background-color="#80FFFF" style:text-underline-type="single" style:text-underline-style="solid" style:text-underline-width="auto" style:text-underline-mode="continuous"/>
    </style:style>
    <style:style style:name="T30" style:parent-style-name="Domyślnaczcionkaakapitu" style:family="text">
      <style:text-properties style:text-underline-type="single" style:text-underline-style="solid" style:text-underline-width="auto" style:text-underline-mode="continuous"/>
    </style:style>
    <style:style style:name="T31" style:parent-style-name="Domyślnaczcionkaakapitu" style:family="text">
      <style:text-properties fo:background-color="#80FFFF" style:text-underline-type="single" style:text-underline-style="solid" style:text-underline-width="auto" style:text-underline-mode="continuous"/>
    </style:style>
    <style:style style:name="T32" style:parent-style-name="Domyślnaczcionkaakapitu" style:family="text">
      <style:text-properties style:text-underline-type="single" style:text-underline-style="solid" style:text-underline-width="auto" style:text-underline-mode="continuous"/>
    </style:style>
    <style:style style:name="P33" style:parent-style-name="Normalny" style:family="paragraph">
      <style:paragraph-properties fo:text-align="justify" fo:line-height="150%" fo:text-indent="0.2479in"/>
    </style:style>
    <style:style style:name="P34" style:parent-style-name="Normalny" style:family="paragraph">
      <style:paragraph-properties fo:text-align="justify" fo:line-height="150%" fo:text-indent="0.2479in"/>
    </style:style>
    <style:style style:name="T35" style:parent-style-name="Domyślnaczcionkaakapitu" style:family="text">
      <style:text-properties fo:background-color="#80FFFF"/>
    </style:style>
    <style:style style:name="T36" style:parent-style-name="Domyślnaczcionkaakapitu" style:family="text">
      <style:text-properties fo:background-color="#80FFFF"/>
    </style:style>
    <style:style style:name="T37" style:parent-style-name="Domyślnaczcionkaakapitu" style:family="text">
      <style:text-properties fo:background-color="#80FFFF"/>
    </style:style>
    <style:style style:name="T38" style:parent-style-name="Domyślnaczcionkaakapitu" style:family="text">
      <style:text-properties fo:background-color="#80FFFF"/>
    </style:style>
    <style:style style:name="T39" style:parent-style-name="Domyślnaczcionkaakapitu" style:family="text">
      <style:text-properties fo:background-color="#80FFFF"/>
    </style:style>
    <style:style style:name="T40" style:parent-style-name="Domyślnaczcionkaakapitu" style:family="text">
      <style:text-properties fo:background-color="#80FFFF"/>
    </style:style>
    <style:style style:name="T41" style:parent-style-name="Domyślnaczcionkaakapitu" style:family="text">
      <style:text-properties fo:background-color="#80FFFF"/>
    </style:style>
    <style:style style:name="T42" style:parent-style-name="Domyślnaczcionkaakapitu" style:family="text">
      <style:text-properties fo:background-color="#80FFFF"/>
    </style:style>
    <style:style style:name="T43" style:parent-style-name="Domyślnaczcionkaakapitu" style:family="text">
      <style:text-properties fo:background-color="#80FFFF"/>
    </style:style>
    <style:style style:name="P44" style:parent-style-name="Normalny" style:family="paragraph">
      <style:paragraph-properties fo:text-align="justify" fo:line-height="150%" fo:text-indent="0.2479in"/>
    </style:style>
    <style:style style:name="T45" style:parent-style-name="Domyślnaczcionkaakapitu" style:family="text">
      <style:text-properties fo:background-color="#80FFFF"/>
    </style:style>
    <style:style style:name="T46" style:parent-style-name="Domyślnaczcionkaakapitu" style:family="text">
      <style:text-properties fo:background-color="#80FFFF"/>
    </style:style>
    <style:style style:name="T47" style:parent-style-name="Domyślnaczcionkaakapitu" style:family="text">
      <style:text-properties fo:background-color="#80FFFF"/>
    </style:style>
    <style:style style:name="T48" style:parent-style-name="Domyślnaczcionkaakapitu" style:family="text">
      <style:text-properties fo:background-color="#80FFFF"/>
    </style:style>
    <style:style style:name="T49" style:parent-style-name="Domyślnaczcionkaakapitu" style:family="text">
      <style:text-properties fo:background-color="#80FFFF"/>
    </style:style>
    <style:style style:name="T50" style:parent-style-name="Domyślnaczcionkaakapitu" style:family="text">
      <style:text-properties fo:background-color="#80FFFF"/>
    </style:style>
    <style:style style:name="T51" style:parent-style-name="Domyślnaczcionkaakapitu" style:family="text">
      <style:text-properties fo:background-color="#80FFFF"/>
    </style:style>
    <style:style style:name="T52" style:parent-style-name="Domyślnaczcionkaakapitu" style:family="text">
      <style:text-properties fo:background-color="#80FFFF"/>
    </style:style>
    <style:style style:name="T53" style:parent-style-name="Domyślnaczcionkaakapitu" style:family="text">
      <style:text-properties fo:background-color="#80FFFF"/>
    </style:style>
    <style:style style:name="T54" style:parent-style-name="Domyślnaczcionkaakapitu" style:family="text">
      <style:text-properties fo:background-color="#80FFFF"/>
    </style:style>
    <style:style style:name="T55" style:parent-style-name="Domyślnaczcionkaakapitu" style:family="text">
      <style:text-properties fo:background-color="#80FFFF"/>
    </style:style>
    <style:style style:name="T56" style:parent-style-name="Domyślnaczcionkaakapitu" style:family="text">
      <style:text-properties fo:background-color="#80FFFF"/>
    </style:style>
    <style:style style:name="T57" style:parent-style-name="Domyślnaczcionkaakapitu" style:family="text">
      <style:text-properties fo:background-color="#80FFFF"/>
    </style:style>
    <style:style style:name="P58" style:parent-style-name="Normalny" style:family="paragraph">
      <style:paragraph-properties fo:text-align="justify" fo:line-height="150%" fo:text-indent="0.2479in"/>
    </style:style>
    <style:style style:name="T59" style:parent-style-name="Domyślnaczcionkaakapitu" style:family="text">
      <style:text-properties fo:background-color="#80FFFF"/>
    </style:style>
    <style:style style:name="T60" style:parent-style-name="Domyślnaczcionkaakapitu" style:family="text">
      <style:text-properties fo:background-color="#80FFFF"/>
    </style:style>
    <style:style style:name="T61" style:parent-style-name="Domyślnaczcionkaakapitu" style:family="text">
      <style:text-properties fo:background-color="#80FFFF"/>
    </style:style>
    <style:style style:name="T62" style:parent-style-name="Domyślnaczcionkaakapitu" style:family="text">
      <style:text-properties fo:background-color="#80FFFF"/>
    </style:style>
    <style:style style:name="T63" style:parent-style-name="Domyślnaczcionkaakapitu" style:family="text">
      <style:text-properties fo:background-color="#80FFFF"/>
    </style:style>
    <style:style style:name="T64" style:parent-style-name="Domyślnaczcionkaakapitu" style:family="text">
      <style:text-properties fo:background-color="#80FFFF"/>
    </style:style>
    <style:style style:name="P65" style:parent-style-name="Normalny" style:family="paragraph">
      <style:paragraph-properties fo:text-align="justify" fo:line-height="150%" fo:text-indent="0.2479in"/>
    </style:style>
    <style:style style:name="T66" style:parent-style-name="Domyślnaczcionkaakapitu" style:family="text">
      <style:text-properties fo:background-color="#80FFFF"/>
    </style:style>
    <style:style style:name="P67" style:parent-style-name="Normalny" style:family="paragraph">
      <style:paragraph-properties fo:text-align="justify" fo:line-height="150%" fo:text-indent="0.2479in"/>
    </style:style>
    <style:style style:name="T68" style:parent-style-name="Domyślnaczcionkaakapitu" style:family="text">
      <style:text-properties fo:background-color="#80FFFF"/>
    </style:style>
    <style:style style:name="P69" style:parent-style-name="Normalny" style:family="paragraph">
      <style:paragraph-properties fo:text-align="justify" fo:line-height="150%" fo:text-indent="0.2479in"/>
    </style:style>
    <style:style style:name="T70" style:parent-style-name="Domyślnaczcionkaakapitu" style:family="text">
      <style:text-properties fo:background-color="#80FFFF"/>
    </style:style>
    <style:style style:name="T71" style:parent-style-name="Domyślnaczcionkaakapitu" style:family="text">
      <style:text-properties fo:background-color="#80FFFF"/>
    </style:style>
    <style:style style:name="T72" style:parent-style-name="Domyślnaczcionkaakapitu" style:family="text">
      <style:text-properties fo:background-color="#80FFFF"/>
    </style:style>
    <style:style style:name="T73" style:parent-style-name="Domyślnaczcionkaakapitu" style:family="text">
      <style:text-properties fo:background-color="#80FFFF"/>
    </style:style>
    <style:style style:name="T74" style:parent-style-name="Domyślnaczcionkaakapitu" style:family="text">
      <style:text-properties fo:background-color="#80FFFF"/>
    </style:style>
    <style:style style:name="T75" style:parent-style-name="Domyślnaczcionkaakapitu" style:family="text">
      <style:text-properties fo:background-color="#80FFFF"/>
    </style:style>
    <style:style style:name="T76" style:parent-style-name="Domyślnaczcionkaakapitu" style:family="text">
      <style:text-properties fo:background-color="#80FFFF"/>
    </style:style>
    <style:style style:name="T77" style:parent-style-name="Domyślnaczcionkaakapitu" style:family="text">
      <style:text-properties fo:background-color="#80FFFF"/>
    </style:style>
    <style:style style:name="T78" style:parent-style-name="Domyślnaczcionkaakapitu" style:family="text">
      <style:text-properties fo:background-color="#80FFFF"/>
    </style:style>
    <style:style style:name="T79" style:parent-style-name="Domyślnaczcionkaakapitu" style:family="text">
      <style:text-properties fo:background-color="#80FFFF"/>
    </style:style>
    <style:style style:name="P80" style:parent-style-name="Normalny" style:family="paragraph">
      <style:paragraph-properties fo:text-align="justify" fo:line-height="150%" fo:text-indent="0.2479in"/>
    </style:style>
    <style:style style:name="T81" style:parent-style-name="Domyślnaczcionkaakapitu" style:family="text">
      <style:text-properties fo:background-color="#80FFFF"/>
    </style:style>
    <style:style style:name="T82" style:parent-style-name="Domyślnaczcionkaakapitu" style:family="text">
      <style:text-properties fo:background-color="#80FFFF"/>
    </style:style>
    <style:style style:name="T83" style:parent-style-name="Domyślnaczcionkaakapitu" style:family="text">
      <style:text-properties fo:background-color="#80FFFF"/>
    </style:style>
    <style:style style:name="T84" style:parent-style-name="Domyślnaczcionkaakapitu" style:family="text">
      <style:text-properties fo:background-color="#80FFFF"/>
    </style:style>
    <style:style style:name="T85" style:parent-style-name="Domyślnaczcionkaakapitu" style:family="text">
      <style:text-properties fo:background-color="#80FFFF"/>
    </style:style>
    <style:style style:name="T86" style:parent-style-name="Domyślnaczcionkaakapitu" style:family="text">
      <style:text-properties fo:background-color="#80FFFF"/>
    </style:style>
    <style:style style:name="T87" style:parent-style-name="Domyślnaczcionkaakapitu" style:family="text">
      <style:text-properties fo:background-color="#80FFFF"/>
    </style:style>
    <style:style style:name="T88" style:parent-style-name="Domyślnaczcionkaakapitu" style:family="text">
      <style:text-properties fo:background-color="#80FFFF"/>
    </style:style>
    <style:style style:name="T89" style:parent-style-name="Domyślnaczcionkaakapitu" style:family="text">
      <style:text-properties fo:background-color="#80FFFF"/>
    </style:style>
    <style:style style:name="T90" style:parent-style-name="Domyślnaczcionkaakapitu" style:family="text">
      <style:text-properties fo:background-color="#80FFFF"/>
    </style:style>
    <style:style style:name="P91" style:parent-style-name="Normalny" style:family="paragraph">
      <style:paragraph-properties fo:text-align="justify" fo:line-height="150%" fo:text-indent="0.2479in"/>
    </style:style>
    <style:style style:name="T92" style:parent-style-name="Domyślnaczcionkaakapitu" style:family="text">
      <style:text-properties fo:background-color="#80FFFF"/>
    </style:style>
    <style:style style:name="T93" style:parent-style-name="Domyślnaczcionkaakapitu" style:family="text">
      <style:text-properties fo:background-color="#80FFFF"/>
    </style:style>
    <style:style style:name="T94" style:parent-style-name="Domyślnaczcionkaakapitu" style:family="text">
      <style:text-properties fo:background-color="#80FFFF"/>
    </style:style>
    <style:style style:name="P95" style:parent-style-name="Normalny" style:family="paragraph">
      <style:paragraph-properties fo:text-align="justify" fo:line-height="150%" fo:text-indent="0.2479in"/>
    </style:style>
    <style:style style:name="T96" style:parent-style-name="Domyślnaczcionkaakapitu" style:family="text">
      <style:text-properties fo:background-color="#80FFFF"/>
    </style:style>
    <style:style style:name="T97" style:parent-style-name="Domyślnaczcionkaakapitu" style:family="text">
      <style:text-properties fo:background-color="#80FFFF"/>
    </style:style>
    <style:style style:name="T98" style:parent-style-name="Domyślnaczcionkaakapitu" style:family="text">
      <style:text-properties fo:background-color="#80FFFF"/>
    </style:style>
    <style:style style:name="T99" style:parent-style-name="Domyślnaczcionkaakapitu" style:family="text">
      <style:text-properties fo:background-color="#80FFFF"/>
    </style:style>
    <style:style style:name="T100" style:parent-style-name="Domyślnaczcionkaakapitu" style:family="text">
      <style:text-properties fo:background-color="#80FFFF"/>
    </style:style>
    <style:style style:name="T101" style:parent-style-name="Domyślnaczcionkaakapitu" style:family="text">
      <style:text-properties fo:background-color="#80FFFF"/>
    </style:style>
    <style:style style:name="T102" style:parent-style-name="Domyślnaczcionkaakapitu" style:family="text">
      <style:text-properties fo:background-color="#80FFFF"/>
    </style:style>
    <style:style style:name="P103" style:parent-style-name="Normalny" style:family="paragraph">
      <style:paragraph-properties fo:text-align="justify" fo:line-height="150%" fo:text-indent="0.2479in"/>
    </style:style>
    <style:style style:name="P104" style:parent-style-name="Normalny" style:family="paragraph">
      <style:paragraph-properties fo:text-align="justify" fo:line-height="150%" fo:text-indent="0.2479in"/>
    </style:style>
    <style:style style:name="T105" style:parent-style-name="Domyślnaczcionkaakapitu" style:family="text">
      <style:text-properties fo:background-color="#80FFFF"/>
    </style:style>
    <style:style style:name="T106" style:parent-style-name="Domyślnaczcionkaakapitu" style:family="text">
      <style:text-properties fo:background-color="#80FFFF"/>
    </style:style>
    <style:style style:name="T107" style:parent-style-name="Domyślnaczcionkaakapitu" style:family="text">
      <style:text-properties fo:background-color="#80FFFF"/>
    </style:style>
    <style:style style:name="T108" style:parent-style-name="Domyślnaczcionkaakapitu" style:family="text">
      <style:text-properties fo:background-color="#80FFFF"/>
    </style:style>
    <style:style style:name="T109" style:parent-style-name="Domyślnaczcionkaakapitu" style:family="text">
      <style:text-properties fo:background-color="#80FFFF"/>
    </style:style>
    <style:style style:name="T110" style:parent-style-name="Domyślnaczcionkaakapitu" style:family="text">
      <style:text-properties fo:background-color="#80FFFF"/>
    </style:style>
    <style:style style:name="T111" style:parent-style-name="Domyślnaczcionkaakapitu" style:family="text">
      <style:text-properties fo:background-color="#80FFFF"/>
    </style:style>
    <style:style style:name="P112" style:parent-style-name="Normalny" style:family="paragraph">
      <style:paragraph-properties fo:text-align="justify" fo:line-height="150%" fo:text-indent="0.2479in"/>
    </style:style>
    <style:style style:name="T113" style:parent-style-name="Domyślnaczcionkaakapitu" style:family="text">
      <style:text-properties fo:background-color="#80FFFF"/>
    </style:style>
    <style:style style:name="T114" style:parent-style-name="Domyślnaczcionkaakapitu" style:family="text">
      <style:text-properties fo:background-color="#80FFFF"/>
    </style:style>
    <style:style style:name="T115" style:parent-style-name="Domyślnaczcionkaakapitu" style:family="text">
      <style:text-properties fo:background-color="#80FFFF"/>
    </style:style>
    <style:style style:name="T116" style:parent-style-name="Domyślnaczcionkaakapitu" style:family="text">
      <style:text-properties fo:background-color="#80FFFF"/>
    </style:style>
    <style:style style:name="T117" style:parent-style-name="Domyślnaczcionkaakapitu" style:family="text">
      <style:text-properties fo:background-color="#80FFFF"/>
    </style:style>
    <style:style style:name="T118" style:parent-style-name="Domyślnaczcionkaakapitu" style:family="text">
      <style:text-properties fo:background-color="#80FFFF"/>
    </style:style>
    <style:style style:name="T119" style:parent-style-name="Domyślnaczcionkaakapitu" style:family="text">
      <style:text-properties fo:background-color="#80FFFF"/>
    </style:style>
    <style:style style:name="T120" style:parent-style-name="Domyślnaczcionkaakapitu" style:family="text">
      <style:text-properties fo:background-color="#80FFFF"/>
    </style:style>
    <style:style style:name="P121" style:parent-style-name="Normalny" style:family="paragraph">
      <style:paragraph-properties fo:text-align="justify" fo:line-height="150%" fo:text-indent="0.2479in"/>
    </style:style>
    <style:style style:name="T122" style:parent-style-name="Domyślnaczcionkaakapitu" style:family="text">
      <style:text-properties fo:background-color="#80FFFF"/>
    </style:style>
    <style:style style:name="T123" style:parent-style-name="Domyślnaczcionkaakapitu" style:family="text">
      <style:text-properties fo:background-color="#80FFFF"/>
    </style:style>
    <style:style style:name="T124" style:parent-style-name="Domyślnaczcionkaakapitu" style:family="text">
      <style:text-properties fo:background-color="#80FFFF"/>
    </style:style>
    <style:style style:name="T125" style:parent-style-name="Domyślnaczcionkaakapitu" style:family="text">
      <style:text-properties fo:background-color="#80FFFF"/>
    </style:style>
    <style:style style:name="T126" style:parent-style-name="Domyślnaczcionkaakapitu" style:family="text">
      <style:text-properties fo:background-color="#80FFFF"/>
    </style:style>
    <style:style style:name="T127" style:parent-style-name="Domyślnaczcionkaakapitu" style:family="text">
      <style:text-properties fo:background-color="#80FFFF"/>
    </style:style>
    <style:style style:name="T128" style:parent-style-name="Domyślnaczcionkaakapitu" style:family="text">
      <style:text-properties fo:background-color="#80FFFF"/>
    </style:style>
    <style:style style:name="T129" style:parent-style-name="Domyślnaczcionkaakapitu" style:family="text">
      <style:text-properties fo:background-color="#80FFFF"/>
    </style:style>
    <style:style style:name="T130" style:parent-style-name="Domyślnaczcionkaakapitu" style:family="text">
      <style:text-properties fo:background-color="#80FFFF"/>
    </style:style>
    <style:style style:name="T131" style:parent-style-name="Domyślnaczcionkaakapitu" style:family="text">
      <style:text-properties fo:background-color="#80FFFF"/>
    </style:style>
    <style:style style:name="T132" style:parent-style-name="Domyślnaczcionkaakapitu" style:family="text">
      <style:text-properties fo:background-color="#80FFFF"/>
    </style:style>
    <style:style style:name="T133" style:parent-style-name="Domyślnaczcionkaakapitu" style:family="text">
      <style:text-properties fo:background-color="#80FFFF"/>
    </style:style>
    <style:style style:name="T134" style:parent-style-name="Domyślnaczcionkaakapitu" style:family="text">
      <style:text-properties fo:background-color="#80FFFF"/>
    </style:style>
    <style:style style:name="T135" style:parent-style-name="Domyślnaczcionkaakapitu" style:family="text">
      <style:text-properties fo:background-color="#80FFFF"/>
    </style:style>
    <style:style style:name="T136" style:parent-style-name="Domyślnaczcionkaakapitu" style:family="text">
      <style:text-properties fo:background-color="#80FFFF"/>
    </style:style>
    <style:style style:name="P137" style:parent-style-name="Normalny" style:family="paragraph">
      <style:paragraph-properties fo:text-align="justify" fo:line-height="150%" fo:text-indent="0.2479in"/>
    </style:style>
    <style:style style:name="T138" style:parent-style-name="Domyślnaczcionkaakapitu" style:family="text">
      <style:text-properties fo:background-color="#80FFFF"/>
    </style:style>
    <style:style style:name="T139" style:parent-style-name="Domyślnaczcionkaakapitu" style:family="text">
      <style:text-properties fo:background-color="#80FFFF"/>
    </style:style>
    <style:style style:name="P140" style:parent-style-name="Normalny" style:family="paragraph">
      <style:paragraph-properties fo:text-align="justify" fo:line-height="150%" fo:text-indent="0.2479in"/>
    </style:style>
    <style:style style:name="T141" style:parent-style-name="Domyślnaczcionkaakapitu" style:family="text">
      <style:text-properties fo:background-color="#80FFFF"/>
    </style:style>
    <style:style style:name="T142" style:parent-style-name="Domyślnaczcionkaakapitu" style:family="text">
      <style:text-properties fo:background-color="#80FFFF"/>
    </style:style>
    <style:style style:name="T143" style:parent-style-name="Domyślnaczcionkaakapitu" style:family="text">
      <style:text-properties fo:background-color="#80FFFF"/>
    </style:style>
    <style:style style:name="P144" style:parent-style-name="Normalny" style:family="paragraph">
      <style:paragraph-properties fo:text-align="justify" fo:line-height="150%" fo:text-indent="0.2479in"/>
    </style:style>
    <style:style style:name="T145" style:parent-style-name="Domyślnaczcionkaakapitu" style:family="text">
      <style:text-properties fo:background-color="#80FFFF"/>
    </style:style>
    <style:style style:name="P146" style:parent-style-name="Normalny" style:family="paragraph">
      <style:paragraph-properties fo:text-align="justify" fo:line-height="150%" fo:text-indent="0.2479in"/>
    </style:style>
    <style:style style:name="T147" style:parent-style-name="Domyślnaczcionkaakapitu" style:family="text">
      <style:text-properties fo:background-color="#80FFFF"/>
    </style:style>
    <style:style style:name="T148" style:parent-style-name="Domyślnaczcionkaakapitu" style:family="text">
      <style:text-properties fo:font-style="italic" style:font-style-asian="italic" style:font-style-complex="italic" fo:background-color="#80FFFF"/>
    </style:style>
    <style:style style:name="T149" style:parent-style-name="Domyślnaczcionkaakapitu" style:family="text">
      <style:text-properties fo:background-color="#80FFFF"/>
    </style:style>
    <style:style style:name="T150" style:parent-style-name="Domyślnaczcionkaakapitu" style:family="text">
      <style:text-properties fo:background-color="#80FFFF"/>
    </style:style>
    <style:style style:name="T151" style:parent-style-name="Domyślnaczcionkaakapitu" style:family="text">
      <style:text-properties fo:background-color="#80FFFF"/>
    </style:style>
    <style:style style:name="T152" style:parent-style-name="Domyślnaczcionkaakapitu" style:family="text">
      <style:text-properties fo:background-color="#80FFFF"/>
    </style:style>
    <style:style style:name="T153" style:parent-style-name="Domyślnaczcionkaakapitu" style:family="text">
      <style:text-properties fo:background-color="#80FFFF"/>
    </style:style>
    <style:style style:name="T154" style:parent-style-name="Domyślnaczcionkaakapitu" style:family="text">
      <style:text-properties fo:background-color="#80FFFF"/>
    </style:style>
    <style:style style:name="P155" style:parent-style-name="Normalny" style:family="paragraph">
      <style:paragraph-properties fo:text-align="justify" fo:line-height="150%" fo:text-indent="0.2479in"/>
    </style:style>
    <style:style style:name="T156" style:parent-style-name="Domyślnaczcionkaakapitu" style:family="text">
      <style:text-properties fo:background-color="#80FFFF"/>
    </style:style>
    <style:style style:name="T157" style:parent-style-name="Domyślnaczcionkaakapitu" style:family="text">
      <style:text-properties fo:background-color="#80FFFF"/>
    </style:style>
    <style:style style:name="T158" style:parent-style-name="Domyślnaczcionkaakapitu" style:family="text">
      <style:text-properties fo:background-color="#80FFFF"/>
    </style:style>
    <style:style style:name="T159" style:parent-style-name="Domyślnaczcionkaakapitu" style:family="text">
      <style:text-properties fo:background-color="#80FFFF"/>
    </style:style>
    <style:style style:name="T160" style:parent-style-name="Domyślnaczcionkaakapitu" style:family="text">
      <style:text-properties fo:background-color="#80FFFF"/>
    </style:style>
    <style:style style:name="T161" style:parent-style-name="Domyślnaczcionkaakapitu" style:family="text">
      <style:text-properties fo:background-color="#80FFFF"/>
    </style:style>
    <style:style style:name="T162" style:parent-style-name="Domyślnaczcionkaakapitu" style:family="text">
      <style:text-properties fo:background-color="#80FFFF"/>
    </style:style>
    <style:style style:name="P163" style:parent-style-name="Normalny" style:family="paragraph">
      <style:paragraph-properties fo:text-align="justify" fo:line-height="150%" fo:text-indent="0.2479in"/>
    </style:style>
    <style:style style:name="T164" style:parent-style-name="Domyślnaczcionkaakapitu" style:family="text">
      <style:text-properties fo:background-color="#80FFFF"/>
    </style:style>
    <style:style style:name="T165" style:parent-style-name="Domyślnaczcionkaakapitu" style:family="text">
      <style:text-properties fo:background-color="#80FFFF"/>
    </style:style>
    <style:style style:name="T166" style:parent-style-name="Domyślnaczcionkaakapitu" style:family="text">
      <style:text-properties fo:background-color="#80FFFF"/>
    </style:style>
    <style:style style:name="T167" style:parent-style-name="Domyślnaczcionkaakapitu" style:family="text">
      <style:text-properties fo:background-color="#80FFFF"/>
    </style:style>
    <style:style style:name="T168" style:parent-style-name="Domyślnaczcionkaakapitu" style:family="text">
      <style:text-properties fo:background-color="#80FFFF"/>
    </style:style>
    <style:style style:name="P169" style:parent-style-name="Normalny" style:family="paragraph">
      <style:paragraph-properties fo:text-align="justify" fo:line-height="150%" fo:text-indent="0.2479in"/>
    </style:style>
    <style:style style:name="T170" style:parent-style-name="Domyślnaczcionkaakapitu" style:family="text">
      <style:text-properties fo:background-color="#80FFFF"/>
    </style:style>
    <style:style style:name="T171" style:parent-style-name="Domyślnaczcionkaakapitu" style:family="text">
      <style:text-properties fo:background-color="#80FFFF"/>
    </style:style>
    <style:style style:name="P172" style:parent-style-name="Normalny" style:family="paragraph">
      <style:paragraph-properties fo:text-align="justify" fo:line-height="150%" fo:text-indent="0.2479in"/>
    </style:style>
    <style:style style:name="T173" style:parent-style-name="Domyślnaczcionkaakapitu" style:family="text">
      <style:text-properties fo:background-color="#80FFFF"/>
    </style:style>
    <style:style style:name="P174" style:parent-style-name="Normalny" style:family="paragraph">
      <style:paragraph-properties fo:text-align="justify" fo:line-height="150%" fo:text-indent="0.2479in"/>
    </style:style>
    <style:style style:name="T175" style:parent-style-name="Domyślnaczcionkaakapitu" style:family="text">
      <style:text-properties fo:background-color="#80FFFF"/>
    </style:style>
    <style:style style:name="P176" style:parent-style-name="Normalny" style:family="paragraph">
      <style:paragraph-properties fo:text-align="justify" fo:line-height="150%" fo:text-indent="0.2479in"/>
    </style:style>
    <style:style style:name="T177" style:parent-style-name="Domyślnaczcionkaakapitu" style:family="text">
      <style:text-properties fo:background-color="#80FFFF"/>
    </style:style>
    <style:style style:name="T178" style:parent-style-name="Domyślnaczcionkaakapitu" style:family="text">
      <style:text-properties fo:background-color="#80FFFF"/>
    </style:style>
    <style:style style:name="T179" style:parent-style-name="Domyślnaczcionkaakapitu" style:family="text">
      <style:text-properties fo:background-color="#80FFFF"/>
    </style:style>
    <style:style style:name="T180" style:parent-style-name="Domyślnaczcionkaakapitu" style:family="text">
      <style:text-properties fo:background-color="#80FFFF"/>
    </style:style>
    <style:style style:name="P181" style:parent-style-name="Normalny" style:family="paragraph">
      <style:paragraph-properties fo:text-align="justify" fo:line-height="150%" fo:text-indent="0.2479in"/>
    </style:style>
    <style:style style:name="T182" style:parent-style-name="Domyślnaczcionkaakapitu" style:family="text">
      <style:text-properties fo:background-color="#80FFFF"/>
    </style:style>
    <style:style style:name="T183" style:parent-style-name="Domyślnaczcionkaakapitu" style:family="text">
      <style:text-properties fo:background-color="#80FFFF"/>
    </style:style>
    <style:style style:name="T184" style:parent-style-name="Domyślnaczcionkaakapitu" style:family="text">
      <style:text-properties fo:background-color="#80FFFF"/>
    </style:style>
    <style:style style:name="T185" style:parent-style-name="Domyślnaczcionkaakapitu" style:family="text">
      <style:text-properties fo:background-color="#80FFFF"/>
    </style:style>
    <style:style style:name="T186" style:parent-style-name="Domyślnaczcionkaakapitu" style:family="text">
      <style:text-properties fo:background-color="#80FFFF"/>
    </style:style>
    <style:style style:name="T187" style:parent-style-name="Domyślnaczcionkaakapitu" style:family="text">
      <style:text-properties fo:background-color="#80FFFF"/>
    </style:style>
    <style:style style:name="T188" style:parent-style-name="Domyślnaczcionkaakapitu" style:family="text">
      <style:text-properties fo:background-color="#80FFFF"/>
    </style:style>
    <style:style style:name="T189" style:parent-style-name="Domyślnaczcionkaakapitu" style:family="text">
      <style:text-properties fo:background-color="#80FFFF"/>
    </style:style>
    <style:style style:name="P190" style:parent-style-name="Normalny" style:family="paragraph">
      <style:paragraph-properties fo:text-align="justify" fo:line-height="150%" fo:text-indent="0.2479in"/>
    </style:style>
    <style:style style:name="P191" style:parent-style-name="Normalny" style:family="paragraph">
      <style:paragraph-properties fo:text-align="justify" fo:line-height="150%"/>
    </style:style>
    <style:style style:name="T192" style:parent-style-name="Domyślnaczcionkaakapitu" style:family="text">
      <style:text-properties style:text-underline-type="single" style:text-underline-style="solid" style:text-underline-width="auto" style:text-underline-mode="continuous"/>
    </style:style>
    <style:style style:name="P193" style:parent-style-name="Normalny" style:family="paragraph">
      <style:paragraph-properties fo:text-align="justify" fo:line-height="150%" fo:text-indent="0.2479in"/>
    </style:style>
    <style:style style:name="T194" style:parent-style-name="Domyślnaczcionkaakapitu" style:family="text">
      <style:text-properties fo:background-color="#80FFFF"/>
    </style:style>
    <style:style style:name="T195" style:parent-style-name="Domyślnaczcionkaakapitu" style:family="text">
      <style:text-properties fo:background-color="#80FFFF"/>
    </style:style>
    <style:style style:name="T196" style:parent-style-name="Domyślnaczcionkaakapitu" style:family="text">
      <style:text-properties fo:background-color="#80FFFF"/>
    </style:style>
    <style:style style:name="T197" style:parent-style-name="Domyślnaczcionkaakapitu" style:family="text">
      <style:text-properties fo:background-color="#80FFFF"/>
    </style:style>
    <style:style style:name="T198" style:parent-style-name="Domyślnaczcionkaakapitu" style:family="text">
      <style:text-properties fo:background-color="#80FFFF"/>
    </style:style>
    <style:style style:name="T199" style:parent-style-name="Domyślnaczcionkaakapitu" style:family="text">
      <style:text-properties fo:background-color="#80FFFF"/>
    </style:style>
    <style:style style:name="T200" style:parent-style-name="Domyślnaczcionkaakapitu" style:family="text">
      <style:text-properties fo:background-color="#80FFFF"/>
    </style:style>
    <style:style style:name="P201" style:parent-style-name="Normalny" style:family="paragraph">
      <style:paragraph-properties fo:text-align="justify" fo:line-height="150%" fo:text-indent="0.2479in"/>
    </style:style>
    <style:style style:name="T202" style:parent-style-name="Domyślnaczcionkaakapitu" style:family="text">
      <style:text-properties fo:background-color="#80FFFF"/>
    </style:style>
    <style:style style:name="T203" style:parent-style-name="Domyślnaczcionkaakapitu" style:family="text">
      <style:text-properties fo:background-color="#80FFFF"/>
    </style:style>
    <style:style style:name="T204" style:parent-style-name="Domyślnaczcionkaakapitu" style:family="text">
      <style:text-properties fo:background-color="#80FFFF"/>
    </style:style>
    <style:style style:name="P205" style:parent-style-name="Normalny" style:family="paragraph">
      <style:paragraph-properties fo:text-align="justify" fo:line-height="150%" fo:text-indent="0.2479in"/>
    </style:style>
    <style:style style:name="T206" style:parent-style-name="Domyślnaczcionkaakapitu" style:family="text">
      <style:text-properties fo:background-color="#80FFFF"/>
    </style:style>
    <style:style style:name="T207" style:parent-style-name="Domyślnaczcionkaakapitu" style:family="text">
      <style:text-properties fo:background-color="#80FFFF"/>
    </style:style>
    <style:style style:name="T208" style:parent-style-name="Domyślnaczcionkaakapitu" style:family="text">
      <style:text-properties fo:background-color="#80FFFF"/>
    </style:style>
    <style:style style:name="P209" style:parent-style-name="Normalny" style:family="paragraph">
      <style:paragraph-properties fo:text-align="justify" fo:line-height="150%" fo:text-indent="0.2479in"/>
    </style:style>
    <style:style style:name="T210" style:parent-style-name="Domyślnaczcionkaakapitu" style:family="text">
      <style:text-properties fo:background-color="#80FFFF"/>
    </style:style>
    <style:style style:name="T211" style:parent-style-name="Domyślnaczcionkaakapitu" style:family="text">
      <style:text-properties fo:background-color="#80FFFF"/>
    </style:style>
    <style:style style:name="T212" style:parent-style-name="Domyślnaczcionkaakapitu" style:family="text">
      <style:text-properties fo:background-color="#80FFFF"/>
    </style:style>
    <style:style style:name="P213" style:parent-style-name="Normalny" style:family="paragraph">
      <style:paragraph-properties fo:text-align="justify" fo:line-height="150%" fo:text-indent="0.2479in"/>
    </style:style>
    <style:style style:name="T214" style:parent-style-name="Domyślnaczcionkaakapitu" style:family="text">
      <style:text-properties fo:background-color="#80FFFF"/>
    </style:style>
    <style:style style:name="P215" style:parent-style-name="Normalny" style:family="paragraph">
      <style:paragraph-properties fo:text-align="justify" fo:line-height="150%"/>
    </style:style>
    <style:style style:name="T216" style:parent-style-name="Domyślnaczcionkaakapitu" style:family="text">
      <style:text-properties fo:background-color="#80FFFF"/>
    </style:style>
    <style:style style:name="T217" style:parent-style-name="Domyślnaczcionkaakapitu" style:family="text">
      <style:text-properties fo:background-color="#80FFFF"/>
    </style:style>
    <style:style style:name="T218" style:parent-style-name="Domyślnaczcionkaakapitu" style:family="text">
      <style:text-properties fo:background-color="#80FFFF"/>
    </style:style>
    <style:style style:name="T219" style:parent-style-name="Domyślnaczcionkaakapitu" style:family="text">
      <style:text-properties fo:background-color="#80FFFF"/>
    </style:style>
    <style:style style:name="P220" style:parent-style-name="Normalny" style:family="paragraph">
      <style:paragraph-properties fo:text-align="justify" fo:line-height="150%" fo:text-indent="0.2479in"/>
    </style:style>
    <style:style style:name="T221" style:parent-style-name="Domyślnaczcionkaakapitu" style:family="text">
      <style:text-properties fo:background-color="#80FFFF"/>
    </style:style>
    <style:style style:name="P222" style:parent-style-name="Normalny" style:family="paragraph">
      <style:paragraph-properties fo:text-align="justify" fo:line-height="150%" fo:text-indent="0.2479in"/>
    </style:style>
    <style:style style:name="P223" style:parent-style-name="Normalny" style:family="paragraph">
      <style:paragraph-properties fo:text-align="justify" fo:line-height="150%" fo:text-indent="0.2479in"/>
    </style:style>
    <style:style style:name="T224" style:parent-style-name="Domyślnaczcionkaakapitu" style:family="text">
      <style:text-properties fo:background-color="#80FFFF"/>
    </style:style>
    <style:style style:name="T225" style:parent-style-name="Domyślnaczcionkaakapitu" style:family="text">
      <style:text-properties fo:background-color="#80FFFF"/>
    </style:style>
    <style:style style:name="T226" style:parent-style-name="Domyślnaczcionkaakapitu" style:family="text">
      <style:text-properties fo:background-color="#80FFFF"/>
    </style:style>
    <style:style style:name="T227" style:parent-style-name="Domyślnaczcionkaakapitu" style:family="text">
      <style:text-properties fo:background-color="#80FFFF"/>
    </style:style>
    <style:style style:name="T228" style:parent-style-name="Domyślnaczcionkaakapitu" style:family="text">
      <style:text-properties fo:background-color="#80FFFF"/>
    </style:style>
    <style:style style:name="P229" style:parent-style-name="Normalny" style:family="paragraph">
      <style:paragraph-properties fo:text-align="justify" fo:line-height="150%" fo:text-indent="0.2479in"/>
    </style:style>
    <style:style style:name="T230" style:parent-style-name="Domyślnaczcionkaakapitu" style:family="text">
      <style:text-properties fo:background-color="#80FFFF"/>
    </style:style>
    <style:style style:name="T231" style:parent-style-name="Domyślnaczcionkaakapitu" style:family="text">
      <style:text-properties fo:background-color="#80FFFF"/>
    </style:style>
    <style:style style:name="T232" style:parent-style-name="Domyślnaczcionkaakapitu" style:family="text">
      <style:text-properties fo:background-color="#80FFFF"/>
    </style:style>
    <style:style style:name="T233" style:parent-style-name="Domyślnaczcionkaakapitu" style:family="text">
      <style:text-properties fo:background-color="#80FFFF"/>
    </style:style>
    <style:style style:name="T234" style:parent-style-name="Domyślnaczcionkaakapitu" style:family="text">
      <style:text-properties fo:background-color="#80FFFF"/>
    </style:style>
    <style:style style:name="T235" style:parent-style-name="Domyślnaczcionkaakapitu" style:family="text">
      <style:text-properties fo:background-color="#80FFFF"/>
    </style:style>
    <style:style style:name="T236" style:parent-style-name="Domyślnaczcionkaakapitu" style:family="text">
      <style:text-properties fo:background-color="#80FFFF"/>
    </style:style>
    <style:style style:name="T237" style:parent-style-name="Domyślnaczcionkaakapitu" style:family="text">
      <style:text-properties fo:background-color="#80FFFF"/>
    </style:style>
    <style:style style:name="T238" style:parent-style-name="Domyślnaczcionkaakapitu" style:family="text">
      <style:text-properties fo:background-color="#80FFFF"/>
    </style:style>
    <style:style style:name="T239" style:parent-style-name="Domyślnaczcionkaakapitu" style:family="text">
      <style:text-properties fo:background-color="#80FFFF"/>
    </style:style>
    <style:style style:name="T240" style:parent-style-name="Domyślnaczcionkaakapitu" style:family="text">
      <style:text-properties fo:background-color="#80FFFF"/>
    </style:style>
    <style:style style:name="T241" style:parent-style-name="Domyślnaczcionkaakapitu" style:family="text">
      <style:text-properties fo:background-color="#80FFFF"/>
    </style:style>
    <style:style style:name="P242" style:parent-style-name="Normalny" style:family="paragraph">
      <style:paragraph-properties fo:text-align="justify" fo:line-height="150%" fo:text-indent="0.2479in"/>
    </style:style>
    <style:style style:name="T243" style:parent-style-name="Domyślnaczcionkaakapitu" style:family="text">
      <style:text-properties fo:background-color="#80FFFF"/>
    </style:style>
    <style:style style:name="T244" style:parent-style-name="Domyślnaczcionkaakapitu" style:family="text">
      <style:text-properties fo:background-color="#80FFFF"/>
    </style:style>
    <style:style style:name="P245" style:parent-style-name="Normalny" style:family="paragraph">
      <style:paragraph-properties fo:text-align="justify" fo:line-height="150%" fo:text-indent="0.2479in"/>
    </style:style>
    <style:style style:name="T246" style:parent-style-name="Domyślnaczcionkaakapitu" style:family="text">
      <style:text-properties fo:background-color="#80FFFF"/>
    </style:style>
    <style:style style:name="T247" style:parent-style-name="Domyślnaczcionkaakapitu" style:family="text">
      <style:text-properties fo:background-color="#80FFFF"/>
    </style:style>
    <style:style style:name="T248" style:parent-style-name="Domyślnaczcionkaakapitu" style:family="text">
      <style:text-properties fo:background-color="#80FFFF"/>
    </style:style>
    <style:style style:name="T249" style:parent-style-name="Domyślnaczcionkaakapitu" style:family="text">
      <style:text-properties fo:background-color="#80FFFF"/>
    </style:style>
    <style:style style:name="T250" style:parent-style-name="Domyślnaczcionkaakapitu" style:family="text">
      <style:text-properties fo:background-color="#80FFFF"/>
    </style:style>
    <style:style style:name="T251" style:parent-style-name="Domyślnaczcionkaakapitu" style:family="text">
      <style:text-properties fo:background-color="#80FFFF"/>
    </style:style>
    <style:style style:name="T252" style:parent-style-name="Domyślnaczcionkaakapitu" style:family="text">
      <style:text-properties fo:background-color="#80FFFF"/>
    </style:style>
    <style:style style:name="T253" style:parent-style-name="Domyślnaczcionkaakapitu" style:family="text">
      <style:text-properties fo:background-color="#80FFFF"/>
    </style:style>
    <style:style style:name="P254" style:parent-style-name="Normalny" style:family="paragraph">
      <style:paragraph-properties fo:text-align="justify" fo:line-height="150%" fo:text-indent="0.2479in"/>
    </style:style>
    <style:style style:name="T255" style:parent-style-name="Domyślnaczcionkaakapitu" style:family="text">
      <style:text-properties fo:background-color="#80FFFF"/>
    </style:style>
    <style:style style:name="P256" style:parent-style-name="Normalny" style:family="paragraph">
      <style:paragraph-properties fo:text-align="justify" fo:line-height="150%" fo:text-indent="0.2479in"/>
    </style:style>
    <style:style style:name="T257" style:parent-style-name="Domyślnaczcionkaakapitu" style:family="text">
      <style:text-properties fo:background-color="#80FFFF"/>
    </style:style>
    <style:style style:name="T258" style:parent-style-name="Domyślnaczcionkaakapitu" style:family="text">
      <style:text-properties fo:background-color="#80FFFF"/>
    </style:style>
    <style:style style:name="T259" style:parent-style-name="Domyślnaczcionkaakapitu" style:family="text">
      <style:text-properties fo:background-color="#80FFFF"/>
    </style:style>
    <style:style style:name="T260" style:parent-style-name="Domyślnaczcionkaakapitu" style:family="text">
      <style:text-properties fo:background-color="#80FFFF"/>
    </style:style>
    <style:style style:name="T261" style:parent-style-name="Domyślnaczcionkaakapitu" style:family="text">
      <style:text-properties fo:background-color="#80FFFF"/>
    </style:style>
    <style:style style:name="T262" style:parent-style-name="Domyślnaczcionkaakapitu" style:family="text">
      <style:text-properties fo:background-color="#80FFFF"/>
    </style:style>
    <style:style style:name="T263" style:parent-style-name="Domyślnaczcionkaakapitu" style:family="text">
      <style:text-properties fo:background-color="#80FFFF"/>
    </style:style>
    <style:style style:name="T264" style:parent-style-name="Domyślnaczcionkaakapitu" style:family="text">
      <style:text-properties fo:background-color="#80FFFF"/>
    </style:style>
    <style:style style:name="T265" style:parent-style-name="Domyślnaczcionkaakapitu" style:family="text">
      <style:text-properties fo:background-color="#80FFFF"/>
    </style:style>
    <style:style style:name="P266" style:parent-style-name="Normalny" style:family="paragraph">
      <style:paragraph-properties fo:text-align="justify" fo:line-height="150%" fo:text-indent="0.2479in"/>
    </style:style>
    <style:style style:name="T267" style:parent-style-name="Domyślnaczcionkaakapitu" style:family="text">
      <style:text-properties fo:background-color="#80FFFF"/>
    </style:style>
    <style:style style:name="T268" style:parent-style-name="Domyślnaczcionkaakapitu" style:family="text">
      <style:text-properties fo:background-color="#80FFFF"/>
    </style:style>
    <style:style style:name="T269" style:parent-style-name="Domyślnaczcionkaakapitu" style:family="text">
      <style:text-properties fo:background-color="#80FFFF"/>
    </style:style>
    <style:style style:name="T270" style:parent-style-name="Domyślnaczcionkaakapitu" style:family="text">
      <style:text-properties fo:background-color="#80FFFF"/>
    </style:style>
    <style:style style:name="T271" style:parent-style-name="Domyślnaczcionkaakapitu" style:family="text">
      <style:text-properties fo:background-color="#80FFFF"/>
    </style:style>
    <style:style style:name="P272" style:parent-style-name="Normalny" style:family="paragraph">
      <style:paragraph-properties fo:text-align="justify" fo:line-height="150%" fo:text-indent="0.2479in"/>
    </style:style>
    <style:style style:name="T273" style:parent-style-name="Domyślnaczcionkaakapitu" style:family="text">
      <style:text-properties fo:background-color="#80FFFF"/>
    </style:style>
    <style:style style:name="T274" style:parent-style-name="Domyślnaczcionkaakapitu" style:family="text">
      <style:text-properties fo:background-color="#80FFFF"/>
    </style:style>
    <style:style style:name="T275" style:parent-style-name="Domyślnaczcionkaakapitu" style:family="text">
      <style:text-properties fo:background-color="#80FFFF"/>
    </style:style>
    <style:style style:name="T276" style:parent-style-name="Domyślnaczcionkaakapitu" style:family="text">
      <style:text-properties fo:background-color="#80FFFF"/>
    </style:style>
    <style:style style:name="T277" style:parent-style-name="Domyślnaczcionkaakapitu" style:family="text">
      <style:text-properties fo:background-color="#80FFFF"/>
    </style:style>
    <style:style style:name="T278" style:parent-style-name="Domyślnaczcionkaakapitu" style:family="text">
      <style:text-properties fo:background-color="#80FFFF"/>
    </style:style>
    <style:style style:name="T279" style:parent-style-name="Domyślnaczcionkaakapitu" style:family="text">
      <style:text-properties fo:background-color="#80FFFF"/>
    </style:style>
    <style:style style:name="P280" style:parent-style-name="Normalny" style:family="paragraph">
      <style:paragraph-properties fo:text-align="justify" fo:line-height="150%" fo:text-indent="0.2479in"/>
    </style:style>
    <style:style style:name="T281" style:parent-style-name="Domyślnaczcionkaakapitu" style:family="text">
      <style:text-properties fo:background-color="#80FFFF"/>
    </style:style>
    <style:style style:name="T282" style:parent-style-name="Domyślnaczcionkaakapitu" style:family="text">
      <style:text-properties fo:background-color="#80FFFF"/>
    </style:style>
    <style:style style:name="T283" style:parent-style-name="Domyślnaczcionkaakapitu" style:family="text">
      <style:text-properties fo:background-color="#80FFFF"/>
    </style:style>
    <style:style style:name="T284" style:parent-style-name="Domyślnaczcionkaakapitu" style:family="text">
      <style:text-properties fo:background-color="#80FFFF"/>
    </style:style>
    <style:style style:name="T285" style:parent-style-name="Domyślnaczcionkaakapitu" style:family="text">
      <style:text-properties fo:background-color="#80FFFF"/>
    </style:style>
    <style:style style:name="P286" style:parent-style-name="Normalny" style:family="paragraph">
      <style:paragraph-properties fo:text-align="justify" fo:line-height="150%" fo:text-indent="0.2479in"/>
    </style:style>
    <style:style style:name="T287" style:parent-style-name="Domyślnaczcionkaakapitu" style:family="text">
      <style:text-properties fo:background-color="#80FFFF"/>
    </style:style>
    <style:style style:name="T288" style:parent-style-name="Domyślnaczcionkaakapitu" style:family="text">
      <style:text-properties fo:background-color="#80FFFF"/>
    </style:style>
    <style:style style:name="T289" style:parent-style-name="Domyślnaczcionkaakapitu" style:family="text">
      <style:text-properties fo:background-color="#80FFFF"/>
    </style:style>
    <style:style style:name="T290" style:parent-style-name="Domyślnaczcionkaakapitu" style:family="text">
      <style:text-properties fo:background-color="#80FFFF"/>
    </style:style>
    <style:style style:name="P291" style:parent-style-name="Normalny" style:family="paragraph">
      <style:paragraph-properties fo:text-align="justify" fo:line-height="150%" fo:text-indent="0.2479in"/>
    </style:style>
    <style:style style:name="T292" style:parent-style-name="Domyślnaczcionkaakapitu" style:family="text">
      <style:text-properties fo:background-color="#80FFFF"/>
    </style:style>
    <style:style style:name="T293" style:parent-style-name="Domyślnaczcionkaakapitu" style:family="text">
      <style:text-properties fo:background-color="#80FFFF"/>
    </style:style>
    <style:style style:name="T294" style:parent-style-name="Domyślnaczcionkaakapitu" style:family="text">
      <style:text-properties fo:background-color="#80FFFF"/>
    </style:style>
    <style:style style:name="T295" style:parent-style-name="Domyślnaczcionkaakapitu" style:family="text">
      <style:text-properties fo:background-color="#80FFFF"/>
    </style:style>
    <style:style style:name="T296" style:parent-style-name="Domyślnaczcionkaakapitu" style:family="text">
      <style:text-properties fo:background-color="#80FFFF"/>
    </style:style>
    <style:style style:name="T297" style:parent-style-name="Domyślnaczcionkaakapitu" style:family="text">
      <style:text-properties fo:background-color="#80FFFF"/>
    </style:style>
    <style:style style:name="P298" style:parent-style-name="Normalny" style:family="paragraph">
      <style:paragraph-properties fo:text-align="justify" fo:line-height="150%" fo:text-indent="0.2479in"/>
    </style:style>
    <style:style style:name="T299" style:parent-style-name="Domyślnaczcionkaakapitu" style:family="text">
      <style:text-properties fo:background-color="#80FFFF"/>
    </style:style>
    <style:style style:name="T300" style:parent-style-name="Domyślnaczcionkaakapitu" style:family="text">
      <style:text-properties fo:background-color="#80FFFF"/>
    </style:style>
    <style:style style:name="T301" style:parent-style-name="Domyślnaczcionkaakapitu" style:family="text">
      <style:text-properties fo:background-color="#80FFFF"/>
    </style:style>
    <style:style style:name="T302" style:parent-style-name="Domyślnaczcionkaakapitu" style:family="text">
      <style:text-properties fo:background-color="#80FFFF"/>
    </style:style>
    <style:style style:name="P303" style:parent-style-name="Normalny" style:family="paragraph">
      <style:paragraph-properties fo:text-align="justify" fo:line-height="150%" fo:text-indent="0.2479in"/>
    </style:style>
    <style:style style:name="T304" style:parent-style-name="Domyślnaczcionkaakapitu" style:family="text">
      <style:text-properties fo:background-color="#80FFFF"/>
    </style:style>
    <style:style style:name="T305" style:parent-style-name="Domyślnaczcionkaakapitu" style:family="text">
      <style:text-properties fo:background-color="#80FFFF"/>
    </style:style>
    <style:style style:name="P306" style:parent-style-name="Normalny" style:family="paragraph">
      <style:paragraph-properties fo:text-align="justify" fo:line-height="150%" fo:text-indent="0.2479in"/>
    </style:style>
    <style:style style:name="T307" style:parent-style-name="Domyślnaczcionkaakapitu" style:family="text">
      <style:text-properties fo:background-color="#80FFFF"/>
    </style:style>
    <style:style style:name="T308" style:parent-style-name="Domyślnaczcionkaakapitu" style:family="text">
      <style:text-properties fo:background-color="#80FFFF"/>
    </style:style>
    <style:style style:name="T309" style:parent-style-name="Domyślnaczcionkaakapitu" style:family="text">
      <style:text-properties fo:background-color="#80FFFF"/>
    </style:style>
    <style:style style:name="T310" style:parent-style-name="Domyślnaczcionkaakapitu" style:family="text">
      <style:text-properties fo:background-color="#80FFFF"/>
    </style:style>
    <style:style style:name="T311" style:parent-style-name="Domyślnaczcionkaakapitu" style:family="text">
      <style:text-properties fo:background-color="#80FFFF"/>
    </style:style>
    <style:style style:name="T312" style:parent-style-name="Domyślnaczcionkaakapitu" style:family="text">
      <style:text-properties fo:background-color="#80FFFF"/>
    </style:style>
    <style:style style:name="T313" style:parent-style-name="Domyślnaczcionkaakapitu" style:family="text">
      <style:text-properties fo:background-color="#80FFFF"/>
    </style:style>
    <style:style style:name="T314" style:parent-style-name="Domyślnaczcionkaakapitu" style:family="text">
      <style:text-properties fo:background-color="#80FFFF"/>
    </style:style>
    <style:style style:name="P315" style:parent-style-name="Normalny" style:family="paragraph">
      <style:paragraph-properties fo:text-align="justify" fo:line-height="150%" fo:text-indent="0.2479in"/>
    </style:style>
    <style:style style:name="T316" style:parent-style-name="Domyślnaczcionkaakapitu" style:family="text">
      <style:text-properties fo:background-color="#80FFFF"/>
    </style:style>
    <style:style style:name="T317" style:parent-style-name="Domyślnaczcionkaakapitu" style:family="text">
      <style:text-properties fo:background-color="#80FFFF"/>
    </style:style>
    <style:style style:name="T318" style:parent-style-name="Domyślnaczcionkaakapitu" style:family="text">
      <style:text-properties fo:background-color="#80FFFF"/>
    </style:style>
    <style:style style:name="T319" style:parent-style-name="Domyślnaczcionkaakapitu" style:family="text">
      <style:text-properties fo:background-color="#80FFFF"/>
    </style:style>
    <style:style style:name="T320" style:parent-style-name="Domyślnaczcionkaakapitu" style:family="text">
      <style:text-properties fo:background-color="#80FFFF"/>
    </style:style>
    <style:style style:name="P321" style:parent-style-name="Normalny" style:family="paragraph">
      <style:paragraph-properties fo:text-align="justify" fo:line-height="150%"/>
    </style:style>
    <style:style style:name="T322" style:parent-style-name="Domyślnaczcionkaakapitu" style:family="text">
      <style:text-properties fo:background-color="#80FFFF"/>
    </style:style>
    <style:style style:name="T323" style:parent-style-name="Domyślnaczcionkaakapitu" style:family="text">
      <style:text-properties fo:background-color="#80FFFF"/>
    </style:style>
    <style:style style:name="T324" style:parent-style-name="Domyślnaczcionkaakapitu" style:family="text">
      <style:text-properties fo:background-color="#80FFFF"/>
    </style:style>
    <style:style style:name="T325" style:parent-style-name="Domyślnaczcionkaakapitu" style:family="text">
      <style:text-properties fo:background-color="#80FFFF"/>
    </style:style>
    <style:style style:name="T326" style:parent-style-name="Domyślnaczcionkaakapitu" style:family="text">
      <style:text-properties fo:background-color="#80FFFF"/>
    </style:style>
    <style:style style:name="T327" style:parent-style-name="Domyślnaczcionkaakapitu" style:family="text">
      <style:text-properties fo:background-color="#80FFFF"/>
    </style:style>
    <style:style style:name="T328" style:parent-style-name="Domyślnaczcionkaakapitu" style:family="text">
      <style:text-properties fo:background-color="#80FFFF"/>
    </style:style>
    <style:style style:name="T329" style:parent-style-name="Domyślnaczcionkaakapitu" style:family="text">
      <style:text-properties fo:background-color="#80FFFF"/>
    </style:style>
    <style:style style:name="T330" style:parent-style-name="Domyślnaczcionkaakapitu" style:family="text">
      <style:text-properties fo:background-color="#80FFFF"/>
    </style:style>
    <style:style style:name="P331" style:parent-style-name="Normalny" style:family="paragraph">
      <style:paragraph-properties fo:text-align="justify" fo:line-height="150%"/>
    </style:style>
    <style:style style:name="T332" style:parent-style-name="Domyślnaczcionkaakapitu" style:family="text">
      <style:text-properties fo:background-color="#80FFFF"/>
    </style:style>
    <style:style style:name="T333" style:parent-style-name="Domyślnaczcionkaakapitu" style:family="text">
      <style:text-properties fo:background-color="#80FFFF"/>
    </style:style>
    <style:style style:name="T334" style:parent-style-name="Domyślnaczcionkaakapitu" style:family="text">
      <style:text-properties fo:background-color="#80FFFF"/>
    </style:style>
    <style:style style:name="T335" style:parent-style-name="Domyślnaczcionkaakapitu" style:family="text">
      <style:text-properties fo:background-color="#80FFFF"/>
    </style:style>
    <style:style style:name="T336" style:parent-style-name="Domyślnaczcionkaakapitu" style:family="text">
      <style:text-properties fo:background-color="#80FFFF"/>
    </style:style>
    <style:style style:name="T337" style:parent-style-name="Domyślnaczcionkaakapitu" style:family="text">
      <style:text-properties fo:background-color="#80FFFF"/>
    </style:style>
    <style:style style:name="T338" style:parent-style-name="Domyślnaczcionkaakapitu" style:family="text">
      <style:text-properties fo:background-color="#80FFFF"/>
    </style:style>
    <style:style style:name="T339" style:parent-style-name="Domyślnaczcionkaakapitu" style:family="text">
      <style:text-properties fo:background-color="#80FFFF"/>
    </style:style>
    <style:style style:name="T340" style:parent-style-name="Domyślnaczcionkaakapitu" style:family="text">
      <style:text-properties fo:background-color="#80FFFF"/>
    </style:style>
    <style:style style:name="T341" style:parent-style-name="Domyślnaczcionkaakapitu" style:family="text">
      <style:text-properties fo:background-color="#80FFFF"/>
    </style:style>
    <style:style style:name="T342" style:parent-style-name="Domyślnaczcionkaakapitu" style:family="text">
      <style:text-properties fo:background-color="#80FFFF"/>
    </style:style>
    <style:style style:name="T343" style:parent-style-name="Domyślnaczcionkaakapitu" style:family="text">
      <style:text-properties fo:background-color="#80FFFF"/>
    </style:style>
    <style:style style:name="T344" style:parent-style-name="Domyślnaczcionkaakapitu" style:family="text">
      <style:text-properties fo:background-color="#80FFFF"/>
    </style:style>
    <style:style style:name="T345" style:parent-style-name="Domyślnaczcionkaakapitu" style:family="text">
      <style:text-properties fo:background-color="#80FFFF"/>
    </style:style>
    <style:style style:name="T346" style:parent-style-name="Domyślnaczcionkaakapitu" style:family="text">
      <style:text-properties fo:background-color="#80FFFF"/>
    </style:style>
    <style:style style:name="T347" style:parent-style-name="Domyślnaczcionkaakapitu" style:family="text">
      <style:text-properties fo:background-color="#80FFFF"/>
    </style:style>
    <style:style style:name="T348" style:parent-style-name="Domyślnaczcionkaakapitu" style:family="text">
      <style:text-properties fo:background-color="#80FFFF"/>
    </style:style>
    <style:style style:name="P349" style:parent-style-name="Normalny" style:family="paragraph">
      <style:paragraph-properties fo:text-align="justify" fo:line-height="150%" fo:text-indent="0.2479in"/>
    </style:style>
    <style:style style:name="T350" style:parent-style-name="Domyślnaczcionkaakapitu" style:family="text">
      <style:text-properties fo:background-color="#80FFFF"/>
    </style:style>
    <style:style style:name="T351" style:parent-style-name="Domyślnaczcionkaakapitu" style:family="text">
      <style:text-properties fo:background-color="#80FFFF"/>
    </style:style>
    <style:style style:name="T352" style:parent-style-name="Domyślnaczcionkaakapitu" style:family="text">
      <style:text-properties fo:background-color="#80FFFF"/>
    </style:style>
    <style:style style:name="T353" style:parent-style-name="Domyślnaczcionkaakapitu" style:family="text">
      <style:text-properties fo:background-color="#80FFFF"/>
    </style:style>
    <style:style style:name="T354" style:parent-style-name="Domyślnaczcionkaakapitu" style:family="text">
      <style:text-properties fo:background-color="#80FFFF"/>
    </style:style>
    <style:style style:name="T355" style:parent-style-name="Domyślnaczcionkaakapitu" style:family="text">
      <style:text-properties fo:background-color="#80FFFF"/>
    </style:style>
    <style:style style:name="P356" style:parent-style-name="Normalny" style:family="paragraph">
      <style:paragraph-properties fo:text-align="justify" fo:line-height="150%" fo:text-indent="0.2479in"/>
    </style:style>
    <style:style style:name="P357" style:parent-style-name="Normalny" style:family="paragraph">
      <style:paragraph-properties fo:text-align="justify" fo:line-height="150%" fo:text-indent="0.2479in"/>
    </style:style>
    <style:style style:name="T358" style:parent-style-name="Domyślnaczcionkaakapitu" style:family="text">
      <style:text-properties fo:background-color="#80FFFF"/>
    </style:style>
    <style:style style:name="T359" style:parent-style-name="Domyślnaczcionkaakapitu" style:family="text">
      <style:text-properties fo:background-color="#80FFFF"/>
    </style:style>
    <style:style style:name="T360" style:parent-style-name="Domyślnaczcionkaakapitu" style:family="text">
      <style:text-properties fo:background-color="#80FFFF"/>
    </style:style>
    <style:style style:name="T361" style:parent-style-name="Domyślnaczcionkaakapitu" style:family="text">
      <style:text-properties fo:background-color="#80FFFF"/>
    </style:style>
    <style:style style:name="T362" style:parent-style-name="Domyślnaczcionkaakapitu" style:family="text">
      <style:text-properties fo:background-color="#80FFFF"/>
    </style:style>
    <style:style style:name="T363" style:parent-style-name="Domyślnaczcionkaakapitu" style:family="text">
      <style:text-properties fo:background-color="#80FFFF"/>
    </style:style>
    <style:style style:name="T364" style:parent-style-name="Domyślnaczcionkaakapitu" style:family="text">
      <style:text-properties fo:background-color="#80FFFF"/>
    </style:style>
    <style:style style:name="T365" style:parent-style-name="Domyślnaczcionkaakapitu" style:family="text">
      <style:text-properties fo:background-color="#80FFFF"/>
    </style:style>
    <style:style style:name="T366" style:parent-style-name="Domyślnaczcionkaakapitu" style:family="text">
      <style:text-properties fo:background-color="#80FFFF"/>
    </style:style>
    <style:style style:name="T367" style:parent-style-name="Domyślnaczcionkaakapitu" style:family="text">
      <style:text-properties fo:background-color="#80FFFF"/>
    </style:style>
    <style:style style:name="T368" style:parent-style-name="Domyślnaczcionkaakapitu" style:family="text">
      <style:text-properties fo:background-color="#80FFFF"/>
    </style:style>
    <style:style style:name="T369" style:parent-style-name="Domyślnaczcionkaakapitu" style:family="text">
      <style:text-properties fo:background-color="#80FFFF"/>
    </style:style>
    <style:style style:name="T370" style:parent-style-name="Domyślnaczcionkaakapitu" style:family="text">
      <style:text-properties fo:background-color="#80FFFF"/>
    </style:style>
    <style:style style:name="T371" style:parent-style-name="Domyślnaczcionkaakapitu" style:family="text">
      <style:text-properties fo:background-color="#80FFFF"/>
    </style:style>
    <style:style style:name="T372" style:parent-style-name="Domyślnaczcionkaakapitu" style:family="text">
      <style:text-properties fo:background-color="#80FFFF"/>
    </style:style>
    <style:style style:name="T373" style:parent-style-name="Domyślnaczcionkaakapitu" style:family="text">
      <style:text-properties fo:background-color="#80FFFF"/>
    </style:style>
    <style:style style:name="T374" style:parent-style-name="Domyślnaczcionkaakapitu" style:family="text">
      <style:text-properties fo:background-color="#80FFFF"/>
    </style:style>
    <style:style style:name="T375" style:parent-style-name="Domyślnaczcionkaakapitu" style:family="text">
      <style:text-properties fo:background-color="#80FFFF"/>
    </style:style>
    <style:style style:name="T376" style:parent-style-name="Domyślnaczcionkaakapitu" style:family="text">
      <style:text-properties fo:background-color="#80FFFF"/>
    </style:style>
    <style:style style:name="T377" style:parent-style-name="Domyślnaczcionkaakapitu" style:family="text">
      <style:text-properties fo:background-color="#80FFFF"/>
    </style:style>
    <style:style style:name="T378" style:parent-style-name="Domyślnaczcionkaakapitu" style:family="text">
      <style:text-properties fo:background-color="#80FFFF"/>
    </style:style>
    <style:style style:name="P379" style:parent-style-name="Normalny" style:family="paragraph">
      <style:paragraph-properties fo:text-align="justify" fo:line-height="150%" fo:text-indent="0.2479in"/>
    </style:style>
    <style:style style:name="T380" style:parent-style-name="Domyślnaczcionkaakapitu" style:family="text">
      <style:text-properties fo:background-color="#80FFFF"/>
    </style:style>
    <style:style style:name="T381" style:parent-style-name="Domyślnaczcionkaakapitu" style:family="text">
      <style:text-properties fo:background-color="#80FFFF"/>
    </style:style>
    <style:style style:name="T382" style:parent-style-name="Domyślnaczcionkaakapitu" style:family="text">
      <style:text-properties fo:background-color="#80FFFF"/>
    </style:style>
    <style:style style:name="T383" style:parent-style-name="Domyślnaczcionkaakapitu" style:family="text">
      <style:text-properties fo:background-color="#80FFFF"/>
    </style:style>
    <style:style style:name="T384" style:parent-style-name="Domyślnaczcionkaakapitu" style:family="text">
      <style:text-properties fo:background-color="#80FFFF"/>
    </style:style>
    <style:style style:name="T385" style:parent-style-name="Domyślnaczcionkaakapitu" style:family="text">
      <style:text-properties fo:background-color="#80FFFF"/>
    </style:style>
    <style:style style:name="T386" style:parent-style-name="Domyślnaczcionkaakapitu" style:family="text">
      <style:text-properties fo:background-color="#80FFFF"/>
    </style:style>
    <style:style style:name="T387" style:parent-style-name="Domyślnaczcionkaakapitu" style:family="text">
      <style:text-properties fo:background-color="#80FFFF"/>
    </style:style>
    <style:style style:name="T388" style:parent-style-name="Domyślnaczcionkaakapitu" style:family="text">
      <style:text-properties fo:background-color="#80FFFF"/>
    </style:style>
    <style:style style:name="T389" style:parent-style-name="Domyślnaczcionkaakapitu" style:family="text">
      <style:text-properties fo:background-color="#80FFFF"/>
    </style:style>
    <style:style style:name="P390" style:parent-style-name="Normalny" style:family="paragraph">
      <style:paragraph-properties fo:text-align="justify" fo:line-height="150%"/>
    </style:style>
    <style:style style:name="T391" style:parent-style-name="Domyślnaczcionkaakapitu" style:family="text">
      <style:text-properties fo:background-color="#80FFFF" style:text-underline-type="single" style:text-underline-style="solid" style:text-underline-width="auto" style:text-underline-mode="continuous"/>
    </style:style>
    <style:style style:name="T392" style:parent-style-name="Domyślnaczcionkaakapitu" style:family="text">
      <style:text-properties style:text-underline-type="single" style:text-underline-style="solid" style:text-underline-width="auto" style:text-underline-mode="continuous"/>
    </style:style>
    <style:style style:name="T393" style:parent-style-name="Domyślnaczcionkaakapitu" style:family="text">
      <style:text-properties fo:background-color="#80FFFF" style:text-underline-type="single" style:text-underline-style="solid" style:text-underline-width="auto" style:text-underline-mode="continuous"/>
    </style:style>
    <style:style style:name="T394" style:parent-style-name="Domyślnaczcionkaakapitu" style:family="text">
      <style:text-properties style:text-underline-type="single" style:text-underline-style="solid" style:text-underline-width="auto" style:text-underline-mode="continuous"/>
    </style:style>
    <style:style style:name="T395" style:parent-style-name="Domyślnaczcionkaakapitu" style:family="text">
      <style:text-properties fo:background-color="#80FFFF" style:text-underline-type="single" style:text-underline-style="solid" style:text-underline-width="auto" style:text-underline-mode="continuous"/>
    </style:style>
    <style:style style:name="T396" style:parent-style-name="Domyślnaczcionkaakapitu" style:family="text">
      <style:text-properties style:text-underline-type="single" style:text-underline-style="solid" style:text-underline-width="auto" style:text-underline-mode="continuous"/>
    </style:style>
    <style:style style:name="T397" style:parent-style-name="Domyślnaczcionkaakapitu" style:family="text">
      <style:text-properties fo:background-color="#80FFFF" style:text-underline-type="single" style:text-underline-style="solid" style:text-underline-width="auto" style:text-underline-mode="continuous"/>
    </style:style>
    <style:style style:name="T398" style:parent-style-name="Domyślnaczcionkaakapitu" style:family="text">
      <style:text-properties style:text-underline-type="single" style:text-underline-style="solid" style:text-underline-width="auto" style:text-underline-mode="continuous"/>
    </style:style>
    <style:style style:name="P399" style:parent-style-name="Normalny" style:family="paragraph">
      <style:paragraph-properties fo:text-align="justify" fo:line-height="150%" fo:text-indent="0.2479in"/>
    </style:style>
    <style:style style:name="T400" style:parent-style-name="Domyślnaczcionkaakapitu" style:family="text">
      <style:text-properties fo:background-color="#80FFFF"/>
    </style:style>
    <style:style style:name="T401" style:parent-style-name="Domyślnaczcionkaakapitu" style:family="text">
      <style:text-properties fo:background-color="#80FFFF"/>
    </style:style>
    <style:style style:name="T402" style:parent-style-name="Domyślnaczcionkaakapitu" style:family="text">
      <style:text-properties fo:background-color="#80FFFF"/>
    </style:style>
    <style:style style:name="P403" style:parent-style-name="Normalny" style:family="paragraph">
      <style:paragraph-properties fo:text-align="justify" fo:line-height="150%"/>
    </style:style>
    <style:style style:name="T404" style:parent-style-name="Domyślnaczcionkaakapitu" style:family="text">
      <style:text-properties style:text-underline-type="single" style:text-underline-style="solid" style:text-underline-width="auto" style:text-underline-mode="continuous"/>
    </style:style>
    <style:style style:name="P405" style:parent-style-name="Normalny" style:family="paragraph">
      <style:paragraph-properties fo:text-align="justify" fo:line-height="150%" fo:text-indent="0.2479in"/>
    </style:style>
    <style:style style:name="T406" style:parent-style-name="Domyślnaczcionkaakapitu" style:family="text">
      <style:text-properties fo:background-color="#80FFFF"/>
    </style:style>
    <style:style style:name="P407" style:parent-style-name="Normalny" style:family="paragraph">
      <style:paragraph-properties fo:text-align="justify" fo:line-height="150%" fo:text-indent="0.2479in"/>
    </style:style>
    <style:style style:name="T408" style:parent-style-name="Domyślnaczcionkaakapitu" style:family="text">
      <style:text-properties fo:background-color="#80FFFF"/>
    </style:style>
    <style:style style:name="T409" style:parent-style-name="Domyślnaczcionkaakapitu" style:family="text">
      <style:text-properties fo:background-color="#80FFFF"/>
    </style:style>
    <style:style style:name="T410" style:parent-style-name="Domyślnaczcionkaakapitu" style:family="text">
      <style:text-properties fo:background-color="#80FFFF"/>
    </style:style>
    <style:style style:name="T411" style:parent-style-name="Domyślnaczcionkaakapitu" style:family="text">
      <style:text-properties fo:background-color="#80FFFF"/>
    </style:style>
    <style:style style:name="T412" style:parent-style-name="Domyślnaczcionkaakapitu" style:family="text">
      <style:text-properties fo:background-color="#80FFFF"/>
    </style:style>
    <style:style style:name="T413" style:parent-style-name="Domyślnaczcionkaakapitu" style:family="text">
      <style:text-properties fo:background-color="#80FFFF"/>
    </style:style>
    <style:style style:name="T414" style:parent-style-name="Domyślnaczcionkaakapitu" style:family="text">
      <style:text-properties fo:background-color="#80FFFF"/>
    </style:style>
    <style:style style:name="T415" style:parent-style-name="Domyślnaczcionkaakapitu" style:family="text">
      <style:text-properties fo:background-color="#80FFFF"/>
    </style:style>
    <style:style style:name="T416" style:parent-style-name="Domyślnaczcionkaakapitu" style:family="text">
      <style:text-properties fo:background-color="#80FFFF"/>
    </style:style>
    <style:style style:name="T417" style:parent-style-name="Domyślnaczcionkaakapitu" style:family="text">
      <style:text-properties fo:background-color="#80FFFF"/>
    </style:style>
    <style:style style:name="T418" style:parent-style-name="Domyślnaczcionkaakapitu" style:family="text">
      <style:text-properties fo:background-color="#80FFFF"/>
    </style:style>
    <style:style style:name="P419" style:parent-style-name="Normalny" style:family="paragraph">
      <style:paragraph-properties fo:text-align="justify" fo:line-height="150%" fo:text-indent="0.2479in"/>
    </style:style>
    <style:style style:name="T420" style:parent-style-name="Domyślnaczcionkaakapitu" style:family="text">
      <style:text-properties fo:background-color="#80FFFF"/>
    </style:style>
    <style:style style:name="T421" style:parent-style-name="Domyślnaczcionkaakapitu" style:family="text">
      <style:text-properties fo:background-color="#80FFFF"/>
    </style:style>
    <style:style style:name="T422" style:parent-style-name="Domyślnaczcionkaakapitu" style:family="text">
      <style:text-properties fo:background-color="#80FFFF"/>
    </style:style>
    <style:style style:name="T423" style:parent-style-name="Domyślnaczcionkaakapitu" style:family="text">
      <style:text-properties fo:background-color="#80FFFF"/>
    </style:style>
    <style:style style:name="P424" style:parent-style-name="Normalny" style:family="paragraph">
      <style:paragraph-properties fo:text-align="justify" fo:line-height="150%" fo:text-indent="0.2479in"/>
    </style:style>
    <style:style style:name="P425" style:parent-style-name="Normalny" style:family="paragraph">
      <style:paragraph-properties fo:text-align="justify" fo:line-height="150%" fo:text-indent="0.2479in"/>
    </style:style>
    <style:style style:name="T426" style:parent-style-name="Domyślnaczcionkaakapitu" style:family="text">
      <style:text-properties fo:background-color="#80FFFF"/>
    </style:style>
    <style:style style:name="T427" style:parent-style-name="Domyślnaczcionkaakapitu" style:family="text">
      <style:text-properties fo:background-color="#80FFFF"/>
    </style:style>
    <style:style style:name="T428" style:parent-style-name="Domyślnaczcionkaakapitu" style:family="text">
      <style:text-properties fo:background-color="#80FFFF"/>
    </style:style>
    <style:style style:name="T429" style:parent-style-name="Domyślnaczcionkaakapitu" style:family="text">
      <style:text-properties fo:background-color="#80FFFF"/>
    </style:style>
    <style:style style:name="T430" style:parent-style-name="Domyślnaczcionkaakapitu" style:family="text">
      <style:text-properties fo:background-color="#80FFFF"/>
    </style:style>
    <style:style style:name="P431" style:parent-style-name="Normalny" style:family="paragraph">
      <style:paragraph-properties fo:text-align="justify" fo:line-height="150%" fo:text-indent="0.2479in"/>
    </style:style>
    <style:style style:name="T432" style:parent-style-name="Domyślnaczcionkaakapitu" style:family="text">
      <style:text-properties fo:background-color="#80FFFF"/>
    </style:style>
    <style:style style:name="T433" style:parent-style-name="Domyślnaczcionkaakapitu" style:family="text">
      <style:text-properties fo:background-color="#80FFFF"/>
    </style:style>
    <style:style style:name="P434" style:parent-style-name="Normalny" style:family="paragraph">
      <style:paragraph-properties fo:text-align="justify" fo:line-height="150%" fo:text-indent="0.2479in"/>
    </style:style>
    <style:style style:name="T435" style:parent-style-name="Domyślnaczcionkaakapitu" style:family="text">
      <style:text-properties fo:background-color="#80FFFF"/>
    </style:style>
    <style:style style:name="T436" style:parent-style-name="Domyślnaczcionkaakapitu" style:family="text">
      <style:text-properties fo:background-color="#80FFFF"/>
    </style:style>
    <style:style style:name="T437" style:parent-style-name="Domyślnaczcionkaakapitu" style:family="text">
      <style:text-properties fo:background-color="#80FFFF"/>
    </style:style>
    <style:style style:name="T438" style:parent-style-name="Domyślnaczcionkaakapitu" style:family="text">
      <style:text-properties fo:background-color="#80FFFF"/>
    </style:style>
    <style:style style:name="T439" style:parent-style-name="Domyślnaczcionkaakapitu" style:family="text">
      <style:text-properties fo:background-color="#80FFFF"/>
    </style:style>
    <style:style style:name="T440" style:parent-style-name="Domyślnaczcionkaakapitu" style:family="text">
      <style:text-properties fo:background-color="#80FFFF"/>
    </style:style>
    <style:style style:name="P441" style:parent-style-name="Normalny" style:family="paragraph">
      <style:paragraph-properties fo:text-align="justify" fo:line-height="150%" fo:text-indent="0.2479in"/>
    </style:style>
    <style:style style:name="T442" style:parent-style-name="Domyślnaczcionkaakapitu" style:family="text">
      <style:text-properties fo:background-color="#80FFFF"/>
    </style:style>
    <style:style style:name="P443" style:parent-style-name="Normalny" style:family="paragraph">
      <style:paragraph-properties fo:text-align="justify" fo:line-height="150%"/>
    </style:style>
    <style:style style:name="T444" style:parent-style-name="Domyślnaczcionkaakapitu" style:family="text">
      <style:text-properties style:text-underline-type="single" style:text-underline-style="solid" style:text-underline-width="auto" style:text-underline-mode="continuous"/>
    </style:style>
    <style:style style:name="T445" style:parent-style-name="Domyślnaczcionkaakapitu" style:family="text">
      <style:text-properties fo:background-color="#80FFFF" style:text-underline-type="single" style:text-underline-style="solid" style:text-underline-width="auto" style:text-underline-mode="continuous"/>
    </style:style>
    <style:style style:name="T446" style:parent-style-name="Domyślnaczcionkaakapitu" style:family="text">
      <style:text-properties style:text-underline-type="single" style:text-underline-style="solid" style:text-underline-width="auto" style:text-underline-mode="continuous"/>
    </style:style>
    <style:style style:name="P447" style:parent-style-name="Normalny" style:family="paragraph">
      <style:paragraph-properties fo:text-align="justify" fo:line-height="150%" fo:text-indent="0.2479in"/>
    </style:style>
    <style:style style:name="P448" style:parent-style-name="Normalny" style:family="paragraph">
      <style:paragraph-properties fo:text-align="justify" fo:line-height="150%"/>
    </style:style>
    <style:style style:name="T449" style:parent-style-name="Domyślnaczcionkaakapitu" style:family="text">
      <style:text-properties fo:background-color="#80FFFF" style:text-underline-type="single" style:text-underline-style="solid" style:text-underline-width="auto" style:text-underline-mode="continuous"/>
    </style:style>
    <style:style style:name="T450" style:parent-style-name="Domyślnaczcionkaakapitu" style:family="text">
      <style:text-properties style:text-underline-type="single" style:text-underline-style="solid" style:text-underline-width="auto" style:text-underline-mode="continuous"/>
    </style:style>
    <style:style style:name="T451" style:parent-style-name="Domyślnaczcionkaakapitu" style:family="text">
      <style:text-properties fo:background-color="#80FFFF" style:text-underline-type="single" style:text-underline-style="solid" style:text-underline-width="auto" style:text-underline-mode="continuous"/>
    </style:style>
    <style:style style:name="T452" style:parent-style-name="Domyślnaczcionkaakapitu" style:family="text">
      <style:text-properties style:text-underline-type="single" style:text-underline-style="solid" style:text-underline-width="auto" style:text-underline-mode="continuous"/>
    </style:style>
    <style:style style:name="T453" style:parent-style-name="Domyślnaczcionkaakapitu" style:family="text">
      <style:text-properties fo:background-color="#80FFFF" style:text-underline-type="single" style:text-underline-style="solid" style:text-underline-width="auto" style:text-underline-mode="continuous"/>
    </style:style>
    <style:style style:name="T454" style:parent-style-name="Domyślnaczcionkaakapitu" style:family="text">
      <style:text-properties style:text-underline-type="single" style:text-underline-style="solid" style:text-underline-width="auto" style:text-underline-mode="continuous"/>
    </style:style>
    <style:style style:name="T455" style:parent-style-name="Domyślnaczcionkaakapitu" style:family="text">
      <style:text-properties fo:background-color="#80FFFF" style:text-underline-type="single" style:text-underline-style="solid" style:text-underline-width="auto" style:text-underline-mode="continuous"/>
    </style:style>
    <style:style style:name="T456" style:parent-style-name="Domyślnaczcionkaakapitu" style:family="text">
      <style:text-properties style:text-underline-type="single" style:text-underline-style="solid" style:text-underline-width="auto" style:text-underline-mode="continuous"/>
    </style:style>
    <style:style style:name="P457" style:parent-style-name="Normalny" style:family="paragraph">
      <style:paragraph-properties fo:text-align="justify" fo:line-height="150%" fo:text-indent="0.2479in"/>
    </style:style>
    <style:style style:name="T458" style:parent-style-name="Domyślnaczcionkaakapitu" style:family="text">
      <style:text-properties fo:background-color="#80FFFF"/>
    </style:style>
    <style:style style:name="P459" style:parent-style-name="Normalny" style:family="paragraph">
      <style:paragraph-properties fo:text-align="justify" fo:line-height="150%"/>
    </style:style>
    <style:style style:name="T460" style:parent-style-name="Domyślnaczcionkaakapitu" style:family="text">
      <style:text-properties style:text-underline-type="single" style:text-underline-style="solid" style:text-underline-width="auto" style:text-underline-mode="continuous"/>
    </style:style>
    <style:style style:name="T461" style:parent-style-name="Domyślnaczcionkaakapitu" style:family="text">
      <style:text-properties fo:background-color="#80FFFF" style:text-underline-type="single" style:text-underline-style="solid" style:text-underline-width="auto" style:text-underline-mode="continuous"/>
    </style:style>
    <style:style style:name="T462" style:parent-style-name="Domyślnaczcionkaakapitu" style:family="text">
      <style:text-properties style:text-underline-type="single" style:text-underline-style="solid" style:text-underline-width="auto" style:text-underline-mode="continuous"/>
    </style:style>
    <style:style style:name="T463" style:parent-style-name="Domyślnaczcionkaakapitu" style:family="text">
      <style:text-properties fo:background-color="#80FFFF" style:text-underline-type="single" style:text-underline-style="solid" style:text-underline-width="auto" style:text-underline-mode="continuous"/>
    </style:style>
    <style:style style:name="T464" style:parent-style-name="Domyślnaczcionkaakapitu" style:family="text">
      <style:text-properties style:text-underline-type="single" style:text-underline-style="solid" style:text-underline-width="auto" style:text-underline-mode="continuous"/>
    </style:style>
    <style:style style:name="P465" style:parent-style-name="Normalny" style:family="paragraph">
      <style:paragraph-properties fo:text-align="justify" fo:line-height="150%" fo:text-indent="0.2479in"/>
    </style:style>
    <style:style style:name="T466" style:parent-style-name="Domyślnaczcionkaakapitu" style:family="text">
      <style:text-properties fo:background-color="#80FFFF"/>
    </style:style>
    <style:style style:name="T467" style:parent-style-name="Domyślnaczcionkaakapitu" style:family="text">
      <style:text-properties fo:background-color="#80FFFF"/>
    </style:style>
    <style:style style:name="T468" style:parent-style-name="Domyślnaczcionkaakapitu" style:family="text">
      <style:text-properties fo:background-color="#80FFFF"/>
    </style:style>
    <style:style style:name="T469" style:parent-style-name="Domyślnaczcionkaakapitu" style:family="text">
      <style:text-properties fo:background-color="#80FFFF"/>
    </style:style>
    <style:style style:name="T470" style:parent-style-name="Domyślnaczcionkaakapitu" style:family="text">
      <style:text-properties fo:background-color="#80FFFF"/>
    </style:style>
    <style:style style:name="P471" style:parent-style-name="Normalny" style:family="paragraph">
      <style:paragraph-properties fo:text-align="justify" fo:line-height="150%" fo:text-indent="0.2479in"/>
    </style:style>
    <style:style style:name="T472" style:parent-style-name="Domyślnaczcionkaakapitu" style:family="text">
      <style:text-properties fo:background-color="#80FFFF"/>
    </style:style>
    <style:style style:name="T473" style:parent-style-name="Domyślnaczcionkaakapitu" style:family="text">
      <style:text-properties fo:background-color="#80FFFF"/>
    </style:style>
    <style:style style:name="P474" style:parent-style-name="Normalny" style:family="paragraph">
      <style:paragraph-properties fo:text-align="justify" fo:line-height="150%"/>
    </style:style>
    <style:style style:name="T475" style:parent-style-name="Domyślnaczcionkaakapitu" style:family="text">
      <style:text-properties style:text-underline-type="single" style:text-underline-style="solid" style:text-underline-width="auto" style:text-underline-mode="continuous"/>
    </style:style>
    <style:style style:name="T476" style:parent-style-name="Domyślnaczcionkaakapitu" style:family="text">
      <style:text-properties fo:background-color="#80FFFF" style:text-underline-type="single" style:text-underline-style="solid" style:text-underline-width="auto" style:text-underline-mode="continuous"/>
    </style:style>
    <style:style style:name="T477" style:parent-style-name="Domyślnaczcionkaakapitu" style:family="text">
      <style:text-properties style:text-underline-type="single" style:text-underline-style="solid" style:text-underline-width="auto" style:text-underline-mode="continuous"/>
    </style:style>
    <style:style style:name="P478" style:parent-style-name="Normalny" style:family="paragraph">
      <style:paragraph-properties fo:text-align="justify" fo:line-height="150%" fo:text-indent="0.2479in"/>
    </style:style>
    <style:style style:name="T479" style:parent-style-name="Domyślnaczcionkaakapitu" style:family="text">
      <style:text-properties fo:background-color="#80FFFF"/>
    </style:style>
    <style:style style:name="P480" style:parent-style-name="Normalny" style:family="paragraph">
      <style:paragraph-properties fo:text-align="justify" fo:line-height="150%"/>
    </style:style>
    <style:style style:name="T481" style:parent-style-name="Domyślnaczcionkaakapitu" style:family="text">
      <style:text-properties style:text-underline-type="single" style:text-underline-style="solid" style:text-underline-width="auto" style:text-underline-mode="continuous"/>
    </style:style>
    <style:style style:name="P482" style:parent-style-name="Normalny" style:family="paragraph">
      <style:paragraph-properties fo:text-align="justify" fo:line-height="150%" fo:text-indent="0.2479in"/>
    </style:style>
    <style:style style:name="P483" style:parent-style-name="Normalny" style:family="paragraph">
      <style:paragraph-properties fo:text-align="justify" fo:line-height="150%"/>
    </style:style>
    <style:style style:name="T484" style:parent-style-name="Domyślnaczcionkaakapitu" style:family="text">
      <style:text-properties style:text-underline-type="single" style:text-underline-style="solid" style:text-underline-width="auto" style:text-underline-mode="continuous"/>
    </style:style>
    <style:style style:name="T485" style:parent-style-name="Domyślnaczcionkaakapitu" style:family="text">
      <style:text-properties fo:background-color="#80FFFF" style:text-underline-type="single" style:text-underline-style="solid" style:text-underline-width="auto" style:text-underline-mode="continuous"/>
    </style:style>
    <style:style style:name="T486" style:parent-style-name="Domyślnaczcionkaakapitu" style:family="text">
      <style:text-properties style:text-underline-type="single" style:text-underline-style="solid" style:text-underline-width="auto" style:text-underline-mode="continuous"/>
    </style:style>
    <style:style style:name="P487" style:parent-style-name="Normalny" style:family="paragraph">
      <style:paragraph-properties fo:text-align="justify" fo:line-height="150%" fo:text-indent="0.2479in"/>
    </style:style>
    <style:style style:name="P488" style:parent-style-name="Normalny" style:family="paragraph">
      <style:paragraph-properties fo:text-align="justify" fo:line-height="150%"/>
    </style:style>
    <style:style style:name="T489" style:parent-style-name="Domyślnaczcionkaakapitu" style:family="text">
      <style:text-properties style:text-underline-type="single" style:text-underline-style="solid" style:text-underline-width="auto" style:text-underline-mode="continuous"/>
    </style:style>
    <style:style style:name="P490" style:parent-style-name="Normalny" style:family="paragraph">
      <style:paragraph-properties fo:text-align="justify" fo:line-height="150%" fo:text-indent="0.2479in"/>
    </style:style>
    <style:style style:name="T491" style:parent-style-name="Domyślnaczcionkaakapitu" style:family="text">
      <style:text-properties fo:background-color="#80FFFF"/>
    </style:style>
    <style:style style:name="T492" style:parent-style-name="Domyślnaczcionkaakapitu" style:family="text">
      <style:text-properties fo:background-color="#80FFFF"/>
    </style:style>
    <style:style style:name="P493" style:parent-style-name="Normalny" style:family="paragraph">
      <style:paragraph-properties fo:text-align="justify" fo:line-height="150%" fo:text-indent="0.2479in"/>
    </style:style>
    <style:style style:name="P494" style:parent-style-name="Normalny" style:family="paragraph">
      <style:paragraph-properties fo:text-align="justify" fo:line-height="150%" fo:text-indent="0.2479in"/>
    </style:style>
    <style:style style:name="P495" style:parent-style-name="Normalny" style:family="paragraph">
      <style:paragraph-properties fo:text-align="justify" fo:line-height="150%" fo:text-indent="0.2479in"/>
    </style:style>
    <style:style style:name="T496" style:parent-style-name="Domyślnaczcionkaakapitu" style:family="text">
      <style:text-properties fo:background-color="#80FFFF"/>
    </style:style>
    <style:style style:name="T497" style:parent-style-name="Domyślnaczcionkaakapitu" style:family="text">
      <style:text-properties fo:background-color="#80FFFF"/>
    </style:style>
    <style:style style:name="T498" style:parent-style-name="Domyślnaczcionkaakapitu" style:family="text">
      <style:text-properties fo:background-color="#80FFFF"/>
    </style:style>
    <style:style style:name="T499" style:parent-style-name="Domyślnaczcionkaakapitu" style:family="text">
      <style:text-properties fo:background-color="#80FFFF"/>
    </style:style>
    <style:style style:name="T500" style:parent-style-name="Domyślnaczcionkaakapitu" style:family="text">
      <style:text-properties fo:background-color="#80FFFF"/>
    </style:style>
    <style:style style:name="T501" style:parent-style-name="Domyślnaczcionkaakapitu" style:family="text">
      <style:text-properties fo:background-color="#80FFFF"/>
    </style:style>
    <style:style style:name="T502" style:parent-style-name="Domyślnaczcionkaakapitu" style:family="text">
      <style:text-properties fo:background-color="#80FFFF"/>
    </style:style>
    <style:style style:name="T503" style:parent-style-name="Domyślnaczcionkaakapitu" style:family="text">
      <style:text-properties fo:background-color="#80FFFF"/>
    </style:style>
    <style:style style:name="T504" style:parent-style-name="Domyślnaczcionkaakapitu" style:family="text">
      <style:text-properties fo:background-color="#80FFFF"/>
    </style:style>
    <style:style style:name="P505" style:parent-style-name="Normalny" style:family="paragraph">
      <style:paragraph-properties fo:text-align="justify" fo:line-height="150%" fo:text-indent="0.2479in"/>
    </style:style>
    <style:style style:name="T506" style:parent-style-name="Domyślnaczcionkaakapitu" style:family="text">
      <style:text-properties fo:background-color="#80FFFF"/>
    </style:style>
    <style:style style:name="T507" style:parent-style-name="Domyślnaczcionkaakapitu" style:family="text">
      <style:text-properties fo:background-color="#80FFFF"/>
    </style:style>
    <style:style style:name="P508" style:parent-style-name="Normalny" style:family="paragraph">
      <style:paragraph-properties fo:text-align="justify" fo:line-height="150%" fo:text-indent="0.2479in"/>
    </style:style>
    <style:style style:name="T509" style:parent-style-name="Domyślnaczcionkaakapitu" style:family="text">
      <style:text-properties fo:background-color="#80FFFF"/>
    </style:style>
    <style:style style:name="T510" style:parent-style-name="Domyślnaczcionkaakapitu" style:family="text">
      <style:text-properties fo:background-color="#80FFFF"/>
    </style:style>
    <style:style style:name="T511" style:parent-style-name="Domyślnaczcionkaakapitu" style:family="text">
      <style:text-properties fo:background-color="#80FFFF"/>
    </style:style>
    <style:style style:name="T512" style:parent-style-name="Domyślnaczcionkaakapitu" style:family="text">
      <style:text-properties fo:background-color="#80FFFF"/>
    </style:style>
    <style:style style:name="T513" style:parent-style-name="Domyślnaczcionkaakapitu" style:family="text">
      <style:text-properties fo:background-color="#80FFFF"/>
    </style:style>
    <style:style style:name="T514" style:parent-style-name="Domyślnaczcionkaakapitu" style:family="text">
      <style:text-properties fo:background-color="#80FFFF"/>
    </style:style>
    <style:style style:name="P515" style:parent-style-name="Normalny" style:family="paragraph">
      <style:paragraph-properties fo:text-align="justify" fo:line-height="150%" fo:text-indent="0.2479in"/>
    </style:style>
    <style:style style:name="T516" style:parent-style-name="Domyślnaczcionkaakapitu" style:family="text">
      <style:text-properties fo:background-color="#80FFFF"/>
    </style:style>
    <style:style style:name="P517" style:parent-style-name="Normalny" style:family="paragraph">
      <style:paragraph-properties fo:text-align="justify" fo:line-height="150%" fo:text-indent="0.2479in"/>
    </style:style>
    <style:style style:name="T518" style:parent-style-name="Domyślnaczcionkaakapitu" style:family="text">
      <style:text-properties fo:background-color="#80FFFF"/>
    </style:style>
    <style:style style:name="T519" style:parent-style-name="Domyślnaczcionkaakapitu" style:family="text">
      <style:text-properties fo:background-color="#80FFFF"/>
    </style:style>
    <style:style style:name="P520" style:parent-style-name="Normalny" style:family="paragraph">
      <style:paragraph-properties fo:text-align="justify" fo:line-height="150%"/>
    </style:style>
    <style:style style:name="T521" style:parent-style-name="Domyślnaczcionkaakapitu" style:family="text">
      <style:text-properties fo:background-color="#80FFFF" style:text-underline-type="single" style:text-underline-style="solid" style:text-underline-width="auto" style:text-underline-mode="continuous"/>
    </style:style>
    <style:style style:name="T522" style:parent-style-name="Domyślnaczcionkaakapitu" style:family="text">
      <style:text-properties style:text-underline-type="single" style:text-underline-style="solid" style:text-underline-width="auto" style:text-underline-mode="continuous"/>
    </style:style>
    <style:style style:name="T523" style:parent-style-name="Domyślnaczcionkaakapitu" style:family="text">
      <style:text-properties fo:background-color="#80FFFF" style:text-underline-type="single" style:text-underline-style="solid" style:text-underline-width="auto" style:text-underline-mode="continuous"/>
    </style:style>
    <style:style style:name="T524" style:parent-style-name="Domyślnaczcionkaakapitu" style:family="text">
      <style:text-properties style:text-underline-type="single" style:text-underline-style="solid" style:text-underline-width="auto" style:text-underline-mode="continuous"/>
    </style:style>
    <style:style style:name="P525" style:parent-style-name="Normalny" style:family="paragraph">
      <style:paragraph-properties fo:text-align="justify" fo:line-height="150%" fo:text-indent="0.2479in"/>
    </style:style>
    <style:style style:name="T526" style:parent-style-name="Domyślnaczcionkaakapitu" style:family="text">
      <style:text-properties fo:background-color="#80FFFF"/>
    </style:style>
    <style:style style:name="T527" style:parent-style-name="Domyślnaczcionkaakapitu" style:family="text">
      <style:text-properties fo:background-color="#80FFFF"/>
    </style:style>
    <style:style style:name="T528" style:parent-style-name="Domyślnaczcionkaakapitu" style:family="text">
      <style:text-properties fo:background-color="#80FFFF"/>
    </style:style>
    <style:style style:name="T529" style:parent-style-name="Domyślnaczcionkaakapitu" style:family="text">
      <style:text-properties fo:background-color="#80FFFF"/>
    </style:style>
    <style:style style:name="T530" style:parent-style-name="Domyślnaczcionkaakapitu" style:family="text">
      <style:text-properties fo:background-color="#80FFFF"/>
    </style:style>
    <style:style style:name="P531" style:parent-style-name="Normalny" style:family="paragraph">
      <style:paragraph-properties fo:text-align="justify" fo:line-height="150%" fo:text-indent="0.2479in"/>
    </style:style>
    <style:style style:name="T532" style:parent-style-name="Domyślnaczcionkaakapitu" style:family="text">
      <style:text-properties fo:background-color="#80FFFF"/>
    </style:style>
    <style:style style:name="T533" style:parent-style-name="Domyślnaczcionkaakapitu" style:family="text">
      <style:text-properties fo:background-color="#80FFFF"/>
    </style:style>
    <style:style style:name="P534" style:parent-style-name="Normalny" style:family="paragraph">
      <style:paragraph-properties fo:text-align="justify" fo:line-height="150%" fo:text-indent="0.2479in"/>
    </style:style>
    <style:style style:name="T535" style:parent-style-name="Domyślnaczcionkaakapitu" style:family="text">
      <style:text-properties fo:background-color="#80FFFF"/>
    </style:style>
    <style:style style:name="T536" style:parent-style-name="Domyślnaczcionkaakapitu" style:family="text">
      <style:text-properties fo:background-color="#80FFFF"/>
    </style:style>
    <style:style style:name="T537" style:parent-style-name="Domyślnaczcionkaakapitu" style:family="text">
      <style:text-properties fo:background-color="#80FFFF"/>
    </style:style>
    <style:style style:name="T538" style:parent-style-name="Domyślnaczcionkaakapitu" style:family="text">
      <style:text-properties fo:background-color="#80FFFF"/>
    </style:style>
    <style:style style:name="T539" style:parent-style-name="Domyślnaczcionkaakapitu" style:family="text">
      <style:text-properties fo:background-color="#80FFFF"/>
    </style:style>
    <style:style style:name="T540" style:parent-style-name="Domyślnaczcionkaakapitu" style:family="text">
      <style:text-properties fo:background-color="#80FFFF"/>
    </style:style>
    <style:style style:name="P541" style:parent-style-name="Normalny" style:family="paragraph">
      <style:paragraph-properties fo:text-align="justify" fo:line-height="150%" fo:text-indent="0.2479in"/>
    </style:style>
    <style:style style:name="T542" style:parent-style-name="Domyślnaczcionkaakapitu" style:family="text">
      <style:text-properties fo:background-color="#80FFFF"/>
    </style:style>
    <style:style style:name="T543" style:parent-style-name="Domyślnaczcionkaakapitu" style:family="text">
      <style:text-properties fo:background-color="#80FFFF"/>
    </style:style>
    <style:style style:name="T544" style:parent-style-name="Domyślnaczcionkaakapitu" style:family="text">
      <style:text-properties fo:background-color="#80FFFF"/>
    </style:style>
    <style:style style:name="T545" style:parent-style-name="Domyślnaczcionkaakapitu" style:family="text">
      <style:text-properties fo:background-color="#80FFFF"/>
    </style:style>
    <style:style style:name="P546" style:parent-style-name="Normalny" style:family="paragraph">
      <style:paragraph-properties fo:text-align="justify" fo:line-height="150%" fo:text-indent="0.2479in"/>
    </style:style>
    <style:style style:name="T547" style:parent-style-name="Domyślnaczcionkaakapitu" style:family="text">
      <style:text-properties fo:background-color="#80FFFF"/>
    </style:style>
    <style:style style:name="T548" style:parent-style-name="Domyślnaczcionkaakapitu" style:family="text">
      <style:text-properties fo:background-color="#80FFFF"/>
    </style:style>
    <style:style style:name="P549" style:parent-style-name="Normalny" style:family="paragraph">
      <style:paragraph-properties fo:text-align="justify" fo:line-height="150%" fo:text-indent="0.2479in"/>
    </style:style>
    <style:style style:name="P550" style:parent-style-name="Normalny" style:family="paragraph">
      <style:paragraph-properties fo:text-align="justify" fo:line-height="150%" fo:text-indent="0.2479in"/>
    </style:style>
    <style:style style:name="T551" style:parent-style-name="Domyślnaczcionkaakapitu" style:family="text">
      <style:text-properties fo:background-color="#80FFFF"/>
    </style:style>
    <style:style style:name="P552" style:parent-style-name="Normalny" style:family="paragraph">
      <style:paragraph-properties fo:text-align="justify" fo:line-height="150%"/>
    </style:style>
    <style:style style:name="P553" style:parent-style-name="Normalny" style:family="paragraph">
      <style:paragraph-properties fo:text-align="justify" fo:line-height="150%"/>
    </style:style>
    <style:style style:name="P554" style:parent-style-name="Normalny" style:family="paragraph">
      <style:paragraph-properties fo:text-align="justify" fo:line-height="150%"/>
    </style:style>
    <style:style style:name="P555" style:parent-style-name="Normalny" style:family="paragraph">
      <style:paragraph-properties fo:text-align="justify" fo:line-height="150%"/>
    </style:style>
    <style:style style:name="T556" style:parent-style-name="Domyślnaczcionkaakapitu" style:family="text">
      <style:text-properties fo:background-color="#80FFFF" style:text-underline-type="single" style:text-underline-style="solid" style:text-underline-width="auto" style:text-underline-mode="continuous"/>
    </style:style>
    <style:style style:name="T557" style:parent-style-name="Domyślnaczcionkaakapitu" style:family="text">
      <style:text-properties style:text-underline-type="single" style:text-underline-style="solid" style:text-underline-width="auto" style:text-underline-mode="continuous"/>
    </style:style>
    <style:style style:name="T558" style:parent-style-name="Domyślnaczcionkaakapitu" style:family="text">
      <style:text-properties fo:background-color="#80FFFF" style:text-underline-type="single" style:text-underline-style="solid" style:text-underline-width="auto" style:text-underline-mode="continuous"/>
    </style:style>
    <style:style style:name="T559" style:parent-style-name="Domyślnaczcionkaakapitu" style:family="text">
      <style:text-properties style:text-underline-type="single" style:text-underline-style="solid" style:text-underline-width="auto" style:text-underline-mode="continuous"/>
    </style:style>
    <style:style style:name="T560" style:parent-style-name="Domyślnaczcionkaakapitu" style:family="text">
      <style:text-properties fo:background-color="#80FFFF" style:text-underline-type="single" style:text-underline-style="solid" style:text-underline-width="auto" style:text-underline-mode="continuous"/>
    </style:style>
    <style:style style:name="T561" style:parent-style-name="Domyślnaczcionkaakapitu" style:family="text">
      <style:text-properties style:text-underline-type="single" style:text-underline-style="solid" style:text-underline-width="auto" style:text-underline-mode="continuous"/>
    </style:style>
    <style:style style:name="T562" style:parent-style-name="Domyślnaczcionkaakapitu" style:family="text">
      <style:text-properties fo:background-color="#80FFFF" style:text-underline-type="single" style:text-underline-style="solid" style:text-underline-width="auto" style:text-underline-mode="continuous"/>
    </style:style>
    <style:style style:name="T563" style:parent-style-name="Domyślnaczcionkaakapitu" style:family="text">
      <style:text-properties style:text-underline-type="single" style:text-underline-style="solid" style:text-underline-width="auto" style:text-underline-mode="continuous"/>
    </style:style>
    <style:style style:name="P564" style:parent-style-name="Normalny" style:family="paragraph">
      <style:paragraph-properties fo:text-align="justify" fo:line-height="150%" fo:text-indent="0.2479in"/>
    </style:style>
    <style:style style:name="T565" style:parent-style-name="Domyślnaczcionkaakapitu" style:family="text">
      <style:text-properties fo:background-color="#80FFFF"/>
    </style:style>
    <style:style style:name="T566" style:parent-style-name="Domyślnaczcionkaakapitu" style:family="text">
      <style:text-properties fo:background-color="#80FFFF"/>
    </style:style>
    <style:style style:name="T567" style:parent-style-name="Domyślnaczcionkaakapitu" style:family="text">
      <style:text-properties fo:background-color="#80FFFF"/>
    </style:style>
    <style:style style:name="T568" style:parent-style-name="Domyślnaczcionkaakapitu" style:family="text">
      <style:text-properties fo:background-color="#80FFFF"/>
    </style:style>
    <style:style style:name="T569" style:parent-style-name="Domyślnaczcionkaakapitu" style:family="text">
      <style:text-properties fo:background-color="#80FFFF"/>
    </style:style>
    <style:style style:name="T570" style:parent-style-name="Domyślnaczcionkaakapitu" style:family="text">
      <style:text-properties fo:background-color="#80FFFF"/>
    </style:style>
    <style:style style:name="T571" style:parent-style-name="Domyślnaczcionkaakapitu" style:family="text">
      <style:text-properties fo:background-color="#80FFFF"/>
    </style:style>
    <style:style style:name="T572" style:parent-style-name="Domyślnaczcionkaakapitu" style:family="text">
      <style:text-properties fo:background-color="#80FFFF"/>
    </style:style>
    <style:style style:name="T573" style:parent-style-name="Domyślnaczcionkaakapitu" style:family="text">
      <style:text-properties fo:background-color="#80FFFF"/>
    </style:style>
    <style:style style:name="T574" style:parent-style-name="Domyślnaczcionkaakapitu" style:family="text">
      <style:text-properties fo:background-color="#80FFFF"/>
    </style:style>
    <style:style style:name="T575" style:parent-style-name="Domyślnaczcionkaakapitu" style:family="text">
      <style:text-properties fo:background-color="#80FFFF"/>
    </style:style>
    <style:style style:name="P576" style:parent-style-name="Normalny" style:family="paragraph">
      <style:paragraph-properties fo:text-align="justify" fo:line-height="150%" fo:text-indent="0.2479in"/>
    </style:style>
    <style:style style:name="T577" style:parent-style-name="Domyślnaczcionkaakapitu" style:family="text">
      <style:text-properties fo:background-color="#80FFFF"/>
    </style:style>
    <style:style style:name="T578" style:parent-style-name="Domyślnaczcionkaakapitu" style:family="text">
      <style:text-properties fo:background-color="#80FFFF"/>
    </style:style>
    <style:style style:name="T579" style:parent-style-name="Domyślnaczcionkaakapitu" style:family="text">
      <style:text-properties fo:background-color="#80FFFF"/>
    </style:style>
    <style:style style:name="T580" style:parent-style-name="Domyślnaczcionkaakapitu" style:family="text">
      <style:text-properties fo:background-color="#80FFFF"/>
    </style:style>
    <style:style style:name="T581" style:parent-style-name="Domyślnaczcionkaakapitu" style:family="text">
      <style:text-properties fo:background-color="#80FFFF"/>
    </style:style>
    <style:style style:name="T582" style:parent-style-name="Domyślnaczcionkaakapitu" style:family="text">
      <style:text-properties fo:background-color="#80FFFF"/>
    </style:style>
    <style:style style:name="P583" style:parent-style-name="Normalny" style:family="paragraph">
      <style:paragraph-properties fo:text-align="justify" fo:line-height="150%" fo:text-indent="0.2479in"/>
    </style:style>
    <style:style style:name="T584" style:parent-style-name="Domyślnaczcionkaakapitu" style:family="text">
      <style:text-properties fo:background-color="#80FFFF"/>
    </style:style>
    <style:style style:name="T585" style:parent-style-name="Domyślnaczcionkaakapitu" style:family="text">
      <style:text-properties fo:background-color="#80FFFF"/>
    </style:style>
    <style:style style:name="P586" style:parent-style-name="Normalny" style:family="paragraph">
      <style:paragraph-properties fo:text-align="justify" fo:line-height="150%"/>
    </style:style>
    <style:style style:name="T587" style:parent-style-name="Domyślnaczcionkaakapitu" style:family="text">
      <style:text-properties fo:background-color="#80FFFF" style:text-underline-type="single" style:text-underline-style="solid" style:text-underline-width="auto" style:text-underline-mode="continuous"/>
    </style:style>
    <style:style style:name="T588" style:parent-style-name="Domyślnaczcionkaakapitu" style:family="text">
      <style:text-properties style:text-underline-type="single" style:text-underline-style="solid" style:text-underline-width="auto" style:text-underline-mode="continuous"/>
    </style:style>
    <style:style style:name="T589" style:parent-style-name="Domyślnaczcionkaakapitu" style:family="text">
      <style:text-properties fo:background-color="#80FFFF" style:text-underline-type="single" style:text-underline-style="solid" style:text-underline-width="auto" style:text-underline-mode="continuous"/>
    </style:style>
    <style:style style:name="T590" style:parent-style-name="Domyślnaczcionkaakapitu" style:family="text">
      <style:text-properties style:text-underline-type="single" style:text-underline-style="solid" style:text-underline-width="auto" style:text-underline-mode="continuous"/>
    </style:style>
    <style:style style:name="T591" style:parent-style-name="Domyślnaczcionkaakapitu" style:family="text">
      <style:text-properties fo:background-color="#80FFFF" style:text-underline-type="single" style:text-underline-style="solid" style:text-underline-width="auto" style:text-underline-mode="continuous"/>
    </style:style>
    <style:style style:name="T592" style:parent-style-name="Domyślnaczcionkaakapitu" style:family="text">
      <style:text-properties style:text-underline-type="single" style:text-underline-style="solid" style:text-underline-width="auto" style:text-underline-mode="continuous"/>
    </style:style>
    <style:style style:name="T593" style:parent-style-name="Domyślnaczcionkaakapitu" style:family="text">
      <style:text-properties fo:background-color="#80FFFF" style:text-underline-type="single" style:text-underline-style="solid" style:text-underline-width="auto" style:text-underline-mode="continuous"/>
    </style:style>
    <style:style style:name="T594" style:parent-style-name="Domyślnaczcionkaakapitu" style:family="text">
      <style:text-properties style:text-underline-type="single" style:text-underline-style="solid" style:text-underline-width="auto" style:text-underline-mode="continuous"/>
    </style:style>
    <style:style style:name="P595" style:parent-style-name="Normalny" style:family="paragraph">
      <style:paragraph-properties fo:text-align="justify" fo:line-height="150%" fo:text-indent="0.2479in"/>
    </style:style>
    <style:style style:name="T596" style:parent-style-name="Domyślnaczcionkaakapitu" style:family="text">
      <style:text-properties fo:background-color="#80FFFF"/>
    </style:style>
    <style:style style:name="T597" style:parent-style-name="Domyślnaczcionkaakapitu" style:family="text">
      <style:text-properties fo:background-color="#80FFFF"/>
    </style:style>
    <style:style style:name="T598" style:parent-style-name="Domyślnaczcionkaakapitu" style:family="text">
      <style:text-properties fo:background-color="#80FFFF"/>
    </style:style>
    <style:style style:name="T599" style:parent-style-name="Domyślnaczcionkaakapitu" style:family="text">
      <style:text-properties fo:background-color="#80FFFF"/>
    </style:style>
    <style:style style:name="T600" style:parent-style-name="Domyślnaczcionkaakapitu" style:family="text">
      <style:text-properties fo:background-color="#80FFFF"/>
    </style:style>
    <style:style style:name="P601" style:parent-style-name="Normalny" style:family="paragraph">
      <style:paragraph-properties fo:text-align="justify" fo:line-height="150%" fo:text-indent="0.2479in"/>
    </style:style>
    <style:style style:name="T602" style:parent-style-name="Domyślnaczcionkaakapitu" style:family="text">
      <style:text-properties fo:background-color="#80FFFF"/>
    </style:style>
    <style:style style:name="T603" style:parent-style-name="Domyślnaczcionkaakapitu" style:family="text">
      <style:text-properties fo:background-color="#80FFFF"/>
    </style:style>
    <style:style style:name="T604" style:parent-style-name="Domyślnaczcionkaakapitu" style:family="text">
      <style:text-properties fo:background-color="#80FFFF"/>
    </style:style>
    <style:style style:name="P605" style:parent-style-name="Normalny" style:family="paragraph">
      <style:paragraph-properties fo:text-align="justify" fo:line-height="150%" fo:text-indent="0.2479in"/>
    </style:style>
    <style:style style:name="P606" style:parent-style-name="Normalny" style:family="paragraph">
      <style:paragraph-properties fo:text-align="justify" fo:line-height="150%"/>
    </style:style>
    <style:style style:name="T607" style:parent-style-name="Domyślnaczcionkaakapitu" style:family="text">
      <style:text-properties fo:background-color="#80FFFF" style:text-underline-type="single" style:text-underline-style="solid" style:text-underline-width="auto" style:text-underline-mode="continuous"/>
    </style:style>
    <style:style style:name="T608" style:parent-style-name="Domyślnaczcionkaakapitu" style:family="text">
      <style:text-properties style:text-underline-type="single" style:text-underline-style="solid" style:text-underline-width="auto" style:text-underline-mode="continuous"/>
    </style:style>
    <style:style style:name="T609" style:parent-style-name="Domyślnaczcionkaakapitu" style:family="text">
      <style:text-properties fo:background-color="#80FFFF" style:text-underline-type="single" style:text-underline-style="solid" style:text-underline-width="auto" style:text-underline-mode="continuous"/>
    </style:style>
    <style:style style:name="T610" style:parent-style-name="Domyślnaczcionkaakapitu" style:family="text">
      <style:text-properties style:text-underline-type="single" style:text-underline-style="solid" style:text-underline-width="auto" style:text-underline-mode="continuous"/>
    </style:style>
    <style:style style:name="T611" style:parent-style-name="Domyślnaczcionkaakapitu" style:family="text">
      <style:text-properties fo:background-color="#80FFFF" style:text-underline-type="single" style:text-underline-style="solid" style:text-underline-width="auto" style:text-underline-mode="continuous"/>
    </style:style>
    <style:style style:name="T612" style:parent-style-name="Domyślnaczcionkaakapitu" style:family="text">
      <style:text-properties style:text-underline-type="single" style:text-underline-style="solid" style:text-underline-width="auto" style:text-underline-mode="continuous"/>
    </style:style>
    <style:style style:name="T613" style:parent-style-name="Domyślnaczcionkaakapitu" style:family="text">
      <style:text-properties fo:background-color="#80FFFF" style:text-underline-type="single" style:text-underline-style="solid" style:text-underline-width="auto" style:text-underline-mode="continuous"/>
    </style:style>
    <style:style style:name="T614" style:parent-style-name="Domyślnaczcionkaakapitu" style:family="text">
      <style:text-properties style:text-underline-type="single" style:text-underline-style="solid" style:text-underline-width="auto" style:text-underline-mode="continuous"/>
    </style:style>
    <style:style style:name="P615" style:parent-style-name="Normalny" style:family="paragraph">
      <style:paragraph-properties fo:text-align="justify" fo:line-height="150%" fo:text-indent="0.2479in"/>
    </style:style>
    <style:style style:name="P616" style:parent-style-name="Normalny" style:family="paragraph">
      <style:paragraph-properties fo:text-align="justify" fo:line-height="150%"/>
    </style:style>
    <style:style style:name="T617" style:parent-style-name="Domyślnaczcionkaakapitu" style:family="text">
      <style:text-properties style:text-underline-type="single" style:text-underline-style="solid" style:text-underline-width="auto" style:text-underline-mode="continuous"/>
    </style:style>
    <style:style style:name="T618" style:parent-style-name="Domyślnaczcionkaakapitu" style:family="text">
      <style:text-properties fo:background-color="#80FFFF" style:text-underline-type="single" style:text-underline-style="solid" style:text-underline-width="auto" style:text-underline-mode="continuous"/>
    </style:style>
    <style:style style:name="T619" style:parent-style-name="Domyślnaczcionkaakapitu" style:family="text">
      <style:text-properties style:text-underline-type="single" style:text-underline-style="solid" style:text-underline-width="auto" style:text-underline-mode="continuous"/>
    </style:style>
    <style:style style:name="P620" style:parent-style-name="Normalny" style:family="paragraph">
      <style:paragraph-properties fo:text-align="justify" fo:line-height="150%" fo:text-indent="0.2479in"/>
    </style:style>
    <style:style style:name="T621" style:parent-style-name="Domyślnaczcionkaakapitu" style:family="text">
      <style:text-properties fo:background-color="#80FFFF"/>
    </style:style>
    <style:style style:name="T622" style:parent-style-name="Domyślnaczcionkaakapitu" style:family="text">
      <style:text-properties fo:background-color="#80FFFF"/>
    </style:style>
    <style:style style:name="T623" style:parent-style-name="Domyślnaczcionkaakapitu" style:family="text">
      <style:text-properties fo:background-color="#80FFFF"/>
    </style:style>
    <style:style style:name="P624" style:parent-style-name="Normalny" style:family="paragraph">
      <style:paragraph-properties fo:text-align="justify" fo:line-height="150%" fo:text-indent="0.2479in"/>
    </style:style>
    <style:style style:name="T625" style:parent-style-name="Domyślnaczcionkaakapitu" style:family="text">
      <style:text-properties fo:background-color="#80FFFF"/>
    </style:style>
    <style:style style:name="T626" style:parent-style-name="Domyślnaczcionkaakapitu" style:family="text">
      <style:text-properties fo:background-color="#80FFFF"/>
    </style:style>
    <style:style style:name="T627" style:parent-style-name="Domyślnaczcionkaakapitu" style:family="text">
      <style:text-properties fo:background-color="#80FFFF"/>
    </style:style>
    <style:style style:name="T628" style:parent-style-name="Domyślnaczcionkaakapitu" style:family="text">
      <style:text-properties fo:background-color="#80FFFF"/>
    </style:style>
    <style:style style:name="T629" style:parent-style-name="Domyślnaczcionkaakapitu" style:family="text">
      <style:text-properties fo:background-color="#80FFFF"/>
    </style:style>
    <style:style style:name="T630" style:parent-style-name="Domyślnaczcionkaakapitu" style:family="text">
      <style:text-properties fo:background-color="#80FFFF"/>
    </style:style>
    <style:style style:name="P631" style:parent-style-name="Normalny" style:family="paragraph">
      <style:paragraph-properties fo:text-align="justify" fo:line-height="150%" fo:text-indent="0.2479in"/>
    </style:style>
    <style:style style:name="T632" style:parent-style-name="Domyślnaczcionkaakapitu" style:family="text">
      <style:text-properties fo:background-color="#80FFFF"/>
    </style:style>
    <style:style style:name="T633" style:parent-style-name="Domyślnaczcionkaakapitu" style:family="text">
      <style:text-properties fo:background-color="#80FFFF"/>
    </style:style>
    <style:style style:name="T634" style:parent-style-name="Domyślnaczcionkaakapitu" style:family="text">
      <style:text-properties fo:background-color="#80FFFF"/>
    </style:style>
    <style:style style:name="T635" style:parent-style-name="Domyślnaczcionkaakapitu" style:family="text">
      <style:text-properties fo:background-color="#80FFFF"/>
    </style:style>
    <style:style style:name="T636" style:parent-style-name="Domyślnaczcionkaakapitu" style:family="text">
      <style:text-properties fo:background-color="#80FFFF"/>
    </style:style>
    <style:style style:name="T637" style:parent-style-name="Domyślnaczcionkaakapitu" style:family="text">
      <style:text-properties fo:background-color="#80FFFF"/>
    </style:style>
    <style:style style:name="P638" style:parent-style-name="Normalny" style:family="paragraph">
      <style:paragraph-properties fo:text-align="justify" fo:line-height="150%" fo:text-indent="0.2479in"/>
    </style:style>
    <style:style style:name="T639" style:parent-style-name="Domyślnaczcionkaakapitu" style:family="text">
      <style:text-properties fo:background-color="#80FFFF"/>
    </style:style>
    <style:style style:name="T640" style:parent-style-name="Domyślnaczcionkaakapitu" style:family="text">
      <style:text-properties fo:background-color="#80FFFF"/>
    </style:style>
    <style:style style:name="T641" style:parent-style-name="Domyślnaczcionkaakapitu" style:family="text">
      <style:text-properties fo:background-color="#80FFFF"/>
    </style:style>
    <style:style style:name="T642" style:parent-style-name="Domyślnaczcionkaakapitu" style:family="text">
      <style:text-properties fo:background-color="#80FFFF"/>
    </style:style>
    <style:style style:name="P643" style:parent-style-name="Normalny" style:family="paragraph">
      <style:paragraph-properties fo:text-align="justify" fo:line-height="150%"/>
    </style:style>
    <style:style style:name="T644" style:parent-style-name="Domyślnaczcionkaakapitu" style:family="text">
      <style:text-properties fo:background-color="#80FFFF" style:text-underline-type="single" style:text-underline-style="solid" style:text-underline-width="auto" style:text-underline-mode="continuous"/>
    </style:style>
    <style:style style:name="T645" style:parent-style-name="Domyślnaczcionkaakapitu" style:family="text">
      <style:text-properties style:text-underline-type="single" style:text-underline-style="solid" style:text-underline-width="auto" style:text-underline-mode="continuous"/>
    </style:style>
    <style:style style:name="T646" style:parent-style-name="Domyślnaczcionkaakapitu" style:family="text">
      <style:text-properties fo:background-color="#80FFFF" style:text-underline-type="single" style:text-underline-style="solid" style:text-underline-width="auto" style:text-underline-mode="continuous"/>
    </style:style>
    <style:style style:name="T647" style:parent-style-name="Domyślnaczcionkaakapitu" style:family="text">
      <style:text-properties style:text-underline-type="single" style:text-underline-style="solid" style:text-underline-width="auto" style:text-underline-mode="continuous"/>
    </style:style>
    <style:style style:name="T648" style:parent-style-name="Domyślnaczcionkaakapitu" style:family="text">
      <style:text-properties fo:background-color="#80FFFF" style:text-underline-type="single" style:text-underline-style="solid" style:text-underline-width="auto" style:text-underline-mode="continuous"/>
    </style:style>
    <style:style style:name="T649" style:parent-style-name="Domyślnaczcionkaakapitu" style:family="text">
      <style:text-properties style:text-underline-type="single" style:text-underline-style="solid" style:text-underline-width="auto" style:text-underline-mode="continuous"/>
    </style:style>
    <style:style style:name="T650" style:parent-style-name="Domyślnaczcionkaakapitu" style:family="text">
      <style:text-properties fo:background-color="#80FFFF" style:text-underline-type="single" style:text-underline-style="solid" style:text-underline-width="auto" style:text-underline-mode="continuous"/>
    </style:style>
    <style:style style:name="T651" style:parent-style-name="Domyślnaczcionkaakapitu" style:family="text">
      <style:text-properties style:text-underline-type="single" style:text-underline-style="solid" style:text-underline-width="auto" style:text-underline-mode="continuous"/>
    </style:style>
    <style:style style:name="P652" style:parent-style-name="Normalny" style:family="paragraph">
      <style:paragraph-properties fo:text-align="justify" fo:line-height="150%" fo:text-indent="0.2479in"/>
    </style:style>
    <style:style style:name="P653" style:parent-style-name="Normalny" style:family="paragraph">
      <style:paragraph-properties fo:text-align="justify" fo:line-height="150%"/>
    </style:style>
    <style:style style:name="T654" style:parent-style-name="Domyślnaczcionkaakapitu" style:family="text">
      <style:text-properties style:text-underline-type="single" style:text-underline-style="solid" style:text-underline-width="auto" style:text-underline-mode="continuous"/>
    </style:style>
    <style:style style:name="T655" style:parent-style-name="Domyślnaczcionkaakapitu" style:family="text">
      <style:text-properties fo:background-color="#80FFFF" style:text-underline-type="single" style:text-underline-style="solid" style:text-underline-width="auto" style:text-underline-mode="continuous"/>
    </style:style>
    <style:style style:name="P656" style:parent-style-name="Normalny" style:family="paragraph">
      <style:paragraph-properties fo:text-align="justify" fo:line-height="150%" fo:text-indent="0.2479in"/>
    </style:style>
    <style:style style:name="T657" style:parent-style-name="Domyślnaczcionkaakapitu" style:family="text">
      <style:text-properties fo:background-color="#80FFFF"/>
    </style:style>
    <style:style style:name="T658" style:parent-style-name="Domyślnaczcionkaakapitu" style:family="text">
      <style:text-properties fo:background-color="#80FFFF"/>
    </style:style>
    <style:style style:name="T659" style:parent-style-name="Domyślnaczcionkaakapitu" style:family="text">
      <style:text-properties fo:background-color="#80FFFF"/>
    </style:style>
    <style:style style:name="P660" style:parent-style-name="Normalny" style:family="paragraph">
      <style:paragraph-properties fo:text-align="justify" fo:line-height="150%" fo:text-indent="0.2479in"/>
    </style:style>
    <style:style style:name="T661" style:parent-style-name="Domyślnaczcionkaakapitu" style:family="text">
      <style:text-properties fo:background-color="#80FFFF"/>
    </style:style>
    <style:style style:name="T662" style:parent-style-name="Domyślnaczcionkaakapitu" style:family="text">
      <style:text-properties fo:background-color="#80FFFF"/>
    </style:style>
    <style:style style:name="T663" style:parent-style-name="Domyślnaczcionkaakapitu" style:family="text">
      <style:text-properties fo:background-color="#80FFFF"/>
    </style:style>
    <style:style style:name="T664" style:parent-style-name="Domyślnaczcionkaakapitu" style:family="text">
      <style:text-properties fo:background-color="#80FFFF"/>
    </style:style>
    <style:style style:name="T665" style:parent-style-name="Domyślnaczcionkaakapitu" style:family="text">
      <style:text-properties fo:background-color="#80FFFF"/>
    </style:style>
    <style:style style:name="T666" style:parent-style-name="Domyślnaczcionkaakapitu" style:family="text">
      <style:text-properties fo:background-color="#80FFFF"/>
    </style:style>
    <style:style style:name="T667" style:parent-style-name="Domyślnaczcionkaakapitu" style:family="text">
      <style:text-properties fo:background-color="#80FFFF"/>
    </style:style>
    <style:style style:name="T668" style:parent-style-name="Domyślnaczcionkaakapitu" style:family="text">
      <style:text-properties fo:background-color="#80FFFF"/>
    </style:style>
    <style:style style:name="T669" style:parent-style-name="Domyślnaczcionkaakapitu" style:family="text">
      <style:text-properties fo:background-color="#80FFFF"/>
    </style:style>
    <style:style style:name="T670" style:parent-style-name="Domyślnaczcionkaakapitu" style:family="text">
      <style:text-properties fo:background-color="#80FFFF"/>
    </style:style>
    <style:style style:name="T671" style:parent-style-name="Domyślnaczcionkaakapitu" style:family="text">
      <style:text-properties fo:background-color="#80FFFF"/>
    </style:style>
    <style:style style:name="T672" style:parent-style-name="Domyślnaczcionkaakapitu" style:family="text">
      <style:text-properties fo:background-color="#80FFFF"/>
    </style:style>
    <style:style style:name="T673" style:parent-style-name="Domyślnaczcionkaakapitu" style:family="text">
      <style:text-properties fo:background-color="#80FFFF"/>
    </style:style>
    <style:style style:name="T674" style:parent-style-name="Domyślnaczcionkaakapitu" style:family="text">
      <style:text-properties fo:background-color="#80FFFF"/>
    </style:style>
    <style:style style:name="T675" style:parent-style-name="Domyślnaczcionkaakapitu" style:family="text">
      <style:text-properties fo:background-color="#80FFFF"/>
    </style:style>
    <style:style style:name="T676" style:parent-style-name="Domyślnaczcionkaakapitu" style:family="text">
      <style:text-properties fo:background-color="#80FFFF"/>
    </style:style>
    <style:style style:name="T677" style:parent-style-name="Domyślnaczcionkaakapitu" style:family="text">
      <style:text-properties fo:background-color="#80FFFF"/>
    </style:style>
    <style:style style:name="T678" style:parent-style-name="Domyślnaczcionkaakapitu" style:family="text">
      <style:text-properties fo:background-color="#80FFFF"/>
    </style:style>
    <style:style style:name="T679" style:parent-style-name="Domyślnaczcionkaakapitu" style:family="text">
      <style:text-properties fo:background-color="#80FFFF"/>
    </style:style>
    <style:style style:name="T680" style:parent-style-name="Domyślnaczcionkaakapitu" style:family="text">
      <style:text-properties fo:background-color="#80FFFF"/>
    </style:style>
    <style:style style:name="T681" style:parent-style-name="Domyślnaczcionkaakapitu" style:family="text">
      <style:text-properties fo:background-color="#80FFFF"/>
    </style:style>
    <style:style style:name="T682" style:parent-style-name="Domyślnaczcionkaakapitu" style:family="text">
      <style:text-properties fo:background-color="#80FFFF"/>
    </style:style>
    <style:style style:name="T683" style:parent-style-name="Domyślnaczcionkaakapitu" style:family="text">
      <style:text-properties fo:background-color="#80FFFF"/>
    </style:style>
    <style:style style:name="T684" style:parent-style-name="Domyślnaczcionkaakapitu" style:family="text">
      <style:text-properties fo:background-color="#80FFFF"/>
    </style:style>
    <style:style style:name="P685" style:parent-style-name="Normalny" style:family="paragraph">
      <style:paragraph-properties fo:text-align="justify" fo:line-height="150%"/>
    </style:style>
    <style:style style:name="T686" style:parent-style-name="Domyślnaczcionkaakapitu" style:family="text">
      <style:text-properties fo:background-color="#80FFFF" style:text-underline-type="single" style:text-underline-style="solid" style:text-underline-width="auto" style:text-underline-mode="continuous"/>
    </style:style>
    <style:style style:name="T687" style:parent-style-name="Domyślnaczcionkaakapitu" style:family="text">
      <style:text-properties style:text-underline-type="single" style:text-underline-style="solid" style:text-underline-width="auto" style:text-underline-mode="continuous"/>
    </style:style>
    <style:style style:name="T688" style:parent-style-name="Domyślnaczcionkaakapitu" style:family="text">
      <style:text-properties fo:background-color="#80FFFF" style:text-underline-type="single" style:text-underline-style="solid" style:text-underline-width="auto" style:text-underline-mode="continuous"/>
    </style:style>
    <style:style style:name="T689" style:parent-style-name="Domyślnaczcionkaakapitu" style:family="text">
      <style:text-properties style:text-underline-type="single" style:text-underline-style="solid" style:text-underline-width="auto" style:text-underline-mode="continuous"/>
    </style:style>
    <style:style style:name="T690" style:parent-style-name="Domyślnaczcionkaakapitu" style:family="text">
      <style:text-properties fo:background-color="#80FFFF" style:text-underline-type="single" style:text-underline-style="solid" style:text-underline-width="auto" style:text-underline-mode="continuous"/>
    </style:style>
    <style:style style:name="T691" style:parent-style-name="Domyślnaczcionkaakapitu" style:family="text">
      <style:text-properties style:text-underline-type="single" style:text-underline-style="solid" style:text-underline-width="auto" style:text-underline-mode="continuous"/>
    </style:style>
    <style:style style:name="T692" style:parent-style-name="Domyślnaczcionkaakapitu" style:family="text">
      <style:text-properties fo:background-color="#80FFFF" style:text-underline-type="single" style:text-underline-style="solid" style:text-underline-width="auto" style:text-underline-mode="continuous"/>
    </style:style>
    <style:style style:name="T693" style:parent-style-name="Domyślnaczcionkaakapitu" style:family="text">
      <style:text-properties style:text-underline-type="single" style:text-underline-style="solid" style:text-underline-width="auto" style:text-underline-mode="continuous"/>
    </style:style>
    <style:style style:name="P694" style:parent-style-name="Normalny" style:family="paragraph">
      <style:paragraph-properties fo:text-align="justify" fo:line-height="150%" fo:text-indent="0.2479in"/>
    </style:style>
    <style:style style:name="T695" style:parent-style-name="Domyślnaczcionkaakapitu" style:family="text">
      <style:text-properties fo:background-color="#80FFFF"/>
    </style:style>
    <style:style style:name="T696" style:parent-style-name="Domyślnaczcionkaakapitu" style:family="text">
      <style:text-properties fo:background-color="#80FFFF"/>
    </style:style>
    <style:style style:name="T697" style:parent-style-name="Domyślnaczcionkaakapitu" style:family="text">
      <style:text-properties fo:background-color="#80FFFF"/>
    </style:style>
    <style:style style:name="T698" style:parent-style-name="Domyślnaczcionkaakapitu" style:family="text">
      <style:text-properties fo:background-color="#80FFFF"/>
    </style:style>
    <style:style style:name="T699" style:parent-style-name="Domyślnaczcionkaakapitu" style:family="text">
      <style:text-properties fo:background-color="#80FFFF"/>
    </style:style>
    <style:style style:name="T700" style:parent-style-name="Domyślnaczcionkaakapitu" style:family="text">
      <style:text-properties fo:background-color="#80FFFF"/>
    </style:style>
    <style:style style:name="T701" style:parent-style-name="Domyślnaczcionkaakapitu" style:family="text">
      <style:text-properties fo:background-color="#80FFFF"/>
    </style:style>
    <style:style style:name="T702" style:parent-style-name="Domyślnaczcionkaakapitu" style:family="text">
      <style:text-properties fo:background-color="#80FFFF"/>
    </style:style>
    <style:style style:name="T703" style:parent-style-name="Domyślnaczcionkaakapitu" style:family="text">
      <style:text-properties fo:background-color="#80FFFF"/>
    </style:style>
    <style:style style:name="T704" style:parent-style-name="Domyślnaczcionkaakapitu" style:family="text">
      <style:text-properties fo:background-color="#80FFFF"/>
    </style:style>
    <style:style style:name="T705" style:parent-style-name="Domyślnaczcionkaakapitu" style:family="text">
      <style:text-properties fo:background-color="#80FFFF"/>
    </style:style>
    <style:style style:name="T706" style:parent-style-name="Domyślnaczcionkaakapitu" style:family="text">
      <style:text-properties fo:background-color="#80FFFF"/>
    </style:style>
    <style:style style:name="T707" style:parent-style-name="Domyślnaczcionkaakapitu" style:family="text">
      <style:text-properties fo:background-color="#80FFFF"/>
    </style:style>
    <style:style style:name="T708" style:parent-style-name="Domyślnaczcionkaakapitu" style:family="text">
      <style:text-properties fo:background-color="#80FFFF"/>
    </style:style>
    <style:style style:name="T709" style:parent-style-name="Domyślnaczcionkaakapitu" style:family="text">
      <style:text-properties fo:background-color="#80FFFF"/>
    </style:style>
    <style:style style:name="T710" style:parent-style-name="Domyślnaczcionkaakapitu" style:family="text">
      <style:text-properties fo:background-color="#80FFFF"/>
    </style:style>
    <style:style style:name="T711" style:parent-style-name="Domyślnaczcionkaakapitu" style:family="text">
      <style:text-properties fo:background-color="#80FFFF"/>
    </style:style>
    <style:style style:name="P712" style:parent-style-name="Normalny" style:family="paragraph">
      <style:paragraph-properties fo:text-align="justify" fo:line-height="150%" fo:text-indent="0.2479in"/>
    </style:style>
    <style:style style:name="T713" style:parent-style-name="Domyślnaczcionkaakapitu" style:family="text">
      <style:text-properties fo:background-color="#80FFFF"/>
    </style:style>
    <style:style style:name="T714" style:parent-style-name="Domyślnaczcionkaakapitu" style:family="text">
      <style:text-properties fo:background-color="#80FFFF"/>
    </style:style>
    <style:style style:name="T715" style:parent-style-name="Domyślnaczcionkaakapitu" style:family="text">
      <style:text-properties fo:background-color="#80FFFF"/>
    </style:style>
    <style:style style:name="T716" style:parent-style-name="Domyślnaczcionkaakapitu" style:family="text">
      <style:text-properties fo:background-color="#80FFFF"/>
    </style:style>
    <style:style style:name="T717" style:parent-style-name="Domyślnaczcionkaakapitu" style:family="text">
      <style:text-properties fo:background-color="#80FFFF"/>
    </style:style>
    <style:style style:name="P718" style:parent-style-name="Normalny" style:family="paragraph">
      <style:paragraph-properties fo:text-align="justify" fo:line-height="150%" fo:text-indent="0.2479in"/>
    </style:style>
    <style:style style:name="T719" style:parent-style-name="Domyślnaczcionkaakapitu" style:family="text">
      <style:text-properties fo:background-color="#80FFFF"/>
    </style:style>
    <style:style style:name="T720" style:parent-style-name="Domyślnaczcionkaakapitu" style:family="text">
      <style:text-properties fo:background-color="#80FFFF"/>
    </style:style>
    <style:style style:name="P721" style:parent-style-name="Normalny" style:family="paragraph">
      <style:paragraph-properties fo:text-align="justify" fo:line-height="150%" fo:text-indent="0.2479in"/>
    </style:style>
    <style:style style:name="T722" style:parent-style-name="Domyślnaczcionkaakapitu" style:family="text">
      <style:text-properties fo:background-color="#80FFFF"/>
    </style:style>
    <style:style style:name="T723" style:parent-style-name="Domyślnaczcionkaakapitu" style:family="text">
      <style:text-properties fo:background-color="#80FFFF"/>
    </style:style>
    <style:style style:name="T724" style:parent-style-name="Domyślnaczcionkaakapitu" style:family="text">
      <style:text-properties fo:background-color="#80FFFF"/>
    </style:style>
    <style:style style:name="P725" style:parent-style-name="Normalny" style:family="paragraph">
      <style:paragraph-properties fo:text-align="justify" fo:line-height="150%"/>
    </style:style>
    <style:style style:name="T726" style:parent-style-name="Domyślnaczcionkaakapitu" style:family="text">
      <style:text-properties style:text-underline-type="single" style:text-underline-style="solid" style:text-underline-width="auto" style:text-underline-mode="continuous"/>
    </style:style>
    <style:style style:name="T727" style:parent-style-name="Domyślnaczcionkaakapitu" style:family="text">
      <style:text-properties fo:background-color="#80FFFF" style:text-underline-type="single" style:text-underline-style="solid" style:text-underline-width="auto" style:text-underline-mode="continuous"/>
    </style:style>
    <style:style style:name="T728" style:parent-style-name="Domyślnaczcionkaakapitu" style:family="text">
      <style:text-properties style:text-underline-type="single" style:text-underline-style="solid" style:text-underline-width="auto" style:text-underline-mode="continuous"/>
    </style:style>
    <style:style style:name="T729" style:parent-style-name="Domyślnaczcionkaakapitu" style:family="text">
      <style:text-properties fo:background-color="#80FFFF" style:text-underline-type="single" style:text-underline-style="solid" style:text-underline-width="auto" style:text-underline-mode="continuous"/>
    </style:style>
    <style:style style:name="T730" style:parent-style-name="Domyślnaczcionkaakapitu" style:family="text">
      <style:text-properties style:text-underline-type="single" style:text-underline-style="solid" style:text-underline-width="auto" style:text-underline-mode="continuous"/>
    </style:style>
    <style:style style:name="T731" style:parent-style-name="Domyślnaczcionkaakapitu" style:family="text">
      <style:text-properties fo:background-color="#80FFFF" style:text-underline-type="single" style:text-underline-style="solid" style:text-underline-width="auto" style:text-underline-mode="continuous"/>
    </style:style>
    <style:style style:name="T732" style:parent-style-name="Domyślnaczcionkaakapitu" style:family="text">
      <style:text-properties style:text-underline-type="single" style:text-underline-style="solid" style:text-underline-width="auto" style:text-underline-mode="continuous"/>
    </style:style>
    <style:style style:name="P733" style:parent-style-name="Normalny" style:family="paragraph">
      <style:paragraph-properties fo:text-align="justify" fo:line-height="150%" fo:text-indent="0.2479in"/>
    </style:style>
    <style:style style:name="T734" style:parent-style-name="Domyślnaczcionkaakapitu" style:family="text">
      <style:text-properties fo:background-color="#80FFFF"/>
    </style:style>
    <style:style style:name="T735" style:parent-style-name="Domyślnaczcionkaakapitu" style:family="text">
      <style:text-properties fo:background-color="#80FFFF"/>
    </style:style>
    <style:style style:name="P736" style:parent-style-name="Normalny" style:family="paragraph">
      <style:paragraph-properties fo:text-align="justify" fo:line-height="150%" fo:text-indent="0.2479in"/>
    </style:style>
    <style:style style:name="T737" style:parent-style-name="Domyślnaczcionkaakapitu" style:family="text">
      <style:text-properties fo:background-color="#80FFFF"/>
    </style:style>
    <style:style style:name="T738" style:parent-style-name="Domyślnaczcionkaakapitu" style:family="text">
      <style:text-properties fo:background-color="#80FFFF"/>
    </style:style>
    <style:style style:name="T739" style:parent-style-name="Domyślnaczcionkaakapitu" style:family="text">
      <style:text-properties fo:background-color="#80FFFF"/>
    </style:style>
    <style:style style:name="P740" style:parent-style-name="Normalny" style:family="paragraph">
      <style:paragraph-properties fo:text-align="justify" fo:line-height="150%"/>
    </style:style>
    <style:style style:name="T741" style:parent-style-name="Domyślnaczcionkaakapitu" style:family="text">
      <style:text-properties style:text-underline-type="single" style:text-underline-style="solid" style:text-underline-width="auto" style:text-underline-mode="continuous"/>
    </style:style>
    <style:style style:name="T742" style:parent-style-name="Domyślnaczcionkaakapitu" style:family="text">
      <style:text-properties fo:background-color="#80FFFF" style:text-underline-type="single" style:text-underline-style="solid" style:text-underline-width="auto" style:text-underline-mode="continuous"/>
    </style:style>
    <style:style style:name="T743" style:parent-style-name="Domyślnaczcionkaakapitu" style:family="text">
      <style:text-properties style:text-underline-type="single" style:text-underline-style="solid" style:text-underline-width="auto" style:text-underline-mode="continuous"/>
    </style:style>
    <style:style style:name="P744" style:parent-style-name="Normalny" style:family="paragraph">
      <style:paragraph-properties fo:text-align="justify" fo:line-height="150%" fo:text-indent="0.2479in"/>
    </style:style>
    <style:style style:name="T745" style:parent-style-name="Domyślnaczcionkaakapitu" style:family="text">
      <style:text-properties fo:background-color="#80FFFF"/>
    </style:style>
    <style:style style:name="P746" style:parent-style-name="Normalny" style:family="paragraph">
      <style:paragraph-properties fo:text-align="justify" fo:line-height="150%" fo:text-indent="0.2479in"/>
    </style:style>
    <style:style style:name="T747" style:parent-style-name="Domyślnaczcionkaakapitu" style:family="text">
      <style:text-properties fo:background-color="#80FFFF"/>
    </style:style>
    <style:style style:name="T748" style:parent-style-name="Domyślnaczcionkaakapitu" style:family="text">
      <style:text-properties fo:background-color="#80FFFF"/>
    </style:style>
    <style:style style:name="T749" style:parent-style-name="Domyślnaczcionkaakapitu" style:family="text">
      <style:text-properties fo:background-color="#80FFFF"/>
    </style:style>
    <style:style style:name="P750" style:parent-style-name="Normalny" style:family="paragraph">
      <style:paragraph-properties fo:text-align="justify" fo:line-height="150%" fo:text-indent="0.2479in"/>
    </style:style>
    <style:style style:name="T751" style:parent-style-name="Domyślnaczcionkaakapitu" style:family="text">
      <style:text-properties fo:background-color="#80FFFF"/>
    </style:style>
    <style:style style:name="T752" style:parent-style-name="Domyślnaczcionkaakapitu" style:family="text">
      <style:text-properties fo:background-color="#80FFFF"/>
    </style:style>
    <style:style style:name="P753" style:parent-style-name="Normalny" style:family="paragraph">
      <style:paragraph-properties fo:text-align="justify" fo:line-height="150%" fo:text-indent="0.2479in"/>
    </style:style>
    <style:style style:name="T754" style:parent-style-name="Domyślnaczcionkaakapitu" style:family="text">
      <style:text-properties fo:background-color="#80FFFF"/>
    </style:style>
    <style:style style:name="T755" style:parent-style-name="Domyślnaczcionkaakapitu" style:family="text">
      <style:text-properties fo:background-color="#80FFFF"/>
    </style:style>
    <style:style style:name="T756" style:parent-style-name="Domyślnaczcionkaakapitu" style:family="text">
      <style:text-properties fo:background-color="#80FFFF"/>
    </style:style>
    <style:style style:name="T757" style:parent-style-name="Domyślnaczcionkaakapitu" style:family="text">
      <style:text-properties fo:background-color="#80FFFF"/>
    </style:style>
    <style:style style:name="P758" style:parent-style-name="Normalny" style:family="paragraph">
      <style:paragraph-properties fo:text-align="justify" fo:line-height="150%" fo:text-indent="0.2479in"/>
    </style:style>
    <style:style style:name="T759" style:parent-style-name="Domyślnaczcionkaakapitu" style:family="text">
      <style:text-properties fo:background-color="#80FFFF"/>
    </style:style>
    <style:style style:name="P760" style:parent-style-name="Normalny" style:family="paragraph">
      <style:paragraph-properties fo:text-align="justify" fo:line-height="150%"/>
    </style:style>
    <style:style style:name="T761" style:parent-style-name="Domyślnaczcionkaakapitu" style:family="text">
      <style:text-properties style:text-underline-type="single" style:text-underline-style="solid" style:text-underline-width="auto" style:text-underline-mode="continuous"/>
    </style:style>
    <style:style style:name="T762" style:parent-style-name="Domyślnaczcionkaakapitu" style:family="text">
      <style:text-properties fo:background-color="#80FFFF" style:text-underline-type="single" style:text-underline-style="solid" style:text-underline-width="auto" style:text-underline-mode="continuous"/>
    </style:style>
    <style:style style:name="T763" style:parent-style-name="Domyślnaczcionkaakapitu" style:family="text">
      <style:text-properties style:text-underline-type="single" style:text-underline-style="solid" style:text-underline-width="auto" style:text-underline-mode="continuous"/>
    </style:style>
    <style:style style:name="T764" style:parent-style-name="Domyślnaczcionkaakapitu" style:family="text">
      <style:text-properties fo:background-color="#80FFFF" style:text-underline-type="single" style:text-underline-style="solid" style:text-underline-width="auto" style:text-underline-mode="continuous"/>
    </style:style>
    <style:style style:name="T765" style:parent-style-name="Domyślnaczcionkaakapitu" style:family="text">
      <style:text-properties style:text-underline-type="single" style:text-underline-style="solid" style:text-underline-width="auto" style:text-underline-mode="continuous"/>
    </style:style>
    <style:style style:name="T766" style:parent-style-name="Domyślnaczcionkaakapitu" style:family="text">
      <style:text-properties fo:background-color="#80FFFF" style:text-underline-type="single" style:text-underline-style="solid" style:text-underline-width="auto" style:text-underline-mode="continuous"/>
    </style:style>
    <style:style style:name="P767" style:parent-style-name="Normalny" style:family="paragraph">
      <style:paragraph-properties fo:text-align="justify" fo:line-height="150%" fo:text-indent="0.2479in"/>
    </style:style>
    <style:style style:name="T768" style:parent-style-name="Domyślnaczcionkaakapitu" style:family="text">
      <style:text-properties fo:background-color="#80FFFF"/>
    </style:style>
    <style:style style:name="T769" style:parent-style-name="Domyślnaczcionkaakapitu" style:family="text">
      <style:text-properties fo:background-color="#80FFFF"/>
    </style:style>
    <style:style style:name="T770" style:parent-style-name="Domyślnaczcionkaakapitu" style:family="text">
      <style:text-properties fo:background-color="#80FFFF"/>
    </style:style>
    <style:style style:name="P771" style:parent-style-name="Normalny" style:family="paragraph">
      <style:paragraph-properties fo:text-align="justify" fo:line-height="150%" fo:text-indent="0.2479in"/>
    </style:style>
    <style:style style:name="T772" style:parent-style-name="Domyślnaczcionkaakapitu" style:family="text">
      <style:text-properties fo:background-color="#80FFFF"/>
    </style:style>
    <style:style style:name="T773" style:parent-style-name="Domyślnaczcionkaakapitu" style:family="text">
      <style:text-properties fo:background-color="#80FFFF"/>
    </style:style>
    <style:style style:name="T774" style:parent-style-name="Domyślnaczcionkaakapitu" style:family="text">
      <style:text-properties fo:background-color="#80FFFF"/>
    </style:style>
    <style:style style:name="T775" style:parent-style-name="Domyślnaczcionkaakapitu" style:family="text">
      <style:text-properties fo:background-color="#80FFFF"/>
    </style:style>
    <style:style style:name="T776" style:parent-style-name="Domyślnaczcionkaakapitu" style:family="text">
      <style:text-properties fo:background-color="#80FFFF"/>
    </style:style>
    <style:style style:name="P777" style:parent-style-name="Normalny" style:family="paragraph">
      <style:paragraph-properties fo:text-align="justify" fo:line-height="150%" fo:text-indent="0.2479in"/>
    </style:style>
    <style:style style:name="T778" style:parent-style-name="Domyślnaczcionkaakapitu" style:family="text">
      <style:text-properties fo:background-color="#80FFFF"/>
    </style:style>
    <style:style style:name="P779" style:parent-style-name="Normalny" style:family="paragraph">
      <style:paragraph-properties fo:text-align="justify" fo:line-height="150%" fo:text-indent="0.2479in"/>
    </style:style>
    <style:style style:name="T780" style:parent-style-name="Domyślnaczcionkaakapitu" style:family="text">
      <style:text-properties fo:background-color="#80FFFF"/>
    </style:style>
    <style:style style:name="T781" style:parent-style-name="Domyślnaczcionkaakapitu" style:family="text">
      <style:text-properties fo:background-color="#80FFFF"/>
    </style:style>
    <style:style style:name="P782" style:parent-style-name="Normalny" style:family="paragraph">
      <style:paragraph-properties fo:text-align="justify" fo:line-height="150%" fo:text-indent="0.2479in"/>
    </style:style>
    <style:style style:name="T783" style:parent-style-name="Domyślnaczcionkaakapitu" style:family="text">
      <style:text-properties fo:background-color="#80FFFF"/>
    </style:style>
    <style:style style:name="T784" style:parent-style-name="Domyślnaczcionkaakapitu" style:family="text">
      <style:text-properties fo:background-color="#80FFFF"/>
    </style:style>
    <style:style style:name="P785" style:parent-style-name="Normalny" style:family="paragraph">
      <style:paragraph-properties fo:text-align="justify" fo:line-height="150%"/>
    </style:style>
    <style:style style:name="T786" style:parent-style-name="Domyślnaczcionkaakapitu" style:family="text">
      <style:text-properties fo:background-color="#80FFFF" style:text-underline-type="single" style:text-underline-style="solid" style:text-underline-width="auto" style:text-underline-mode="continuous"/>
    </style:style>
    <style:style style:name="T787" style:parent-style-name="Domyślnaczcionkaakapitu" style:family="text">
      <style:text-properties style:text-underline-type="single" style:text-underline-style="solid" style:text-underline-width="auto" style:text-underline-mode="continuous"/>
    </style:style>
    <style:style style:name="T788" style:parent-style-name="Domyślnaczcionkaakapitu" style:family="text">
      <style:text-properties fo:background-color="#80FFFF" style:text-underline-type="single" style:text-underline-style="solid" style:text-underline-width="auto" style:text-underline-mode="continuous"/>
    </style:style>
    <style:style style:name="T789" style:parent-style-name="Domyślnaczcionkaakapitu" style:family="text">
      <style:text-properties style:text-underline-type="single" style:text-underline-style="solid" style:text-underline-width="auto" style:text-underline-mode="continuous"/>
    </style:style>
    <style:style style:name="T790" style:parent-style-name="Domyślnaczcionkaakapitu" style:family="text">
      <style:text-properties fo:background-color="#80FFFF" style:text-underline-type="single" style:text-underline-style="solid" style:text-underline-width="auto" style:text-underline-mode="continuous"/>
    </style:style>
    <style:style style:name="T791" style:parent-style-name="Domyślnaczcionkaakapitu" style:family="text">
      <style:text-properties style:text-underline-type="single" style:text-underline-style="solid" style:text-underline-width="auto" style:text-underline-mode="continuous"/>
    </style:style>
    <style:style style:name="T792" style:parent-style-name="Domyślnaczcionkaakapitu" style:family="text">
      <style:text-properties fo:background-color="#80FFFF" style:text-underline-type="single" style:text-underline-style="solid" style:text-underline-width="auto" style:text-underline-mode="continuous"/>
    </style:style>
    <style:style style:name="T793" style:parent-style-name="Domyślnaczcionkaakapitu" style:family="text">
      <style:text-properties style:text-underline-type="single" style:text-underline-style="solid" style:text-underline-width="auto" style:text-underline-mode="continuous"/>
    </style:style>
    <style:style style:name="P794" style:parent-style-name="Normalny" style:family="paragraph">
      <style:paragraph-properties fo:text-align="justify" fo:line-height="150%" fo:text-indent="0.2479in"/>
    </style:style>
    <style:style style:name="T795" style:parent-style-name="Domyślnaczcionkaakapitu" style:family="text">
      <style:text-properties fo:background-color="#80FFFF"/>
    </style:style>
    <style:style style:name="P796" style:parent-style-name="Normalny" style:family="paragraph">
      <style:paragraph-properties fo:text-align="justify" fo:line-height="150%" fo:text-indent="0.2479in"/>
    </style:style>
    <style:style style:name="P797" style:parent-style-name="Normalny" style:family="paragraph">
      <style:paragraph-properties fo:text-align="justify" fo:line-height="150%"/>
    </style:style>
    <style:style style:name="T798" style:parent-style-name="Domyślnaczcionkaakapitu" style:family="text">
      <style:text-properties fo:background-color="#80FFFF" style:text-underline-type="single" style:text-underline-style="solid" style:text-underline-width="auto" style:text-underline-mode="continuous"/>
    </style:style>
    <style:style style:name="T799" style:parent-style-name="Domyślnaczcionkaakapitu" style:family="text">
      <style:text-properties style:text-underline-type="single" style:text-underline-style="solid" style:text-underline-width="auto" style:text-underline-mode="continuous"/>
    </style:style>
    <style:style style:name="T800" style:parent-style-name="Domyślnaczcionkaakapitu" style:family="text">
      <style:text-properties fo:background-color="#80FFFF" style:text-underline-type="single" style:text-underline-style="solid" style:text-underline-width="auto" style:text-underline-mode="continuous"/>
    </style:style>
    <style:style style:name="T801" style:parent-style-name="Domyślnaczcionkaakapitu" style:family="text">
      <style:text-properties style:text-underline-type="single" style:text-underline-style="solid" style:text-underline-width="auto" style:text-underline-mode="continuous"/>
    </style:style>
    <style:style style:name="T802" style:parent-style-name="Domyślnaczcionkaakapitu" style:family="text">
      <style:text-properties fo:background-color="#80FFFF" style:text-underline-type="single" style:text-underline-style="solid" style:text-underline-width="auto" style:text-underline-mode="continuous"/>
    </style:style>
    <style:style style:name="T803" style:parent-style-name="Domyślnaczcionkaakapitu" style:family="text">
      <style:text-properties style:text-underline-type="single" style:text-underline-style="solid" style:text-underline-width="auto" style:text-underline-mode="continuous"/>
    </style:style>
    <style:style style:name="T804" style:parent-style-name="Domyślnaczcionkaakapitu" style:family="text">
      <style:text-properties fo:background-color="#80FFFF" style:text-underline-type="single" style:text-underline-style="solid" style:text-underline-width="auto" style:text-underline-mode="continuous"/>
    </style:style>
    <style:style style:name="T805" style:parent-style-name="Domyślnaczcionkaakapitu" style:family="text">
      <style:text-properties style:text-underline-type="single" style:text-underline-style="solid" style:text-underline-width="auto" style:text-underline-mode="continuous"/>
    </style:style>
    <style:style style:name="T806" style:parent-style-name="Domyślnaczcionkaakapitu" style:family="text">
      <style:text-properties fo:background-color="#80FFFF" style:text-underline-type="single" style:text-underline-style="solid" style:text-underline-width="auto" style:text-underline-mode="continuous"/>
    </style:style>
    <style:style style:name="P807" style:parent-style-name="Normalny" style:family="paragraph">
      <style:paragraph-properties fo:text-align="justify" fo:line-height="150%" fo:text-indent="0.2479in"/>
    </style:style>
    <style:style style:name="T808" style:parent-style-name="Domyślnaczcionkaakapitu" style:family="text">
      <style:text-properties fo:background-color="#80FFFF"/>
    </style:style>
    <style:style style:name="T809" style:parent-style-name="Domyślnaczcionkaakapitu" style:family="text">
      <style:text-properties fo:background-color="#80FFFF"/>
    </style:style>
    <style:style style:name="P810" style:parent-style-name="Normalny" style:family="paragraph">
      <style:paragraph-properties fo:text-align="justify" fo:line-height="150%"/>
    </style:style>
    <style:style style:name="T811" style:parent-style-name="Domyślnaczcionkaakapitu" style:family="text">
      <style:text-properties style:text-underline-type="single" style:text-underline-style="solid" style:text-underline-width="auto" style:text-underline-mode="continuous"/>
    </style:style>
    <style:style style:name="T812" style:parent-style-name="Domyślnaczcionkaakapitu" style:family="text">
      <style:text-properties fo:background-color="#80FFFF" style:text-underline-type="single" style:text-underline-style="solid" style:text-underline-width="auto" style:text-underline-mode="continuous"/>
    </style:style>
    <style:style style:name="T813" style:parent-style-name="Domyślnaczcionkaakapitu" style:family="text">
      <style:text-properties style:text-underline-type="single" style:text-underline-style="solid" style:text-underline-width="auto" style:text-underline-mode="continuous"/>
    </style:style>
    <style:style style:name="P814" style:parent-style-name="Normalny" style:family="paragraph">
      <style:paragraph-properties fo:text-align="justify" fo:line-height="150%" fo:text-indent="0.2479in"/>
    </style:style>
    <style:style style:name="P815" style:parent-style-name="Normalny" style:family="paragraph">
      <style:paragraph-properties fo:text-align="justify" fo:line-height="150%"/>
    </style:style>
    <style:style style:name="T816" style:parent-style-name="Domyślnaczcionkaakapitu" style:family="text">
      <style:text-properties style:text-underline-type="single" style:text-underline-style="solid" style:text-underline-width="auto" style:text-underline-mode="continuous"/>
    </style:style>
    <style:style style:name="T817" style:parent-style-name="Domyślnaczcionkaakapitu" style:family="text">
      <style:text-properties fo:background-color="#80FFFF" style:text-underline-type="single" style:text-underline-style="solid" style:text-underline-width="auto" style:text-underline-mode="continuous"/>
    </style:style>
    <style:style style:name="T818" style:parent-style-name="Domyślnaczcionkaakapitu" style:family="text">
      <style:text-properties style:text-underline-type="single" style:text-underline-style="solid" style:text-underline-width="auto" style:text-underline-mode="continuous"/>
    </style:style>
    <style:style style:name="T819" style:parent-style-name="Domyślnaczcionkaakapitu" style:family="text">
      <style:text-properties fo:background-color="#80FFFF" style:text-underline-type="single" style:text-underline-style="solid" style:text-underline-width="auto" style:text-underline-mode="continuous"/>
    </style:style>
    <style:style style:name="P820" style:parent-style-name="Normalny" style:family="paragraph">
      <style:paragraph-properties fo:text-align="justify" fo:line-height="150%" fo:text-indent="0.2479in"/>
    </style:style>
    <style:style style:name="T821" style:parent-style-name="Domyślnaczcionkaakapitu" style:family="text">
      <style:text-properties fo:background-color="#80FFFF"/>
    </style:style>
    <style:style style:name="T822" style:parent-style-name="Domyślnaczcionkaakapitu" style:family="text">
      <style:text-properties fo:background-color="#80FFFF"/>
    </style:style>
    <style:style style:name="T823" style:parent-style-name="Domyślnaczcionkaakapitu" style:family="text">
      <style:text-properties fo:background-color="#80FFFF"/>
    </style:style>
    <style:style style:name="T824" style:parent-style-name="Domyślnaczcionkaakapitu" style:family="text">
      <style:text-properties fo:background-color="#80FFFF"/>
    </style:style>
    <style:style style:name="T825" style:parent-style-name="Domyślnaczcionkaakapitu" style:family="text">
      <style:text-properties fo:background-color="#80FFFF"/>
    </style:style>
    <style:style style:name="T826" style:parent-style-name="Domyślnaczcionkaakapitu" style:family="text">
      <style:text-properties fo:background-color="#80FFFF"/>
    </style:style>
    <style:style style:name="T827" style:parent-style-name="Domyślnaczcionkaakapitu" style:family="text">
      <style:text-properties fo:background-color="#80FFFF"/>
    </style:style>
    <style:style style:name="T828" style:parent-style-name="Domyślnaczcionkaakapitu" style:family="text">
      <style:text-properties fo:background-color="#80FFFF"/>
    </style:style>
    <style:style style:name="T829" style:parent-style-name="Domyślnaczcionkaakapitu" style:family="text">
      <style:text-properties fo:background-color="#80FFFF"/>
    </style:style>
    <style:style style:name="T830" style:parent-style-name="Domyślnaczcionkaakapitu" style:family="text">
      <style:text-properties fo:background-color="#80FFFF"/>
    </style:style>
    <style:style style:name="P831" style:parent-style-name="Normalny" style:family="paragraph">
      <style:paragraph-properties fo:text-align="justify" fo:line-height="150%" fo:text-indent="0.2479in"/>
    </style:style>
    <style:style style:name="T832" style:parent-style-name="Domyślnaczcionkaakapitu" style:family="text">
      <style:text-properties fo:background-color="#80FFFF"/>
    </style:style>
    <style:style style:name="P833" style:parent-style-name="Normalny" style:family="paragraph">
      <style:paragraph-properties fo:text-align="justify" fo:line-height="150%"/>
    </style:style>
    <style:style style:name="T834" style:parent-style-name="Domyślnaczcionkaakapitu" style:family="text">
      <style:text-properties style:text-underline-type="single" style:text-underline-style="solid" style:text-underline-width="auto" style:text-underline-mode="continuous"/>
    </style:style>
    <style:style style:name="T835" style:parent-style-name="Domyślnaczcionkaakapitu" style:family="text">
      <style:text-properties fo:background-color="#80FFFF" style:text-underline-type="single" style:text-underline-style="solid" style:text-underline-width="auto" style:text-underline-mode="continuous"/>
    </style:style>
    <style:style style:name="T836" style:parent-style-name="Domyślnaczcionkaakapitu" style:family="text">
      <style:text-properties style:text-underline-type="single" style:text-underline-style="solid" style:text-underline-width="auto" style:text-underline-mode="continuous"/>
    </style:style>
    <style:style style:name="T837" style:parent-style-name="Domyślnaczcionkaakapitu" style:family="text">
      <style:text-properties fo:background-color="#80FFFF" style:text-underline-type="single" style:text-underline-style="solid" style:text-underline-width="auto" style:text-underline-mode="continuous"/>
    </style:style>
    <style:style style:name="P838" style:parent-style-name="Normalny" style:family="paragraph">
      <style:paragraph-properties fo:text-align="justify" fo:line-height="150%" fo:text-indent="0.2479in"/>
    </style:style>
    <style:style style:name="T839" style:parent-style-name="Domyślnaczcionkaakapitu" style:family="text">
      <style:text-properties fo:background-color="#80FFFF"/>
    </style:style>
    <style:style style:name="T840" style:parent-style-name="Domyślnaczcionkaakapitu" style:family="text">
      <style:text-properties fo:background-color="#80FFFF"/>
    </style:style>
    <style:style style:name="T841" style:parent-style-name="Domyślnaczcionkaakapitu" style:family="text">
      <style:text-properties fo:background-color="#80FFFF"/>
    </style:style>
    <style:style style:name="T842" style:parent-style-name="Domyślnaczcionkaakapitu" style:family="text">
      <style:text-properties fo:background-color="#80FFFF"/>
    </style:style>
    <style:style style:name="T843" style:parent-style-name="Domyślnaczcionkaakapitu" style:family="text">
      <style:text-properties fo:background-color="#80FFFF"/>
    </style:style>
    <style:style style:name="T844" style:parent-style-name="Domyślnaczcionkaakapitu" style:family="text">
      <style:text-properties fo:background-color="#80FFFF"/>
    </style:style>
    <style:style style:name="P845" style:parent-style-name="Normalny" style:family="paragraph">
      <style:paragraph-properties fo:text-align="justify" fo:line-height="150%"/>
    </style:style>
    <style:style style:name="T846" style:parent-style-name="Domyślnaczcionkaakapitu" style:family="text">
      <style:text-properties fo:background-color="#80FFFF" style:text-underline-type="single" style:text-underline-style="solid" style:text-underline-width="auto" style:text-underline-mode="continuous"/>
    </style:style>
    <style:style style:name="T847" style:parent-style-name="Domyślnaczcionkaakapitu" style:family="text">
      <style:text-properties style:text-underline-type="single" style:text-underline-style="solid" style:text-underline-width="auto" style:text-underline-mode="continuous"/>
    </style:style>
    <style:style style:name="T848" style:parent-style-name="Domyślnaczcionkaakapitu" style:family="text">
      <style:text-properties fo:background-color="#80FFFF" style:text-underline-type="single" style:text-underline-style="solid" style:text-underline-width="auto" style:text-underline-mode="continuous"/>
    </style:style>
    <style:style style:name="T849" style:parent-style-name="Domyślnaczcionkaakapitu" style:family="text">
      <style:text-properties style:text-underline-type="single" style:text-underline-style="solid" style:text-underline-width="auto" style:text-underline-mode="continuous"/>
    </style:style>
    <style:style style:name="T850" style:parent-style-name="Domyślnaczcionkaakapitu" style:family="text">
      <style:text-properties fo:background-color="#80FFFF" style:text-underline-type="single" style:text-underline-style="solid" style:text-underline-width="auto" style:text-underline-mode="continuous"/>
    </style:style>
    <style:style style:name="T851" style:parent-style-name="Domyślnaczcionkaakapitu" style:family="text">
      <style:text-properties style:text-underline-type="single" style:text-underline-style="solid" style:text-underline-width="auto" style:text-underline-mode="continuous"/>
    </style:style>
    <style:style style:name="T852" style:parent-style-name="Domyślnaczcionkaakapitu" style:family="text">
      <style:text-properties fo:background-color="#80FFFF" style:text-underline-type="single" style:text-underline-style="solid" style:text-underline-width="auto" style:text-underline-mode="continuous"/>
    </style:style>
    <style:style style:name="T853" style:parent-style-name="Domyślnaczcionkaakapitu" style:family="text">
      <style:text-properties style:text-underline-type="single" style:text-underline-style="solid" style:text-underline-width="auto" style:text-underline-mode="continuous"/>
    </style:style>
    <style:style style:name="P854" style:parent-style-name="Normalny" style:family="paragraph">
      <style:paragraph-properties fo:text-align="justify" fo:line-height="150%" fo:text-indent="0.2479in"/>
    </style:style>
    <style:style style:name="T855" style:parent-style-name="Domyślnaczcionkaakapitu" style:family="text">
      <style:text-properties fo:background-color="#80FFFF"/>
    </style:style>
    <style:style style:name="T856" style:parent-style-name="Domyślnaczcionkaakapitu" style:family="text">
      <style:text-properties fo:background-color="#80FFFF"/>
    </style:style>
    <style:style style:name="T857" style:parent-style-name="Domyślnaczcionkaakapitu" style:family="text">
      <style:text-properties fo:background-color="#80FFFF"/>
    </style:style>
    <style:style style:name="T858" style:parent-style-name="Domyślnaczcionkaakapitu" style:family="text">
      <style:text-properties fo:background-color="#80FFFF"/>
    </style:style>
    <style:style style:name="T859" style:parent-style-name="Domyślnaczcionkaakapitu" style:family="text">
      <style:text-properties fo:background-color="#80FFFF"/>
    </style:style>
    <style:style style:name="T860" style:parent-style-name="Domyślnaczcionkaakapitu" style:family="text">
      <style:text-properties fo:background-color="#80FFFF"/>
    </style:style>
    <style:style style:name="T861" style:parent-style-name="Domyślnaczcionkaakapitu" style:family="text">
      <style:text-properties fo:background-color="#80FFFF"/>
    </style:style>
    <style:style style:name="T862" style:parent-style-name="Domyślnaczcionkaakapitu" style:family="text">
      <style:text-properties fo:background-color="#80FFFF"/>
    </style:style>
    <style:style style:name="T863" style:parent-style-name="Domyślnaczcionkaakapitu" style:family="text">
      <style:text-properties fo:background-color="#80FFFF"/>
    </style:style>
    <style:style style:name="T864" style:parent-style-name="Domyślnaczcionkaakapitu" style:family="text">
      <style:text-properties fo:background-color="#80FFFF"/>
    </style:style>
    <style:style style:name="T865" style:parent-style-name="Domyślnaczcionkaakapitu" style:family="text">
      <style:text-properties fo:background-color="#80FFFF"/>
    </style:style>
    <style:style style:name="T866" style:parent-style-name="Domyślnaczcionkaakapitu" style:family="text">
      <style:text-properties fo:background-color="#80FFFF"/>
    </style:style>
    <style:style style:name="T867" style:parent-style-name="Domyślnaczcionkaakapitu" style:family="text">
      <style:text-properties fo:background-color="#80FFFF"/>
    </style:style>
    <style:style style:name="T868" style:parent-style-name="Domyślnaczcionkaakapitu" style:family="text">
      <style:text-properties fo:background-color="#80FFFF"/>
    </style:style>
    <style:style style:name="T869" style:parent-style-name="Domyślnaczcionkaakapitu" style:family="text">
      <style:text-properties fo:background-color="#80FFFF"/>
    </style:style>
    <style:style style:name="T870" style:parent-style-name="Domyślnaczcionkaakapitu" style:family="text">
      <style:text-properties fo:background-color="#80FFFF"/>
    </style:style>
    <style:style style:name="T871" style:parent-style-name="Domyślnaczcionkaakapitu" style:family="text">
      <style:text-properties fo:background-color="#80FFFF"/>
    </style:style>
    <style:style style:name="T872" style:parent-style-name="Domyślnaczcionkaakapitu" style:family="text">
      <style:text-properties fo:background-color="#80FFFF"/>
    </style:style>
    <style:style style:name="P873" style:parent-style-name="Normalny" style:family="paragraph">
      <style:paragraph-properties fo:text-align="justify" fo:line-height="150%" fo:text-indent="0.2479in"/>
    </style:style>
    <style:style style:name="T874" style:parent-style-name="Domyślnaczcionkaakapitu" style:family="text">
      <style:text-properties fo:background-color="#80FFFF"/>
    </style:style>
    <style:style style:name="T875" style:parent-style-name="Domyślnaczcionkaakapitu" style:family="text">
      <style:text-properties fo:background-color="#80FFFF"/>
    </style:style>
    <style:style style:name="T876" style:parent-style-name="Domyślnaczcionkaakapitu" style:family="text">
      <style:text-properties fo:background-color="#80FFFF"/>
    </style:style>
    <style:style style:name="T877" style:parent-style-name="Domyślnaczcionkaakapitu" style:family="text">
      <style:text-properties fo:background-color="#80FFFF"/>
    </style:style>
    <style:style style:name="T878" style:parent-style-name="Domyślnaczcionkaakapitu" style:family="text">
      <style:text-properties fo:background-color="#80FFFF"/>
    </style:style>
    <style:style style:name="T879" style:parent-style-name="Domyślnaczcionkaakapitu" style:family="text">
      <style:text-properties fo:background-color="#80FFFF"/>
    </style:style>
    <style:style style:name="T880" style:parent-style-name="Domyślnaczcionkaakapitu" style:family="text">
      <style:text-properties fo:background-color="#80FFFF"/>
    </style:style>
    <style:style style:name="P881" style:parent-style-name="Normalny" style:family="paragraph">
      <style:paragraph-properties fo:text-align="justify" fo:line-height="150%"/>
    </style:style>
    <style:style style:name="T882" style:parent-style-name="Domyślnaczcionkaakapitu" style:family="text">
      <style:text-properties style:text-underline-type="single" style:text-underline-style="solid" style:text-underline-width="auto" style:text-underline-mode="continuous"/>
    </style:style>
    <style:style style:name="T883" style:parent-style-name="Domyślnaczcionkaakapitu" style:family="text">
      <style:text-properties fo:background-color="#80FFFF" style:text-underline-type="single" style:text-underline-style="solid" style:text-underline-width="auto" style:text-underline-mode="continuous"/>
    </style:style>
    <style:style style:name="T884" style:parent-style-name="Domyślnaczcionkaakapitu" style:family="text">
      <style:text-properties style:text-underline-type="single" style:text-underline-style="solid" style:text-underline-width="auto" style:text-underline-mode="continuous"/>
    </style:style>
    <style:style style:name="T885" style:parent-style-name="Domyślnaczcionkaakapitu" style:family="text">
      <style:text-properties fo:background-color="#80FFFF" style:text-underline-type="single" style:text-underline-style="solid" style:text-underline-width="auto" style:text-underline-mode="continuous"/>
    </style:style>
    <style:style style:name="P886" style:parent-style-name="Normalny" style:family="paragraph">
      <style:paragraph-properties fo:text-align="justify" fo:line-height="150%" fo:text-indent="0.2479in"/>
    </style:style>
    <style:style style:name="T887" style:parent-style-name="Domyślnaczcionkaakapitu" style:family="text">
      <style:text-properties fo:background-color="#80FFFF"/>
    </style:style>
    <style:style style:name="T888" style:parent-style-name="Domyślnaczcionkaakapitu" style:family="text">
      <style:text-properties fo:background-color="#80FFFF"/>
    </style:style>
    <style:style style:name="T889" style:parent-style-name="Domyślnaczcionkaakapitu" style:family="text">
      <style:text-properties fo:background-color="#80FFFF"/>
    </style:style>
    <style:style style:name="T890" style:parent-style-name="Domyślnaczcionkaakapitu" style:family="text">
      <style:text-properties fo:background-color="#80FFFF"/>
    </style:style>
    <style:style style:name="T891" style:parent-style-name="Domyślnaczcionkaakapitu" style:family="text">
      <style:text-properties fo:background-color="#80FFFF"/>
    </style:style>
    <style:style style:name="P892" style:parent-style-name="Normalny" style:family="paragraph">
      <style:paragraph-properties fo:text-align="justify" fo:line-height="150%" fo:text-indent="0.2479in"/>
    </style:style>
    <style:style style:name="T893" style:parent-style-name="Domyślnaczcionkaakapitu" style:family="text">
      <style:text-properties fo:background-color="#80FFFF"/>
    </style:style>
    <style:style style:name="T894" style:parent-style-name="Domyślnaczcionkaakapitu" style:family="text">
      <style:text-properties fo:background-color="#80FFFF"/>
    </style:style>
    <style:style style:name="T895" style:parent-style-name="Domyślnaczcionkaakapitu" style:family="text">
      <style:text-properties fo:background-color="#80FFFF"/>
    </style:style>
    <style:style style:name="P896" style:parent-style-name="Normalny" style:family="paragraph">
      <style:paragraph-properties fo:text-align="justify" fo:line-height="150%"/>
    </style:style>
    <style:style style:name="T897" style:parent-style-name="Domyślnaczcionkaakapitu" style:family="text">
      <style:text-properties fo:background-color="#80FFFF" style:text-underline-type="single" style:text-underline-style="solid" style:text-underline-width="auto" style:text-underline-mode="continuous"/>
    </style:style>
    <style:style style:name="T898" style:parent-style-name="Domyślnaczcionkaakapitu" style:family="text">
      <style:text-properties style:text-underline-type="single" style:text-underline-style="solid" style:text-underline-width="auto" style:text-underline-mode="continuous"/>
    </style:style>
    <style:style style:name="T899" style:parent-style-name="Domyślnaczcionkaakapitu" style:family="text">
      <style:text-properties fo:background-color="#80FFFF" style:text-underline-type="single" style:text-underline-style="solid" style:text-underline-width="auto" style:text-underline-mode="continuous"/>
    </style:style>
    <style:style style:name="T900" style:parent-style-name="Domyślnaczcionkaakapitu" style:family="text">
      <style:text-properties style:text-underline-type="single" style:text-underline-style="solid" style:text-underline-width="auto" style:text-underline-mode="continuous"/>
    </style:style>
    <style:style style:name="T901" style:parent-style-name="Domyślnaczcionkaakapitu" style:family="text">
      <style:text-properties fo:background-color="#80FFFF" style:text-underline-type="single" style:text-underline-style="solid" style:text-underline-width="auto" style:text-underline-mode="continuous"/>
    </style:style>
    <style:style style:name="T902" style:parent-style-name="Domyślnaczcionkaakapitu" style:family="text">
      <style:text-properties style:text-underline-type="single" style:text-underline-style="solid" style:text-underline-width="auto" style:text-underline-mode="continuous"/>
    </style:style>
    <style:style style:name="T903" style:parent-style-name="Domyślnaczcionkaakapitu" style:family="text">
      <style:text-properties fo:background-color="#80FFFF" style:text-underline-type="single" style:text-underline-style="solid" style:text-underline-width="auto" style:text-underline-mode="continuous"/>
    </style:style>
    <style:style style:name="T904" style:parent-style-name="Domyślnaczcionkaakapitu" style:family="text">
      <style:text-properties style:text-underline-type="single" style:text-underline-style="solid" style:text-underline-width="auto" style:text-underline-mode="continuous"/>
    </style:style>
    <style:style style:name="P905" style:parent-style-name="Normalny" style:family="paragraph">
      <style:paragraph-properties fo:text-align="justify" fo:line-height="150%" fo:text-indent="0.2479in"/>
    </style:style>
    <style:style style:name="P906" style:parent-style-name="Normalny" style:family="paragraph">
      <style:paragraph-properties fo:text-align="justify" fo:line-height="150%"/>
    </style:style>
    <style:style style:name="T907" style:parent-style-name="Domyślnaczcionkaakapitu" style:family="text">
      <style:text-properties style:text-underline-type="single" style:text-underline-style="solid" style:text-underline-width="auto" style:text-underline-mode="continuous"/>
    </style:style>
    <style:style style:name="T908" style:parent-style-name="Domyślnaczcionkaakapitu" style:family="text">
      <style:text-properties fo:background-color="#80FFFF" style:text-underline-type="single" style:text-underline-style="solid" style:text-underline-width="auto" style:text-underline-mode="continuous"/>
    </style:style>
    <style:style style:name="T909" style:parent-style-name="Domyślnaczcionkaakapitu" style:family="text">
      <style:text-properties style:text-underline-type="single" style:text-underline-style="solid" style:text-underline-width="auto" style:text-underline-mode="continuous"/>
    </style:style>
    <style:style style:name="T910" style:parent-style-name="Domyślnaczcionkaakapitu" style:family="text">
      <style:text-properties fo:background-color="#80FFFF" style:text-underline-type="single" style:text-underline-style="solid" style:text-underline-width="auto" style:text-underline-mode="continuous"/>
    </style:style>
    <style:style style:name="T911" style:parent-style-name="Domyślnaczcionkaakapitu" style:family="text">
      <style:text-properties style:text-underline-type="single" style:text-underline-style="solid" style:text-underline-width="auto" style:text-underline-mode="continuous"/>
    </style:style>
    <style:style style:name="T912" style:parent-style-name="Domyślnaczcionkaakapitu" style:family="text">
      <style:text-properties fo:background-color="#80FFFF" style:text-underline-type="single" style:text-underline-style="solid" style:text-underline-width="auto" style:text-underline-mode="continuous"/>
    </style:style>
    <style:style style:name="T913" style:parent-style-name="Domyślnaczcionkaakapitu" style:family="text">
      <style:text-properties style:text-underline-type="single" style:text-underline-style="solid" style:text-underline-width="auto" style:text-underline-mode="continuous"/>
    </style:style>
    <style:style style:name="T914" style:parent-style-name="Domyślnaczcionkaakapitu" style:family="text">
      <style:text-properties fo:background-color="#80FFFF" style:text-underline-type="single" style:text-underline-style="solid" style:text-underline-width="auto" style:text-underline-mode="continuous"/>
    </style:style>
    <style:style style:name="P915" style:parent-style-name="Normalny" style:family="paragraph">
      <style:paragraph-properties fo:text-align="justify" fo:line-height="150%" fo:text-indent="0.2479in"/>
    </style:style>
    <style:style style:name="T916" style:parent-style-name="Domyślnaczcionkaakapitu" style:family="text">
      <style:text-properties fo:background-color="#80FFFF"/>
    </style:style>
    <style:style style:name="T917" style:parent-style-name="Domyślnaczcionkaakapitu" style:family="text">
      <style:text-properties fo:background-color="#80FFFF"/>
    </style:style>
    <style:style style:name="T918" style:parent-style-name="Domyślnaczcionkaakapitu" style:family="text">
      <style:text-properties fo:background-color="#80FFFF"/>
    </style:style>
    <style:style style:name="T919" style:parent-style-name="Domyślnaczcionkaakapitu" style:family="text">
      <style:text-properties fo:background-color="#80FFFF"/>
    </style:style>
    <style:style style:name="T920" style:parent-style-name="Domyślnaczcionkaakapitu" style:family="text">
      <style:text-properties fo:background-color="#80FFFF"/>
    </style:style>
    <style:style style:name="T921" style:parent-style-name="Domyślnaczcionkaakapitu" style:family="text">
      <style:text-properties fo:background-color="#80FFFF"/>
    </style:style>
    <style:style style:name="T922" style:parent-style-name="Domyślnaczcionkaakapitu" style:family="text">
      <style:text-properties fo:background-color="#80FFFF"/>
    </style:style>
    <style:style style:name="T923" style:parent-style-name="Domyślnaczcionkaakapitu" style:family="text">
      <style:text-properties fo:background-color="#80FFFF"/>
    </style:style>
    <style:style style:name="T924" style:parent-style-name="Domyślnaczcionkaakapitu" style:family="text">
      <style:text-properties fo:background-color="#80FFFF"/>
    </style:style>
    <style:style style:name="T925" style:parent-style-name="Domyślnaczcionkaakapitu" style:family="text">
      <style:text-properties fo:background-color="#80FFFF"/>
    </style:style>
    <style:style style:name="T926" style:parent-style-name="Domyślnaczcionkaakapitu" style:family="text">
      <style:text-properties fo:background-color="#80FFFF"/>
    </style:style>
    <style:style style:name="T927" style:parent-style-name="Domyślnaczcionkaakapitu" style:family="text">
      <style:text-properties fo:background-color="#80FFFF"/>
    </style:style>
    <style:style style:name="T928" style:parent-style-name="Domyślnaczcionkaakapitu" style:family="text">
      <style:text-properties fo:background-color="#80FFFF"/>
    </style:style>
    <style:style style:name="T929" style:parent-style-name="Domyślnaczcionkaakapitu" style:family="text">
      <style:text-properties fo:background-color="#80FFFF"/>
    </style:style>
    <style:style style:name="T930" style:parent-style-name="Domyślnaczcionkaakapitu" style:family="text">
      <style:text-properties fo:background-color="#80FFFF"/>
    </style:style>
    <style:style style:name="T931" style:parent-style-name="Domyślnaczcionkaakapitu" style:family="text">
      <style:text-properties fo:background-color="#80FFFF"/>
    </style:style>
    <style:style style:name="T932" style:parent-style-name="Domyślnaczcionkaakapitu" style:family="text">
      <style:text-properties fo:background-color="#80FFFF"/>
    </style:style>
    <style:style style:name="P933" style:parent-style-name="Normalny" style:family="paragraph">
      <style:paragraph-properties fo:text-align="justify" fo:line-height="150%"/>
    </style:style>
    <style:style style:name="T934" style:parent-style-name="Domyślnaczcionkaakapitu" style:family="text">
      <style:text-properties fo:background-color="#80FFFF" style:text-underline-type="single" style:text-underline-style="solid" style:text-underline-width="auto" style:text-underline-mode="continuous"/>
    </style:style>
    <style:style style:name="T935" style:parent-style-name="Domyślnaczcionkaakapitu" style:family="text">
      <style:text-properties style:text-underline-type="single" style:text-underline-style="solid" style:text-underline-width="auto" style:text-underline-mode="continuous"/>
    </style:style>
    <style:style style:name="T936" style:parent-style-name="Domyślnaczcionkaakapitu" style:family="text">
      <style:text-properties fo:background-color="#80FFFF" style:text-underline-type="single" style:text-underline-style="solid" style:text-underline-width="auto" style:text-underline-mode="continuous"/>
    </style:style>
    <style:style style:name="T937" style:parent-style-name="Domyślnaczcionkaakapitu" style:family="text">
      <style:text-properties style:text-underline-type="single" style:text-underline-style="solid" style:text-underline-width="auto" style:text-underline-mode="continuous"/>
    </style:style>
    <style:style style:name="T938" style:parent-style-name="Domyślnaczcionkaakapitu" style:family="text">
      <style:text-properties fo:background-color="#80FFFF" style:text-underline-type="single" style:text-underline-style="solid" style:text-underline-width="auto" style:text-underline-mode="continuous"/>
    </style:style>
    <style:style style:name="T939" style:parent-style-name="Domyślnaczcionkaakapitu" style:family="text">
      <style:text-properties style:text-underline-type="single" style:text-underline-style="solid" style:text-underline-width="auto" style:text-underline-mode="continuous"/>
    </style:style>
    <style:style style:name="T940" style:parent-style-name="Domyślnaczcionkaakapitu" style:family="text">
      <style:text-properties fo:background-color="#80FFFF" style:text-underline-type="single" style:text-underline-style="solid" style:text-underline-width="auto" style:text-underline-mode="continuous"/>
    </style:style>
    <style:style style:name="T941" style:parent-style-name="Domyślnaczcionkaakapitu" style:family="text">
      <style:text-properties style:text-underline-type="single" style:text-underline-style="solid" style:text-underline-width="auto" style:text-underline-mode="continuous"/>
    </style:style>
    <style:style style:name="P942" style:parent-style-name="Normalny" style:family="paragraph">
      <style:paragraph-properties fo:text-align="justify" fo:line-height="150%" fo:text-indent="0.2479in"/>
    </style:style>
    <style:style style:name="T943" style:parent-style-name="Domyślnaczcionkaakapitu" style:family="text">
      <style:text-properties fo:background-color="#80FFFF"/>
    </style:style>
    <style:style style:name="P944" style:parent-style-name="Normalny" style:family="paragraph">
      <style:paragraph-properties fo:text-align="justify" fo:line-height="150%"/>
    </style:style>
    <style:style style:name="T945" style:parent-style-name="Domyślnaczcionkaakapitu" style:family="text">
      <style:text-properties style:text-underline-type="single" style:text-underline-style="solid" style:text-underline-width="auto" style:text-underline-mode="continuous"/>
    </style:style>
    <style:style style:name="T946" style:parent-style-name="Domyślnaczcionkaakapitu" style:family="text">
      <style:text-properties fo:background-color="#80FFFF" style:text-underline-type="single" style:text-underline-style="solid" style:text-underline-width="auto" style:text-underline-mode="continuous"/>
    </style:style>
    <style:style style:name="T947" style:parent-style-name="Domyślnaczcionkaakapitu" style:family="text">
      <style:text-properties style:text-underline-type="single" style:text-underline-style="solid" style:text-underline-width="auto" style:text-underline-mode="continuous"/>
    </style:style>
    <style:style style:name="T948" style:parent-style-name="Domyślnaczcionkaakapitu" style:family="text">
      <style:text-properties fo:background-color="#80FFFF" style:text-underline-type="single" style:text-underline-style="solid" style:text-underline-width="auto" style:text-underline-mode="continuous"/>
    </style:style>
    <style:style style:name="T949" style:parent-style-name="Domyślnaczcionkaakapitu" style:family="text">
      <style:text-properties style:text-underline-type="single" style:text-underline-style="solid" style:text-underline-width="auto" style:text-underline-mode="continuous"/>
    </style:style>
    <style:style style:name="T950" style:parent-style-name="Domyślnaczcionkaakapitu" style:family="text">
      <style:text-properties fo:background-color="#80FFFF" style:text-underline-type="single" style:text-underline-style="solid" style:text-underline-width="auto" style:text-underline-mode="continuous"/>
    </style:style>
    <style:style style:name="T951" style:parent-style-name="Domyślnaczcionkaakapitu" style:family="text">
      <style:text-properties style:text-underline-type="single" style:text-underline-style="solid" style:text-underline-width="auto" style:text-underline-mode="continuous"/>
    </style:style>
    <style:style style:name="P952" style:parent-style-name="Normalny" style:family="paragraph">
      <style:paragraph-properties fo:text-align="justify" fo:line-height="150%" fo:text-indent="0.2479in"/>
    </style:style>
    <style:style style:name="T953" style:parent-style-name="Domyślnaczcionkaakapitu" style:family="text">
      <style:text-properties fo:background-color="#80FFFF"/>
    </style:style>
    <style:style style:name="T954" style:parent-style-name="Domyślnaczcionkaakapitu" style:family="text">
      <style:text-properties fo:background-color="#80FFFF"/>
    </style:style>
    <style:style style:name="T955" style:parent-style-name="Domyślnaczcionkaakapitu" style:family="text">
      <style:text-properties fo:background-color="#80FFFF"/>
    </style:style>
    <style:style style:name="T956" style:parent-style-name="Domyślnaczcionkaakapitu" style:family="text">
      <style:text-properties fo:background-color="#80FFFF"/>
    </style:style>
    <style:style style:name="T957" style:parent-style-name="Domyślnaczcionkaakapitu" style:family="text">
      <style:text-properties fo:background-color="#80FFFF"/>
    </style:style>
    <style:style style:name="T958" style:parent-style-name="Domyślnaczcionkaakapitu" style:family="text">
      <style:text-properties fo:background-color="#80FFFF"/>
    </style:style>
    <style:style style:name="T959" style:parent-style-name="Domyślnaczcionkaakapitu" style:family="text">
      <style:text-properties fo:background-color="#80FFFF"/>
    </style:style>
    <style:style style:name="T960" style:parent-style-name="Domyślnaczcionkaakapitu" style:family="text">
      <style:text-properties fo:background-color="#80FFFF"/>
    </style:style>
    <style:style style:name="T961" style:parent-style-name="Domyślnaczcionkaakapitu" style:family="text">
      <style:text-properties fo:background-color="#80FFFF"/>
    </style:style>
    <style:style style:name="T962" style:parent-style-name="Domyślnaczcionkaakapitu" style:family="text">
      <style:text-properties fo:background-color="#80FFFF"/>
    </style:style>
    <style:style style:name="T963" style:parent-style-name="Domyślnaczcionkaakapitu" style:family="text">
      <style:text-properties fo:background-color="#80FFFF"/>
    </style:style>
    <style:style style:name="T964" style:parent-style-name="Domyślnaczcionkaakapitu" style:family="text">
      <style:text-properties fo:background-color="#80FFFF"/>
    </style:style>
    <style:style style:name="T965" style:parent-style-name="Domyślnaczcionkaakapitu" style:family="text">
      <style:text-properties fo:background-color="#80FFFF"/>
    </style:style>
    <style:style style:name="T966" style:parent-style-name="Domyślnaczcionkaakapitu" style:family="text">
      <style:text-properties fo:background-color="#80FFFF"/>
    </style:style>
    <style:style style:name="T967" style:parent-style-name="Domyślnaczcionkaakapitu" style:family="text">
      <style:text-properties fo:background-color="#80FFFF"/>
    </style:style>
    <style:style style:name="T968" style:parent-style-name="Domyślnaczcionkaakapitu" style:family="text">
      <style:text-properties fo:background-color="#80FFFF"/>
    </style:style>
    <style:style style:name="T969" style:parent-style-name="Domyślnaczcionkaakapitu" style:family="text">
      <style:text-properties fo:background-color="#80FFFF"/>
    </style:style>
    <style:style style:name="T970" style:parent-style-name="Domyślnaczcionkaakapitu" style:family="text">
      <style:text-properties fo:background-color="#80FFFF"/>
    </style:style>
    <style:style style:name="T971" style:parent-style-name="Domyślnaczcionkaakapitu" style:family="text">
      <style:text-properties fo:background-color="#80FFFF"/>
    </style:style>
    <style:style style:name="T972" style:parent-style-name="Domyślnaczcionkaakapitu" style:family="text">
      <style:text-properties fo:background-color="#80FFFF"/>
    </style:style>
    <style:style style:name="P973" style:parent-style-name="Normalny" style:family="paragraph">
      <style:paragraph-properties fo:text-align="justify" fo:line-height="150%" fo:text-indent="0.2479in"/>
    </style:style>
    <style:style style:name="T974" style:parent-style-name="Domyślnaczcionkaakapitu" style:family="text">
      <style:text-properties fo:background-color="#80FFFF"/>
    </style:style>
    <style:style style:name="T975" style:parent-style-name="Domyślnaczcionkaakapitu" style:family="text">
      <style:text-properties fo:background-color="#80FFFF"/>
    </style:style>
    <style:style style:name="P976" style:parent-style-name="Normalny" style:family="paragraph">
      <style:paragraph-properties fo:text-align="justify" fo:line-height="150%" fo:text-indent="0.2479in"/>
    </style:style>
    <style:style style:name="T977" style:parent-style-name="Domyślnaczcionkaakapitu" style:family="text">
      <style:text-properties fo:background-color="#80FFFF"/>
    </style:style>
    <style:style style:name="T978" style:parent-style-name="Domyślnaczcionkaakapitu" style:family="text">
      <style:text-properties fo:background-color="#80FFFF"/>
    </style:style>
    <style:style style:name="T979" style:parent-style-name="Domyślnaczcionkaakapitu" style:family="text">
      <style:text-properties fo:background-color="#80FFFF"/>
    </style:style>
    <style:style style:name="T980" style:parent-style-name="Domyślnaczcionkaakapitu" style:family="text">
      <style:text-properties fo:background-color="#80FFFF"/>
    </style:style>
    <style:style style:name="T981" style:parent-style-name="Domyślnaczcionkaakapitu" style:family="text">
      <style:text-properties fo:background-color="#80FFFF"/>
    </style:style>
    <style:style style:name="P982" style:parent-style-name="Normalny" style:family="paragraph">
      <style:paragraph-properties fo:text-align="justify" fo:line-height="150%" fo:text-indent="0.2479in"/>
    </style:style>
    <style:style style:name="P983" style:parent-style-name="Normalny" style:family="paragraph">
      <style:paragraph-properties fo:text-align="justify" fo:line-height="150%"/>
    </style:style>
    <style:style style:name="T984" style:parent-style-name="Domyślnaczcionkaakapitu" style:family="text">
      <style:text-properties style:text-underline-type="single" style:text-underline-style="solid" style:text-underline-width="auto" style:text-underline-mode="continuous"/>
    </style:style>
    <style:style style:name="T985" style:parent-style-name="Domyślnaczcionkaakapitu" style:family="text">
      <style:text-properties fo:background-color="#80FFFF" style:text-underline-type="single" style:text-underline-style="solid" style:text-underline-width="auto" style:text-underline-mode="continuous"/>
    </style:style>
    <style:style style:name="T986" style:parent-style-name="Domyślnaczcionkaakapitu" style:family="text">
      <style:text-properties style:text-underline-type="single" style:text-underline-style="solid" style:text-underline-width="auto" style:text-underline-mode="continuous"/>
    </style:style>
    <style:style style:name="T987" style:parent-style-name="Domyślnaczcionkaakapitu" style:family="text">
      <style:text-properties fo:background-color="#80FFFF" style:text-underline-type="single" style:text-underline-style="solid" style:text-underline-width="auto" style:text-underline-mode="continuous"/>
    </style:style>
    <style:style style:name="T988" style:parent-style-name="Domyślnaczcionkaakapitu" style:family="text">
      <style:text-properties style:text-underline-type="single" style:text-underline-style="solid" style:text-underline-width="auto" style:text-underline-mode="continuous"/>
    </style:style>
    <style:style style:name="T989" style:parent-style-name="Domyślnaczcionkaakapitu" style:family="text">
      <style:text-properties fo:background-color="#80FFFF" style:text-underline-type="single" style:text-underline-style="solid" style:text-underline-width="auto" style:text-underline-mode="continuous"/>
    </style:style>
    <style:style style:name="T990" style:parent-style-name="Domyślnaczcionkaakapitu" style:family="text">
      <style:text-properties style:text-underline-type="single" style:text-underline-style="solid" style:text-underline-width="auto" style:text-underline-mode="continuous"/>
    </style:style>
    <style:style style:name="P991" style:parent-style-name="Normalny" style:family="paragraph">
      <style:paragraph-properties fo:text-align="justify" fo:line-height="150%" fo:text-indent="0.2479in"/>
    </style:style>
    <style:style style:name="T992" style:parent-style-name="Domyślnaczcionkaakapitu" style:family="text">
      <style:text-properties fo:background-color="#80FFFF"/>
    </style:style>
    <style:style style:name="P993" style:parent-style-name="Normalny" style:family="paragraph">
      <style:paragraph-properties fo:text-align="justify" fo:line-height="150%">
        <style:tab-stops>
          <style:tab-stop style:type="left" style:leader-style="solid" style:leader-text="_" style:position="1.5819in"/>
          <style:tab-stop style:type="left" style:leader-style="solid" style:leader-text="_" style:position="1.7138in"/>
          <style:tab-stop style:type="left" style:leader-style="solid" style:leader-text="_" style:position="2.0277in"/>
          <style:tab-stop style:type="left" style:leader-style="solid" style:leader-text="_" style:position="2.7361in"/>
          <style:tab-stop style:type="left" style:leader-style="solid" style:leader-text="_" style:position="2.7923in"/>
          <style:tab-stop style:type="left" style:leader-style="solid" style:leader-text="_" style:position="2.9097in"/>
        </style:tab-stops>
      </style:paragraph-properties>
    </style:style>
    <style:style style:name="T994" style:parent-style-name="Domyślnaczcionkaakapitu" style:family="text">
      <style:text-properties style:text-underline-type="single" style:text-underline-style="solid" style:text-underline-width="auto" style:text-underline-mode="continuous"/>
    </style:style>
    <style:style style:name="P995" style:parent-style-name="Normalny" style:family="paragraph">
      <style:paragraph-properties fo:text-align="justify" fo:line-height="150%" fo:text-indent="0.2479in">
        <style:tab-stops>
          <style:tab-stop style:type="left" style:leader-style="solid" style:leader-text="_" style:position="1.5819in"/>
          <style:tab-stop style:type="left" style:leader-style="solid" style:leader-text="_" style:position="1.7138in"/>
          <style:tab-stop style:type="left" style:leader-style="solid" style:leader-text="_" style:position="2.0277in"/>
          <style:tab-stop style:type="left" style:leader-style="solid" style:leader-text="_" style:position="2.7361in"/>
          <style:tab-stop style:type="left" style:leader-style="solid" style:leader-text="_" style:position="2.7923in"/>
          <style:tab-stop style:type="left" style:leader-style="solid" style:leader-text="_" style:position="2.9097in"/>
        </style:tab-stops>
      </style:paragraph-properties>
    </style:style>
    <style:style style:name="T996" style:parent-style-name="Domyślnaczcionkaakapitu" style:family="text">
      <style:text-properties fo:background-color="#80FFFF"/>
    </style:style>
    <style:style style:name="T997" style:parent-style-name="Domyślnaczcionkaakapitu" style:family="text">
      <style:text-properties fo:background-color="#80FFFF"/>
    </style:style>
    <style:style style:name="T998" style:parent-style-name="Domyślnaczcionkaakapitu" style:family="text">
      <style:text-properties fo:background-color="#80FFFF"/>
    </style:style>
    <style:style style:name="T999" style:parent-style-name="Domyślnaczcionkaakapitu" style:family="text">
      <style:text-properties fo:background-color="#80FFFF"/>
    </style:style>
    <style:style style:name="T1000" style:parent-style-name="Domyślnaczcionkaakapitu" style:family="text">
      <style:text-properties fo:background-color="#80FFFF"/>
    </style:style>
    <style:style style:name="T1001" style:parent-style-name="Domyślnaczcionkaakapitu" style:family="text">
      <style:text-properties fo:background-color="#80FFFF"/>
    </style:style>
    <style:style style:name="T1002" style:parent-style-name="Domyślnaczcionkaakapitu" style:family="text">
      <style:text-properties fo:background-color="#80FFFF"/>
    </style:style>
    <style:style style:name="T1003" style:parent-style-name="Domyślnaczcionkaakapitu" style:family="text">
      <style:text-properties fo:background-color="#80FFFF"/>
    </style:style>
    <style:style style:name="T1004" style:parent-style-name="Domyślnaczcionkaakapitu" style:family="text">
      <style:text-properties fo:background-color="#80FFFF"/>
    </style:style>
    <style:style style:name="T1005" style:parent-style-name="Domyślnaczcionkaakapitu" style:family="text">
      <style:text-properties fo:background-color="#80FFFF"/>
    </style:style>
    <style:style style:name="T1006" style:parent-style-name="Domyślnaczcionkaakapitu" style:family="text">
      <style:text-properties fo:background-color="#80FFFF"/>
    </style:style>
    <style:style style:name="T1007" style:parent-style-name="Domyślnaczcionkaakapitu" style:family="text">
      <style:text-properties fo:background-color="#80FFFF"/>
    </style:style>
    <style:style style:name="T1008" style:parent-style-name="Domyślnaczcionkaakapitu" style:family="text">
      <style:text-properties fo:background-color="#80FFFF"/>
    </style:style>
    <style:style style:name="P1009" style:parent-style-name="Normalny" style:family="paragraph">
      <style:paragraph-properties fo:text-align="justify" fo:line-height="150%" fo:text-indent="0.2479in"/>
    </style:style>
    <style:style style:name="T1010" style:parent-style-name="Domyślnaczcionkaakapitu" style:family="text">
      <style:text-properties fo:background-color="#80FFFF"/>
    </style:style>
    <style:style style:name="T1011" style:parent-style-name="Domyślnaczcionkaakapitu" style:family="text">
      <style:text-properties fo:background-color="#80FFFF"/>
    </style:style>
    <style:style style:name="P1012" style:parent-style-name="Normalny" style:family="paragraph">
      <style:paragraph-properties fo:text-align="justify" fo:line-height="150%">
        <style:tab-stops>
          <style:tab-stop style:type="left" style:leader-style="solid" style:leader-text="_" style:position="1.3576in"/>
          <style:tab-stop style:type="left" style:leader-style="solid" style:leader-text="_" style:position="1.5541in"/>
          <style:tab-stop style:type="left" style:leader-style="solid" style:leader-text="_" style:position="1.5791in"/>
          <style:tab-stop style:type="left" style:leader-style="solid" style:leader-text="_" style:position="1.8611in"/>
          <style:tab-stop style:type="left" style:leader-style="solid" style:leader-text="_" style:position="2in"/>
          <style:tab-stop style:type="left" style:leader-style="solid" style:leader-text="_" style:position="2.4777in"/>
          <style:tab-stop style:type="left" style:leader-style="solid" style:leader-text="_" style:position="2.8819in"/>
        </style:tab-stops>
      </style:paragraph-properties>
    </style:style>
    <style:style style:name="T1013" style:parent-style-name="Domyślnaczcionkaakapitu" style:family="text">
      <style:text-properties style:text-underline-type="single" style:text-underline-style="solid" style:text-underline-width="auto" style:text-underline-mode="continuous"/>
    </style:style>
    <style:style style:name="P1014" style:parent-style-name="Normalny" style:family="paragraph">
      <style:paragraph-properties fo:text-align="justify" fo:line-height="150%" fo:text-indent="0.2479in">
        <style:tab-stops>
          <style:tab-stop style:type="left" style:leader-style="solid" style:leader-text="_" style:position="1.3576in"/>
          <style:tab-stop style:type="left" style:leader-style="solid" style:leader-text="_" style:position="1.5541in"/>
          <style:tab-stop style:type="left" style:leader-style="solid" style:leader-text="_" style:position="1.5791in"/>
          <style:tab-stop style:type="left" style:leader-style="solid" style:leader-text="_" style:position="1.8611in"/>
          <style:tab-stop style:type="left" style:leader-style="solid" style:leader-text="_" style:position="2in"/>
          <style:tab-stop style:type="left" style:leader-style="solid" style:leader-text="_" style:position="2.4777in"/>
          <style:tab-stop style:type="left" style:leader-style="solid" style:leader-text="_" style:position="2.8819in"/>
        </style:tab-stops>
      </style:paragraph-properties>
    </style:style>
    <style:style style:name="P1015" style:parent-style-name="Normalny" style:family="paragraph">
      <style:paragraph-properties fo:text-align="justify" fo:line-height="150%" fo:text-indent="0.2479in"/>
    </style:style>
    <style:style style:name="T1016" style:parent-style-name="Domyślnaczcionkaakapitu" style:family="text">
      <style:text-properties fo:background-color="#80FFFF"/>
    </style:style>
    <style:style style:name="P1017" style:parent-style-name="Normalny" style:family="paragraph">
      <style:paragraph-properties fo:text-align="justify" fo:line-height="150%" fo:text-indent="0.2479in"/>
    </style:style>
    <style:style style:name="P1018" style:parent-style-name="Normalny" style:family="paragraph">
      <style:paragraph-properties fo:text-align="justify" fo:line-height="150%">
        <style:tab-stops>
          <style:tab-stop style:type="left" style:leader-style="dash" style:leader-text="-" style:position="1.6437in"/>
          <style:tab-stop style:type="left" style:leader-style="dash" style:leader-text="-" style:position="1.702in"/>
          <style:tab-stop style:type="left" style:leader-style="dash" style:leader-text="-" style:position="2.0819in"/>
          <style:tab-stop style:type="left" style:leader-style="dash" style:leader-text="-" style:position="2.2138in"/>
        </style:tab-stops>
      </style:paragraph-properties>
    </style:style>
    <style:style style:name="T1019" style:parent-style-name="Domyślnaczcionkaakapitu" style:family="text">
      <style:text-properties style:text-underline-type="single" style:text-underline-style="solid" style:text-underline-width="auto" style:text-underline-mode="continuous"/>
    </style:style>
    <style:style style:name="P1020" style:parent-style-name="Normalny" style:family="paragraph">
      <style:paragraph-properties fo:text-align="justify" fo:line-height="150%" fo:text-indent="0.2479in">
        <style:tab-stops>
          <style:tab-stop style:type="left" style:leader-style="dash" style:leader-text="-" style:position="1.6437in"/>
          <style:tab-stop style:type="left" style:leader-style="dash" style:leader-text="-" style:position="1.702in"/>
          <style:tab-stop style:type="left" style:leader-style="dash" style:leader-text="-" style:position="2.0819in"/>
          <style:tab-stop style:type="left" style:leader-style="dash" style:leader-text="-" style:position="2.2138in"/>
        </style:tab-stops>
      </style:paragraph-properties>
    </style:style>
    <style:style style:name="T1021" style:parent-style-name="Domyślnaczcionkaakapitu" style:family="text">
      <style:text-properties fo:background-color="#80FFFF"/>
    </style:style>
    <style:style style:name="T1022" style:parent-style-name="Domyślnaczcionkaakapitu" style:family="text">
      <style:text-properties fo:background-color="#80FFFF"/>
    </style:style>
    <style:style style:name="T1023" style:parent-style-name="Domyślnaczcionkaakapitu" style:family="text">
      <style:text-properties fo:background-color="#80FFFF"/>
    </style:style>
    <style:style style:name="T1024" style:parent-style-name="Domyślnaczcionkaakapitu" style:family="text">
      <style:text-properties fo:background-color="#80FFFF"/>
    </style:style>
    <style:style style:name="T1025" style:parent-style-name="Domyślnaczcionkaakapitu" style:family="text">
      <style:text-properties fo:background-color="#80FFFF"/>
    </style:style>
    <style:style style:name="T1026" style:parent-style-name="Domyślnaczcionkaakapitu" style:family="text">
      <style:text-properties fo:background-color="#80FFFF"/>
    </style:style>
    <style:style style:name="T1027" style:parent-style-name="Domyślnaczcionkaakapitu" style:family="text">
      <style:text-properties fo:background-color="#80FFFF"/>
    </style:style>
    <style:style style:name="T1028" style:parent-style-name="Domyślnaczcionkaakapitu" style:family="text">
      <style:text-properties fo:background-color="#80FFFF"/>
    </style:style>
    <style:style style:name="T1029" style:parent-style-name="Domyślnaczcionkaakapitu" style:family="text">
      <style:text-properties fo:background-color="#80FFFF"/>
    </style:style>
    <style:style style:name="T1030" style:parent-style-name="Domyślnaczcionkaakapitu" style:family="text">
      <style:text-properties fo:background-color="#80FFFF"/>
    </style:style>
    <style:style style:name="T1031" style:parent-style-name="Domyślnaczcionkaakapitu" style:family="text">
      <style:text-properties fo:background-color="#80FFFF"/>
    </style:style>
    <style:style style:name="T1032" style:parent-style-name="Domyślnaczcionkaakapitu" style:family="text">
      <style:text-properties fo:background-color="#80FFFF"/>
    </style:style>
    <style:style style:name="T1033" style:parent-style-name="Domyślnaczcionkaakapitu" style:family="text">
      <style:text-properties fo:background-color="#80FFFF"/>
    </style:style>
    <style:style style:name="T1034" style:parent-style-name="Domyślnaczcionkaakapitu" style:family="text">
      <style:text-properties fo:background-color="#80FFFF"/>
    </style:style>
    <style:style style:name="T1035" style:parent-style-name="Domyślnaczcionkaakapitu" style:family="text">
      <style:text-properties fo:background-color="#80FFFF"/>
    </style:style>
    <style:style style:name="P1036" style:parent-style-name="Normalny" style:family="paragraph">
      <style:paragraph-properties fo:text-align="justify" fo:line-height="150%"/>
    </style:style>
    <style:style style:name="T1037" style:parent-style-name="Domyślnaczcionkaakapitu" style:family="text">
      <style:text-properties fo:background-color="#80FFFF" style:text-underline-type="single" style:text-underline-style="solid" style:text-underline-width="auto" style:text-underline-mode="continuous"/>
    </style:style>
    <style:style style:name="T1038" style:parent-style-name="Domyślnaczcionkaakapitu" style:family="text">
      <style:text-properties style:text-underline-type="single" style:text-underline-style="solid" style:text-underline-width="auto" style:text-underline-mode="continuous"/>
    </style:style>
    <style:style style:name="T1039" style:parent-style-name="Domyślnaczcionkaakapitu" style:family="text">
      <style:text-properties fo:background-color="#80FFFF" style:text-underline-type="single" style:text-underline-style="solid" style:text-underline-width="auto" style:text-underline-mode="continuous"/>
    </style:style>
    <style:style style:name="T1040" style:parent-style-name="Domyślnaczcionkaakapitu" style:family="text">
      <style:text-properties style:text-underline-type="single" style:text-underline-style="solid" style:text-underline-width="auto" style:text-underline-mode="continuous"/>
    </style:style>
    <style:style style:name="T1041" style:parent-style-name="Domyślnaczcionkaakapitu" style:family="text">
      <style:text-properties fo:background-color="#80FFFF" style:text-underline-type="single" style:text-underline-style="solid" style:text-underline-width="auto" style:text-underline-mode="continuous"/>
    </style:style>
    <style:style style:name="T1042" style:parent-style-name="Domyślnaczcionkaakapitu" style:family="text">
      <style:text-properties style:text-underline-type="single" style:text-underline-style="solid" style:text-underline-width="auto" style:text-underline-mode="continuous"/>
    </style:style>
    <style:style style:name="T1043" style:parent-style-name="Domyślnaczcionkaakapitu" style:family="text">
      <style:text-properties fo:background-color="#80FFFF" style:text-underline-type="single" style:text-underline-style="solid" style:text-underline-width="auto" style:text-underline-mode="continuous"/>
    </style:style>
    <style:style style:name="T1044" style:parent-style-name="Domyślnaczcionkaakapitu" style:family="text">
      <style:text-properties style:text-underline-type="single" style:text-underline-style="solid" style:text-underline-width="auto" style:text-underline-mode="continuous"/>
    </style:style>
    <style:style style:name="P1045" style:parent-style-name="Normalny" style:family="paragraph">
      <style:paragraph-properties fo:text-align="justify" fo:line-height="150%" fo:text-indent="0.2479in"/>
    </style:style>
    <style:style style:name="T1046" style:parent-style-name="Domyślnaczcionkaakapitu" style:family="text">
      <style:text-properties fo:background-color="#80FFFF"/>
    </style:style>
    <style:style style:name="T1047" style:parent-style-name="Domyślnaczcionkaakapitu" style:family="text">
      <style:text-properties fo:background-color="#80FFFF"/>
    </style:style>
    <style:style style:name="T1048" style:parent-style-name="Domyślnaczcionkaakapitu" style:family="text">
      <style:text-properties fo:background-color="#80FFFF"/>
    </style:style>
    <style:style style:name="T1049" style:parent-style-name="Domyślnaczcionkaakapitu" style:family="text">
      <style:text-properties fo:background-color="#80FFFF"/>
    </style:style>
    <style:style style:name="T1050" style:parent-style-name="Domyślnaczcionkaakapitu" style:family="text">
      <style:text-properties fo:background-color="#80FFFF"/>
    </style:style>
    <style:style style:name="T1051" style:parent-style-name="Domyślnaczcionkaakapitu" style:family="text">
      <style:text-properties fo:background-color="#80FFFF"/>
    </style:style>
    <style:style style:name="T1052" style:parent-style-name="Domyślnaczcionkaakapitu" style:family="text">
      <style:text-properties fo:background-color="#80FFFF"/>
    </style:style>
    <style:style style:name="T1053" style:parent-style-name="Domyślnaczcionkaakapitu" style:family="text">
      <style:text-properties fo:background-color="#80FFFF"/>
    </style:style>
    <style:style style:name="T1054" style:parent-style-name="Domyślnaczcionkaakapitu" style:family="text">
      <style:text-properties fo:background-color="#80FFFF"/>
    </style:style>
    <style:style style:name="P1055" style:parent-style-name="Normalny" style:family="paragraph">
      <style:paragraph-properties fo:text-align="justify" fo:line-height="150%" fo:text-indent="0.2479in"/>
    </style:style>
    <style:style style:name="T1056" style:parent-style-name="Domyślnaczcionkaakapitu" style:family="text">
      <style:text-properties fo:background-color="#80FFFF"/>
    </style:style>
    <style:style style:name="T1057" style:parent-style-name="Domyślnaczcionkaakapitu" style:family="text">
      <style:text-properties fo:background-color="#80FFFF"/>
    </style:style>
    <style:style style:name="T1058" style:parent-style-name="Domyślnaczcionkaakapitu" style:family="text">
      <style:text-properties fo:background-color="#80FFFF"/>
    </style:style>
    <style:style style:name="T1059" style:parent-style-name="Domyślnaczcionkaakapitu" style:family="text">
      <style:text-properties fo:background-color="#80FFFF"/>
    </style:style>
    <style:style style:name="T1060" style:parent-style-name="Domyślnaczcionkaakapitu" style:family="text">
      <style:text-properties fo:background-color="#80FFFF"/>
    </style:style>
    <style:style style:name="P1061" style:parent-style-name="Normalny" style:family="paragraph">
      <style:paragraph-properties fo:text-align="justify" fo:line-height="150%" fo:text-indent="0.2479in"/>
    </style:style>
    <style:style style:name="P1062" style:parent-style-name="Normalny" style:family="paragraph">
      <style:paragraph-properties fo:text-align="justify" fo:line-height="150%"/>
    </style:style>
    <style:style style:name="T1063" style:parent-style-name="Domyślnaczcionkaakapitu" style:family="text">
      <style:text-properties style:text-underline-type="single" style:text-underline-style="solid" style:text-underline-width="auto" style:text-underline-mode="continuous"/>
    </style:style>
    <style:style style:name="P1064" style:parent-style-name="Normalny" style:family="paragraph">
      <style:paragraph-properties fo:text-align="justify" fo:line-height="150%" fo:text-indent="0.2479in"/>
    </style:style>
    <style:style style:name="T1065" style:parent-style-name="Domyślnaczcionkaakapitu" style:family="text">
      <style:text-properties fo:background-color="#80FFFF"/>
    </style:style>
    <style:style style:name="T1066" style:parent-style-name="Domyślnaczcionkaakapitu" style:family="text">
      <style:text-properties fo:background-color="#80FFFF"/>
    </style:style>
    <style:style style:name="T1067" style:parent-style-name="Domyślnaczcionkaakapitu" style:family="text">
      <style:text-properties fo:background-color="#80FFFF"/>
    </style:style>
    <style:style style:name="T1068" style:parent-style-name="Domyślnaczcionkaakapitu" style:family="text">
      <style:text-properties fo:background-color="#80FFFF"/>
    </style:style>
    <style:style style:name="T1069" style:parent-style-name="Domyślnaczcionkaakapitu" style:family="text">
      <style:text-properties fo:background-color="#80FFFF"/>
    </style:style>
    <style:style style:name="T1070" style:parent-style-name="Domyślnaczcionkaakapitu" style:family="text">
      <style:text-properties fo:background-color="#80FFFF"/>
    </style:style>
    <style:style style:name="T1071" style:parent-style-name="Domyślnaczcionkaakapitu" style:family="text">
      <style:text-properties fo:background-color="#80FFFF"/>
    </style:style>
    <style:style style:name="T1072" style:parent-style-name="Domyślnaczcionkaakapitu" style:family="text">
      <style:text-properties fo:background-color="#80FFFF"/>
    </style:style>
    <style:style style:name="T1073" style:parent-style-name="Domyślnaczcionkaakapitu" style:family="text">
      <style:text-properties fo:background-color="#80FFFF"/>
    </style:style>
    <style:style style:name="T1074" style:parent-style-name="Domyślnaczcionkaakapitu" style:family="text">
      <style:text-properties fo:background-color="#80FFFF"/>
    </style:style>
    <style:style style:name="P1075" style:parent-style-name="Normalny" style:family="paragraph">
      <style:paragraph-properties fo:text-align="justify" fo:line-height="150%" fo:text-indent="0.2479in"/>
    </style:style>
    <style:style style:name="T1076" style:parent-style-name="Domyślnaczcionkaakapitu" style:family="text">
      <style:text-properties fo:background-color="#80FFFF"/>
    </style:style>
    <style:style style:name="T1077" style:parent-style-name="Domyślnaczcionkaakapitu" style:family="text">
      <style:text-properties fo:background-color="#80FFFF"/>
    </style:style>
    <style:style style:name="T1078" style:parent-style-name="Domyślnaczcionkaakapitu" style:family="text">
      <style:text-properties fo:background-color="#80FFFF"/>
    </style:style>
    <style:style style:name="T1079" style:parent-style-name="Domyślnaczcionkaakapitu" style:family="text">
      <style:text-properties fo:background-color="#80FFFF"/>
    </style:style>
    <style:style style:name="T1080" style:parent-style-name="Domyślnaczcionkaakapitu" style:family="text">
      <style:text-properties fo:background-color="#80FFFF"/>
    </style:style>
    <style:style style:name="T1081" style:parent-style-name="Domyślnaczcionkaakapitu" style:family="text">
      <style:text-properties fo:background-color="#80FFFF"/>
    </style:style>
    <style:style style:name="P1082" style:parent-style-name="Normalny" style:family="paragraph">
      <style:paragraph-properties fo:text-align="justify" fo:line-height="150%"/>
    </style:style>
    <style:style style:name="T1083" style:parent-style-name="Domyślnaczcionkaakapitu" style:family="text">
      <style:text-properties fo:background-color="#80FFFF" style:text-underline-type="single" style:text-underline-style="solid" style:text-underline-width="auto" style:text-underline-mode="continuous"/>
    </style:style>
    <style:style style:name="T1084" style:parent-style-name="Domyślnaczcionkaakapitu" style:family="text">
      <style:text-properties style:text-underline-type="single" style:text-underline-style="solid" style:text-underline-width="auto" style:text-underline-mode="continuous"/>
    </style:style>
    <style:style style:name="T1085" style:parent-style-name="Domyślnaczcionkaakapitu" style:family="text">
      <style:text-properties fo:background-color="#80FFFF" style:text-underline-type="single" style:text-underline-style="solid" style:text-underline-width="auto" style:text-underline-mode="continuous"/>
    </style:style>
    <style:style style:name="T1086" style:parent-style-name="Domyślnaczcionkaakapitu" style:family="text">
      <style:text-properties style:text-underline-type="single" style:text-underline-style="solid" style:text-underline-width="auto" style:text-underline-mode="continuous"/>
    </style:style>
    <style:style style:name="T1087" style:parent-style-name="Domyślnaczcionkaakapitu" style:family="text">
      <style:text-properties fo:background-color="#80FFFF" style:text-underline-type="single" style:text-underline-style="solid" style:text-underline-width="auto" style:text-underline-mode="continuous"/>
    </style:style>
    <style:style style:name="T1088" style:parent-style-name="Domyślnaczcionkaakapitu" style:family="text">
      <style:text-properties style:text-underline-type="single" style:text-underline-style="solid" style:text-underline-width="auto" style:text-underline-mode="continuous"/>
    </style:style>
    <style:style style:name="T1089" style:parent-style-name="Domyślnaczcionkaakapitu" style:family="text">
      <style:text-properties fo:background-color="#80FFFF" style:text-underline-type="single" style:text-underline-style="solid" style:text-underline-width="auto" style:text-underline-mode="continuous"/>
    </style:style>
    <style:style style:name="T1090" style:parent-style-name="Domyślnaczcionkaakapitu" style:family="text">
      <style:text-properties style:text-underline-type="single" style:text-underline-style="solid" style:text-underline-width="auto" style:text-underline-mode="continuous"/>
    </style:style>
    <style:style style:name="P1091" style:parent-style-name="Normalny" style:family="paragraph">
      <style:paragraph-properties fo:text-align="justify" fo:line-height="150%" fo:text-indent="0.2479in"/>
    </style:style>
    <style:style style:name="P1092" style:parent-style-name="Normalny" style:family="paragraph">
      <style:paragraph-properties fo:text-align="justify" fo:line-height="150%" fo:text-indent="0.2479in"/>
    </style:style>
    <style:style style:name="T1093" style:parent-style-name="Domyślnaczcionkaakapitu" style:family="text">
      <style:text-properties fo:background-color="#80FFFF"/>
    </style:style>
    <style:style style:name="P1094" style:parent-style-name="Normalny" style:family="paragraph">
      <style:paragraph-properties fo:text-align="justify" fo:line-height="150%"/>
    </style:style>
    <style:style style:name="T1095" style:parent-style-name="Domyślnaczcionkaakapitu" style:family="text">
      <style:text-properties fo:background-color="#80FFFF" style:text-underline-type="single" style:text-underline-style="solid" style:text-underline-width="auto" style:text-underline-mode="continuous"/>
    </style:style>
    <style:style style:name="T1096" style:parent-style-name="Domyślnaczcionkaakapitu" style:family="text">
      <style:text-properties style:text-underline-type="single" style:text-underline-style="solid" style:text-underline-width="auto" style:text-underline-mode="continuous"/>
    </style:style>
    <style:style style:name="T1097" style:parent-style-name="Domyślnaczcionkaakapitu" style:family="text">
      <style:text-properties fo:background-color="#80FFFF" style:text-underline-type="single" style:text-underline-style="solid" style:text-underline-width="auto" style:text-underline-mode="continuous"/>
    </style:style>
    <style:style style:name="T1098" style:parent-style-name="Domyślnaczcionkaakapitu" style:family="text">
      <style:text-properties style:text-underline-type="single" style:text-underline-style="solid" style:text-underline-width="auto" style:text-underline-mode="continuous"/>
    </style:style>
    <style:style style:name="T1099" style:parent-style-name="Domyślnaczcionkaakapitu" style:family="text">
      <style:text-properties fo:background-color="#80FFFF" style:text-underline-type="single" style:text-underline-style="solid" style:text-underline-width="auto" style:text-underline-mode="continuous"/>
    </style:style>
    <style:style style:name="T1100" style:parent-style-name="Domyślnaczcionkaakapitu" style:family="text">
      <style:text-properties style:text-underline-type="single" style:text-underline-style="solid" style:text-underline-width="auto" style:text-underline-mode="continuous"/>
    </style:style>
    <style:style style:name="T1101" style:parent-style-name="Domyślnaczcionkaakapitu" style:family="text">
      <style:text-properties fo:background-color="#80FFFF" style:text-underline-type="single" style:text-underline-style="solid" style:text-underline-width="auto" style:text-underline-mode="continuous"/>
    </style:style>
    <style:style style:name="T1102" style:parent-style-name="Domyślnaczcionkaakapitu" style:family="text">
      <style:text-properties style:text-underline-type="single" style:text-underline-style="solid" style:text-underline-width="auto" style:text-underline-mode="continuous"/>
    </style:style>
    <style:style style:name="T1103" style:parent-style-name="Domyślnaczcionkaakapitu" style:family="text">
      <style:text-properties fo:background-color="#80FFFF" style:text-underline-type="single" style:text-underline-style="solid" style:text-underline-width="auto" style:text-underline-mode="continuous"/>
    </style:style>
    <style:style style:name="T1104" style:parent-style-name="Domyślnaczcionkaakapitu" style:family="text">
      <style:text-properties style:text-underline-type="single" style:text-underline-style="solid" style:text-underline-width="auto" style:text-underline-mode="continuous"/>
    </style:style>
    <style:style style:name="T1105" style:parent-style-name="Domyślnaczcionkaakapitu" style:family="text">
      <style:text-properties fo:background-color="#80FFFF" style:text-underline-type="single" style:text-underline-style="solid" style:text-underline-width="auto" style:text-underline-mode="continuous"/>
    </style:style>
    <style:style style:name="T1106" style:parent-style-name="Domyślnaczcionkaakapitu" style:family="text">
      <style:text-properties style:text-underline-type="single" style:text-underline-style="solid" style:text-underline-width="auto" style:text-underline-mode="continuous"/>
    </style:style>
    <style:style style:name="P1107" style:parent-style-name="Normalny" style:family="paragraph">
      <style:paragraph-properties fo:text-align="justify" fo:line-height="150%" fo:text-indent="0.2479in"/>
    </style:style>
    <style:style style:name="T1108" style:parent-style-name="Domyślnaczcionkaakapitu" style:family="text">
      <style:text-properties fo:background-color="#80FFFF"/>
    </style:style>
    <style:style style:name="T1109" style:parent-style-name="Domyślnaczcionkaakapitu" style:family="text">
      <style:text-properties fo:background-color="#80FFFF"/>
    </style:style>
    <style:style style:name="T1110" style:parent-style-name="Domyślnaczcionkaakapitu" style:family="text">
      <style:text-properties fo:background-color="#80FFFF"/>
    </style:style>
    <style:style style:name="P1111" style:parent-style-name="Normalny" style:family="paragraph">
      <style:paragraph-properties fo:text-align="justify" fo:line-height="150%" fo:text-indent="0.2479in"/>
    </style:style>
    <style:style style:name="T1112" style:parent-style-name="Domyślnaczcionkaakapitu" style:family="text">
      <style:text-properties fo:background-color="#80FFFF"/>
    </style:style>
    <style:style style:name="T1113" style:parent-style-name="Domyślnaczcionkaakapitu" style:family="text">
      <style:text-properties fo:background-color="#80FFFF"/>
    </style:style>
    <style:style style:name="T1114" style:parent-style-name="Domyślnaczcionkaakapitu" style:family="text">
      <style:text-properties fo:background-color="#80FFFF"/>
    </style:style>
    <style:style style:name="T1115" style:parent-style-name="Domyślnaczcionkaakapitu" style:family="text">
      <style:text-properties fo:background-color="#80FFFF"/>
    </style:style>
    <style:style style:name="T1116" style:parent-style-name="Domyślnaczcionkaakapitu" style:family="text">
      <style:text-properties fo:background-color="#80FFFF"/>
    </style:style>
    <style:style style:name="P1117" style:parent-style-name="Normalny" style:family="paragraph">
      <style:paragraph-properties fo:text-align="justify" fo:line-height="150%" fo:text-indent="0.2479in"/>
    </style:style>
    <style:style style:name="T1118" style:parent-style-name="Domyślnaczcionkaakapitu" style:family="text">
      <style:text-properties fo:background-color="#80FFFF"/>
    </style:style>
    <style:style style:name="T1119" style:parent-style-name="Domyślnaczcionkaakapitu" style:family="text">
      <style:text-properties fo:background-color="#80FFFF"/>
    </style:style>
    <style:style style:name="T1120" style:parent-style-name="Domyślnaczcionkaakapitu" style:family="text">
      <style:text-properties fo:background-color="#80FFFF"/>
    </style:style>
    <style:style style:name="T1121" style:parent-style-name="Domyślnaczcionkaakapitu" style:family="text">
      <style:text-properties fo:background-color="#80FFFF"/>
    </style:style>
    <style:style style:name="T1122" style:parent-style-name="Domyślnaczcionkaakapitu" style:family="text">
      <style:text-properties fo:background-color="#80FFFF"/>
    </style:style>
    <style:style style:name="P1123" style:parent-style-name="Normalny" style:family="paragraph">
      <style:paragraph-properties fo:text-align="justify" fo:line-height="150%">
        <style:tab-stops>
          <style:tab-stop style:type="left" style:leader-style="solid" style:leader-text="_" style:position="1.4451in"/>
        </style:tab-stops>
      </style:paragraph-properties>
    </style:style>
    <style:style style:name="T1124" style:parent-style-name="Domyślnaczcionkaakapitu" style:family="text">
      <style:text-properties fo:background-color="#80FFFF" style:text-underline-type="single" style:text-underline-style="solid" style:text-underline-width="auto" style:text-underline-mode="continuous"/>
    </style:style>
    <style:style style:name="T1125" style:parent-style-name="Domyślnaczcionkaakapitu" style:family="text">
      <style:text-properties style:text-underline-type="single" style:text-underline-style="solid" style:text-underline-width="auto" style:text-underline-mode="continuous"/>
    </style:style>
    <style:style style:name="T1126" style:parent-style-name="Domyślnaczcionkaakapitu" style:family="text">
      <style:text-properties fo:background-color="#80FFFF" style:text-underline-type="single" style:text-underline-style="solid" style:text-underline-width="auto" style:text-underline-mode="continuous"/>
    </style:style>
    <style:style style:name="T1127" style:parent-style-name="Domyślnaczcionkaakapitu" style:family="text">
      <style:text-properties style:text-underline-type="single" style:text-underline-style="solid" style:text-underline-width="auto" style:text-underline-mode="continuous"/>
    </style:style>
    <style:style style:name="T1128" style:parent-style-name="Domyślnaczcionkaakapitu" style:family="text">
      <style:text-properties fo:background-color="#80FFFF" style:text-underline-type="single" style:text-underline-style="solid" style:text-underline-width="auto" style:text-underline-mode="continuous"/>
    </style:style>
    <style:style style:name="T1129" style:parent-style-name="Domyślnaczcionkaakapitu" style:family="text">
      <style:text-properties style:text-underline-type="single" style:text-underline-style="solid" style:text-underline-width="auto" style:text-underline-mode="continuous"/>
    </style:style>
    <style:style style:name="T1130" style:parent-style-name="Domyślnaczcionkaakapitu" style:family="text">
      <style:text-properties fo:background-color="#80FFFF" style:text-underline-type="single" style:text-underline-style="solid" style:text-underline-width="auto" style:text-underline-mode="continuous"/>
    </style:style>
    <style:style style:name="T1131" style:parent-style-name="Domyślnaczcionkaakapitu" style:family="text">
      <style:text-properties style:text-underline-type="single" style:text-underline-style="solid" style:text-underline-width="auto" style:text-underline-mode="continuous"/>
    </style:style>
    <style:style style:name="P1132" style:parent-style-name="Normalny" style:family="paragraph">
      <style:paragraph-properties fo:text-align="justify" fo:line-height="150%" fo:text-indent="0.2479in">
        <style:tab-stops>
          <style:tab-stop style:type="left" style:leader-style="solid" style:leader-text="_" style:position="1.4451in"/>
        </style:tab-stops>
      </style:paragraph-properties>
    </style:style>
    <style:style style:name="P1133" style:parent-style-name="Normalny" style:family="paragraph">
      <style:paragraph-properties fo:text-align="justify" fo:line-height="150%"/>
    </style:style>
    <style:style style:name="T1134" style:parent-style-name="Domyślnaczcionkaakapitu" style:family="text">
      <style:text-properties style:text-underline-type="single" style:text-underline-style="solid" style:text-underline-width="auto" style:text-underline-mode="continuous"/>
    </style:style>
    <style:style style:name="T1135" style:parent-style-name="Domyślnaczcionkaakapitu" style:family="text">
      <style:text-properties fo:background-color="#80FFFF" style:text-underline-type="single" style:text-underline-style="solid" style:text-underline-width="auto" style:text-underline-mode="continuous"/>
    </style:style>
    <style:style style:name="T1136" style:parent-style-name="Domyślnaczcionkaakapitu" style:family="text">
      <style:text-properties style:text-underline-type="single" style:text-underline-style="solid" style:text-underline-width="auto" style:text-underline-mode="continuous"/>
    </style:style>
    <style:style style:name="T1137" style:parent-style-name="Domyślnaczcionkaakapitu" style:family="text">
      <style:text-properties fo:background-color="#80FFFF" style:text-underline-type="single" style:text-underline-style="solid" style:text-underline-width="auto" style:text-underline-mode="continuous"/>
    </style:style>
    <style:style style:name="T1138" style:parent-style-name="Domyślnaczcionkaakapitu" style:family="text">
      <style:text-properties style:text-underline-type="single" style:text-underline-style="solid" style:text-underline-width="auto" style:text-underline-mode="continuous"/>
    </style:style>
    <style:style style:name="P1139" style:parent-style-name="Normalny" style:family="paragraph">
      <style:paragraph-properties fo:text-align="justify" fo:line-height="150%" fo:text-indent="0.2479in"/>
    </style:style>
    <style:style style:name="T1140" style:parent-style-name="Domyślnaczcionkaakapitu" style:family="text">
      <style:text-properties fo:background-color="#80FFFF"/>
    </style:style>
    <style:style style:name="T1141" style:parent-style-name="Domyślnaczcionkaakapitu" style:family="text">
      <style:text-properties fo:background-color="#80FFFF"/>
    </style:style>
    <style:style style:name="P1142" style:parent-style-name="Normalny" style:family="paragraph">
      <style:paragraph-properties fo:text-align="justify" fo:line-height="150%" fo:text-indent="0.2479in"/>
    </style:style>
    <style:style style:name="P1143" style:parent-style-name="Normalny" style:family="paragraph">
      <style:paragraph-properties fo:text-align="justify" fo:line-height="150%" fo:text-indent="0.2479in"/>
    </style:style>
    <style:style style:name="T1144" style:parent-style-name="Domyślnaczcionkaakapitu" style:family="text">
      <style:text-properties fo:background-color="#80FFFF"/>
    </style:style>
    <style:style style:name="T1145" style:parent-style-name="Domyślnaczcionkaakapitu" style:family="text">
      <style:text-properties fo:background-color="#80FFFF"/>
    </style:style>
    <style:style style:name="T1146" style:parent-style-name="Domyślnaczcionkaakapitu" style:family="text">
      <style:text-properties fo:background-color="#80FFFF"/>
    </style:style>
    <style:style style:name="T1147" style:parent-style-name="Domyślnaczcionkaakapitu" style:family="text">
      <style:text-properties fo:background-color="#80FFFF"/>
    </style:style>
    <style:style style:name="P1148" style:parent-style-name="Normalny" style:family="paragraph">
      <style:paragraph-properties fo:text-align="justify" fo:line-height="150%" fo:text-indent="0.2479in"/>
    </style:style>
    <style:style style:name="T1149" style:parent-style-name="Domyślnaczcionkaakapitu" style:family="text">
      <style:text-properties fo:background-color="#80FFFF"/>
    </style:style>
    <style:style style:name="T1150" style:parent-style-name="Domyślnaczcionkaakapitu" style:family="text">
      <style:text-properties fo:background-color="#80FFFF"/>
    </style:style>
    <style:style style:name="T1151" style:parent-style-name="Domyślnaczcionkaakapitu" style:family="text">
      <style:text-properties fo:background-color="#80FFFF"/>
    </style:style>
    <style:style style:name="T1152" style:parent-style-name="Domyślnaczcionkaakapitu" style:family="text">
      <style:text-properties fo:background-color="#80FFFF"/>
    </style:style>
    <style:style style:name="T1153" style:parent-style-name="Domyślnaczcionkaakapitu" style:family="text">
      <style:text-properties fo:background-color="#80FFFF"/>
    </style:style>
    <style:style style:name="P1154" style:parent-style-name="Normalny" style:family="paragraph">
      <style:paragraph-properties fo:text-align="justify" fo:line-height="150%" fo:text-indent="0.2479in"/>
    </style:style>
    <style:style style:name="T1155" style:parent-style-name="Domyślnaczcionkaakapitu" style:family="text">
      <style:text-properties fo:background-color="#80FFFF"/>
    </style:style>
    <style:style style:name="T1156" style:parent-style-name="Domyślnaczcionkaakapitu" style:family="text">
      <style:text-properties fo:background-color="#80FFFF"/>
    </style:style>
    <style:style style:name="T1157" style:parent-style-name="Domyślnaczcionkaakapitu" style:family="text">
      <style:text-properties fo:background-color="#80FFFF"/>
    </style:style>
    <style:style style:name="T1158" style:parent-style-name="Domyślnaczcionkaakapitu" style:family="text">
      <style:text-properties fo:background-color="#80FFFF"/>
    </style:style>
    <style:style style:name="T1159" style:parent-style-name="Domyślnaczcionkaakapitu" style:family="text">
      <style:text-properties fo:background-color="#80FFFF"/>
    </style:style>
    <style:style style:name="T1160" style:parent-style-name="Domyślnaczcionkaakapitu" style:family="text">
      <style:text-properties fo:background-color="#80FFFF"/>
    </style:style>
    <style:style style:name="T1161" style:parent-style-name="Domyślnaczcionkaakapitu" style:family="text">
      <style:text-properties fo:background-color="#80FFFF"/>
    </style:style>
    <style:style style:name="T1162" style:parent-style-name="Domyślnaczcionkaakapitu" style:family="text">
      <style:text-properties fo:background-color="#80FFFF"/>
    </style:style>
    <style:style style:name="T1163" style:parent-style-name="Domyślnaczcionkaakapitu" style:family="text">
      <style:text-properties fo:background-color="#80FFFF"/>
    </style:style>
    <style:style style:name="T1164" style:parent-style-name="Domyślnaczcionkaakapitu" style:family="text">
      <style:text-properties fo:background-color="#80FFFF"/>
    </style:style>
    <style:style style:name="T1165" style:parent-style-name="Domyślnaczcionkaakapitu" style:family="text">
      <style:text-properties fo:background-color="#80FFFF"/>
    </style:style>
    <style:style style:name="T1166" style:parent-style-name="Domyślnaczcionkaakapitu" style:family="text">
      <style:text-properties fo:background-color="#80FFFF"/>
    </style:style>
    <style:style style:name="T1167" style:parent-style-name="Domyślnaczcionkaakapitu" style:family="text">
      <style:text-properties fo:background-color="#80FFFF"/>
    </style:style>
    <style:style style:name="T1168" style:parent-style-name="Domyślnaczcionkaakapitu" style:family="text">
      <style:text-properties fo:background-color="#80FFFF"/>
    </style:style>
    <style:style style:name="T1169" style:parent-style-name="Domyślnaczcionkaakapitu" style:family="text">
      <style:text-properties fo:background-color="#80FFFF"/>
    </style:style>
    <style:style style:name="T1170" style:parent-style-name="Domyślnaczcionkaakapitu" style:family="text">
      <style:text-properties fo:background-color="#80FFFF"/>
    </style:style>
    <style:style style:name="T1171" style:parent-style-name="Domyślnaczcionkaakapitu" style:family="text">
      <style:text-properties fo:background-color="#80FFFF"/>
    </style:style>
    <style:style style:name="T1172" style:parent-style-name="Domyślnaczcionkaakapitu" style:family="text">
      <style:text-properties fo:background-color="#80FFFF"/>
    </style:style>
    <style:style style:name="T1173" style:parent-style-name="Domyślnaczcionkaakapitu" style:family="text">
      <style:text-properties fo:background-color="#80FFFF"/>
    </style:style>
    <style:style style:name="T1174" style:parent-style-name="Domyślnaczcionkaakapitu" style:family="text">
      <style:text-properties fo:background-color="#80FFFF"/>
    </style:style>
    <style:style style:name="P1175" style:parent-style-name="Normalny" style:family="paragraph">
      <style:paragraph-properties fo:text-align="justify" fo:line-height="150%" fo:text-indent="0.2479in"/>
    </style:style>
    <style:style style:name="T1176" style:parent-style-name="Domyślnaczcionkaakapitu" style:family="text">
      <style:text-properties fo:background-color="#80FFFF"/>
    </style:style>
    <style:style style:name="T1177" style:parent-style-name="Domyślnaczcionkaakapitu" style:family="text">
      <style:text-properties fo:background-color="#80FFFF"/>
    </style:style>
    <style:style style:name="T1178" style:parent-style-name="Domyślnaczcionkaakapitu" style:family="text">
      <style:text-properties fo:background-color="#80FFFF"/>
    </style:style>
    <style:style style:name="T1179" style:parent-style-name="Domyślnaczcionkaakapitu" style:family="text">
      <style:text-properties fo:background-color="#80FFFF"/>
    </style:style>
    <style:style style:name="T1180" style:parent-style-name="Domyślnaczcionkaakapitu" style:family="text">
      <style:text-properties fo:background-color="#80FFFF"/>
    </style:style>
    <style:style style:name="T1181" style:parent-style-name="Domyślnaczcionkaakapitu" style:family="text">
      <style:text-properties fo:background-color="#80FFFF"/>
    </style:style>
    <style:style style:name="T1182" style:parent-style-name="Domyślnaczcionkaakapitu" style:family="text">
      <style:text-properties fo:background-color="#80FFFF"/>
    </style:style>
    <style:style style:name="T1183" style:parent-style-name="Domyślnaczcionkaakapitu" style:family="text">
      <style:text-properties fo:background-color="#80FFFF"/>
    </style:style>
    <style:style style:name="T1184" style:parent-style-name="Domyślnaczcionkaakapitu" style:family="text">
      <style:text-properties fo:background-color="#80FFFF"/>
    </style:style>
    <style:style style:name="T1185" style:parent-style-name="Domyślnaczcionkaakapitu" style:family="text">
      <style:text-properties fo:background-color="#80FFFF"/>
    </style:style>
    <style:style style:name="P1186" style:parent-style-name="Normalny" style:family="paragraph">
      <style:paragraph-properties fo:text-align="justify" fo:line-height="150%"/>
    </style:style>
    <style:style style:name="T1187" style:parent-style-name="Domyślnaczcionkaakapitu" style:family="text">
      <style:text-properties fo:background-color="#80FFFF" style:text-underline-type="single" style:text-underline-style="solid" style:text-underline-width="auto" style:text-underline-mode="continuous"/>
    </style:style>
    <style:style style:name="T1188" style:parent-style-name="Domyślnaczcionkaakapitu" style:family="text">
      <style:text-properties style:text-underline-type="single" style:text-underline-style="solid" style:text-underline-width="auto" style:text-underline-mode="continuous"/>
    </style:style>
    <style:style style:name="T1189" style:parent-style-name="Domyślnaczcionkaakapitu" style:family="text">
      <style:text-properties fo:background-color="#80FFFF" style:text-underline-type="single" style:text-underline-style="solid" style:text-underline-width="auto" style:text-underline-mode="continuous"/>
    </style:style>
    <style:style style:name="T1190" style:parent-style-name="Domyślnaczcionkaakapitu" style:family="text">
      <style:text-properties style:text-underline-type="single" style:text-underline-style="solid" style:text-underline-width="auto" style:text-underline-mode="continuous"/>
    </style:style>
    <style:style style:name="T1191" style:parent-style-name="Domyślnaczcionkaakapitu" style:family="text">
      <style:text-properties fo:background-color="#80FFFF" style:text-underline-type="single" style:text-underline-style="solid" style:text-underline-width="auto" style:text-underline-mode="continuous"/>
    </style:style>
    <style:style style:name="T1192" style:parent-style-name="Domyślnaczcionkaakapitu" style:family="text">
      <style:text-properties style:text-underline-type="single" style:text-underline-style="solid" style:text-underline-width="auto" style:text-underline-mode="continuous"/>
    </style:style>
    <style:style style:name="T1193" style:parent-style-name="Domyślnaczcionkaakapitu" style:family="text">
      <style:text-properties fo:background-color="#80FFFF" style:text-underline-type="single" style:text-underline-style="solid" style:text-underline-width="auto" style:text-underline-mode="continuous"/>
    </style:style>
    <style:style style:name="T1194" style:parent-style-name="Domyślnaczcionkaakapitu" style:family="text">
      <style:text-properties style:text-underline-type="single" style:text-underline-style="solid" style:text-underline-width="auto" style:text-underline-mode="continuous"/>
    </style:style>
    <style:style style:name="P1195" style:parent-style-name="Normalny" style:family="paragraph">
      <style:paragraph-properties fo:text-align="justify" fo:line-height="150%" fo:text-indent="0.2479in"/>
    </style:style>
    <style:style style:name="T1196" style:parent-style-name="Domyślnaczcionkaakapitu" style:family="text">
      <style:text-properties fo:background-color="#80FFFF"/>
    </style:style>
    <style:style style:name="P1197" style:parent-style-name="Normalny" style:family="paragraph">
      <style:paragraph-properties fo:text-align="justify" fo:line-height="150%" fo:text-indent="0.2479in"/>
    </style:style>
    <style:style style:name="T1198" style:parent-style-name="Domyślnaczcionkaakapitu" style:family="text">
      <style:text-properties fo:background-color="#80FFFF"/>
    </style:style>
    <style:style style:name="T1199" style:parent-style-name="Domyślnaczcionkaakapitu" style:family="text">
      <style:text-properties fo:background-color="#80FFFF"/>
    </style:style>
    <style:style style:name="T1200" style:parent-style-name="Domyślnaczcionkaakapitu" style:family="text">
      <style:text-properties fo:background-color="#80FFFF"/>
    </style:style>
    <style:style style:name="T1201" style:parent-style-name="Domyślnaczcionkaakapitu" style:family="text">
      <style:text-properties fo:background-color="#80FFFF"/>
    </style:style>
    <style:style style:name="T1202" style:parent-style-name="Domyślnaczcionkaakapitu" style:family="text">
      <style:text-properties fo:background-color="#80FFFF"/>
    </style:style>
    <style:style style:name="T1203" style:parent-style-name="Domyślnaczcionkaakapitu" style:family="text">
      <style:text-properties fo:background-color="#80FFFF"/>
    </style:style>
    <style:style style:name="T1204" style:parent-style-name="Domyślnaczcionkaakapitu" style:family="text">
      <style:text-properties fo:background-color="#80FFFF"/>
    </style:style>
    <style:style style:name="P1205" style:parent-style-name="Normalny" style:family="paragraph">
      <style:paragraph-properties fo:text-align="justify" fo:line-height="150%" fo:text-indent="0.2479in"/>
    </style:style>
    <style:style style:name="T1206" style:parent-style-name="Domyślnaczcionkaakapitu" style:family="text">
      <style:text-properties fo:background-color="#80FFFF"/>
    </style:style>
    <style:style style:name="T1207" style:parent-style-name="Domyślnaczcionkaakapitu" style:family="text">
      <style:text-properties fo:background-color="#80FFFF"/>
    </style:style>
    <style:style style:name="P1208" style:parent-style-name="Normalny" style:family="paragraph">
      <style:paragraph-properties fo:text-align="justify" fo:line-height="150%" fo:text-indent="0.2479in"/>
    </style:style>
    <style:style style:name="T1209" style:parent-style-name="Domyślnaczcionkaakapitu" style:family="text">
      <style:text-properties fo:background-color="#80FFFF"/>
    </style:style>
    <style:style style:name="P1210" style:parent-style-name="Normalny" style:family="paragraph">
      <style:paragraph-properties fo:text-align="justify" fo:line-height="150%"/>
    </style:style>
    <style:style style:name="T1211" style:parent-style-name="Domyślnaczcionkaakapitu" style:family="text">
      <style:text-properties style:text-underline-type="single" style:text-underline-style="solid" style:text-underline-width="auto" style:text-underline-mode="continuous"/>
    </style:style>
    <style:style style:name="T1212" style:parent-style-name="Domyślnaczcionkaakapitu" style:family="text">
      <style:text-properties fo:background-color="#80FFFF" style:text-underline-type="single" style:text-underline-style="solid" style:text-underline-width="auto" style:text-underline-mode="continuous"/>
    </style:style>
    <style:style style:name="T1213" style:parent-style-name="Domyślnaczcionkaakapitu" style:family="text">
      <style:text-properties style:text-underline-type="single" style:text-underline-style="solid" style:text-underline-width="auto" style:text-underline-mode="continuous"/>
    </style:style>
    <style:style style:name="P1214" style:parent-style-name="Normalny" style:family="paragraph">
      <style:paragraph-properties fo:text-align="justify" fo:line-height="150%" fo:text-indent="0.2479in"/>
    </style:style>
    <style:style style:name="T1215" style:parent-style-name="Domyślnaczcionkaakapitu" style:family="text">
      <style:text-properties fo:background-color="#80FFFF"/>
    </style:style>
    <style:style style:name="T1216" style:parent-style-name="Domyślnaczcionkaakapitu" style:family="text">
      <style:text-properties fo:background-color="#80FFFF"/>
    </style:style>
    <style:style style:name="T1217" style:parent-style-name="Domyślnaczcionkaakapitu" style:family="text">
      <style:text-properties fo:background-color="#80FFFF"/>
    </style:style>
    <style:style style:name="T1218" style:parent-style-name="Domyślnaczcionkaakapitu" style:family="text">
      <style:text-properties fo:background-color="#80FFFF"/>
    </style:style>
    <style:style style:name="T1219" style:parent-style-name="Domyślnaczcionkaakapitu" style:family="text">
      <style:text-properties fo:background-color="#80FFFF"/>
    </style:style>
    <style:style style:name="T1220" style:parent-style-name="Domyślnaczcionkaakapitu" style:family="text">
      <style:text-properties fo:background-color="#80FFFF"/>
    </style:style>
    <style:style style:name="T1221" style:parent-style-name="Domyślnaczcionkaakapitu" style:family="text">
      <style:text-properties fo:background-color="#80FFFF"/>
    </style:style>
    <style:style style:name="P1222" style:parent-style-name="Normalny" style:family="paragraph">
      <style:paragraph-properties fo:text-align="justify" fo:line-height="150%" fo:text-indent="0.2479in"/>
    </style:style>
    <style:style style:name="T1223" style:parent-style-name="Domyślnaczcionkaakapitu" style:family="text">
      <style:text-properties fo:background-color="#80FFFF"/>
    </style:style>
    <style:style style:name="T1224" style:parent-style-name="Domyślnaczcionkaakapitu" style:family="text">
      <style:text-properties fo:background-color="#80FFFF"/>
    </style:style>
    <style:style style:name="T1225" style:parent-style-name="Domyślnaczcionkaakapitu" style:family="text">
      <style:text-properties fo:background-color="#80FFFF"/>
    </style:style>
    <style:style style:name="T1226" style:parent-style-name="Domyślnaczcionkaakapitu" style:family="text">
      <style:text-properties fo:background-color="#80FFFF"/>
    </style:style>
    <style:style style:name="T1227" style:parent-style-name="Domyślnaczcionkaakapitu" style:family="text">
      <style:text-properties fo:background-color="#80FFFF"/>
    </style:style>
    <style:style style:name="T1228" style:parent-style-name="Domyślnaczcionkaakapitu" style:family="text">
      <style:text-properties fo:background-color="#80FFFF"/>
    </style:style>
    <style:style style:name="T1229" style:parent-style-name="Domyślnaczcionkaakapitu" style:family="text">
      <style:text-properties fo:background-color="#80FFFF"/>
    </style:style>
    <style:style style:name="T1230" style:parent-style-name="Domyślnaczcionkaakapitu" style:family="text">
      <style:text-properties fo:background-color="#80FFFF"/>
    </style:style>
    <style:style style:name="P1231" style:parent-style-name="Normalny" style:family="paragraph">
      <style:paragraph-properties fo:text-align="justify" fo:line-height="150%" fo:text-indent="0.2479in"/>
    </style:style>
    <style:style style:name="P1232" style:parent-style-name="Normalny" style:family="paragraph">
      <style:paragraph-properties fo:text-align="justify" fo:line-height="150%" fo:text-indent="0.2479in"/>
    </style:style>
    <style:style style:name="P1233" style:parent-style-name="Normalny" style:family="paragraph">
      <style:paragraph-properties fo:text-align="justify" fo:line-height="150%"/>
    </style:style>
    <style:style style:name="T1234" style:parent-style-name="Domyślnaczcionkaakapitu" style:family="text">
      <style:text-properties fo:background-color="#80FFFF" style:text-underline-type="single" style:text-underline-style="solid" style:text-underline-width="auto" style:text-underline-mode="continuous"/>
    </style:style>
    <style:style style:name="T1235" style:parent-style-name="Domyślnaczcionkaakapitu" style:family="text">
      <style:text-properties style:text-underline-type="single" style:text-underline-style="solid" style:text-underline-width="auto" style:text-underline-mode="continuous"/>
    </style:style>
    <style:style style:name="T1236" style:parent-style-name="Domyślnaczcionkaakapitu" style:family="text">
      <style:text-properties fo:background-color="#80FFFF" style:text-underline-type="single" style:text-underline-style="solid" style:text-underline-width="auto" style:text-underline-mode="continuous"/>
    </style:style>
    <style:style style:name="T1237" style:parent-style-name="Domyślnaczcionkaakapitu" style:family="text">
      <style:text-properties style:text-underline-type="single" style:text-underline-style="solid" style:text-underline-width="auto" style:text-underline-mode="continuous"/>
    </style:style>
    <style:style style:name="T1238" style:parent-style-name="Domyślnaczcionkaakapitu" style:family="text">
      <style:text-properties fo:background-color="#80FFFF" style:text-underline-type="single" style:text-underline-style="solid" style:text-underline-width="auto" style:text-underline-mode="continuous"/>
    </style:style>
    <style:style style:name="T1239" style:parent-style-name="Domyślnaczcionkaakapitu" style:family="text">
      <style:text-properties style:text-underline-type="single" style:text-underline-style="solid" style:text-underline-width="auto" style:text-underline-mode="continuous"/>
    </style:style>
    <style:style style:name="T1240" style:parent-style-name="Domyślnaczcionkaakapitu" style:family="text">
      <style:text-properties fo:background-color="#80FFFF" style:text-underline-type="single" style:text-underline-style="solid" style:text-underline-width="auto" style:text-underline-mode="continuous"/>
    </style:style>
    <style:style style:name="T1241" style:parent-style-name="Domyślnaczcionkaakapitu" style:family="text">
      <style:text-properties style:text-underline-type="single" style:text-underline-style="solid" style:text-underline-width="auto" style:text-underline-mode="continuous"/>
    </style:style>
    <style:style style:name="P1242" style:parent-style-name="Normalny" style:family="paragraph">
      <style:paragraph-properties fo:text-align="justify" fo:line-height="150%" fo:text-indent="0.2479in"/>
    </style:style>
    <style:style style:name="T1243" style:parent-style-name="Domyślnaczcionkaakapitu" style:family="text">
      <style:text-properties fo:background-color="#80FFFF"/>
    </style:style>
    <style:style style:name="T1244" style:parent-style-name="Domyślnaczcionkaakapitu" style:family="text">
      <style:text-properties fo:background-color="#80FFFF"/>
    </style:style>
    <style:style style:name="T1245" style:parent-style-name="Domyślnaczcionkaakapitu" style:family="text">
      <style:text-properties fo:background-color="#80FFFF"/>
    </style:style>
    <style:style style:name="T1246" style:parent-style-name="Domyślnaczcionkaakapitu" style:family="text">
      <style:text-properties fo:background-color="#80FFFF"/>
    </style:style>
    <style:style style:name="T1247" style:parent-style-name="Domyślnaczcionkaakapitu" style:family="text">
      <style:text-properties fo:background-color="#80FFFF"/>
    </style:style>
    <style:style style:name="T1248" style:parent-style-name="Domyślnaczcionkaakapitu" style:family="text">
      <style:text-properties fo:background-color="#80FFFF"/>
    </style:style>
    <style:style style:name="T1249" style:parent-style-name="Domyślnaczcionkaakapitu" style:family="text">
      <style:text-properties fo:background-color="#80FFFF"/>
    </style:style>
    <style:style style:name="T1250" style:parent-style-name="Domyślnaczcionkaakapitu" style:family="text">
      <style:text-properties fo:background-color="#80FFFF"/>
    </style:style>
    <style:style style:name="T1251" style:parent-style-name="Domyślnaczcionkaakapitu" style:family="text">
      <style:text-properties fo:background-color="#80FFFF"/>
    </style:style>
    <style:style style:name="T1252" style:parent-style-name="Domyślnaczcionkaakapitu" style:family="text">
      <style:text-properties fo:background-color="#80FFFF"/>
    </style:style>
    <style:style style:name="T1253" style:parent-style-name="Domyślnaczcionkaakapitu" style:family="text">
      <style:text-properties fo:background-color="#80FFFF"/>
    </style:style>
    <style:style style:name="T1254" style:parent-style-name="Domyślnaczcionkaakapitu" style:family="text">
      <style:text-properties fo:background-color="#80FFFF"/>
    </style:style>
    <style:style style:name="T1255" style:parent-style-name="Domyślnaczcionkaakapitu" style:family="text">
      <style:text-properties fo:background-color="#80FFFF"/>
    </style:style>
    <style:style style:name="T1256" style:parent-style-name="Domyślnaczcionkaakapitu" style:family="text">
      <style:text-properties fo:background-color="#80FFFF"/>
    </style:style>
    <style:style style:name="P1257" style:parent-style-name="Normalny" style:family="paragraph">
      <style:paragraph-properties fo:text-align="justify" fo:line-height="150%"/>
    </style:style>
    <style:style style:name="T1258" style:parent-style-name="Domyślnaczcionkaakapitu" style:family="text">
      <style:text-properties style:text-underline-type="single" style:text-underline-style="solid" style:text-underline-width="auto" style:text-underline-mode="continuous"/>
    </style:style>
    <style:style style:name="T1259" style:parent-style-name="Domyślnaczcionkaakapitu" style:family="text">
      <style:text-properties fo:background-color="#80FFFF" style:text-underline-type="single" style:text-underline-style="solid" style:text-underline-width="auto" style:text-underline-mode="continuous"/>
    </style:style>
    <style:style style:name="T1260" style:parent-style-name="Domyślnaczcionkaakapitu" style:family="text">
      <style:text-properties style:text-underline-type="single" style:text-underline-style="solid" style:text-underline-width="auto" style:text-underline-mode="continuous"/>
    </style:style>
    <style:style style:name="T1261" style:parent-style-name="Domyślnaczcionkaakapitu" style:family="text">
      <style:text-properties fo:background-color="#80FFFF" style:text-underline-type="single" style:text-underline-style="solid" style:text-underline-width="auto" style:text-underline-mode="continuous"/>
    </style:style>
    <style:style style:name="T1262" style:parent-style-name="Domyślnaczcionkaakapitu" style:family="text">
      <style:text-properties style:text-underline-type="single" style:text-underline-style="solid" style:text-underline-width="auto" style:text-underline-mode="continuous"/>
    </style:style>
    <style:style style:name="T1263" style:parent-style-name="Domyślnaczcionkaakapitu" style:family="text">
      <style:text-properties fo:background-color="#80FFFF" style:text-underline-type="single" style:text-underline-style="solid" style:text-underline-width="auto" style:text-underline-mode="continuous"/>
    </style:style>
    <style:style style:name="T1264" style:parent-style-name="Domyślnaczcionkaakapitu" style:family="text">
      <style:text-properties style:text-underline-type="single" style:text-underline-style="solid" style:text-underline-width="auto" style:text-underline-mode="continuous"/>
    </style:style>
    <style:style style:name="T1265" style:parent-style-name="Domyślnaczcionkaakapitu" style:family="text">
      <style:text-properties fo:background-color="#80FFFF" style:text-underline-type="single" style:text-underline-style="solid" style:text-underline-width="auto" style:text-underline-mode="continuous"/>
    </style:style>
    <style:style style:name="T1266" style:parent-style-name="Domyślnaczcionkaakapitu" style:family="text">
      <style:text-properties style:text-underline-type="single" style:text-underline-style="solid" style:text-underline-width="auto" style:text-underline-mode="continuous"/>
    </style:style>
    <style:style style:name="P1267" style:parent-style-name="Normalny" style:family="paragraph">
      <style:paragraph-properties fo:text-align="justify" fo:line-height="150%" fo:text-indent="0.2479in"/>
    </style:style>
    <style:style style:name="P1268" style:parent-style-name="Normalny" style:family="paragraph">
      <style:paragraph-properties fo:text-align="justify" fo:line-height="150%"/>
    </style:style>
    <style:style style:name="T1269" style:parent-style-name="Domyślnaczcionkaakapitu" style:family="text">
      <style:text-properties fo:background-color="#80FFFF" style:text-underline-type="single" style:text-underline-style="solid" style:text-underline-width="auto" style:text-underline-mode="continuous"/>
    </style:style>
    <style:style style:name="T1270" style:parent-style-name="Domyślnaczcionkaakapitu" style:family="text">
      <style:text-properties style:text-underline-type="single" style:text-underline-style="solid" style:text-underline-width="auto" style:text-underline-mode="continuous"/>
    </style:style>
    <style:style style:name="T1271" style:parent-style-name="Domyślnaczcionkaakapitu" style:family="text">
      <style:text-properties fo:background-color="#80FFFF" style:text-underline-type="single" style:text-underline-style="solid" style:text-underline-width="auto" style:text-underline-mode="continuous"/>
    </style:style>
    <style:style style:name="T1272" style:parent-style-name="Domyślnaczcionkaakapitu" style:family="text">
      <style:text-properties style:text-underline-type="single" style:text-underline-style="solid" style:text-underline-width="auto" style:text-underline-mode="continuous"/>
    </style:style>
    <style:style style:name="T1273" style:parent-style-name="Domyślnaczcionkaakapitu" style:family="text">
      <style:text-properties fo:background-color="#80FFFF" style:text-underline-type="single" style:text-underline-style="solid" style:text-underline-width="auto" style:text-underline-mode="continuous"/>
    </style:style>
    <style:style style:name="T1274" style:parent-style-name="Domyślnaczcionkaakapitu" style:family="text">
      <style:text-properties style:text-underline-type="single" style:text-underline-style="solid" style:text-underline-width="auto" style:text-underline-mode="continuous"/>
    </style:style>
    <style:style style:name="T1275" style:parent-style-name="Domyślnaczcionkaakapitu" style:family="text">
      <style:text-properties fo:background-color="#80FFFF" style:text-underline-type="single" style:text-underline-style="solid" style:text-underline-width="auto" style:text-underline-mode="continuous"/>
    </style:style>
    <style:style style:name="T1276" style:parent-style-name="Domyślnaczcionkaakapitu" style:family="text">
      <style:text-properties style:text-underline-type="single" style:text-underline-style="solid" style:text-underline-width="auto" style:text-underline-mode="continuous"/>
    </style:style>
    <style:style style:name="P1277" style:parent-style-name="Normalny" style:family="paragraph">
      <style:paragraph-properties fo:text-align="justify" fo:line-height="150%" fo:text-indent="0.2479in"/>
    </style:style>
    <style:style style:name="P1278" style:parent-style-name="Normalny" style:family="paragraph">
      <style:paragraph-properties fo:text-align="justify" fo:line-height="150%"/>
    </style:style>
    <style:style style:name="T1279" style:parent-style-name="Domyślnaczcionkaakapitu" style:family="text">
      <style:text-properties style:text-underline-type="single" style:text-underline-style="solid" style:text-underline-width="auto" style:text-underline-mode="continuous"/>
    </style:style>
    <style:style style:name="T1280" style:parent-style-name="Domyślnaczcionkaakapitu" style:family="text">
      <style:text-properties fo:background-color="#80FFFF" style:text-underline-type="single" style:text-underline-style="solid" style:text-underline-width="auto" style:text-underline-mode="continuous"/>
    </style:style>
    <style:style style:name="T1281" style:parent-style-name="Domyślnaczcionkaakapitu" style:family="text">
      <style:text-properties style:text-underline-type="single" style:text-underline-style="solid" style:text-underline-width="auto" style:text-underline-mode="continuous"/>
    </style:style>
    <style:style style:name="T1282" style:parent-style-name="Domyślnaczcionkaakapitu" style:family="text">
      <style:text-properties fo:background-color="#80FFFF" style:text-underline-type="single" style:text-underline-style="solid" style:text-underline-width="auto" style:text-underline-mode="continuous"/>
    </style:style>
    <style:style style:name="T1283" style:parent-style-name="Domyślnaczcionkaakapitu" style:family="text">
      <style:text-properties style:text-underline-type="single" style:text-underline-style="solid" style:text-underline-width="auto" style:text-underline-mode="continuous"/>
    </style:style>
    <style:style style:name="T1284" style:parent-style-name="Domyślnaczcionkaakapitu" style:family="text">
      <style:text-properties fo:background-color="#80FFFF" style:text-underline-type="single" style:text-underline-style="solid" style:text-underline-width="auto" style:text-underline-mode="continuous"/>
    </style:style>
    <style:style style:name="T1285" style:parent-style-name="Domyślnaczcionkaakapitu" style:family="text">
      <style:text-properties style:text-underline-type="single" style:text-underline-style="solid" style:text-underline-width="auto" style:text-underline-mode="continuous"/>
    </style:style>
    <style:style style:name="T1286" style:parent-style-name="Domyślnaczcionkaakapitu" style:family="text">
      <style:text-properties fo:background-color="#80FFFF" style:text-underline-type="single" style:text-underline-style="solid" style:text-underline-width="auto" style:text-underline-mode="continuous"/>
    </style:style>
    <style:style style:name="T1287" style:parent-style-name="Domyślnaczcionkaakapitu" style:family="text">
      <style:text-properties style:text-underline-type="single" style:text-underline-style="solid" style:text-underline-width="auto" style:text-underline-mode="continuous"/>
    </style:style>
    <style:style style:name="P1288" style:parent-style-name="Normalny" style:family="paragraph">
      <style:paragraph-properties fo:text-align="justify" fo:line-height="150%" fo:text-indent="0.2479in"/>
    </style:style>
    <style:style style:name="T1289" style:parent-style-name="Domyślnaczcionkaakapitu" style:family="text">
      <style:text-properties fo:background-color="#80FFFF"/>
    </style:style>
    <style:style style:name="T1290" style:parent-style-name="Domyślnaczcionkaakapitu" style:family="text">
      <style:text-properties fo:background-color="#80FFFF"/>
    </style:style>
    <style:style style:name="T1291" style:parent-style-name="Domyślnaczcionkaakapitu" style:family="text">
      <style:text-properties fo:background-color="#80FFFF"/>
    </style:style>
    <style:style style:name="T1292" style:parent-style-name="Domyślnaczcionkaakapitu" style:family="text">
      <style:text-properties fo:background-color="#80FFFF"/>
    </style:style>
    <style:style style:name="T1293" style:parent-style-name="Domyślnaczcionkaakapitu" style:family="text">
      <style:text-properties fo:background-color="#80FFFF"/>
    </style:style>
    <style:style style:name="T1294" style:parent-style-name="Domyślnaczcionkaakapitu" style:family="text">
      <style:text-properties fo:background-color="#80FFFF"/>
    </style:style>
    <style:style style:name="T1295" style:parent-style-name="Domyślnaczcionkaakapitu" style:family="text">
      <style:text-properties fo:background-color="#80FFFF"/>
    </style:style>
    <style:style style:name="P1296" style:parent-style-name="Normalny" style:family="paragraph">
      <style:paragraph-properties fo:text-align="justify" fo:line-height="150%" fo:text-indent="0.2479in"/>
    </style:style>
    <style:style style:name="T1297" style:parent-style-name="Domyślnaczcionkaakapitu" style:family="text">
      <style:text-properties fo:background-color="#80FFFF"/>
    </style:style>
    <style:style style:name="T1298" style:parent-style-name="Domyślnaczcionkaakapitu" style:family="text">
      <style:text-properties fo:background-color="#80FFFF"/>
    </style:style>
    <style:style style:name="T1299" style:parent-style-name="Domyślnaczcionkaakapitu" style:family="text">
      <style:text-properties fo:background-color="#80FFFF"/>
    </style:style>
    <style:style style:name="T1300" style:parent-style-name="Domyślnaczcionkaakapitu" style:family="text">
      <style:text-properties fo:background-color="#80FFFF"/>
    </style:style>
    <style:style style:name="T1301" style:parent-style-name="Domyślnaczcionkaakapitu" style:family="text">
      <style:text-properties fo:background-color="#80FFFF"/>
    </style:style>
    <style:style style:name="T1302" style:parent-style-name="Domyślnaczcionkaakapitu" style:family="text">
      <style:text-properties fo:background-color="#80FFFF"/>
    </style:style>
    <style:style style:name="T1303" style:parent-style-name="Domyślnaczcionkaakapitu" style:family="text">
      <style:text-properties fo:background-color="#80FFFF"/>
    </style:style>
    <style:style style:name="P1304" style:parent-style-name="Normalny" style:family="paragraph">
      <style:paragraph-properties fo:text-align="justify" fo:line-height="150%"/>
    </style:style>
    <style:style style:name="T1305" style:parent-style-name="Domyślnaczcionkaakapitu" style:family="text">
      <style:text-properties fo:background-color="#80FFFF" style:text-underline-type="single" style:text-underline-style="solid" style:text-underline-width="auto" style:text-underline-mode="continuous"/>
    </style:style>
    <style:style style:name="T1306" style:parent-style-name="Domyślnaczcionkaakapitu" style:family="text">
      <style:text-properties style:text-underline-type="single" style:text-underline-style="solid" style:text-underline-width="auto" style:text-underline-mode="continuous"/>
    </style:style>
    <style:style style:name="T1307" style:parent-style-name="Domyślnaczcionkaakapitu" style:family="text">
      <style:text-properties fo:background-color="#80FFFF" style:text-underline-type="single" style:text-underline-style="solid" style:text-underline-width="auto" style:text-underline-mode="continuous"/>
    </style:style>
    <style:style style:name="T1308" style:parent-style-name="Domyślnaczcionkaakapitu" style:family="text">
      <style:text-properties style:text-underline-type="single" style:text-underline-style="solid" style:text-underline-width="auto" style:text-underline-mode="continuous"/>
    </style:style>
    <style:style style:name="T1309" style:parent-style-name="Domyślnaczcionkaakapitu" style:family="text">
      <style:text-properties fo:background-color="#80FFFF" style:text-underline-type="single" style:text-underline-style="solid" style:text-underline-width="auto" style:text-underline-mode="continuous"/>
    </style:style>
    <style:style style:name="T1310" style:parent-style-name="Domyślnaczcionkaakapitu" style:family="text">
      <style:text-properties style:text-underline-type="single" style:text-underline-style="solid" style:text-underline-width="auto" style:text-underline-mode="continuous"/>
    </style:style>
    <style:style style:name="T1311" style:parent-style-name="Domyślnaczcionkaakapitu" style:family="text">
      <style:text-properties fo:background-color="#80FFFF" style:text-underline-type="single" style:text-underline-style="solid" style:text-underline-width="auto" style:text-underline-mode="continuous"/>
    </style:style>
    <style:style style:name="T1312" style:parent-style-name="Domyślnaczcionkaakapitu" style:family="text">
      <style:text-properties style:text-underline-type="single" style:text-underline-style="solid" style:text-underline-width="auto" style:text-underline-mode="continuous"/>
    </style:style>
    <style:style style:name="P1313" style:parent-style-name="Normalny" style:family="paragraph">
      <style:paragraph-properties fo:text-align="justify" fo:line-height="150%" fo:text-indent="0.2479in"/>
    </style:style>
    <style:style style:name="T1314" style:parent-style-name="Domyślnaczcionkaakapitu" style:family="text">
      <style:text-properties fo:background-color="#80FFFF"/>
    </style:style>
    <style:style style:name="P1315" style:parent-style-name="Normalny" style:family="paragraph">
      <style:paragraph-properties fo:text-align="justify" fo:line-height="150%" fo:text-indent="0.2479in"/>
    </style:style>
    <style:style style:name="T1316" style:parent-style-name="Domyślnaczcionkaakapitu" style:family="text">
      <style:text-properties fo:background-color="#80FFFF"/>
    </style:style>
    <style:style style:name="T1317" style:parent-style-name="Domyślnaczcionkaakapitu" style:family="text">
      <style:text-properties fo:background-color="#80FFFF"/>
    </style:style>
    <style:style style:name="T1318" style:parent-style-name="Domyślnaczcionkaakapitu" style:family="text">
      <style:text-properties fo:background-color="#80FFFF"/>
    </style:style>
    <style:style style:name="P1319" style:parent-style-name="Normalny" style:family="paragraph">
      <style:paragraph-properties fo:text-align="justify" fo:line-height="150%"/>
    </style:style>
    <style:style style:name="T1320" style:parent-style-name="Domyślnaczcionkaakapitu" style:family="text">
      <style:text-properties fo:background-color="#80FFFF" style:text-underline-type="single" style:text-underline-style="solid" style:text-underline-width="auto" style:text-underline-mode="continuous"/>
    </style:style>
    <style:style style:name="T1321" style:parent-style-name="Domyślnaczcionkaakapitu" style:family="text">
      <style:text-properties style:text-underline-type="single" style:text-underline-style="solid" style:text-underline-width="auto" style:text-underline-mode="continuous"/>
    </style:style>
    <style:style style:name="T1322" style:parent-style-name="Domyślnaczcionkaakapitu" style:family="text">
      <style:text-properties style:text-underline-type="single" style:text-underline-style="solid" style:text-underline-width="auto" style:text-underline-mode="continuous"/>
    </style:style>
    <style:style style:name="T1323" style:parent-style-name="Domyślnaczcionkaakapitu" style:family="text">
      <style:text-properties fo:background-color="#80FFFF" style:text-underline-type="single" style:text-underline-style="solid" style:text-underline-width="auto" style:text-underline-mode="continuous"/>
    </style:style>
    <style:style style:name="T1324" style:parent-style-name="Domyślnaczcionkaakapitu" style:family="text">
      <style:text-properties style:text-underline-type="single" style:text-underline-style="solid" style:text-underline-width="auto" style:text-underline-mode="continuous"/>
    </style:style>
    <style:style style:name="P1325" style:parent-style-name="Normalny" style:family="paragraph">
      <style:paragraph-properties fo:text-align="justify" fo:line-height="150%" fo:text-indent="0.2479in"/>
    </style:style>
    <style:style style:name="T1326" style:parent-style-name="Domyślnaczcionkaakapitu" style:family="text">
      <style:text-properties fo:background-color="#80FFFF"/>
    </style:style>
    <style:style style:name="T1327" style:parent-style-name="Domyślnaczcionkaakapitu" style:family="text">
      <style:text-properties fo:background-color="#80FFFF"/>
    </style:style>
    <style:style style:name="T1328" style:parent-style-name="Domyślnaczcionkaakapitu" style:family="text">
      <style:text-properties fo:background-color="#80FFFF"/>
    </style:style>
    <style:style style:name="T1329" style:parent-style-name="Domyślnaczcionkaakapitu" style:family="text">
      <style:text-properties fo:background-color="#80FFFF"/>
    </style:style>
    <style:style style:name="T1330" style:parent-style-name="Domyślnaczcionkaakapitu" style:family="text">
      <style:text-properties fo:background-color="#80FFFF"/>
    </style:style>
    <style:style style:name="P1331" style:parent-style-name="Normalny" style:family="paragraph">
      <style:paragraph-properties fo:text-align="justify" fo:line-height="150%" fo:text-indent="0.2479in"/>
    </style:style>
    <style:style style:name="T1332" style:parent-style-name="Domyślnaczcionkaakapitu" style:family="text">
      <style:text-properties fo:background-color="#80FFFF"/>
    </style:style>
    <style:style style:name="T1333" style:parent-style-name="Domyślnaczcionkaakapitu" style:family="text">
      <style:text-properties fo:background-color="#80FFFF"/>
    </style:style>
    <style:style style:name="T1334" style:parent-style-name="Domyślnaczcionkaakapitu" style:family="text">
      <style:text-properties fo:background-color="#80FFFF"/>
    </style:style>
    <style:style style:name="T1335" style:parent-style-name="Domyślnaczcionkaakapitu" style:family="text">
      <style:text-properties fo:background-color="#80FFFF"/>
    </style:style>
    <style:style style:name="T1336" style:parent-style-name="Domyślnaczcionkaakapitu" style:family="text">
      <style:text-properties fo:background-color="#80FFFF"/>
    </style:style>
    <style:style style:name="T1337" style:parent-style-name="Domyślnaczcionkaakapitu" style:family="text">
      <style:text-properties fo:background-color="#80FFFF"/>
    </style:style>
    <style:style style:name="T1338" style:parent-style-name="Domyślnaczcionkaakapitu" style:family="text">
      <style:text-properties fo:background-color="#80FFFF"/>
    </style:style>
    <style:style style:name="T1339" style:parent-style-name="Domyślnaczcionkaakapitu" style:family="text">
      <style:text-properties fo:background-color="#80FFFF"/>
    </style:style>
    <style:style style:name="T1340" style:parent-style-name="Domyślnaczcionkaakapitu" style:family="text">
      <style:text-properties fo:background-color="#80FFFF"/>
    </style:style>
    <style:style style:name="T1341" style:parent-style-name="Domyślnaczcionkaakapitu" style:family="text">
      <style:text-properties fo:background-color="#80FFFF"/>
    </style:style>
    <style:style style:name="T1342" style:parent-style-name="Domyślnaczcionkaakapitu" style:family="text">
      <style:text-properties fo:background-color="#80FFFF"/>
    </style:style>
    <style:style style:name="T1343" style:parent-style-name="Domyślnaczcionkaakapitu" style:family="text">
      <style:text-properties fo:background-color="#80FFFF"/>
    </style:style>
    <style:style style:name="T1344" style:parent-style-name="Domyślnaczcionkaakapitu" style:family="text">
      <style:text-properties fo:background-color="#80FFFF"/>
    </style:style>
    <style:style style:name="P1345" style:parent-style-name="Normalny" style:family="paragraph">
      <style:paragraph-properties fo:text-align="justify" fo:line-height="150%" fo:text-indent="0.2479in"/>
    </style:style>
    <style:style style:name="T1346" style:parent-style-name="Domyślnaczcionkaakapitu" style:family="text">
      <style:text-properties fo:background-color="#80FFFF"/>
    </style:style>
    <style:style style:name="T1347" style:parent-style-name="Domyślnaczcionkaakapitu" style:family="text">
      <style:text-properties fo:background-color="#80FFFF"/>
    </style:style>
    <style:style style:name="T1348" style:parent-style-name="Domyślnaczcionkaakapitu" style:family="text">
      <style:text-properties fo:background-color="#80FFFF"/>
    </style:style>
    <style:style style:name="T1349" style:parent-style-name="Domyślnaczcionkaakapitu" style:family="text">
      <style:text-properties fo:background-color="#80FFFF"/>
    </style:style>
    <style:style style:name="T1350" style:parent-style-name="Domyślnaczcionkaakapitu" style:family="text">
      <style:text-properties fo:background-color="#80FFFF"/>
    </style:style>
    <style:style style:name="T1351" style:parent-style-name="Domyślnaczcionkaakapitu" style:family="text">
      <style:text-properties fo:background-color="#80FFFF"/>
    </style:style>
    <style:style style:name="T1352" style:parent-style-name="Domyślnaczcionkaakapitu" style:family="text">
      <style:text-properties fo:background-color="#80FFFF"/>
    </style:style>
    <style:style style:name="T1353" style:parent-style-name="Domyślnaczcionkaakapitu" style:family="text">
      <style:text-properties fo:background-color="#80FFFF"/>
    </style:style>
    <style:style style:name="T1354" style:parent-style-name="Domyślnaczcionkaakapitu" style:family="text">
      <style:text-properties fo:background-color="#80FFFF"/>
    </style:style>
    <style:style style:name="P1355" style:parent-style-name="Normalny" style:family="paragraph">
      <style:paragraph-properties fo:text-align="justify" fo:line-height="150%" fo:text-indent="0.2479in"/>
    </style:style>
    <style:style style:name="T1356" style:parent-style-name="Domyślnaczcionkaakapitu" style:family="text">
      <style:text-properties fo:background-color="#80FFFF"/>
    </style:style>
    <style:style style:name="T1357" style:parent-style-name="Domyślnaczcionkaakapitu" style:family="text">
      <style:text-properties fo:background-color="#80FFFF"/>
    </style:style>
    <style:style style:name="T1358" style:parent-style-name="Domyślnaczcionkaakapitu" style:family="text">
      <style:text-properties fo:background-color="#80FFFF"/>
    </style:style>
    <style:style style:name="T1359" style:parent-style-name="Domyślnaczcionkaakapitu" style:family="text">
      <style:text-properties fo:background-color="#80FFFF"/>
    </style:style>
    <style:style style:name="T1360" style:parent-style-name="Domyślnaczcionkaakapitu" style:family="text">
      <style:text-properties fo:background-color="#80FFFF"/>
    </style:style>
    <style:style style:name="T1361" style:parent-style-name="Domyślnaczcionkaakapitu" style:family="text">
      <style:text-properties fo:background-color="#80FFFF"/>
    </style:style>
    <style:style style:name="T1362" style:parent-style-name="Domyślnaczcionkaakapitu" style:family="text">
      <style:text-properties fo:background-color="#80FFFF"/>
    </style:style>
    <style:style style:name="T1363" style:parent-style-name="Domyślnaczcionkaakapitu" style:family="text">
      <style:text-properties fo:background-color="#80FFFF"/>
    </style:style>
    <style:style style:name="T1364" style:parent-style-name="Domyślnaczcionkaakapitu" style:family="text">
      <style:text-properties fo:background-color="#80FFFF"/>
    </style:style>
    <style:style style:name="T1365" style:parent-style-name="Domyślnaczcionkaakapitu" style:family="text">
      <style:text-properties fo:background-color="#80FFFF"/>
    </style:style>
    <style:style style:name="P1366" style:parent-style-name="Normalny" style:family="paragraph">
      <style:paragraph-properties fo:text-align="justify" fo:line-height="150%" fo:text-indent="0.2479in"/>
    </style:style>
    <style:style style:name="T1367" style:parent-style-name="Domyślnaczcionkaakapitu" style:family="text">
      <style:text-properties fo:background-color="#80FFFF"/>
    </style:style>
    <style:style style:name="T1368" style:parent-style-name="Domyślnaczcionkaakapitu" style:family="text">
      <style:text-properties fo:background-color="#80FFFF"/>
    </style:style>
    <style:style style:name="T1369" style:parent-style-name="Domyślnaczcionkaakapitu" style:family="text">
      <style:text-properties fo:background-color="#80FFFF"/>
    </style:style>
    <style:style style:name="T1370" style:parent-style-name="Domyślnaczcionkaakapitu" style:family="text">
      <style:text-properties fo:background-color="#80FFFF"/>
    </style:style>
    <style:style style:name="T1371" style:parent-style-name="Domyślnaczcionkaakapitu" style:family="text">
      <style:text-properties fo:background-color="#80FFFF"/>
    </style:style>
    <style:style style:name="T1372" style:parent-style-name="Domyślnaczcionkaakapitu" style:family="text">
      <style:text-properties fo:background-color="#80FFFF"/>
    </style:style>
    <style:style style:name="T1373" style:parent-style-name="Domyślnaczcionkaakapitu" style:family="text">
      <style:text-properties fo:background-color="#80FFFF"/>
    </style:style>
    <style:style style:name="T1374" style:parent-style-name="Domyślnaczcionkaakapitu" style:family="text">
      <style:text-properties fo:background-color="#80FFFF"/>
    </style:style>
    <style:style style:name="T1375" style:parent-style-name="Domyślnaczcionkaakapitu" style:family="text">
      <style:text-properties fo:background-color="#80FFFF"/>
    </style:style>
    <style:style style:name="T1376" style:parent-style-name="Domyślnaczcionkaakapitu" style:family="text">
      <style:text-properties fo:background-color="#80FFFF"/>
    </style:style>
    <style:style style:name="P1377" style:parent-style-name="Normalny" style:family="paragraph">
      <style:paragraph-properties fo:text-align="justify" fo:line-height="150%" fo:text-indent="0.2479in"/>
    </style:style>
    <style:style style:name="T1378" style:parent-style-name="Domyślnaczcionkaakapitu" style:family="text">
      <style:text-properties fo:background-color="#80FFFF"/>
    </style:style>
    <style:style style:name="T1379" style:parent-style-name="Domyślnaczcionkaakapitu" style:family="text">
      <style:text-properties fo:background-color="#80FFFF"/>
    </style:style>
    <style:style style:name="T1380" style:parent-style-name="Domyślnaczcionkaakapitu" style:family="text">
      <style:text-properties fo:background-color="#80FFFF"/>
    </style:style>
    <style:style style:name="T1381" style:parent-style-name="Domyślnaczcionkaakapitu" style:family="text">
      <style:text-properties fo:background-color="#80FFFF"/>
    </style:style>
    <style:style style:name="T1382" style:parent-style-name="Domyślnaczcionkaakapitu" style:family="text">
      <style:text-properties fo:background-color="#80FFFF"/>
    </style:style>
    <style:style style:name="T1383" style:parent-style-name="Domyślnaczcionkaakapitu" style:family="text">
      <style:text-properties fo:background-color="#80FFFF"/>
    </style:style>
    <style:style style:name="T1384" style:parent-style-name="Domyślnaczcionkaakapitu" style:family="text">
      <style:text-properties fo:background-color="#80FFFF"/>
    </style:style>
    <style:style style:name="T1385" style:parent-style-name="Domyślnaczcionkaakapitu" style:family="text">
      <style:text-properties fo:background-color="#80FFFF"/>
    </style:style>
    <style:style style:name="T1386" style:parent-style-name="Domyślnaczcionkaakapitu" style:family="text">
      <style:text-properties fo:background-color="#80FFFF"/>
    </style:style>
    <style:style style:name="P1387" style:parent-style-name="Normalny" style:family="paragraph">
      <style:paragraph-properties fo:text-align="justify" fo:line-height="150%" fo:text-indent="0.2479in"/>
    </style:style>
    <style:style style:name="T1388" style:parent-style-name="Domyślnaczcionkaakapitu" style:family="text">
      <style:text-properties fo:background-color="#80FFFF"/>
    </style:style>
    <style:style style:name="T1389" style:parent-style-name="Domyślnaczcionkaakapitu" style:family="text">
      <style:text-properties fo:background-color="#80FFFF"/>
    </style:style>
    <style:style style:name="T1390" style:parent-style-name="Domyślnaczcionkaakapitu" style:family="text">
      <style:text-properties fo:background-color="#80FFFF"/>
    </style:style>
    <style:style style:name="T1391" style:parent-style-name="Domyślnaczcionkaakapitu" style:family="text">
      <style:text-properties fo:background-color="#80FFFF"/>
    </style:style>
    <style:style style:name="T1392" style:parent-style-name="Domyślnaczcionkaakapitu" style:family="text">
      <style:text-properties fo:background-color="#80FFFF"/>
    </style:style>
    <style:style style:name="T1393" style:parent-style-name="Domyślnaczcionkaakapitu" style:family="text">
      <style:text-properties fo:background-color="#80FFFF"/>
    </style:style>
    <style:style style:name="P1394" style:parent-style-name="Normalny" style:family="paragraph">
      <style:paragraph-properties fo:text-align="justify" fo:line-height="150%" fo:text-indent="0.2479in"/>
    </style:style>
    <style:style style:name="T1395" style:parent-style-name="Domyślnaczcionkaakapitu" style:family="text">
      <style:text-properties fo:background-color="#80FFFF"/>
    </style:style>
    <style:style style:name="T1396" style:parent-style-name="Domyślnaczcionkaakapitu" style:family="text">
      <style:text-properties fo:background-color="#80FFFF"/>
    </style:style>
    <style:style style:name="T1397" style:parent-style-name="Domyślnaczcionkaakapitu" style:family="text">
      <style:text-properties fo:background-color="#80FFFF"/>
    </style:style>
    <style:style style:name="T1398" style:parent-style-name="Domyślnaczcionkaakapitu" style:family="text">
      <style:text-properties fo:background-color="#80FFFF"/>
    </style:style>
    <style:style style:name="T1399" style:parent-style-name="Domyślnaczcionkaakapitu" style:family="text">
      <style:text-properties fo:background-color="#80FFFF"/>
    </style:style>
    <style:style style:name="T1400" style:parent-style-name="Domyślnaczcionkaakapitu" style:family="text">
      <style:text-properties fo:background-color="#80FFFF"/>
    </style:style>
    <style:style style:name="T1401" style:parent-style-name="Domyślnaczcionkaakapitu" style:family="text">
      <style:text-properties fo:background-color="#80FFFF"/>
    </style:style>
    <style:style style:name="T1402" style:parent-style-name="Domyślnaczcionkaakapitu" style:family="text">
      <style:text-properties fo:background-color="#80FFFF"/>
    </style:style>
    <style:style style:name="T1403" style:parent-style-name="Domyślnaczcionkaakapitu" style:family="text">
      <style:text-properties fo:background-color="#80FFFF"/>
    </style:style>
    <style:style style:name="T1404" style:parent-style-name="Domyślnaczcionkaakapitu" style:family="text">
      <style:text-properties fo:background-color="#80FFFF"/>
    </style:style>
    <style:style style:name="T1405" style:parent-style-name="Domyślnaczcionkaakapitu" style:family="text">
      <style:text-properties fo:background-color="#80FFFF"/>
    </style:style>
    <style:style style:name="T1406" style:parent-style-name="Domyślnaczcionkaakapitu" style:family="text">
      <style:text-properties fo:background-color="#80FFFF"/>
    </style:style>
    <style:style style:name="T1407" style:parent-style-name="Domyślnaczcionkaakapitu" style:family="text">
      <style:text-properties fo:background-color="#80FFFF"/>
    </style:style>
    <style:style style:name="T1408" style:parent-style-name="Domyślnaczcionkaakapitu" style:family="text">
      <style:text-properties fo:background-color="#80FFFF"/>
    </style:style>
    <style:style style:name="T1409" style:parent-style-name="Domyślnaczcionkaakapitu" style:family="text">
      <style:text-properties fo:background-color="#80FFFF"/>
    </style:style>
    <style:style style:name="T1410" style:parent-style-name="Domyślnaczcionkaakapitu" style:family="text">
      <style:text-properties fo:background-color="#80FFFF"/>
    </style:style>
    <style:style style:name="P1411" style:parent-style-name="Normalny" style:family="paragraph">
      <style:paragraph-properties fo:text-align="justify" fo:line-height="150%" fo:text-indent="0.2479in"/>
    </style:style>
    <style:style style:name="T1412" style:parent-style-name="Domyślnaczcionkaakapitu" style:family="text">
      <style:text-properties fo:background-color="#80FFFF"/>
    </style:style>
    <style:style style:name="T1413" style:parent-style-name="Domyślnaczcionkaakapitu" style:family="text">
      <style:text-properties fo:background-color="#80FFFF"/>
    </style:style>
    <style:style style:name="P1414" style:parent-style-name="Normalny" style:family="paragraph">
      <style:paragraph-properties fo:text-align="justify" fo:line-height="150%" fo:text-indent="0.2479in"/>
    </style:style>
    <style:style style:name="T1415" style:parent-style-name="Domyślnaczcionkaakapitu" style:family="text">
      <style:text-properties fo:background-color="#80FFFF"/>
    </style:style>
    <style:style style:name="P1416" style:parent-style-name="Normalny" style:family="paragraph">
      <style:paragraph-properties fo:text-align="justify" fo:line-height="150%"/>
    </style:style>
    <style:style style:name="T1417" style:parent-style-name="Domyślnaczcionkaakapitu" style:family="text">
      <style:text-properties style:text-underline-type="single" style:text-underline-style="solid" style:text-underline-width="auto" style:text-underline-mode="continuous"/>
    </style:style>
    <style:style style:name="T1418" style:parent-style-name="Domyślnaczcionkaakapitu" style:family="text">
      <style:text-properties fo:background-color="#80FFFF" style:text-underline-type="single" style:text-underline-style="solid" style:text-underline-width="auto" style:text-underline-mode="continuous"/>
    </style:style>
    <style:style style:name="T1419" style:parent-style-name="Domyślnaczcionkaakapitu" style:family="text">
      <style:text-properties style:text-underline-type="single" style:text-underline-style="solid" style:text-underline-width="auto" style:text-underline-mode="continuous"/>
    </style:style>
    <style:style style:name="T1420" style:parent-style-name="Domyślnaczcionkaakapitu" style:family="text">
      <style:text-properties fo:background-color="#80FFFF" style:text-underline-type="single" style:text-underline-style="solid" style:text-underline-width="auto" style:text-underline-mode="continuous"/>
    </style:style>
    <style:style style:name="T1421" style:parent-style-name="Domyślnaczcionkaakapitu" style:family="text">
      <style:text-properties style:text-underline-type="single" style:text-underline-style="solid" style:text-underline-width="auto" style:text-underline-mode="continuous"/>
    </style:style>
    <style:style style:name="P1422" style:parent-style-name="Normalny" style:family="paragraph">
      <style:paragraph-properties fo:text-align="justify" fo:line-height="150%" fo:text-indent="0.2479in"/>
    </style:style>
    <style:style style:name="T1423" style:parent-style-name="Domyślnaczcionkaakapitu" style:family="text">
      <style:text-properties fo:background-color="#80FFFF"/>
    </style:style>
    <style:style style:name="T1424" style:parent-style-name="Domyślnaczcionkaakapitu" style:family="text">
      <style:text-properties fo:background-color="#80FFFF"/>
    </style:style>
    <style:style style:name="P1425" style:parent-style-name="Normalny" style:family="paragraph">
      <style:paragraph-properties fo:text-align="justify" fo:line-height="150%"/>
    </style:style>
    <style:style style:name="T1426" style:parent-style-name="Domyślnaczcionkaakapitu" style:family="text">
      <style:text-properties fo:background-color="#80FFFF" style:text-underline-type="single" style:text-underline-style="solid" style:text-underline-width="auto" style:text-underline-mode="continuous"/>
    </style:style>
    <style:style style:name="T1427" style:parent-style-name="Domyślnaczcionkaakapitu" style:family="text">
      <style:text-properties style:text-underline-type="single" style:text-underline-style="solid" style:text-underline-width="auto" style:text-underline-mode="continuous"/>
    </style:style>
    <style:style style:name="T1428" style:parent-style-name="Domyślnaczcionkaakapitu" style:family="text">
      <style:text-properties fo:background-color="#80FFFF" style:text-underline-type="single" style:text-underline-style="solid" style:text-underline-width="auto" style:text-underline-mode="continuous"/>
    </style:style>
    <style:style style:name="T1429" style:parent-style-name="Domyślnaczcionkaakapitu" style:family="text">
      <style:text-properties style:text-underline-type="single" style:text-underline-style="solid" style:text-underline-width="auto" style:text-underline-mode="continuous"/>
    </style:style>
    <style:style style:name="T1430" style:parent-style-name="Domyślnaczcionkaakapitu" style:family="text">
      <style:text-properties fo:background-color="#80FFFF" style:text-underline-type="single" style:text-underline-style="solid" style:text-underline-width="auto" style:text-underline-mode="continuous"/>
    </style:style>
    <style:style style:name="T1431" style:parent-style-name="Domyślnaczcionkaakapitu" style:family="text">
      <style:text-properties style:text-underline-type="single" style:text-underline-style="solid" style:text-underline-width="auto" style:text-underline-mode="continuous"/>
    </style:style>
    <style:style style:name="T1432" style:parent-style-name="Domyślnaczcionkaakapitu" style:family="text">
      <style:text-properties fo:background-color="#80FFFF" style:text-underline-type="single" style:text-underline-style="solid" style:text-underline-width="auto" style:text-underline-mode="continuous"/>
    </style:style>
    <style:style style:name="T1433" style:parent-style-name="Domyślnaczcionkaakapitu" style:family="text">
      <style:text-properties style:text-underline-type="single" style:text-underline-style="solid" style:text-underline-width="auto" style:text-underline-mode="continuous"/>
    </style:style>
    <style:style style:name="P1434" style:parent-style-name="Normalny" style:family="paragraph">
      <style:paragraph-properties fo:text-align="justify" fo:line-height="150%" fo:text-indent="0.2479in"/>
    </style:style>
    <style:style style:name="P1435" style:parent-style-name="Normalny" style:family="paragraph">
      <style:paragraph-properties fo:text-align="justify" fo:line-height="150%"/>
    </style:style>
    <style:style style:name="T1436" style:parent-style-name="Domyślnaczcionkaakapitu" style:family="text">
      <style:text-properties fo:background-color="#80FFFF" style:text-underline-type="single" style:text-underline-style="solid" style:text-underline-width="auto" style:text-underline-mode="continuous"/>
    </style:style>
    <style:style style:name="T1437" style:parent-style-name="Domyślnaczcionkaakapitu" style:family="text">
      <style:text-properties style:text-underline-type="single" style:text-underline-style="solid" style:text-underline-width="auto" style:text-underline-mode="continuous"/>
    </style:style>
    <style:style style:name="T1438" style:parent-style-name="Domyślnaczcionkaakapitu" style:family="text">
      <style:text-properties fo:background-color="#80FFFF" style:text-underline-type="single" style:text-underline-style="solid" style:text-underline-width="auto" style:text-underline-mode="continuous"/>
    </style:style>
    <style:style style:name="T1439" style:parent-style-name="Domyślnaczcionkaakapitu" style:family="text">
      <style:text-properties style:text-underline-type="single" style:text-underline-style="solid" style:text-underline-width="auto" style:text-underline-mode="continuous"/>
    </style:style>
    <style:style style:name="T1440" style:parent-style-name="Domyślnaczcionkaakapitu" style:family="text">
      <style:text-properties fo:background-color="#80FFFF" style:text-underline-type="single" style:text-underline-style="solid" style:text-underline-width="auto" style:text-underline-mode="continuous"/>
    </style:style>
    <style:style style:name="T1441" style:parent-style-name="Domyślnaczcionkaakapitu" style:family="text">
      <style:text-properties style:text-underline-type="single" style:text-underline-style="solid" style:text-underline-width="auto" style:text-underline-mode="continuous"/>
    </style:style>
    <style:style style:name="T1442" style:parent-style-name="Domyślnaczcionkaakapitu" style:family="text">
      <style:text-properties fo:background-color="#80FFFF" style:text-underline-type="single" style:text-underline-style="solid" style:text-underline-width="auto" style:text-underline-mode="continuous"/>
    </style:style>
    <style:style style:name="T1443" style:parent-style-name="Domyślnaczcionkaakapitu" style:family="text">
      <style:text-properties style:text-underline-type="single" style:text-underline-style="solid" style:text-underline-width="auto" style:text-underline-mode="continuous"/>
    </style:style>
    <style:style style:name="P1444" style:parent-style-name="Normalny" style:family="paragraph">
      <style:paragraph-properties fo:text-align="justify" fo:line-height="150%" fo:text-indent="0.2479in"/>
    </style:style>
    <style:style style:name="T1445" style:parent-style-name="Domyślnaczcionkaakapitu" style:family="text">
      <style:text-properties fo:background-color="#80FFFF"/>
    </style:style>
    <style:style style:name="P1446" style:parent-style-name="Normalny" style:family="paragraph">
      <style:paragraph-properties fo:text-align="justify" fo:line-height="150%" fo:text-indent="0.2479in"/>
    </style:style>
    <style:style style:name="T1447" style:parent-style-name="Domyślnaczcionkaakapitu" style:family="text">
      <style:text-properties fo:background-color="#80FFFF"/>
    </style:style>
    <style:style style:name="T1448" style:parent-style-name="Domyślnaczcionkaakapitu" style:family="text">
      <style:text-properties fo:background-color="#80FFFF"/>
    </style:style>
    <style:style style:name="T1449" style:parent-style-name="Domyślnaczcionkaakapitu" style:family="text">
      <style:text-properties fo:background-color="#80FFFF"/>
    </style:style>
    <style:style style:name="T1450" style:parent-style-name="Domyślnaczcionkaakapitu" style:family="text">
      <style:text-properties fo:background-color="#80FFFF"/>
    </style:style>
    <style:style style:name="T1451" style:parent-style-name="Domyślnaczcionkaakapitu" style:family="text">
      <style:text-properties fo:background-color="#80FFFF"/>
    </style:style>
    <style:style style:name="T1452" style:parent-style-name="Domyślnaczcionkaakapitu" style:family="text">
      <style:text-properties fo:background-color="#80FFFF"/>
    </style:style>
    <style:style style:name="T1453" style:parent-style-name="Domyślnaczcionkaakapitu" style:family="text">
      <style:text-properties fo:background-color="#80FFFF"/>
    </style:style>
    <style:style style:name="P1454" style:parent-style-name="Normalny" style:family="paragraph">
      <style:paragraph-properties fo:text-align="justify" fo:line-height="150%"/>
    </style:style>
    <style:style style:name="T1455" style:parent-style-name="Domyślnaczcionkaakapitu" style:family="text">
      <style:text-properties style:text-underline-type="single" style:text-underline-style="solid" style:text-underline-width="auto" style:text-underline-mode="continuous"/>
    </style:style>
    <style:style style:name="T1456" style:parent-style-name="Domyślnaczcionkaakapitu" style:family="text">
      <style:text-properties fo:background-color="#80FFFF" style:text-underline-type="single" style:text-underline-style="solid" style:text-underline-width="auto" style:text-underline-mode="continuous"/>
    </style:style>
    <style:style style:name="T1457" style:parent-style-name="Domyślnaczcionkaakapitu" style:family="text">
      <style:text-properties style:text-underline-type="single" style:text-underline-style="solid" style:text-underline-width="auto" style:text-underline-mode="continuous"/>
    </style:style>
    <style:style style:name="T1458" style:parent-style-name="Domyślnaczcionkaakapitu" style:family="text">
      <style:text-properties fo:background-color="#80FFFF" style:text-underline-type="single" style:text-underline-style="solid" style:text-underline-width="auto" style:text-underline-mode="continuous"/>
    </style:style>
    <style:style style:name="T1459" style:parent-style-name="Domyślnaczcionkaakapitu" style:family="text">
      <style:text-properties style:text-underline-type="single" style:text-underline-style="solid" style:text-underline-width="auto" style:text-underline-mode="continuous"/>
    </style:style>
    <style:style style:name="T1460" style:parent-style-name="Domyślnaczcionkaakapitu" style:family="text">
      <style:text-properties fo:background-color="#80FFFF" style:text-underline-type="single" style:text-underline-style="solid" style:text-underline-width="auto" style:text-underline-mode="continuous"/>
    </style:style>
    <style:style style:name="P1461" style:parent-style-name="Normalny" style:family="paragraph">
      <style:paragraph-properties fo:text-align="justify" fo:line-height="150%" fo:text-indent="0.2479in"/>
    </style:style>
    <style:style style:name="T1462" style:parent-style-name="Domyślnaczcionkaakapitu" style:family="text">
      <style:text-properties fo:background-color="#80FFFF"/>
    </style:style>
    <style:style style:name="T1463" style:parent-style-name="Domyślnaczcionkaakapitu" style:family="text">
      <style:text-properties fo:background-color="#80FFFF"/>
    </style:style>
    <style:style style:name="T1464" style:parent-style-name="Domyślnaczcionkaakapitu" style:family="text">
      <style:text-properties fo:background-color="#80FFFF"/>
    </style:style>
    <style:style style:name="T1465" style:parent-style-name="Domyślnaczcionkaakapitu" style:family="text">
      <style:text-properties fo:background-color="#80FFFF"/>
    </style:style>
    <style:style style:name="T1466" style:parent-style-name="Domyślnaczcionkaakapitu" style:family="text">
      <style:text-properties fo:background-color="#80FFFF"/>
    </style:style>
    <style:style style:name="P1467" style:parent-style-name="Normalny" style:family="paragraph">
      <style:paragraph-properties fo:text-align="justify" fo:line-height="150%" fo:text-indent="0.2479in"/>
    </style:style>
    <style:style style:name="T1468" style:parent-style-name="Domyślnaczcionkaakapitu" style:family="text">
      <style:text-properties fo:background-color="#80FFFF"/>
    </style:style>
    <style:style style:name="T1469" style:parent-style-name="Domyślnaczcionkaakapitu" style:family="text">
      <style:text-properties fo:background-color="#80FFFF"/>
    </style:style>
    <style:style style:name="T1470" style:parent-style-name="Domyślnaczcionkaakapitu" style:family="text">
      <style:text-properties fo:background-color="#80FFFF"/>
    </style:style>
    <style:style style:name="T1471" style:parent-style-name="Domyślnaczcionkaakapitu" style:family="text">
      <style:text-properties fo:background-color="#80FFFF"/>
    </style:style>
    <style:style style:name="T1472" style:parent-style-name="Domyślnaczcionkaakapitu" style:family="text">
      <style:text-properties fo:background-color="#80FFFF"/>
    </style:style>
    <style:style style:name="T1473" style:parent-style-name="Domyślnaczcionkaakapitu" style:family="text">
      <style:text-properties fo:background-color="#80FFFF"/>
    </style:style>
    <style:style style:name="P1474" style:parent-style-name="Normalny" style:family="paragraph">
      <style:paragraph-properties fo:text-align="justify" fo:line-height="150%" fo:text-indent="0.2479in"/>
    </style:style>
    <style:style style:name="T1475" style:parent-style-name="Domyślnaczcionkaakapitu" style:family="text">
      <style:text-properties fo:background-color="#80FFFF"/>
    </style:style>
    <style:style style:name="P1476" style:parent-style-name="Normalny" style:family="paragraph">
      <style:paragraph-properties fo:text-align="justify" fo:line-height="150%" fo:text-indent="0.2479in"/>
    </style:style>
    <style:style style:name="P1477" style:parent-style-name="Normalny" style:family="paragraph">
      <style:paragraph-properties fo:text-align="justify" fo:line-height="150%" fo:text-indent="0.2479in"/>
    </style:style>
    <style:style style:name="T1478" style:parent-style-name="Domyślnaczcionkaakapitu" style:family="text">
      <style:text-properties fo:background-color="#80FFFF"/>
    </style:style>
    <style:style style:name="T1479" style:parent-style-name="Domyślnaczcionkaakapitu" style:family="text">
      <style:text-properties fo:background-color="#80FFFF"/>
    </style:style>
    <style:style style:name="T1480" style:parent-style-name="Domyślnaczcionkaakapitu" style:family="text">
      <style:text-properties fo:background-color="#80FFFF"/>
    </style:style>
    <style:style style:name="T1481" style:parent-style-name="Domyślnaczcionkaakapitu" style:family="text">
      <style:text-properties fo:background-color="#80FFFF"/>
    </style:style>
    <style:style style:name="T1482" style:parent-style-name="Domyślnaczcionkaakapitu" style:family="text">
      <style:text-properties fo:background-color="#80FFFF"/>
    </style:style>
    <style:style style:name="P1483" style:parent-style-name="Normalny" style:family="paragraph">
      <style:paragraph-properties fo:text-align="justify" fo:line-height="150%" fo:text-indent="0.2479in"/>
    </style:style>
    <style:style style:name="T1484" style:parent-style-name="Domyślnaczcionkaakapitu" style:family="text">
      <style:text-properties fo:background-color="#80FFFF"/>
    </style:style>
    <style:style style:name="T1485" style:parent-style-name="Domyślnaczcionkaakapitu" style:family="text">
      <style:text-properties fo:background-color="#80FFFF"/>
    </style:style>
    <style:style style:name="T1486" style:parent-style-name="Domyślnaczcionkaakapitu" style:family="text">
      <style:text-properties fo:background-color="#80FFFF"/>
    </style:style>
    <style:style style:name="T1487" style:parent-style-name="Domyślnaczcionkaakapitu" style:family="text">
      <style:text-properties fo:background-color="#80FFFF"/>
    </style:style>
    <style:style style:name="T1488" style:parent-style-name="Domyślnaczcionkaakapitu" style:family="text">
      <style:text-properties fo:background-color="#80FFFF"/>
    </style:style>
    <style:style style:name="T1489" style:parent-style-name="Domyślnaczcionkaakapitu" style:family="text">
      <style:text-properties fo:background-color="#80FFFF"/>
    </style:style>
    <style:style style:name="T1490" style:parent-style-name="Domyślnaczcionkaakapitu" style:family="text">
      <style:text-properties fo:background-color="#80FFFF"/>
    </style:style>
    <style:style style:name="P1491" style:parent-style-name="Normalny" style:family="paragraph">
      <style:paragraph-properties fo:text-align="justify" fo:line-height="150%" fo:text-indent="0.2479in"/>
    </style:style>
    <style:style style:name="T1492" style:parent-style-name="Domyślnaczcionkaakapitu" style:family="text">
      <style:text-properties fo:background-color="#80FFFF"/>
    </style:style>
    <style:style style:name="T1493" style:parent-style-name="Domyślnaczcionkaakapitu" style:family="text">
      <style:text-properties fo:background-color="#80FFFF"/>
    </style:style>
    <style:style style:name="T1494" style:parent-style-name="Domyślnaczcionkaakapitu" style:family="text">
      <style:text-properties fo:background-color="#80FFFF"/>
    </style:style>
    <style:style style:name="T1495" style:parent-style-name="Domyślnaczcionkaakapitu" style:family="text">
      <style:text-properties fo:background-color="#80FFFF"/>
    </style:style>
    <style:style style:name="T1496" style:parent-style-name="Domyślnaczcionkaakapitu" style:family="text">
      <style:text-properties fo:background-color="#80FFFF"/>
    </style:style>
    <style:style style:name="P1497" style:parent-style-name="Normalny" style:family="paragraph">
      <style:paragraph-properties fo:text-align="justify" fo:line-height="150%" fo:text-indent="0.2479in"/>
    </style:style>
    <style:style style:name="P1498" style:parent-style-name="Normalny" style:family="paragraph">
      <style:paragraph-properties fo:text-align="justify" fo:line-height="150%"/>
    </style:style>
    <style:style style:name="T1499" style:parent-style-name="Domyślnaczcionkaakapitu" style:family="text">
      <style:text-properties fo:background-color="#80FFFF" style:text-underline-type="single" style:text-underline-style="solid" style:text-underline-width="auto" style:text-underline-mode="continuous"/>
    </style:style>
    <style:style style:name="T1500" style:parent-style-name="Domyślnaczcionkaakapitu" style:family="text">
      <style:text-properties style:text-underline-type="single" style:text-underline-style="solid" style:text-underline-width="auto" style:text-underline-mode="continuous"/>
    </style:style>
    <style:style style:name="T1501" style:parent-style-name="Domyślnaczcionkaakapitu" style:family="text">
      <style:text-properties fo:background-color="#80FFFF" style:text-underline-type="single" style:text-underline-style="solid" style:text-underline-width="auto" style:text-underline-mode="continuous"/>
    </style:style>
    <style:style style:name="T1502" style:parent-style-name="Domyślnaczcionkaakapitu" style:family="text">
      <style:text-properties style:text-underline-type="single" style:text-underline-style="solid" style:text-underline-width="auto" style:text-underline-mode="continuous"/>
    </style:style>
    <style:style style:name="T1503" style:parent-style-name="Domyślnaczcionkaakapitu" style:family="text">
      <style:text-properties fo:background-color="#80FFFF" style:text-underline-type="single" style:text-underline-style="solid" style:text-underline-width="auto" style:text-underline-mode="continuous"/>
    </style:style>
    <style:style style:name="T1504" style:parent-style-name="Domyślnaczcionkaakapitu" style:family="text">
      <style:text-properties style:text-underline-type="single" style:text-underline-style="solid" style:text-underline-width="auto" style:text-underline-mode="continuous"/>
    </style:style>
    <style:style style:name="T1505" style:parent-style-name="Domyślnaczcionkaakapitu" style:family="text">
      <style:text-properties fo:background-color="#80FFFF" style:text-underline-type="single" style:text-underline-style="solid" style:text-underline-width="auto" style:text-underline-mode="continuous"/>
    </style:style>
    <style:style style:name="T1506" style:parent-style-name="Domyślnaczcionkaakapitu" style:family="text">
      <style:text-properties style:text-underline-type="single" style:text-underline-style="solid" style:text-underline-width="auto" style:text-underline-mode="continuous"/>
    </style:style>
    <style:style style:name="P1507" style:parent-style-name="Normalny" style:family="paragraph">
      <style:paragraph-properties fo:text-align="justify" fo:line-height="150%" fo:text-indent="0.2479in"/>
    </style:style>
    <style:style style:name="T1508" style:parent-style-name="Domyślnaczcionkaakapitu" style:family="text">
      <style:text-properties fo:background-color="#80FFFF"/>
    </style:style>
    <style:style style:name="P1509" style:parent-style-name="Normalny" style:family="paragraph">
      <style:paragraph-properties fo:text-align="justify" fo:line-height="150%"/>
    </style:style>
    <style:style style:name="T1510" style:parent-style-name="Domyślnaczcionkaakapitu" style:family="text">
      <style:text-properties style:text-underline-type="single" style:text-underline-style="solid" style:text-underline-width="auto" style:text-underline-mode="continuous"/>
    </style:style>
    <style:style style:name="T1511" style:parent-style-name="Domyślnaczcionkaakapitu" style:family="text">
      <style:text-properties fo:background-color="#80FFFF" style:text-underline-type="single" style:text-underline-style="solid" style:text-underline-width="auto" style:text-underline-mode="continuous"/>
    </style:style>
    <style:style style:name="T1512" style:parent-style-name="Domyślnaczcionkaakapitu" style:family="text">
      <style:text-properties style:text-underline-type="single" style:text-underline-style="solid" style:text-underline-width="auto" style:text-underline-mode="continuous"/>
    </style:style>
    <style:style style:name="T1513" style:parent-style-name="Domyślnaczcionkaakapitu" style:family="text">
      <style:text-properties fo:background-color="#80FFFF" style:text-underline-type="single" style:text-underline-style="solid" style:text-underline-width="auto" style:text-underline-mode="continuous"/>
    </style:style>
    <style:style style:name="T1514" style:parent-style-name="Domyślnaczcionkaakapitu" style:family="text">
      <style:text-properties style:text-underline-type="single" style:text-underline-style="solid" style:text-underline-width="auto" style:text-underline-mode="continuous"/>
    </style:style>
    <style:style style:name="T1515" style:parent-style-name="Domyślnaczcionkaakapitu" style:family="text">
      <style:text-properties fo:background-color="#80FFFF" style:text-underline-type="single" style:text-underline-style="solid" style:text-underline-width="auto" style:text-underline-mode="continuous"/>
    </style:style>
    <style:style style:name="T1516" style:parent-style-name="Domyślnaczcionkaakapitu" style:family="text">
      <style:text-properties style:text-underline-type="single" style:text-underline-style="solid" style:text-underline-width="auto" style:text-underline-mode="continuous"/>
    </style:style>
    <style:style style:name="T1517" style:parent-style-name="Domyślnaczcionkaakapitu" style:family="text">
      <style:text-properties fo:background-color="#80FFFF" style:text-underline-type="single" style:text-underline-style="solid" style:text-underline-width="auto" style:text-underline-mode="continuous"/>
    </style:style>
    <style:style style:name="T1518" style:parent-style-name="Domyślnaczcionkaakapitu" style:family="text">
      <style:text-properties style:text-underline-type="single" style:text-underline-style="solid" style:text-underline-width="auto" style:text-underline-mode="continuous"/>
    </style:style>
    <style:style style:name="P1519" style:parent-style-name="Normalny" style:family="paragraph">
      <style:paragraph-properties fo:text-align="justify" fo:line-height="150%" fo:text-indent="0.2479in"/>
    </style:style>
    <style:style style:name="T1520" style:parent-style-name="Domyślnaczcionkaakapitu" style:family="text">
      <style:text-properties fo:background-color="#80FFFF"/>
    </style:style>
    <style:style style:name="T1521" style:parent-style-name="Domyślnaczcionkaakapitu" style:family="text">
      <style:text-properties fo:background-color="#80FFFF"/>
    </style:style>
    <style:style style:name="T1522" style:parent-style-name="Domyślnaczcionkaakapitu" style:family="text">
      <style:text-properties fo:background-color="#80FFFF"/>
    </style:style>
    <style:style style:name="T1523" style:parent-style-name="Domyślnaczcionkaakapitu" style:family="text">
      <style:text-properties fo:background-color="#80FFFF"/>
    </style:style>
    <style:style style:name="T1524" style:parent-style-name="Domyślnaczcionkaakapitu" style:family="text">
      <style:text-properties fo:background-color="#80FFFF"/>
    </style:style>
    <style:style style:name="T1525" style:parent-style-name="Domyślnaczcionkaakapitu" style:family="text">
      <style:text-properties fo:background-color="#80FFFF"/>
    </style:style>
    <style:style style:name="T1526" style:parent-style-name="Domyślnaczcionkaakapitu" style:family="text">
      <style:text-properties fo:background-color="#80FFFF"/>
    </style:style>
    <style:style style:name="P1527" style:parent-style-name="Normalny" style:family="paragraph">
      <style:paragraph-properties fo:text-align="justify" fo:line-height="150%" fo:text-indent="0.2479in"/>
    </style:style>
    <style:style style:name="T1528" style:parent-style-name="Domyślnaczcionkaakapitu" style:family="text">
      <style:text-properties fo:background-color="#80FFFF"/>
    </style:style>
    <style:style style:name="T1529" style:parent-style-name="Domyślnaczcionkaakapitu" style:family="text">
      <style:text-properties fo:background-color="#80FFFF"/>
    </style:style>
    <style:style style:name="T1530" style:parent-style-name="Domyślnaczcionkaakapitu" style:family="text">
      <style:text-properties fo:background-color="#80FFFF"/>
    </style:style>
    <style:style style:name="T1531" style:parent-style-name="Domyślnaczcionkaakapitu" style:family="text">
      <style:text-properties fo:background-color="#80FFFF"/>
    </style:style>
    <style:style style:name="T1532" style:parent-style-name="Domyślnaczcionkaakapitu" style:family="text">
      <style:text-properties fo:background-color="#80FFFF"/>
    </style:style>
    <style:style style:name="T1533" style:parent-style-name="Domyślnaczcionkaakapitu" style:family="text">
      <style:text-properties fo:background-color="#80FFFF"/>
    </style:style>
    <style:style style:name="T1534" style:parent-style-name="Domyślnaczcionkaakapitu" style:family="text">
      <style:text-properties fo:background-color="#80FFFF"/>
    </style:style>
    <style:style style:name="T1535" style:parent-style-name="Domyślnaczcionkaakapitu" style:family="text">
      <style:text-properties fo:background-color="#80FFFF"/>
    </style:style>
    <style:style style:name="T1536" style:parent-style-name="Domyślnaczcionkaakapitu" style:family="text">
      <style:text-properties fo:background-color="#80FFFF"/>
    </style:style>
    <style:style style:name="T1537" style:parent-style-name="Domyślnaczcionkaakapitu" style:family="text">
      <style:text-properties fo:background-color="#80FFFF"/>
    </style:style>
    <style:style style:name="T1538" style:parent-style-name="Domyślnaczcionkaakapitu" style:family="text">
      <style:text-properties fo:background-color="#80FFFF"/>
    </style:style>
    <style:style style:name="T1539" style:parent-style-name="Domyślnaczcionkaakapitu" style:family="text">
      <style:text-properties fo:background-color="#80FFFF"/>
    </style:style>
    <style:style style:name="T1540" style:parent-style-name="Domyślnaczcionkaakapitu" style:family="text">
      <style:text-properties fo:background-color="#80FFFF"/>
    </style:style>
    <style:style style:name="T1541" style:parent-style-name="Domyślnaczcionkaakapitu" style:family="text">
      <style:text-properties fo:background-color="#80FFFF"/>
    </style:style>
    <style:style style:name="T1542" style:parent-style-name="Domyślnaczcionkaakapitu" style:family="text">
      <style:text-properties fo:background-color="#80FFFF"/>
    </style:style>
    <style:style style:name="T1543" style:parent-style-name="Domyślnaczcionkaakapitu" style:family="text">
      <style:text-properties fo:background-color="#80FFFF"/>
    </style:style>
    <style:style style:name="T1544" style:parent-style-name="Domyślnaczcionkaakapitu" style:family="text">
      <style:text-properties fo:background-color="#80FFFF"/>
    </style:style>
    <style:style style:name="T1545" style:parent-style-name="Domyślnaczcionkaakapitu" style:family="text">
      <style:text-properties fo:background-color="#80FFFF"/>
    </style:style>
    <style:style style:name="P1546" style:parent-style-name="Normalny" style:family="paragraph">
      <style:paragraph-properties fo:text-align="justify" fo:line-height="150%" fo:text-indent="0.2479in"/>
    </style:style>
    <style:style style:name="T1547" style:parent-style-name="Domyślnaczcionkaakapitu" style:family="text">
      <style:text-properties fo:background-color="#80FFFF"/>
    </style:style>
    <style:style style:name="P1548" style:parent-style-name="Normalny" style:family="paragraph">
      <style:paragraph-properties fo:text-align="justify" fo:line-height="150%"/>
    </style:style>
    <style:style style:name="T1549" style:parent-style-name="Domyślnaczcionkaakapitu" style:family="text">
      <style:text-properties fo:background-color="#80FFFF" style:text-underline-type="single" style:text-underline-style="solid" style:text-underline-width="auto" style:text-underline-mode="continuous"/>
    </style:style>
    <style:style style:name="T1550" style:parent-style-name="Domyślnaczcionkaakapitu" style:family="text">
      <style:text-properties style:text-underline-type="single" style:text-underline-style="solid" style:text-underline-width="auto" style:text-underline-mode="continuous"/>
    </style:style>
    <style:style style:name="T1551" style:parent-style-name="Domyślnaczcionkaakapitu" style:family="text">
      <style:text-properties fo:background-color="#80FFFF" style:text-underline-type="single" style:text-underline-style="solid" style:text-underline-width="auto" style:text-underline-mode="continuous"/>
    </style:style>
    <style:style style:name="T1552" style:parent-style-name="Domyślnaczcionkaakapitu" style:family="text">
      <style:text-properties style:text-underline-type="single" style:text-underline-style="solid" style:text-underline-width="auto" style:text-underline-mode="continuous"/>
    </style:style>
    <style:style style:name="T1553" style:parent-style-name="Domyślnaczcionkaakapitu" style:family="text">
      <style:text-properties fo:background-color="#80FFFF" style:text-underline-type="single" style:text-underline-style="solid" style:text-underline-width="auto" style:text-underline-mode="continuous"/>
    </style:style>
    <style:style style:name="T1554" style:parent-style-name="Domyślnaczcionkaakapitu" style:family="text">
      <style:text-properties style:text-underline-type="single" style:text-underline-style="solid" style:text-underline-width="auto" style:text-underline-mode="continuous"/>
    </style:style>
    <style:style style:name="T1555" style:parent-style-name="Domyślnaczcionkaakapitu" style:family="text">
      <style:text-properties fo:background-color="#80FFFF" style:text-underline-type="single" style:text-underline-style="solid" style:text-underline-width="auto" style:text-underline-mode="continuous"/>
    </style:style>
    <style:style style:name="T1556" style:parent-style-name="Domyślnaczcionkaakapitu" style:family="text">
      <style:text-properties style:text-underline-type="single" style:text-underline-style="solid" style:text-underline-width="auto" style:text-underline-mode="continuous"/>
    </style:style>
    <style:style style:name="P1557" style:parent-style-name="Normalny" style:family="paragraph">
      <style:paragraph-properties fo:text-align="justify" fo:line-height="150%" fo:text-indent="0.2479in"/>
    </style:style>
    <style:style style:name="P1558" style:parent-style-name="Normalny" style:family="paragraph">
      <style:paragraph-properties fo:text-align="justify" fo:line-height="150%"/>
    </style:style>
    <style:style style:name="T1559" style:parent-style-name="Domyślnaczcionkaakapitu" style:family="text">
      <style:text-properties style:text-underline-type="single" style:text-underline-style="solid" style:text-underline-width="auto" style:text-underline-mode="continuous"/>
    </style:style>
    <style:style style:name="T1560" style:parent-style-name="Domyślnaczcionkaakapitu" style:family="text">
      <style:text-properties fo:background-color="#80FFFF" style:text-underline-type="single" style:text-underline-style="solid" style:text-underline-width="auto" style:text-underline-mode="continuous"/>
    </style:style>
    <style:style style:name="T1561" style:parent-style-name="Domyślnaczcionkaakapitu" style:family="text">
      <style:text-properties style:text-underline-type="single" style:text-underline-style="solid" style:text-underline-width="auto" style:text-underline-mode="continuous"/>
    </style:style>
    <style:style style:name="T1562" style:parent-style-name="Domyślnaczcionkaakapitu" style:family="text">
      <style:text-properties fo:background-color="#80FFFF" style:text-underline-type="single" style:text-underline-style="solid" style:text-underline-width="auto" style:text-underline-mode="continuous"/>
    </style:style>
    <style:style style:name="T1563" style:parent-style-name="Domyślnaczcionkaakapitu" style:family="text">
      <style:text-properties style:text-underline-type="single" style:text-underline-style="solid" style:text-underline-width="auto" style:text-underline-mode="continuous"/>
    </style:style>
    <style:style style:name="P1564" style:parent-style-name="Normalny" style:family="paragraph">
      <style:paragraph-properties fo:text-align="justify" fo:line-height="150%" fo:text-indent="0.2479in"/>
    </style:style>
    <style:style style:name="T1565" style:parent-style-name="Domyślnaczcionkaakapitu" style:family="text">
      <style:text-properties fo:background-color="#80FFFF"/>
    </style:style>
    <style:style style:name="T1566" style:parent-style-name="Domyślnaczcionkaakapitu" style:family="text">
      <style:text-properties fo:background-color="#80FFFF"/>
    </style:style>
    <style:style style:name="T1567" style:parent-style-name="Domyślnaczcionkaakapitu" style:family="text">
      <style:text-properties fo:background-color="#80FFFF"/>
    </style:style>
    <style:style style:name="P1568" style:parent-style-name="Normalny" style:family="paragraph">
      <style:paragraph-properties fo:text-align="justify" fo:line-height="150%" fo:text-indent="0.2479in"/>
    </style:style>
    <style:style style:name="T1569" style:parent-style-name="Domyślnaczcionkaakapitu" style:family="text">
      <style:text-properties fo:background-color="#80FFFF"/>
    </style:style>
    <style:style style:name="T1570" style:parent-style-name="Domyślnaczcionkaakapitu" style:family="text">
      <style:text-properties fo:background-color="#80FFFF"/>
    </style:style>
    <style:style style:name="T1571" style:parent-style-name="Domyślnaczcionkaakapitu" style:family="text">
      <style:text-properties fo:background-color="#80FFFF"/>
    </style:style>
    <style:style style:name="T1572" style:parent-style-name="Domyślnaczcionkaakapitu" style:family="text">
      <style:text-properties fo:background-color="#80FFFF"/>
    </style:style>
    <style:style style:name="T1573" style:parent-style-name="Domyślnaczcionkaakapitu" style:family="text">
      <style:text-properties fo:background-color="#80FFFF"/>
    </style:style>
    <style:style style:name="T1574" style:parent-style-name="Domyślnaczcionkaakapitu" style:family="text">
      <style:text-properties fo:background-color="#80FFFF"/>
    </style:style>
    <style:style style:name="T1575" style:parent-style-name="Domyślnaczcionkaakapitu" style:family="text">
      <style:text-properties fo:background-color="#80FFFF"/>
    </style:style>
    <style:style style:name="T1576" style:parent-style-name="Domyślnaczcionkaakapitu" style:family="text">
      <style:text-properties fo:background-color="#80FFFF"/>
    </style:style>
    <style:style style:name="T1577" style:parent-style-name="Domyślnaczcionkaakapitu" style:family="text">
      <style:text-properties fo:background-color="#80FFFF"/>
    </style:style>
    <style:style style:name="T1578" style:parent-style-name="Domyślnaczcionkaakapitu" style:family="text">
      <style:text-properties fo:background-color="#80FFFF"/>
    </style:style>
    <style:style style:name="T1579" style:parent-style-name="Domyślnaczcionkaakapitu" style:family="text">
      <style:text-properties fo:background-color="#80FFFF"/>
    </style:style>
    <style:style style:name="T1580" style:parent-style-name="Domyślnaczcionkaakapitu" style:family="text">
      <style:text-properties fo:background-color="#80FFFF"/>
    </style:style>
    <style:style style:name="T1581" style:parent-style-name="Domyślnaczcionkaakapitu" style:family="text">
      <style:text-properties fo:background-color="#80FFFF"/>
    </style:style>
    <style:style style:name="T1582" style:parent-style-name="Domyślnaczcionkaakapitu" style:family="text">
      <style:text-properties fo:background-color="#80FFFF"/>
    </style:style>
    <style:style style:name="T1583" style:parent-style-name="Domyślnaczcionkaakapitu" style:family="text">
      <style:text-properties fo:background-color="#80FFFF"/>
    </style:style>
    <style:style style:name="T1584" style:parent-style-name="Domyślnaczcionkaakapitu" style:family="text">
      <style:text-properties fo:background-color="#80FFFF"/>
    </style:style>
    <style:style style:name="T1585" style:parent-style-name="Domyślnaczcionkaakapitu" style:family="text">
      <style:text-properties fo:background-color="#80FFFF"/>
    </style:style>
    <style:style style:name="T1586" style:parent-style-name="Domyślnaczcionkaakapitu" style:family="text">
      <style:text-properties fo:background-color="#80FFFF"/>
    </style:style>
    <style:style style:name="T1587" style:parent-style-name="Domyślnaczcionkaakapitu" style:family="text">
      <style:text-properties fo:background-color="#80FFFF"/>
    </style:style>
    <style:style style:name="P1588" style:parent-style-name="Normalny" style:family="paragraph">
      <style:paragraph-properties fo:text-align="justify" fo:line-height="150%" fo:text-indent="0.2479in"/>
    </style:style>
    <style:style style:name="T1589" style:parent-style-name="Domyślnaczcionkaakapitu" style:family="text">
      <style:text-properties fo:background-color="#80FFFF"/>
    </style:style>
    <style:style style:name="T1590" style:parent-style-name="Domyślnaczcionkaakapitu" style:family="text">
      <style:text-properties fo:background-color="#80FFFF"/>
    </style:style>
    <style:style style:name="P1591" style:parent-style-name="Normalny" style:family="paragraph">
      <style:paragraph-properties fo:text-align="justify" fo:line-height="150%"/>
    </style:style>
    <style:style style:name="T1592" style:parent-style-name="Domyślnaczcionkaakapitu" style:family="text">
      <style:text-properties style:text-underline-type="single" style:text-underline-style="solid" style:text-underline-width="auto" style:text-underline-mode="continuous"/>
    </style:style>
    <style:style style:name="P1593" style:parent-style-name="Normalny" style:family="paragraph">
      <style:paragraph-properties fo:text-align="justify" fo:line-height="150%" fo:text-indent="0.2479in"/>
    </style:style>
    <style:style style:name="T1594" style:parent-style-name="Domyślnaczcionkaakapitu" style:family="text">
      <style:text-properties fo:background-color="#80FFFF"/>
    </style:style>
    <style:style style:name="T1595" style:parent-style-name="Domyślnaczcionkaakapitu" style:family="text">
      <style:text-properties fo:background-color="#80FFFF"/>
    </style:style>
    <style:style style:name="T1596" style:parent-style-name="Domyślnaczcionkaakapitu" style:family="text">
      <style:text-properties fo:background-color="#80FFFF"/>
    </style:style>
    <style:style style:name="T1597" style:parent-style-name="Domyślnaczcionkaakapitu" style:family="text">
      <style:text-properties fo:background-color="#80FFFF"/>
    </style:style>
    <style:style style:name="T1598" style:parent-style-name="Domyślnaczcionkaakapitu" style:family="text">
      <style:text-properties fo:background-color="#80FFFF"/>
    </style:style>
    <style:style style:name="T1599" style:parent-style-name="Domyślnaczcionkaakapitu" style:family="text">
      <style:text-properties fo:background-color="#80FFFF"/>
    </style:style>
    <style:style style:name="T1600" style:parent-style-name="Domyślnaczcionkaakapitu" style:family="text">
      <style:text-properties fo:background-color="#80FFFF"/>
    </style:style>
    <style:style style:name="T1601" style:parent-style-name="Domyślnaczcionkaakapitu" style:family="text">
      <style:text-properties fo:background-color="#80FFFF"/>
    </style:style>
    <style:style style:name="T1602" style:parent-style-name="Domyślnaczcionkaakapitu" style:family="text">
      <style:text-properties fo:background-color="#80FFFF"/>
    </style:style>
    <style:style style:name="T1603" style:parent-style-name="Domyślnaczcionkaakapitu" style:family="text">
      <style:text-properties fo:background-color="#80FFFF"/>
    </style:style>
    <style:style style:name="T1604" style:parent-style-name="Domyślnaczcionkaakapitu" style:family="text">
      <style:text-properties fo:background-color="#80FFFF"/>
    </style:style>
    <style:style style:name="T1605" style:parent-style-name="Domyślnaczcionkaakapitu" style:family="text">
      <style:text-properties fo:background-color="#80FFFF"/>
    </style:style>
    <style:style style:name="P1606" style:parent-style-name="Normalny" style:family="paragraph">
      <style:paragraph-properties fo:text-align="justify" fo:line-height="150%" fo:text-indent="0.2479in"/>
    </style:style>
    <style:style style:name="T1607" style:parent-style-name="Domyślnaczcionkaakapitu" style:family="text">
      <style:text-properties fo:background-color="#80FFFF"/>
    </style:style>
    <style:style style:name="P1608" style:parent-style-name="Normalny" style:family="paragraph">
      <style:paragraph-properties fo:text-align="justify" fo:line-height="150%"/>
    </style:style>
    <style:style style:name="T1609" style:parent-style-name="Domyślnaczcionkaakapitu" style:family="text">
      <style:text-properties style:text-underline-type="single" style:text-underline-style="solid" style:text-underline-width="auto" style:text-underline-mode="continuous"/>
    </style:style>
    <style:style style:name="P1610" style:parent-style-name="Normalny" style:family="paragraph">
      <style:paragraph-properties fo:text-align="justify" fo:line-height="150%" fo:text-indent="0.2479in"/>
    </style:style>
    <style:style style:name="T1611" style:parent-style-name="Domyślnaczcionkaakapitu" style:family="text">
      <style:text-properties fo:background-color="#80FFFF"/>
    </style:style>
    <style:style style:name="T1612" style:parent-style-name="Domyślnaczcionkaakapitu" style:family="text">
      <style:text-properties fo:background-color="#80FFFF"/>
    </style:style>
    <style:style style:name="P1613" style:parent-style-name="Normalny" style:family="paragraph">
      <style:paragraph-properties fo:text-align="justify" fo:line-height="150%" fo:text-indent="0.2479in"/>
    </style:style>
    <style:style style:name="T1614" style:parent-style-name="Domyślnaczcionkaakapitu" style:family="text">
      <style:text-properties fo:background-color="#80FFFF"/>
    </style:style>
    <style:style style:name="T1615" style:parent-style-name="Domyślnaczcionkaakapitu" style:family="text">
      <style:text-properties fo:background-color="#80FFFF"/>
    </style:style>
    <style:style style:name="T1616" style:parent-style-name="Domyślnaczcionkaakapitu" style:family="text">
      <style:text-properties fo:background-color="#80FFFF"/>
    </style:style>
    <style:style style:name="T1617" style:parent-style-name="Domyślnaczcionkaakapitu" style:family="text">
      <style:text-properties fo:background-color="#80FFFF"/>
    </style:style>
    <style:style style:name="T1618" style:parent-style-name="Domyślnaczcionkaakapitu" style:family="text">
      <style:text-properties fo:background-color="#80FFFF"/>
    </style:style>
    <style:style style:name="T1619" style:parent-style-name="Domyślnaczcionkaakapitu" style:family="text">
      <style:text-properties fo:background-color="#80FFFF"/>
    </style:style>
    <style:style style:name="P1620" style:parent-style-name="Normalny" style:family="paragraph">
      <style:paragraph-properties fo:text-align="justify" fo:line-height="150%" fo:text-indent="0.2479in"/>
    </style:style>
    <style:style style:name="T1621" style:parent-style-name="Domyślnaczcionkaakapitu" style:family="text">
      <style:text-properties fo:background-color="#80FFFF"/>
    </style:style>
    <style:style style:name="T1622" style:parent-style-name="Domyślnaczcionkaakapitu" style:family="text">
      <style:text-properties fo:background-color="#80FFFF"/>
    </style:style>
    <style:style style:name="P1623" style:parent-style-name="Normalny" style:family="paragraph">
      <style:paragraph-properties fo:text-align="justify" fo:line-height="150%" fo:text-indent="0.2479in"/>
    </style:style>
    <style:style style:name="T1624" style:parent-style-name="Domyślnaczcionkaakapitu" style:family="text">
      <style:text-properties fo:background-color="#80FFFF"/>
    </style:style>
    <style:style style:name="T1625" style:parent-style-name="Domyślnaczcionkaakapitu" style:family="text">
      <style:text-properties fo:background-color="#80FFFF"/>
    </style:style>
    <style:style style:name="T1626" style:parent-style-name="Domyślnaczcionkaakapitu" style:family="text">
      <style:text-properties fo:background-color="#80FFFF"/>
    </style:style>
    <style:style style:name="T1627" style:parent-style-name="Domyślnaczcionkaakapitu" style:family="text">
      <style:text-properties fo:background-color="#80FFFF"/>
    </style:style>
    <style:style style:name="P1628" style:parent-style-name="Normalny" style:family="paragraph">
      <style:paragraph-properties fo:text-align="justify" fo:line-height="150%" fo:text-indent="0.2479in"/>
    </style:style>
    <style:style style:name="T1629" style:parent-style-name="Domyślnaczcionkaakapitu" style:family="text">
      <style:text-properties fo:background-color="#80FFFF"/>
    </style:style>
    <style:style style:name="P1630" style:parent-style-name="Normalny" style:family="paragraph">
      <style:paragraph-properties fo:text-align="justify" fo:line-height="150%" fo:text-indent="0.2479in"/>
    </style:style>
    <style:style style:name="P1631" style:parent-style-name="Normalny" style:family="paragraph">
      <style:paragraph-properties fo:text-align="justify" fo:line-height="150%" fo:text-indent="0.2479in"/>
    </style:style>
    <style:style style:name="T1632" style:parent-style-name="Domyślnaczcionkaakapitu" style:family="text">
      <style:text-properties fo:background-color="#80FFFF"/>
    </style:style>
    <style:style style:name="P1633" style:parent-style-name="Normalny" style:family="paragraph">
      <style:paragraph-properties fo:text-align="justify" fo:line-height="150%" fo:text-indent="0.2479in"/>
    </style:style>
    <style:style style:name="T1634" style:parent-style-name="Domyślnaczcionkaakapitu" style:family="text">
      <style:text-properties fo:background-color="#80FFFF"/>
    </style:style>
    <style:style style:name="T1635" style:parent-style-name="Domyślnaczcionkaakapitu" style:family="text">
      <style:text-properties fo:background-color="#80FFFF"/>
    </style:style>
    <style:style style:name="T1636" style:parent-style-name="Domyślnaczcionkaakapitu" style:family="text">
      <style:text-properties fo:background-color="#80FFFF"/>
    </style:style>
    <style:style style:name="P1637" style:parent-style-name="Normalny" style:family="paragraph">
      <style:paragraph-properties fo:text-align="justify" fo:line-height="150%" fo:text-indent="0.2479in"/>
    </style:style>
    <style:style style:name="T1638" style:parent-style-name="Domyślnaczcionkaakapitu" style:family="text">
      <style:text-properties fo:background-color="#80FFFF"/>
    </style:style>
    <style:style style:name="T1639" style:parent-style-name="Domyślnaczcionkaakapitu" style:family="text">
      <style:text-properties fo:background-color="#80FFFF"/>
    </style:style>
    <style:style style:name="T1640" style:parent-style-name="Domyślnaczcionkaakapitu" style:family="text">
      <style:text-properties fo:background-color="#80FFFF"/>
    </style:style>
    <style:style style:name="T1641" style:parent-style-name="Domyślnaczcionkaakapitu" style:family="text">
      <style:text-properties fo:background-color="#80FFFF"/>
    </style:style>
    <style:style style:name="P1642" style:parent-style-name="Normalny" style:family="paragraph">
      <style:paragraph-properties fo:text-align="justify" fo:line-height="150%" fo:text-indent="0.2479in"/>
    </style:style>
    <style:style style:name="T1643" style:parent-style-name="Domyślnaczcionkaakapitu" style:family="text">
      <style:text-properties fo:background-color="#80FFFF"/>
    </style:style>
    <style:style style:name="T1644" style:parent-style-name="Domyślnaczcionkaakapitu" style:family="text">
      <style:text-properties fo:background-color="#80FFFF"/>
    </style:style>
    <style:style style:name="T1645" style:parent-style-name="Domyślnaczcionkaakapitu" style:family="text">
      <style:text-properties fo:background-color="#80FFFF"/>
    </style:style>
    <style:style style:name="P1646" style:parent-style-name="Normalny" style:family="paragraph">
      <style:paragraph-properties fo:text-align="justify" fo:line-height="150%"/>
    </style:style>
    <style:style style:name="P1647" style:parent-style-name="Normalny" style:family="paragraph">
      <style:paragraph-properties fo:text-align="justify" fo:line-height="150%"/>
    </style:style>
    <style:style style:name="P1648" style:parent-style-name="Normalny" style:family="paragraph">
      <style:paragraph-properties fo:text-align="justify" fo:line-height="150%"/>
    </style:style>
    <style:style style:name="P1649" style:parent-style-name="Normalny" style:family="paragraph">
      <style:paragraph-properties fo:text-align="justify" fo:line-height="150%"/>
    </style:style>
    <style:style style:name="T1650" style:parent-style-name="Domyślnaczcionkaakapitu" style:family="text">
      <style:text-properties style:text-underline-type="single" style:text-underline-style="solid" style:text-underline-width="auto" style:text-underline-mode="continuous"/>
    </style:style>
    <style:style style:name="P1651" style:parent-style-name="Normalny" style:family="paragraph">
      <style:paragraph-properties fo:text-align="justify" fo:line-height="150%" fo:text-indent="0.2479in"/>
    </style:style>
    <style:style style:name="T1652" style:parent-style-name="Domyślnaczcionkaakapitu" style:family="text">
      <style:text-properties fo:background-color="#80FFFF"/>
    </style:style>
    <style:style style:name="T1653" style:parent-style-name="Domyślnaczcionkaakapitu" style:family="text">
      <style:text-properties fo:background-color="#80FFFF"/>
    </style:style>
    <style:style style:name="P1654" style:parent-style-name="Normalny" style:family="paragraph">
      <style:paragraph-properties fo:text-align="justify" fo:line-height="150%" fo:text-indent="0.2479in"/>
    </style:style>
    <style:style style:name="T1655" style:parent-style-name="Domyślnaczcionkaakapitu" style:family="text">
      <style:text-properties fo:background-color="#80FFFF"/>
    </style:style>
    <style:style style:name="P1656" style:parent-style-name="Normalny" style:family="paragraph">
      <style:paragraph-properties fo:text-align="justify" fo:line-height="150%" fo:text-indent="0.2479in"/>
    </style:style>
    <style:style style:name="T1657" style:parent-style-name="Domyślnaczcionkaakapitu" style:family="text">
      <style:text-properties fo:background-color="#80FFFF"/>
    </style:style>
    <style:style style:name="T1658" style:parent-style-name="Domyślnaczcionkaakapitu" style:family="text">
      <style:text-properties fo:background-color="#80FFFF"/>
    </style:style>
    <style:style style:name="T1659" style:parent-style-name="Domyślnaczcionkaakapitu" style:family="text">
      <style:text-properties fo:background-color="#80FFFF"/>
    </style:style>
    <style:style style:name="T1660" style:parent-style-name="Domyślnaczcionkaakapitu" style:family="text">
      <style:text-properties fo:background-color="#80FFFF"/>
    </style:style>
    <style:style style:name="P1661" style:parent-style-name="Normalny" style:family="paragraph">
      <style:paragraph-properties fo:text-align="justify" fo:line-height="150%"/>
    </style:style>
    <style:style style:name="T1662" style:parent-style-name="Domyślnaczcionkaakapitu" style:family="text">
      <style:text-properties fo:background-color="#80FFFF" style:text-underline-type="single" style:text-underline-style="solid" style:text-underline-width="auto" style:text-underline-mode="continuous"/>
    </style:style>
    <style:style style:name="T1663" style:parent-style-name="Domyślnaczcionkaakapitu" style:family="text">
      <style:text-properties style:text-underline-type="single" style:text-underline-style="solid" style:text-underline-width="auto" style:text-underline-mode="continuous"/>
    </style:style>
    <style:style style:name="T1664" style:parent-style-name="Domyślnaczcionkaakapitu" style:family="text">
      <style:text-properties fo:background-color="#80FFFF" style:text-underline-type="single" style:text-underline-style="solid" style:text-underline-width="auto" style:text-underline-mode="continuous"/>
    </style:style>
    <style:style style:name="T1665" style:parent-style-name="Domyślnaczcionkaakapitu" style:family="text">
      <style:text-properties style:text-underline-type="single" style:text-underline-style="solid" style:text-underline-width="auto" style:text-underline-mode="continuous"/>
    </style:style>
    <style:style style:name="T1666" style:parent-style-name="Domyślnaczcionkaakapitu" style:family="text">
      <style:text-properties fo:background-color="#80FFFF" style:text-underline-type="single" style:text-underline-style="solid" style:text-underline-width="auto" style:text-underline-mode="continuous"/>
    </style:style>
    <style:style style:name="T1667" style:parent-style-name="Domyślnaczcionkaakapitu" style:family="text">
      <style:text-properties style:text-underline-type="single" style:text-underline-style="solid" style:text-underline-width="auto" style:text-underline-mode="continuous"/>
    </style:style>
    <style:style style:name="T1668" style:parent-style-name="Domyślnaczcionkaakapitu" style:family="text">
      <style:text-properties fo:background-color="#80FFFF" style:text-underline-type="single" style:text-underline-style="solid" style:text-underline-width="auto" style:text-underline-mode="continuous"/>
    </style:style>
    <style:style style:name="T1669" style:parent-style-name="Domyślnaczcionkaakapitu" style:family="text">
      <style:text-properties style:text-underline-type="single" style:text-underline-style="solid" style:text-underline-width="auto" style:text-underline-mode="continuous"/>
    </style:style>
    <style:style style:name="P1670" style:parent-style-name="Normalny" style:family="paragraph">
      <style:paragraph-properties fo:text-align="justify" fo:line-height="150%" fo:text-indent="0.2479in"/>
    </style:style>
    <style:style style:name="T1671" style:parent-style-name="Domyślnaczcionkaakapitu" style:family="text">
      <style:text-properties fo:background-color="#80FFFF"/>
    </style:style>
    <style:style style:name="T1672" style:parent-style-name="Domyślnaczcionkaakapitu" style:family="text">
      <style:text-properties fo:background-color="#80FFFF"/>
    </style:style>
    <style:style style:name="T1673" style:parent-style-name="Domyślnaczcionkaakapitu" style:family="text">
      <style:text-properties fo:background-color="#80FFFF"/>
    </style:style>
    <style:style style:name="T1674" style:parent-style-name="Domyślnaczcionkaakapitu" style:family="text">
      <style:text-properties fo:background-color="#80FFFF"/>
    </style:style>
    <style:style style:name="P1675" style:parent-style-name="Normalny" style:family="paragraph">
      <style:paragraph-properties fo:text-align="justify" fo:line-height="150%" fo:text-indent="0.2479in"/>
    </style:style>
    <style:style style:name="P1676" style:parent-style-name="Normalny" style:family="paragraph">
      <style:paragraph-properties fo:text-align="justify" fo:line-height="150%"/>
    </style:style>
    <style:style style:name="T1677" style:parent-style-name="Domyślnaczcionkaakapitu" style:family="text">
      <style:text-properties style:text-underline-type="single" style:text-underline-style="solid" style:text-underline-width="auto" style:text-underline-mode="continuous"/>
    </style:style>
    <style:style style:name="P1678" style:parent-style-name="Normalny" style:family="paragraph">
      <style:paragraph-properties fo:text-align="justify" fo:line-height="150%" fo:text-indent="0.2479in"/>
    </style:style>
    <style:style style:name="T1679" style:parent-style-name="Domyślnaczcionkaakapitu" style:family="text">
      <style:text-properties fo:background-color="#80FFFF"/>
    </style:style>
    <style:style style:name="T1680" style:parent-style-name="Domyślnaczcionkaakapitu" style:family="text">
      <style:text-properties fo:background-color="#80FFFF"/>
    </style:style>
    <style:style style:name="T1681" style:parent-style-name="Domyślnaczcionkaakapitu" style:family="text">
      <style:text-properties fo:background-color="#80FFFF"/>
    </style:style>
    <style:style style:name="P1682" style:parent-style-name="Normalny" style:family="paragraph">
      <style:paragraph-properties fo:text-align="justify" fo:line-height="150%"/>
    </style:style>
    <style:style style:name="T1683" style:parent-style-name="Domyślnaczcionkaakapitu" style:family="text">
      <style:text-properties style:text-underline-type="single" style:text-underline-style="solid" style:text-underline-width="auto" style:text-underline-mode="continuous"/>
    </style:style>
    <style:style style:name="T1684" style:parent-style-name="Domyślnaczcionkaakapitu" style:family="text">
      <style:text-properties fo:background-color="#80FFFF" style:text-underline-type="single" style:text-underline-style="solid" style:text-underline-width="auto" style:text-underline-mode="continuous"/>
    </style:style>
    <style:style style:name="T1685" style:parent-style-name="Domyślnaczcionkaakapitu" style:family="text">
      <style:text-properties style:text-underline-type="single" style:text-underline-style="solid" style:text-underline-width="auto" style:text-underline-mode="continuous"/>
    </style:style>
    <style:style style:name="T1686" style:parent-style-name="Domyślnaczcionkaakapitu" style:family="text">
      <style:text-properties fo:background-color="#80FFFF" style:text-underline-type="single" style:text-underline-style="solid" style:text-underline-width="auto" style:text-underline-mode="continuous"/>
    </style:style>
    <style:style style:name="T1687" style:parent-style-name="Domyślnaczcionkaakapitu" style:family="text">
      <style:text-properties style:text-underline-type="single" style:text-underline-style="solid" style:text-underline-width="auto" style:text-underline-mode="continuous"/>
    </style:style>
    <style:style style:name="T1688" style:parent-style-name="Domyślnaczcionkaakapitu" style:family="text">
      <style:text-properties fo:background-color="#80FFFF" style:text-underline-type="single" style:text-underline-style="solid" style:text-underline-width="auto" style:text-underline-mode="continuous"/>
    </style:style>
    <style:style style:name="T1689" style:parent-style-name="Domyślnaczcionkaakapitu" style:family="text">
      <style:text-properties style:text-underline-type="single" style:text-underline-style="solid" style:text-underline-width="auto" style:text-underline-mode="continuous"/>
    </style:style>
    <style:style style:name="T1690" style:parent-style-name="Domyślnaczcionkaakapitu" style:family="text">
      <style:text-properties fo:background-color="#80FFFF" style:text-underline-type="single" style:text-underline-style="solid" style:text-underline-width="auto" style:text-underline-mode="continuous"/>
    </style:style>
    <style:style style:name="T1691" style:parent-style-name="Domyślnaczcionkaakapitu" style:family="text">
      <style:text-properties style:text-underline-type="single" style:text-underline-style="solid" style:text-underline-width="auto" style:text-underline-mode="continuous"/>
    </style:style>
    <style:style style:name="T1692" style:parent-style-name="Domyślnaczcionkaakapitu" style:family="text">
      <style:text-properties fo:background-color="#80FFFF" style:text-underline-type="single" style:text-underline-style="solid" style:text-underline-width="auto" style:text-underline-mode="continuous"/>
    </style:style>
    <style:style style:name="P1693" style:parent-style-name="Normalny" style:family="paragraph">
      <style:paragraph-properties fo:text-align="justify" fo:line-height="150%" fo:text-indent="0.2479in"/>
    </style:style>
    <style:style style:name="T1694" style:parent-style-name="Domyślnaczcionkaakapitu" style:family="text">
      <style:text-properties fo:background-color="#80FFFF"/>
    </style:style>
    <style:style style:name="T1695" style:parent-style-name="Domyślnaczcionkaakapitu" style:family="text">
      <style:text-properties fo:background-color="#80FFFF"/>
    </style:style>
    <style:style style:name="P1696" style:parent-style-name="Normalny" style:family="paragraph">
      <style:paragraph-properties fo:text-align="justify" fo:line-height="150%"/>
    </style:style>
    <style:style style:name="T1697" style:parent-style-name="Domyślnaczcionkaakapitu" style:family="text">
      <style:text-properties fo:background-color="#80FFFF" style:text-underline-type="single" style:text-underline-style="solid" style:text-underline-width="auto" style:text-underline-mode="continuous"/>
    </style:style>
    <style:style style:name="T1698" style:parent-style-name="Domyślnaczcionkaakapitu" style:family="text">
      <style:text-properties style:text-underline-type="single" style:text-underline-style="solid" style:text-underline-width="auto" style:text-underline-mode="continuous"/>
    </style:style>
    <style:style style:name="T1699" style:parent-style-name="Domyślnaczcionkaakapitu" style:family="text">
      <style:text-properties fo:background-color="#80FFFF" style:text-underline-type="single" style:text-underline-style="solid" style:text-underline-width="auto" style:text-underline-mode="continuous"/>
    </style:style>
    <style:style style:name="T1700" style:parent-style-name="Domyślnaczcionkaakapitu" style:family="text">
      <style:text-properties style:text-underline-type="single" style:text-underline-style="solid" style:text-underline-width="auto" style:text-underline-mode="continuous"/>
    </style:style>
    <style:style style:name="T1701" style:parent-style-name="Domyślnaczcionkaakapitu" style:family="text">
      <style:text-properties fo:background-color="#80FFFF" style:text-underline-type="single" style:text-underline-style="solid" style:text-underline-width="auto" style:text-underline-mode="continuous"/>
    </style:style>
    <style:style style:name="T1702" style:parent-style-name="Domyślnaczcionkaakapitu" style:family="text">
      <style:text-properties style:text-underline-type="single" style:text-underline-style="solid" style:text-underline-width="auto" style:text-underline-mode="continuous"/>
    </style:style>
    <style:style style:name="T1703" style:parent-style-name="Domyślnaczcionkaakapitu" style:family="text">
      <style:text-properties fo:background-color="#80FFFF" style:text-underline-type="single" style:text-underline-style="solid" style:text-underline-width="auto" style:text-underline-mode="continuous"/>
    </style:style>
    <style:style style:name="T1704" style:parent-style-name="Domyślnaczcionkaakapitu" style:family="text">
      <style:text-properties style:text-underline-type="single" style:text-underline-style="solid" style:text-underline-width="auto" style:text-underline-mode="continuous"/>
    </style:style>
    <style:style style:name="P1705" style:parent-style-name="Normalny" style:family="paragraph">
      <style:paragraph-properties fo:text-align="justify" fo:line-height="150%" fo:text-indent="0.2479in"/>
    </style:style>
    <style:style style:name="T1706" style:parent-style-name="Domyślnaczcionkaakapitu" style:family="text">
      <style:text-properties fo:background-color="#80FFFF"/>
    </style:style>
    <style:style style:name="T1707" style:parent-style-name="Domyślnaczcionkaakapitu" style:family="text">
      <style:text-properties fo:background-color="#80FFFF"/>
    </style:style>
    <style:style style:name="P1708" style:parent-style-name="Normalny" style:family="paragraph">
      <style:paragraph-properties fo:text-align="justify" fo:line-height="150%"/>
    </style:style>
    <style:style style:name="T1709" style:parent-style-name="Domyślnaczcionkaakapitu" style:family="text">
      <style:text-properties style:text-underline-type="single" style:text-underline-style="solid" style:text-underline-width="auto" style:text-underline-mode="continuous"/>
    </style:style>
    <style:style style:name="T1710" style:parent-style-name="Domyślnaczcionkaakapitu" style:family="text">
      <style:text-properties fo:background-color="#80FFFF" style:text-underline-type="single" style:text-underline-style="solid" style:text-underline-width="auto" style:text-underline-mode="continuous"/>
    </style:style>
    <style:style style:name="T1711" style:parent-style-name="Domyślnaczcionkaakapitu" style:family="text">
      <style:text-properties style:text-underline-type="single" style:text-underline-style="solid" style:text-underline-width="auto" style:text-underline-mode="continuous"/>
    </style:style>
    <style:style style:name="P1712" style:parent-style-name="Normalny" style:family="paragraph">
      <style:paragraph-properties fo:text-align="justify" fo:line-height="150%" fo:text-indent="0.2479in"/>
    </style:style>
    <style:style style:name="P1713" style:parent-style-name="Normalny" style:family="paragraph">
      <style:paragraph-properties fo:text-align="justify" fo:line-height="150%"/>
    </style:style>
    <style:style style:name="T1714" style:parent-style-name="Domyślnaczcionkaakapitu" style:family="text">
      <style:text-properties fo:background-color="#80FFFF" style:text-underline-type="single" style:text-underline-style="solid" style:text-underline-width="auto" style:text-underline-mode="continuous"/>
    </style:style>
    <style:style style:name="T1715" style:parent-style-name="Domyślnaczcionkaakapitu" style:family="text">
      <style:text-properties style:text-underline-type="single" style:text-underline-style="solid" style:text-underline-width="auto" style:text-underline-mode="continuous"/>
    </style:style>
    <style:style style:name="T1716" style:parent-style-name="Domyślnaczcionkaakapitu" style:family="text">
      <style:text-properties fo:background-color="#80FFFF" style:text-underline-type="single" style:text-underline-style="solid" style:text-underline-width="auto" style:text-underline-mode="continuous"/>
    </style:style>
    <style:style style:name="T1717" style:parent-style-name="Domyślnaczcionkaakapitu" style:family="text">
      <style:text-properties style:text-underline-type="single" style:text-underline-style="solid" style:text-underline-width="auto" style:text-underline-mode="continuous"/>
    </style:style>
    <style:style style:name="T1718" style:parent-style-name="Domyślnaczcionkaakapitu" style:family="text">
      <style:text-properties fo:background-color="#80FFFF" style:text-underline-type="single" style:text-underline-style="solid" style:text-underline-width="auto" style:text-underline-mode="continuous"/>
    </style:style>
    <style:style style:name="T1719" style:parent-style-name="Domyślnaczcionkaakapitu" style:family="text">
      <style:text-properties style:text-underline-type="single" style:text-underline-style="solid" style:text-underline-width="auto" style:text-underline-mode="continuous"/>
    </style:style>
    <style:style style:name="P1720" style:parent-style-name="Normalny" style:family="paragraph">
      <style:paragraph-properties fo:text-align="justify" fo:line-height="150%" fo:text-indent="0.2479in"/>
    </style:style>
    <style:style style:name="T1721" style:parent-style-name="Domyślnaczcionkaakapitu" style:family="text">
      <style:text-properties fo:background-color="#80FFFF"/>
    </style:style>
    <style:style style:name="P1722" style:parent-style-name="Normalny" style:family="paragraph">
      <style:paragraph-properties fo:text-align="justify" fo:line-height="150%"/>
    </style:style>
    <style:style style:name="T1723" style:parent-style-name="Domyślnaczcionkaakapitu" style:family="text">
      <style:text-properties fo:background-color="#80FFFF" style:text-underline-type="single" style:text-underline-style="solid" style:text-underline-width="auto" style:text-underline-mode="continuous"/>
    </style:style>
    <style:style style:name="T1724" style:parent-style-name="Domyślnaczcionkaakapitu" style:family="text">
      <style:text-properties style:text-underline-type="single" style:text-underline-style="solid" style:text-underline-width="auto" style:text-underline-mode="continuous"/>
    </style:style>
    <style:style style:name="T1725" style:parent-style-name="Domyślnaczcionkaakapitu" style:family="text">
      <style:text-properties fo:background-color="#80FFFF" style:text-underline-type="single" style:text-underline-style="solid" style:text-underline-width="auto" style:text-underline-mode="continuous"/>
    </style:style>
    <style:style style:name="T1726" style:parent-style-name="Domyślnaczcionkaakapitu" style:family="text">
      <style:text-properties style:text-underline-type="single" style:text-underline-style="solid" style:text-underline-width="auto" style:text-underline-mode="continuous"/>
    </style:style>
    <style:style style:name="T1727" style:parent-style-name="Domyślnaczcionkaakapitu" style:family="text">
      <style:text-properties fo:background-color="#80FFFF" style:text-underline-type="single" style:text-underline-style="solid" style:text-underline-width="auto" style:text-underline-mode="continuous"/>
    </style:style>
    <style:style style:name="T1728" style:parent-style-name="Domyślnaczcionkaakapitu" style:family="text">
      <style:text-properties style:text-underline-type="single" style:text-underline-style="solid" style:text-underline-width="auto" style:text-underline-mode="continuous"/>
    </style:style>
    <style:style style:name="T1729" style:parent-style-name="Domyślnaczcionkaakapitu" style:family="text">
      <style:text-properties fo:background-color="#80FFFF" style:text-underline-type="single" style:text-underline-style="solid" style:text-underline-width="auto" style:text-underline-mode="continuous"/>
    </style:style>
    <style:style style:name="T1730" style:parent-style-name="Domyślnaczcionkaakapitu" style:family="text">
      <style:text-properties style:text-underline-type="single" style:text-underline-style="solid" style:text-underline-width="auto" style:text-underline-mode="continuous"/>
    </style:style>
    <style:style style:name="P1731" style:parent-style-name="Normalny" style:family="paragraph">
      <style:paragraph-properties fo:text-align="justify" fo:line-height="150%" fo:text-indent="0.2479in"/>
    </style:style>
    <style:style style:name="T1732" style:parent-style-name="Domyślnaczcionkaakapitu" style:family="text">
      <style:text-properties fo:background-color="#80FFFF"/>
    </style:style>
    <style:style style:name="T1733" style:parent-style-name="Domyślnaczcionkaakapitu" style:family="text">
      <style:text-properties fo:background-color="#80FFFF"/>
    </style:style>
    <style:style style:name="T1734" style:parent-style-name="Domyślnaczcionkaakapitu" style:family="text">
      <style:text-properties fo:background-color="#80FFFF"/>
    </style:style>
    <style:style style:name="T1735" style:parent-style-name="Domyślnaczcionkaakapitu" style:family="text">
      <style:text-properties fo:background-color="#80FFFF"/>
    </style:style>
    <style:style style:name="P1736" style:parent-style-name="Normalny" style:family="paragraph">
      <style:paragraph-properties fo:text-align="justify" fo:line-height="150%"/>
    </style:style>
    <style:style style:name="T1737" style:parent-style-name="Domyślnaczcionkaakapitu" style:family="text">
      <style:text-properties fo:background-color="#80FFFF" style:text-underline-type="single" style:text-underline-style="solid" style:text-underline-width="auto" style:text-underline-mode="continuous"/>
    </style:style>
    <style:style style:name="T1738" style:parent-style-name="Domyślnaczcionkaakapitu" style:family="text">
      <style:text-properties style:text-underline-type="single" style:text-underline-style="solid" style:text-underline-width="auto" style:text-underline-mode="continuous"/>
    </style:style>
    <style:style style:name="T1739" style:parent-style-name="Domyślnaczcionkaakapitu" style:family="text">
      <style:text-properties fo:background-color="#80FFFF" style:text-underline-type="single" style:text-underline-style="solid" style:text-underline-width="auto" style:text-underline-mode="continuous"/>
    </style:style>
    <style:style style:name="T1740" style:parent-style-name="Domyślnaczcionkaakapitu" style:family="text">
      <style:text-properties style:text-underline-type="single" style:text-underline-style="solid" style:text-underline-width="auto" style:text-underline-mode="continuous"/>
    </style:style>
    <style:style style:name="T1741" style:parent-style-name="Domyślnaczcionkaakapitu" style:family="text">
      <style:text-properties fo:background-color="#80FFFF" style:text-underline-type="single" style:text-underline-style="solid" style:text-underline-width="auto" style:text-underline-mode="continuous"/>
    </style:style>
    <style:style style:name="T1742" style:parent-style-name="Domyślnaczcionkaakapitu" style:family="text">
      <style:text-properties style:text-underline-type="single" style:text-underline-style="solid" style:text-underline-width="auto" style:text-underline-mode="continuous"/>
    </style:style>
    <style:style style:name="T1743" style:parent-style-name="Domyślnaczcionkaakapitu" style:family="text">
      <style:text-properties fo:background-color="#80FFFF" style:text-underline-type="single" style:text-underline-style="solid" style:text-underline-width="auto" style:text-underline-mode="continuous"/>
    </style:style>
    <style:style style:name="T1744" style:parent-style-name="Domyślnaczcionkaakapitu" style:family="text">
      <style:text-properties style:text-underline-type="single" style:text-underline-style="solid" style:text-underline-width="auto" style:text-underline-mode="continuous"/>
    </style:style>
    <style:style style:name="P1745" style:parent-style-name="Normalny" style:family="paragraph">
      <style:paragraph-properties fo:text-align="justify" fo:line-height="150%" fo:text-indent="0.2479in"/>
    </style:style>
    <style:style style:name="P1746" style:parent-style-name="Normalny" style:family="paragraph">
      <style:paragraph-properties fo:text-align="justify" fo:line-height="150%"/>
    </style:style>
    <style:style style:name="T1747" style:parent-style-name="Domyślnaczcionkaakapitu" style:family="text">
      <style:text-properties fo:background-color="#80FFFF" style:text-underline-type="single" style:text-underline-style="solid" style:text-underline-width="auto" style:text-underline-mode="continuous"/>
    </style:style>
    <style:style style:name="T1748" style:parent-style-name="Domyślnaczcionkaakapitu" style:family="text">
      <style:text-properties style:text-underline-type="single" style:text-underline-style="solid" style:text-underline-width="auto" style:text-underline-mode="continuous"/>
    </style:style>
    <style:style style:name="T1749" style:parent-style-name="Domyślnaczcionkaakapitu" style:family="text">
      <style:text-properties fo:background-color="#80FFFF" style:text-underline-type="single" style:text-underline-style="solid" style:text-underline-width="auto" style:text-underline-mode="continuous"/>
    </style:style>
    <style:style style:name="T1750" style:parent-style-name="Domyślnaczcionkaakapitu" style:family="text">
      <style:text-properties style:text-underline-type="single" style:text-underline-style="solid" style:text-underline-width="auto" style:text-underline-mode="continuous"/>
    </style:style>
    <style:style style:name="T1751" style:parent-style-name="Domyślnaczcionkaakapitu" style:family="text">
      <style:text-properties fo:background-color="#80FFFF" style:text-underline-type="single" style:text-underline-style="solid" style:text-underline-width="auto" style:text-underline-mode="continuous"/>
    </style:style>
    <style:style style:name="T1752" style:parent-style-name="Domyślnaczcionkaakapitu" style:family="text">
      <style:text-properties style:text-underline-type="single" style:text-underline-style="solid" style:text-underline-width="auto" style:text-underline-mode="continuous"/>
    </style:style>
    <style:style style:name="T1753" style:parent-style-name="Domyślnaczcionkaakapitu" style:family="text">
      <style:text-properties fo:background-color="#80FFFF" style:text-underline-type="single" style:text-underline-style="solid" style:text-underline-width="auto" style:text-underline-mode="continuous"/>
    </style:style>
    <style:style style:name="T1754" style:parent-style-name="Domyślnaczcionkaakapitu" style:family="text">
      <style:text-properties style:text-underline-type="single" style:text-underline-style="solid" style:text-underline-width="auto" style:text-underline-mode="continuous"/>
    </style:style>
    <style:style style:name="P1755" style:parent-style-name="Normalny" style:family="paragraph">
      <style:paragraph-properties fo:text-align="justify" fo:line-height="150%" fo:text-indent="0.2479in"/>
    </style:style>
    <style:style style:name="T1756" style:parent-style-name="Domyślnaczcionkaakapitu" style:family="text">
      <style:text-properties fo:background-color="#80FFFF"/>
    </style:style>
    <style:style style:name="T1757" style:parent-style-name="Domyślnaczcionkaakapitu" style:family="text">
      <style:text-properties fo:background-color="#80FFFF"/>
    </style:style>
    <style:style style:name="T1758" style:parent-style-name="Domyślnaczcionkaakapitu" style:family="text">
      <style:text-properties fo:background-color="#80FFFF"/>
    </style:style>
    <style:style style:name="T1759" style:parent-style-name="Domyślnaczcionkaakapitu" style:family="text">
      <style:text-properties fo:background-color="#80FFFF"/>
    </style:style>
    <style:style style:name="T1760" style:parent-style-name="Domyślnaczcionkaakapitu" style:family="text">
      <style:text-properties fo:background-color="#80FFFF"/>
    </style:style>
    <style:style style:name="T1761" style:parent-style-name="Domyślnaczcionkaakapitu" style:family="text">
      <style:text-properties fo:background-color="#80FFFF"/>
    </style:style>
    <style:style style:name="P1762" style:parent-style-name="Normalny" style:family="paragraph">
      <style:paragraph-properties fo:text-align="justify" fo:line-height="150%" fo:text-indent="0.2479in"/>
    </style:style>
    <style:style style:name="T1763" style:parent-style-name="Domyślnaczcionkaakapitu" style:family="text">
      <style:text-properties fo:background-color="#80FFFF"/>
    </style:style>
    <style:style style:name="T1764" style:parent-style-name="Domyślnaczcionkaakapitu" style:family="text">
      <style:text-properties fo:background-color="#80FFFF"/>
    </style:style>
    <style:style style:name="T1765" style:parent-style-name="Domyślnaczcionkaakapitu" style:family="text">
      <style:text-properties fo:background-color="#80FFFF"/>
    </style:style>
    <style:style style:name="T1766" style:parent-style-name="Domyślnaczcionkaakapitu" style:family="text">
      <style:text-properties fo:background-color="#80FFFF"/>
    </style:style>
    <style:style style:name="P1767" style:parent-style-name="Normalny" style:family="paragraph">
      <style:paragraph-properties fo:text-align="justify" fo:line-height="150%" fo:text-indent="0.2479in"/>
    </style:style>
    <style:style style:name="T1768" style:parent-style-name="Domyślnaczcionkaakapitu" style:family="text">
      <style:text-properties fo:background-color="#80FFFF"/>
    </style:style>
    <style:style style:name="T1769" style:parent-style-name="Domyślnaczcionkaakapitu" style:family="text">
      <style:text-properties fo:background-color="#80FFFF"/>
    </style:style>
    <style:style style:name="T1770" style:parent-style-name="Domyślnaczcionkaakapitu" style:family="text">
      <style:text-properties fo:background-color="#80FFFF"/>
    </style:style>
    <style:style style:name="T1771" style:parent-style-name="Domyślnaczcionkaakapitu" style:family="text">
      <style:text-properties fo:background-color="#80FFFF"/>
    </style:style>
    <style:style style:name="P1772" style:parent-style-name="Normalny" style:family="paragraph">
      <style:paragraph-properties fo:text-align="justify" fo:line-height="150%" fo:text-indent="0.2479in"/>
    </style:style>
    <style:style style:name="T1773" style:parent-style-name="Domyślnaczcionkaakapitu" style:family="text">
      <style:text-properties fo:background-color="#80FFFF"/>
    </style:style>
    <style:style style:name="T1774" style:parent-style-name="Domyślnaczcionkaakapitu" style:family="text">
      <style:text-properties fo:background-color="#80FFFF"/>
    </style:style>
    <style:style style:name="T1775" style:parent-style-name="Domyślnaczcionkaakapitu" style:family="text">
      <style:text-properties fo:background-color="#80FFFF"/>
    </style:style>
    <style:style style:name="T1776" style:parent-style-name="Domyślnaczcionkaakapitu" style:family="text">
      <style:text-properties fo:background-color="#80FFFF"/>
    </style:style>
    <style:style style:name="P1777" style:parent-style-name="Normalny" style:family="paragraph">
      <style:paragraph-properties fo:text-align="justify" fo:line-height="150%"/>
    </style:style>
    <style:style style:name="T1778" style:parent-style-name="Domyślnaczcionkaakapitu" style:family="text">
      <style:text-properties style:text-underline-type="single" style:text-underline-style="solid" style:text-underline-width="auto" style:text-underline-mode="continuous"/>
    </style:style>
    <style:style style:name="T1779" style:parent-style-name="Domyślnaczcionkaakapitu" style:family="text">
      <style:text-properties fo:background-color="#80FFFF" style:text-underline-type="single" style:text-underline-style="solid" style:text-underline-width="auto" style:text-underline-mode="continuous"/>
    </style:style>
    <style:style style:name="T1780" style:parent-style-name="Domyślnaczcionkaakapitu" style:family="text">
      <style:text-properties style:text-underline-type="single" style:text-underline-style="solid" style:text-underline-width="auto" style:text-underline-mode="continuous"/>
    </style:style>
    <style:style style:name="T1781" style:parent-style-name="Domyślnaczcionkaakapitu" style:family="text">
      <style:text-properties fo:background-color="#80FFFF" style:text-underline-type="single" style:text-underline-style="solid" style:text-underline-width="auto" style:text-underline-mode="continuous"/>
    </style:style>
    <style:style style:name="T1782" style:parent-style-name="Domyślnaczcionkaakapitu" style:family="text">
      <style:text-properties style:text-underline-type="single" style:text-underline-style="solid" style:text-underline-width="auto" style:text-underline-mode="continuous"/>
    </style:style>
    <style:style style:name="T1783" style:parent-style-name="Domyślnaczcionkaakapitu" style:family="text">
      <style:text-properties fo:background-color="#80FFFF" style:text-underline-type="single" style:text-underline-style="solid" style:text-underline-width="auto" style:text-underline-mode="continuous"/>
    </style:style>
    <style:style style:name="T1784" style:parent-style-name="Domyślnaczcionkaakapitu" style:family="text">
      <style:text-properties style:text-underline-type="single" style:text-underline-style="solid" style:text-underline-width="auto" style:text-underline-mode="continuous"/>
    </style:style>
    <style:style style:name="T1785" style:parent-style-name="Domyślnaczcionkaakapitu" style:family="text">
      <style:text-properties fo:background-color="#80FFFF" style:text-underline-type="single" style:text-underline-style="solid" style:text-underline-width="auto" style:text-underline-mode="continuous"/>
    </style:style>
    <style:style style:name="P1786" style:parent-style-name="Normalny" style:family="paragraph">
      <style:paragraph-properties fo:text-align="justify" fo:line-height="150%" fo:text-indent="0.2479in"/>
    </style:style>
    <style:style style:name="T1787" style:parent-style-name="Domyślnaczcionkaakapitu" style:family="text">
      <style:text-properties fo:background-color="#80FFFF"/>
    </style:style>
    <style:style style:name="T1788" style:parent-style-name="Domyślnaczcionkaakapitu" style:family="text">
      <style:text-properties fo:background-color="#80FFFF"/>
    </style:style>
    <style:style style:name="T1789" style:parent-style-name="Domyślnaczcionkaakapitu" style:family="text">
      <style:text-properties fo:background-color="#80FFFF"/>
    </style:style>
    <style:style style:name="T1790" style:parent-style-name="Domyślnaczcionkaakapitu" style:family="text">
      <style:text-properties fo:background-color="#80FFFF"/>
    </style:style>
    <style:style style:name="T1791" style:parent-style-name="Domyślnaczcionkaakapitu" style:family="text">
      <style:text-properties fo:background-color="#80FFFF"/>
    </style:style>
    <style:style style:name="T1792" style:parent-style-name="Domyślnaczcionkaakapitu" style:family="text">
      <style:text-properties fo:background-color="#80FFFF"/>
    </style:style>
    <style:style style:name="P1793" style:parent-style-name="Normalny" style:family="paragraph">
      <style:paragraph-properties fo:text-align="justify" fo:line-height="150%" fo:text-indent="0.2479in"/>
    </style:style>
    <style:style style:name="T1794" style:parent-style-name="Domyślnaczcionkaakapitu" style:family="text">
      <style:text-properties fo:background-color="#80FFFF"/>
    </style:style>
    <style:style style:name="T1795" style:parent-style-name="Domyślnaczcionkaakapitu" style:family="text">
      <style:text-properties fo:background-color="#80FFFF"/>
    </style:style>
    <style:style style:name="T1796" style:parent-style-name="Domyślnaczcionkaakapitu" style:family="text">
      <style:text-properties fo:background-color="#80FFFF"/>
    </style:style>
    <style:style style:name="T1797" style:parent-style-name="Domyślnaczcionkaakapitu" style:family="text">
      <style:text-properties fo:background-color="#80FFFF"/>
    </style:style>
    <style:style style:name="P1798" style:parent-style-name="Normalny" style:family="paragraph">
      <style:paragraph-properties fo:text-align="justify" fo:line-height="150%" fo:text-indent="0.2479in"/>
    </style:style>
    <style:style style:name="T1799" style:parent-style-name="Domyślnaczcionkaakapitu" style:family="text">
      <style:text-properties fo:background-color="#80FFFF"/>
    </style:style>
    <style:style style:name="T1800" style:parent-style-name="Domyślnaczcionkaakapitu" style:family="text">
      <style:text-properties fo:background-color="#80FFFF"/>
    </style:style>
    <style:style style:name="T1801" style:parent-style-name="Domyślnaczcionkaakapitu" style:family="text">
      <style:text-properties fo:background-color="#80FFFF"/>
    </style:style>
    <style:style style:name="P1802" style:parent-style-name="Normalny" style:family="paragraph">
      <style:paragraph-properties fo:text-align="justify" fo:line-height="150%" fo:text-indent="0.2479in"/>
    </style:style>
    <style:style style:name="T1803" style:parent-style-name="Domyślnaczcionkaakapitu" style:family="text">
      <style:text-properties fo:background-color="#80FFFF"/>
    </style:style>
    <style:style style:name="P1804" style:parent-style-name="Normalny" style:family="paragraph">
      <style:paragraph-properties fo:text-align="justify" fo:line-height="150%"/>
    </style:style>
    <style:style style:name="T1805" style:parent-style-name="Domyślnaczcionkaakapitu" style:family="text">
      <style:text-properties fo:background-color="#80FFFF" style:text-underline-type="single" style:text-underline-style="solid" style:text-underline-width="auto" style:text-underline-mode="continuous"/>
    </style:style>
    <style:style style:name="T1806" style:parent-style-name="Domyślnaczcionkaakapitu" style:family="text">
      <style:text-properties style:text-underline-type="single" style:text-underline-style="solid" style:text-underline-width="auto" style:text-underline-mode="continuous"/>
    </style:style>
    <style:style style:name="T1807" style:parent-style-name="Domyślnaczcionkaakapitu" style:family="text">
      <style:text-properties fo:background-color="#80FFFF" style:text-underline-type="single" style:text-underline-style="solid" style:text-underline-width="auto" style:text-underline-mode="continuous"/>
    </style:style>
    <style:style style:name="T1808" style:parent-style-name="Domyślnaczcionkaakapitu" style:family="text">
      <style:text-properties style:text-underline-type="single" style:text-underline-style="solid" style:text-underline-width="auto" style:text-underline-mode="continuous"/>
    </style:style>
    <style:style style:name="T1809" style:parent-style-name="Domyślnaczcionkaakapitu" style:family="text">
      <style:text-properties fo:background-color="#80FFFF" style:text-underline-type="single" style:text-underline-style="solid" style:text-underline-width="auto" style:text-underline-mode="continuous"/>
    </style:style>
    <style:style style:name="T1810" style:parent-style-name="Domyślnaczcionkaakapitu" style:family="text">
      <style:text-properties style:text-underline-type="single" style:text-underline-style="solid" style:text-underline-width="auto" style:text-underline-mode="continuous"/>
    </style:style>
    <style:style style:name="T1811" style:parent-style-name="Domyślnaczcionkaakapitu" style:family="text">
      <style:text-properties fo:background-color="#80FFFF" style:text-underline-type="single" style:text-underline-style="solid" style:text-underline-width="auto" style:text-underline-mode="continuous"/>
    </style:style>
    <style:style style:name="T1812" style:parent-style-name="Domyślnaczcionkaakapitu" style:family="text">
      <style:text-properties style:text-underline-type="single" style:text-underline-style="solid" style:text-underline-width="auto" style:text-underline-mode="continuous"/>
    </style:style>
    <style:style style:name="P1813" style:parent-style-name="Normalny" style:family="paragraph">
      <style:paragraph-properties fo:text-align="justify" fo:line-height="150%" fo:text-indent="0.2479in"/>
    </style:style>
    <style:style style:name="T1814" style:parent-style-name="Domyślnaczcionkaakapitu" style:family="text">
      <style:text-properties fo:background-color="#80FFFF"/>
    </style:style>
    <style:style style:name="T1815" style:parent-style-name="Domyślnaczcionkaakapitu" style:family="text">
      <style:text-properties fo:background-color="#80FFFF"/>
    </style:style>
    <style:style style:name="T1816" style:parent-style-name="Domyślnaczcionkaakapitu" style:family="text">
      <style:text-properties fo:background-color="#80FFFF"/>
    </style:style>
    <style:style style:name="T1817" style:parent-style-name="Domyślnaczcionkaakapitu" style:family="text">
      <style:text-properties fo:background-color="#80FFFF"/>
    </style:style>
    <style:style style:name="P1818" style:parent-style-name="Normalny" style:family="paragraph">
      <style:paragraph-properties fo:text-align="justify" fo:line-height="150%"/>
    </style:style>
    <style:style style:name="T1819" style:parent-style-name="Domyślnaczcionkaakapitu" style:family="text">
      <style:text-properties fo:background-color="#80FFFF" style:text-underline-type="single" style:text-underline-style="solid" style:text-underline-width="auto" style:text-underline-mode="continuous"/>
    </style:style>
    <style:style style:name="T1820" style:parent-style-name="Domyślnaczcionkaakapitu" style:family="text">
      <style:text-properties style:text-underline-type="single" style:text-underline-style="solid" style:text-underline-width="auto" style:text-underline-mode="continuous"/>
    </style:style>
    <style:style style:name="T1821" style:parent-style-name="Domyślnaczcionkaakapitu" style:family="text">
      <style:text-properties fo:background-color="#80FFFF" style:text-underline-type="single" style:text-underline-style="solid" style:text-underline-width="auto" style:text-underline-mode="continuous"/>
    </style:style>
    <style:style style:name="T1822" style:parent-style-name="Domyślnaczcionkaakapitu" style:family="text">
      <style:text-properties style:text-underline-type="single" style:text-underline-style="solid" style:text-underline-width="auto" style:text-underline-mode="continuous"/>
    </style:style>
    <style:style style:name="T1823" style:parent-style-name="Domyślnaczcionkaakapitu" style:family="text">
      <style:text-properties fo:background-color="#80FFFF" style:text-underline-type="single" style:text-underline-style="solid" style:text-underline-width="auto" style:text-underline-mode="continuous"/>
    </style:style>
    <style:style style:name="T1824" style:parent-style-name="Domyślnaczcionkaakapitu" style:family="text">
      <style:text-properties style:text-underline-type="single" style:text-underline-style="solid" style:text-underline-width="auto" style:text-underline-mode="continuous"/>
    </style:style>
    <style:style style:name="P1825" style:parent-style-name="Normalny" style:family="paragraph">
      <style:paragraph-properties fo:text-align="justify" fo:line-height="150%" fo:text-indent="0.2479in"/>
    </style:style>
    <style:style style:name="P1826" style:parent-style-name="Normalny" style:family="paragraph">
      <style:paragraph-properties fo:text-align="justify" fo:line-height="150%"/>
    </style:style>
    <style:style style:name="T1827" style:parent-style-name="Domyślnaczcionkaakapitu" style:family="text">
      <style:text-properties fo:background-color="#80FFFF" style:text-underline-type="single" style:text-underline-style="solid" style:text-underline-width="auto" style:text-underline-mode="continuous"/>
    </style:style>
    <style:style style:name="T1828" style:parent-style-name="Domyślnaczcionkaakapitu" style:family="text">
      <style:text-properties style:text-underline-type="single" style:text-underline-style="solid" style:text-underline-width="auto" style:text-underline-mode="continuous"/>
    </style:style>
    <style:style style:name="T1829" style:parent-style-name="Domyślnaczcionkaakapitu" style:family="text">
      <style:text-properties fo:background-color="#80FFFF" style:text-underline-type="single" style:text-underline-style="solid" style:text-underline-width="auto" style:text-underline-mode="continuous"/>
    </style:style>
    <style:style style:name="T1830" style:parent-style-name="Domyślnaczcionkaakapitu" style:family="text">
      <style:text-properties style:text-underline-type="single" style:text-underline-style="solid" style:text-underline-width="auto" style:text-underline-mode="continuous"/>
    </style:style>
    <style:style style:name="T1831" style:parent-style-name="Domyślnaczcionkaakapitu" style:family="text">
      <style:text-properties fo:background-color="#80FFFF" style:text-underline-type="single" style:text-underline-style="solid" style:text-underline-width="auto" style:text-underline-mode="continuous"/>
    </style:style>
    <style:style style:name="T1832" style:parent-style-name="Domyślnaczcionkaakapitu" style:family="text">
      <style:text-properties style:text-underline-type="single" style:text-underline-style="solid" style:text-underline-width="auto" style:text-underline-mode="continuous"/>
    </style:style>
    <style:style style:name="T1833" style:parent-style-name="Domyślnaczcionkaakapitu" style:family="text">
      <style:text-properties fo:background-color="#80FFFF" style:text-underline-type="single" style:text-underline-style="solid" style:text-underline-width="auto" style:text-underline-mode="continuous"/>
    </style:style>
    <style:style style:name="T1834" style:parent-style-name="Domyślnaczcionkaakapitu" style:family="text">
      <style:text-properties style:text-underline-type="single" style:text-underline-style="solid" style:text-underline-width="auto" style:text-underline-mode="continuous"/>
    </style:style>
    <style:style style:name="P1835" style:parent-style-name="Normalny" style:family="paragraph">
      <style:paragraph-properties fo:text-align="justify" fo:line-height="150%" fo:text-indent="0.2479in"/>
    </style:style>
    <style:style style:name="T1836" style:parent-style-name="Domyślnaczcionkaakapitu" style:family="text">
      <style:text-properties fo:background-color="#80FFFF"/>
    </style:style>
    <style:style style:name="P1837" style:parent-style-name="Normalny" style:family="paragraph">
      <style:paragraph-properties fo:text-align="justify" fo:line-height="150%"/>
    </style:style>
    <style:style style:name="T1838" style:parent-style-name="Domyślnaczcionkaakapitu" style:family="text">
      <style:text-properties style:text-underline-type="single" style:text-underline-style="solid" style:text-underline-width="auto" style:text-underline-mode="continuous"/>
    </style:style>
    <style:style style:name="T1839" style:parent-style-name="Domyślnaczcionkaakapitu" style:family="text">
      <style:text-properties fo:background-color="#80FFFF" style:text-underline-type="single" style:text-underline-style="solid" style:text-underline-width="auto" style:text-underline-mode="continuous"/>
    </style:style>
    <style:style style:name="T1840" style:parent-style-name="Domyślnaczcionkaakapitu" style:family="text">
      <style:text-properties style:text-underline-type="single" style:text-underline-style="solid" style:text-underline-width="auto" style:text-underline-mode="continuous"/>
    </style:style>
    <style:style style:name="T1841" style:parent-style-name="Domyślnaczcionkaakapitu" style:family="text">
      <style:text-properties fo:background-color="#80FFFF" style:text-underline-type="single" style:text-underline-style="solid" style:text-underline-width="auto" style:text-underline-mode="continuous"/>
    </style:style>
    <style:style style:name="T1842" style:parent-style-name="Domyślnaczcionkaakapitu" style:family="text">
      <style:text-properties style:text-underline-type="single" style:text-underline-style="solid" style:text-underline-width="auto" style:text-underline-mode="continuous"/>
    </style:style>
    <style:style style:name="T1843" style:parent-style-name="Domyślnaczcionkaakapitu" style:family="text">
      <style:text-properties fo:background-color="#80FFFF" style:text-underline-type="single" style:text-underline-style="solid" style:text-underline-width="auto" style:text-underline-mode="continuous"/>
    </style:style>
    <style:style style:name="T1844" style:parent-style-name="Domyślnaczcionkaakapitu" style:family="text">
      <style:text-properties style:text-underline-type="single" style:text-underline-style="solid" style:text-underline-width="auto" style:text-underline-mode="continuous"/>
    </style:style>
    <style:style style:name="T1845" style:parent-style-name="Domyślnaczcionkaakapitu" style:family="text">
      <style:text-properties fo:background-color="#80FFFF" style:text-underline-type="single" style:text-underline-style="solid" style:text-underline-width="auto" style:text-underline-mode="continuous"/>
    </style:style>
    <style:style style:name="T1846" style:parent-style-name="Domyślnaczcionkaakapitu" style:family="text">
      <style:text-properties style:text-underline-type="single" style:text-underline-style="solid" style:text-underline-width="auto" style:text-underline-mode="continuous"/>
    </style:style>
    <style:style style:name="P1847" style:parent-style-name="Normalny" style:family="paragraph">
      <style:paragraph-properties fo:text-align="justify" fo:line-height="150%" fo:text-indent="0.2479in"/>
    </style:style>
    <style:style style:name="T1848" style:parent-style-name="Domyślnaczcionkaakapitu" style:family="text">
      <style:text-properties fo:background-color="#80FFFF"/>
    </style:style>
    <style:style style:name="T1849" style:parent-style-name="Domyślnaczcionkaakapitu" style:family="text">
      <style:text-properties fo:background-color="#80FFFF"/>
    </style:style>
    <style:style style:name="T1850" style:parent-style-name="Domyślnaczcionkaakapitu" style:family="text">
      <style:text-properties fo:background-color="#80FFFF"/>
    </style:style>
    <style:style style:name="T1851" style:parent-style-name="Domyślnaczcionkaakapitu" style:family="text">
      <style:text-properties fo:background-color="#80FFFF"/>
    </style:style>
    <style:style style:name="T1852" style:parent-style-name="Domyślnaczcionkaakapitu" style:family="text">
      <style:text-properties fo:background-color="#80FFFF"/>
    </style:style>
    <style:style style:name="T1853" style:parent-style-name="Domyślnaczcionkaakapitu" style:family="text">
      <style:text-properties fo:background-color="#80FFFF"/>
    </style:style>
    <style:style style:name="P1854" style:parent-style-name="Normalny" style:family="paragraph">
      <style:paragraph-properties fo:text-align="justify" fo:line-height="150%" fo:text-indent="0.2479in"/>
    </style:style>
    <style:style style:name="T1855" style:parent-style-name="Domyślnaczcionkaakapitu" style:family="text">
      <style:text-properties fo:background-color="#80FFFF"/>
    </style:style>
    <style:style style:name="T1856" style:parent-style-name="Domyślnaczcionkaakapitu" style:family="text">
      <style:text-properties fo:background-color="#80FFFF"/>
    </style:style>
    <style:style style:name="T1857" style:parent-style-name="Domyślnaczcionkaakapitu" style:family="text">
      <style:text-properties fo:background-color="#80FFFF"/>
    </style:style>
    <style:style style:name="T1858" style:parent-style-name="Domyślnaczcionkaakapitu" style:family="text">
      <style:text-properties fo:background-color="#80FFFF"/>
    </style:style>
    <style:style style:name="T1859" style:parent-style-name="Domyślnaczcionkaakapitu" style:family="text">
      <style:text-properties fo:background-color="#80FFFF"/>
    </style:style>
    <style:style style:name="T1860" style:parent-style-name="Domyślnaczcionkaakapitu" style:family="text">
      <style:text-properties fo:background-color="#80FFFF"/>
    </style:style>
    <style:style style:name="P1861" style:parent-style-name="Normalny" style:family="paragraph">
      <style:paragraph-properties fo:text-align="justify" fo:line-height="150%" fo:text-indent="0.2479in"/>
    </style:style>
    <style:style style:name="T1862" style:parent-style-name="Domyślnaczcionkaakapitu" style:family="text">
      <style:text-properties fo:background-color="#80FFFF"/>
    </style:style>
    <style:style style:name="T1863" style:parent-style-name="Domyślnaczcionkaakapitu" style:family="text">
      <style:text-properties fo:background-color="#80FFFF"/>
    </style:style>
    <style:style style:name="T1864" style:parent-style-name="Domyślnaczcionkaakapitu" style:family="text">
      <style:text-properties fo:background-color="#80FFFF"/>
    </style:style>
    <style:style style:name="T1865" style:parent-style-name="Domyślnaczcionkaakapitu" style:family="text">
      <style:text-properties fo:background-color="#80FFFF"/>
    </style:style>
    <style:style style:name="T1866" style:parent-style-name="Domyślnaczcionkaakapitu" style:family="text">
      <style:text-properties fo:background-color="#80FFFF"/>
    </style:style>
    <style:style style:name="T1867" style:parent-style-name="Domyślnaczcionkaakapitu" style:family="text">
      <style:text-properties fo:background-color="#80FFFF"/>
    </style:style>
    <style:style style:name="T1868" style:parent-style-name="Domyślnaczcionkaakapitu" style:family="text">
      <style:text-properties fo:background-color="#80FFFF"/>
    </style:style>
    <style:style style:name="T1869" style:parent-style-name="Domyślnaczcionkaakapitu" style:family="text">
      <style:text-properties fo:background-color="#80FFFF"/>
    </style:style>
    <style:style style:name="T1870" style:parent-style-name="Domyślnaczcionkaakapitu" style:family="text">
      <style:text-properties fo:background-color="#80FFFF"/>
    </style:style>
    <style:style style:name="T1871" style:parent-style-name="Domyślnaczcionkaakapitu" style:family="text">
      <style:text-properties fo:background-color="#80FFFF"/>
    </style:style>
    <style:style style:name="P1872" style:parent-style-name="Normalny" style:family="paragraph">
      <style:paragraph-properties fo:text-align="justify" fo:line-height="150%" fo:text-indent="0.2479in"/>
    </style:style>
    <style:style style:name="T1873" style:parent-style-name="Domyślnaczcionkaakapitu" style:family="text">
      <style:text-properties fo:background-color="#80FFFF"/>
    </style:style>
    <style:style style:name="P1874" style:parent-style-name="Normalny" style:family="paragraph">
      <style:paragraph-properties fo:text-align="justify" fo:line-height="150%"/>
    </style:style>
    <style:style style:name="T1875" style:parent-style-name="Domyślnaczcionkaakapitu" style:family="text">
      <style:text-properties style:text-underline-type="single" style:text-underline-style="solid" style:text-underline-width="auto" style:text-underline-mode="continuous"/>
    </style:style>
    <style:style style:name="T1876" style:parent-style-name="Domyślnaczcionkaakapitu" style:family="text">
      <style:text-properties fo:background-color="#80FFFF" style:text-underline-type="single" style:text-underline-style="solid" style:text-underline-width="auto" style:text-underline-mode="continuous"/>
    </style:style>
    <style:style style:name="T1877" style:parent-style-name="Domyślnaczcionkaakapitu" style:family="text">
      <style:text-properties style:text-underline-type="single" style:text-underline-style="solid" style:text-underline-width="auto" style:text-underline-mode="continuous"/>
    </style:style>
    <style:style style:name="T1878" style:parent-style-name="Domyślnaczcionkaakapitu" style:family="text">
      <style:text-properties fo:background-color="#80FFFF" style:text-underline-type="single" style:text-underline-style="solid" style:text-underline-width="auto" style:text-underline-mode="continuous"/>
    </style:style>
    <style:style style:name="T1879" style:parent-style-name="Domyślnaczcionkaakapitu" style:family="text">
      <style:text-properties style:text-underline-type="single" style:text-underline-style="solid" style:text-underline-width="auto" style:text-underline-mode="continuous"/>
    </style:style>
    <style:style style:name="T1880" style:parent-style-name="Domyślnaczcionkaakapitu" style:family="text">
      <style:text-properties fo:background-color="#80FFFF" style:text-underline-type="single" style:text-underline-style="solid" style:text-underline-width="auto" style:text-underline-mode="continuous"/>
    </style:style>
    <style:style style:name="T1881" style:parent-style-name="Domyślnaczcionkaakapitu" style:family="text">
      <style:text-properties style:text-underline-type="single" style:text-underline-style="solid" style:text-underline-width="auto" style:text-underline-mode="continuous"/>
    </style:style>
    <style:style style:name="T1882" style:parent-style-name="Domyślnaczcionkaakapitu" style:family="text">
      <style:text-properties fo:background-color="#80FFFF" style:text-underline-type="single" style:text-underline-style="solid" style:text-underline-width="auto" style:text-underline-mode="continuous"/>
    </style:style>
    <style:style style:name="T1883" style:parent-style-name="Domyślnaczcionkaakapitu" style:family="text">
      <style:text-properties style:text-underline-type="single" style:text-underline-style="solid" style:text-underline-width="auto" style:text-underline-mode="continuous"/>
    </style:style>
    <style:style style:name="P1884" style:parent-style-name="Normalny" style:family="paragraph">
      <style:paragraph-properties fo:text-align="justify" fo:line-height="150%" fo:text-indent="0.2479in"/>
    </style:style>
    <style:style style:name="P1885" style:parent-style-name="Normalny" style:family="paragraph">
      <style:paragraph-properties fo:text-align="justify" fo:line-height="150%"/>
    </style:style>
    <style:style style:name="T1886" style:parent-style-name="Domyślnaczcionkaakapitu" style:family="text">
      <style:text-properties style:text-underline-type="single" style:text-underline-style="solid" style:text-underline-width="auto" style:text-underline-mode="continuous"/>
    </style:style>
    <style:style style:name="P1887" style:parent-style-name="Normalny" style:family="paragraph">
      <style:paragraph-properties fo:text-align="justify" fo:line-height="150%" fo:text-indent="0.2479in"/>
    </style:style>
    <style:style style:name="P1888" style:parent-style-name="Normalny" style:family="paragraph">
      <style:paragraph-properties fo:text-align="justify" fo:line-height="150%" fo:text-indent="0.2479in"/>
    </style:style>
    <style:style style:name="T1889" style:parent-style-name="Domyślnaczcionkaakapitu" style:family="text">
      <style:text-properties fo:background-color="#80FFFF"/>
    </style:style>
    <style:style style:name="T1890" style:parent-style-name="Domyślnaczcionkaakapitu" style:family="text">
      <style:text-properties fo:background-color="#80FFFF"/>
    </style:style>
    <style:style style:name="P1891" style:parent-style-name="Normalny" style:family="paragraph">
      <style:paragraph-properties fo:text-align="justify" fo:line-height="150%" fo:text-indent="0.2479in"/>
    </style:style>
    <style:style style:name="T1892" style:parent-style-name="Domyślnaczcionkaakapitu" style:family="text">
      <style:text-properties fo:background-color="#80FFFF"/>
    </style:style>
    <style:style style:name="T1893" style:parent-style-name="Domyślnaczcionkaakapitu" style:family="text">
      <style:text-properties fo:background-color="#80FFFF"/>
    </style:style>
    <style:style style:name="T1894" style:parent-style-name="Domyślnaczcionkaakapitu" style:family="text">
      <style:text-properties fo:background-color="#80FFFF"/>
    </style:style>
    <style:style style:name="T1895" style:parent-style-name="Domyślnaczcionkaakapitu" style:family="text">
      <style:text-properties fo:background-color="#80FFFF"/>
    </style:style>
    <style:style style:name="T1896" style:parent-style-name="Domyślnaczcionkaakapitu" style:family="text">
      <style:text-properties fo:background-color="#80FFFF"/>
    </style:style>
    <style:style style:name="T1897" style:parent-style-name="Domyślnaczcionkaakapitu" style:family="text">
      <style:text-properties fo:background-color="#80FFFF"/>
    </style:style>
    <style:style style:name="P1898" style:parent-style-name="Normalny" style:family="paragraph">
      <style:paragraph-properties fo:text-align="justify" fo:line-height="150%" fo:text-indent="0.2479in"/>
    </style:style>
    <style:style style:name="T1899" style:parent-style-name="Domyślnaczcionkaakapitu" style:family="text">
      <style:text-properties fo:background-color="#80FFFF"/>
    </style:style>
    <style:style style:name="T1900" style:parent-style-name="Domyślnaczcionkaakapitu" style:family="text">
      <style:text-properties fo:background-color="#80FFFF"/>
    </style:style>
    <style:style style:name="T1901" style:parent-style-name="Domyślnaczcionkaakapitu" style:family="text">
      <style:text-properties fo:background-color="#80FFFF"/>
    </style:style>
    <style:style style:name="T1902" style:parent-style-name="Domyślnaczcionkaakapitu" style:family="text">
      <style:text-properties fo:background-color="#80FFFF"/>
    </style:style>
    <style:style style:name="T1903" style:parent-style-name="Domyślnaczcionkaakapitu" style:family="text">
      <style:text-properties fo:background-color="#80FFFF"/>
    </style:style>
    <style:style style:name="T1904" style:parent-style-name="Domyślnaczcionkaakapitu" style:family="text">
      <style:text-properties fo:background-color="#80FFFF"/>
    </style:style>
    <style:style style:name="T1905" style:parent-style-name="Domyślnaczcionkaakapitu" style:family="text">
      <style:text-properties fo:background-color="#80FFFF"/>
    </style:style>
    <style:style style:name="T1906" style:parent-style-name="Domyślnaczcionkaakapitu" style:family="text">
      <style:text-properties fo:background-color="#80FFFF"/>
    </style:style>
    <style:style style:name="T1907" style:parent-style-name="Domyślnaczcionkaakapitu" style:family="text">
      <style:text-properties fo:background-color="#80FFFF"/>
    </style:style>
    <style:style style:name="P1908" style:parent-style-name="Normalny" style:family="paragraph">
      <style:paragraph-properties fo:text-align="justify" fo:line-height="150%" fo:text-indent="0.2479in"/>
    </style:style>
    <style:style style:name="T1909" style:parent-style-name="Domyślnaczcionkaakapitu" style:family="text">
      <style:text-properties fo:background-color="#80FFFF"/>
    </style:style>
    <style:style style:name="T1910" style:parent-style-name="Domyślnaczcionkaakapitu" style:family="text">
      <style:text-properties fo:background-color="#80FFFF"/>
    </style:style>
    <style:style style:name="T1911" style:parent-style-name="Domyślnaczcionkaakapitu" style:family="text">
      <style:text-properties fo:background-color="#80FFFF"/>
    </style:style>
    <style:style style:name="P1912" style:parent-style-name="Normalny" style:family="paragraph">
      <style:paragraph-properties fo:text-align="justify" fo:line-height="150%"/>
    </style:style>
    <style:style style:name="T1913" style:parent-style-name="Domyślnaczcionkaakapitu" style:family="text">
      <style:text-properties style:text-underline-type="single" style:text-underline-style="solid" style:text-underline-width="auto" style:text-underline-mode="continuous"/>
    </style:style>
    <style:style style:name="T1914" style:parent-style-name="Domyślnaczcionkaakapitu" style:family="text">
      <style:text-properties fo:background-color="#80FFFF" style:text-underline-type="single" style:text-underline-style="solid" style:text-underline-width="auto" style:text-underline-mode="continuous"/>
    </style:style>
    <style:style style:name="T1915" style:parent-style-name="Domyślnaczcionkaakapitu" style:family="text">
      <style:text-properties style:text-underline-type="single" style:text-underline-style="solid" style:text-underline-width="auto" style:text-underline-mode="continuous"/>
    </style:style>
    <style:style style:name="T1916" style:parent-style-name="Domyślnaczcionkaakapitu" style:family="text">
      <style:text-properties fo:background-color="#80FFFF" style:text-underline-type="single" style:text-underline-style="solid" style:text-underline-width="auto" style:text-underline-mode="continuous"/>
    </style:style>
    <style:style style:name="T1917" style:parent-style-name="Domyślnaczcionkaakapitu" style:family="text">
      <style:text-properties style:text-underline-type="single" style:text-underline-style="solid" style:text-underline-width="auto" style:text-underline-mode="continuous"/>
    </style:style>
    <style:style style:name="T1918" style:parent-style-name="Domyślnaczcionkaakapitu" style:family="text">
      <style:text-properties fo:background-color="#80FFFF" style:text-underline-type="single" style:text-underline-style="solid" style:text-underline-width="auto" style:text-underline-mode="continuous"/>
    </style:style>
    <style:style style:name="T1919" style:parent-style-name="Domyślnaczcionkaakapitu" style:family="text">
      <style:text-properties style:text-underline-type="single" style:text-underline-style="solid" style:text-underline-width="auto" style:text-underline-mode="continuous"/>
    </style:style>
    <style:style style:name="T1920" style:parent-style-name="Domyślnaczcionkaakapitu" style:family="text">
      <style:text-properties fo:background-color="#80FFFF" style:text-underline-type="single" style:text-underline-style="solid" style:text-underline-width="auto" style:text-underline-mode="continuous"/>
    </style:style>
    <style:style style:name="T1921" style:parent-style-name="Domyślnaczcionkaakapitu" style:family="text">
      <style:text-properties style:text-underline-type="single" style:text-underline-style="solid" style:text-underline-width="auto" style:text-underline-mode="continuous"/>
    </style:style>
    <style:style style:name="P1922" style:parent-style-name="Normalny" style:family="paragraph">
      <style:paragraph-properties fo:text-align="justify" fo:line-height="150%" fo:text-indent="0.2479in"/>
    </style:style>
    <style:style style:name="P1923" style:parent-style-name="Normalny" style:family="paragraph">
      <style:paragraph-properties fo:text-align="justify" fo:line-height="150%"/>
    </style:style>
    <style:style style:name="T1924" style:parent-style-name="Domyślnaczcionkaakapitu" style:family="text">
      <style:text-properties fo:background-color="#80FFFF" style:text-underline-type="single" style:text-underline-style="solid" style:text-underline-width="auto" style:text-underline-mode="continuous"/>
    </style:style>
    <style:style style:name="T1925" style:parent-style-name="Domyślnaczcionkaakapitu" style:family="text">
      <style:text-properties style:text-underline-type="single" style:text-underline-style="solid" style:text-underline-width="auto" style:text-underline-mode="continuous"/>
    </style:style>
    <style:style style:name="T1926" style:parent-style-name="Domyślnaczcionkaakapitu" style:family="text">
      <style:text-properties fo:background-color="#80FFFF" style:text-underline-type="single" style:text-underline-style="solid" style:text-underline-width="auto" style:text-underline-mode="continuous"/>
    </style:style>
    <style:style style:name="T1927" style:parent-style-name="Domyślnaczcionkaakapitu" style:family="text">
      <style:text-properties style:text-underline-type="single" style:text-underline-style="solid" style:text-underline-width="auto" style:text-underline-mode="continuous"/>
    </style:style>
    <style:style style:name="T1928" style:parent-style-name="Domyślnaczcionkaakapitu" style:family="text">
      <style:text-properties fo:background-color="#80FFFF" style:text-underline-type="single" style:text-underline-style="solid" style:text-underline-width="auto" style:text-underline-mode="continuous"/>
    </style:style>
    <style:style style:name="T1929" style:parent-style-name="Domyślnaczcionkaakapitu" style:family="text">
      <style:text-properties style:text-underline-type="single" style:text-underline-style="solid" style:text-underline-width="auto" style:text-underline-mode="continuous"/>
    </style:style>
    <style:style style:name="P1930" style:parent-style-name="Normalny" style:family="paragraph">
      <style:paragraph-properties fo:text-align="justify" fo:line-height="150%" fo:text-indent="0.2479in"/>
    </style:style>
    <style:style style:name="T1931" style:parent-style-name="Domyślnaczcionkaakapitu" style:family="text">
      <style:text-properties fo:background-color="#80FFFF"/>
    </style:style>
    <style:style style:name="T1932" style:parent-style-name="Domyślnaczcionkaakapitu" style:family="text">
      <style:text-properties fo:background-color="#80FFFF"/>
    </style:style>
    <style:style style:name="T1933" style:parent-style-name="Domyślnaczcionkaakapitu" style:family="text">
      <style:text-properties fo:background-color="#80FFFF"/>
    </style:style>
    <style:style style:name="T1934" style:parent-style-name="Domyślnaczcionkaakapitu" style:family="text">
      <style:text-properties fo:background-color="#80FFFF"/>
    </style:style>
    <style:style style:name="T1935" style:parent-style-name="Domyślnaczcionkaakapitu" style:family="text">
      <style:text-properties fo:background-color="#80FFFF"/>
    </style:style>
    <style:style style:name="T1936" style:parent-style-name="Domyślnaczcionkaakapitu" style:family="text">
      <style:text-properties fo:background-color="#80FFFF"/>
    </style:style>
    <style:style style:name="P1937" style:parent-style-name="Normalny" style:family="paragraph">
      <style:paragraph-properties fo:text-align="justify" fo:line-height="150%" fo:text-indent="0.2479in"/>
    </style:style>
    <style:style style:name="T1938" style:parent-style-name="Domyślnaczcionkaakapitu" style:family="text">
      <style:text-properties fo:background-color="#80FFFF"/>
    </style:style>
    <style:style style:name="T1939" style:parent-style-name="Domyślnaczcionkaakapitu" style:family="text">
      <style:text-properties fo:background-color="#80FFFF"/>
    </style:style>
    <style:style style:name="T1940" style:parent-style-name="Domyślnaczcionkaakapitu" style:family="text">
      <style:text-properties fo:background-color="#80FFFF"/>
    </style:style>
    <style:style style:name="P1941" style:parent-style-name="Normalny" style:family="paragraph">
      <style:paragraph-properties fo:text-align="justify" fo:line-height="150%" fo:text-indent="0.2479in"/>
    </style:style>
    <style:style style:name="T1942" style:parent-style-name="Domyślnaczcionkaakapitu" style:family="text">
      <style:text-properties fo:background-color="#80FFFF"/>
    </style:style>
    <style:style style:name="T1943" style:parent-style-name="Domyślnaczcionkaakapitu" style:family="text">
      <style:text-properties fo:background-color="#80FFFF"/>
    </style:style>
    <style:style style:name="T1944" style:parent-style-name="Domyślnaczcionkaakapitu" style:family="text">
      <style:text-properties fo:background-color="#80FFFF"/>
    </style:style>
    <style:style style:name="T1945" style:parent-style-name="Domyślnaczcionkaakapitu" style:family="text">
      <style:text-properties fo:background-color="#80FFFF"/>
    </style:style>
    <style:style style:name="T1946" style:parent-style-name="Domyślnaczcionkaakapitu" style:family="text">
      <style:text-properties fo:background-color="#80FFFF"/>
    </style:style>
    <style:style style:name="T1947" style:parent-style-name="Domyślnaczcionkaakapitu" style:family="text">
      <style:text-properties fo:background-color="#80FFFF"/>
    </style:style>
    <style:style style:name="T1948" style:parent-style-name="Domyślnaczcionkaakapitu" style:family="text">
      <style:text-properties fo:background-color="#80FFFF"/>
    </style:style>
    <style:style style:name="T1949" style:parent-style-name="Domyślnaczcionkaakapitu" style:family="text">
      <style:text-properties fo:background-color="#80FFFF"/>
    </style:style>
    <style:style style:name="T1950" style:parent-style-name="Domyślnaczcionkaakapitu" style:family="text">
      <style:text-properties fo:background-color="#80FFFF"/>
    </style:style>
    <style:style style:name="T1951" style:parent-style-name="Domyślnaczcionkaakapitu" style:family="text">
      <style:text-properties fo:background-color="#80FFFF"/>
    </style:style>
    <style:style style:name="T1952" style:parent-style-name="Domyślnaczcionkaakapitu" style:family="text">
      <style:text-properties fo:background-color="#80FFFF"/>
    </style:style>
    <style:style style:name="T1953" style:parent-style-name="Domyślnaczcionkaakapitu" style:family="text">
      <style:text-properties fo:background-color="#80FFFF"/>
    </style:style>
    <style:style style:name="T1954" style:parent-style-name="Domyślnaczcionkaakapitu" style:family="text">
      <style:text-properties fo:background-color="#80FFFF"/>
    </style:style>
    <style:style style:name="P1955" style:parent-style-name="Normalny" style:family="paragraph">
      <style:paragraph-properties fo:text-align="justify" fo:line-height="150%" fo:text-indent="0.2479in"/>
    </style:style>
    <style:style style:name="T1956" style:parent-style-name="Domyślnaczcionkaakapitu" style:family="text">
      <style:text-properties fo:background-color="#80FFFF"/>
    </style:style>
    <style:style style:name="T1957" style:parent-style-name="Domyślnaczcionkaakapitu" style:family="text">
      <style:text-properties fo:background-color="#80FFFF"/>
    </style:style>
    <style:style style:name="T1958" style:parent-style-name="Domyślnaczcionkaakapitu" style:family="text">
      <style:text-properties fo:background-color="#80FFFF"/>
    </style:style>
    <style:style style:name="T1959" style:parent-style-name="Domyślnaczcionkaakapitu" style:family="text">
      <style:text-properties fo:background-color="#80FFFF"/>
    </style:style>
    <style:style style:name="P1960" style:parent-style-name="Normalny" style:family="paragraph">
      <style:paragraph-properties fo:text-align="justify" fo:line-height="150%" fo:text-indent="0.2479in"/>
    </style:style>
    <style:style style:name="T1961" style:parent-style-name="Domyślnaczcionkaakapitu" style:family="text">
      <style:text-properties fo:background-color="#80FFFF"/>
    </style:style>
    <style:style style:name="T1962" style:parent-style-name="Domyślnaczcionkaakapitu" style:family="text">
      <style:text-properties fo:background-color="#80FFFF"/>
    </style:style>
    <style:style style:name="T1963" style:parent-style-name="Domyślnaczcionkaakapitu" style:family="text">
      <style:text-properties fo:background-color="#80FFFF"/>
    </style:style>
    <style:style style:name="T1964" style:parent-style-name="Domyślnaczcionkaakapitu" style:family="text">
      <style:text-properties fo:background-color="#80FFFF"/>
    </style:style>
    <style:style style:name="T1965" style:parent-style-name="Domyślnaczcionkaakapitu" style:family="text">
      <style:text-properties fo:background-color="#80FFFF"/>
    </style:style>
    <style:style style:name="T1966" style:parent-style-name="Domyślnaczcionkaakapitu" style:family="text">
      <style:text-properties fo:background-color="#80FFFF"/>
    </style:style>
    <style:style style:name="T1967" style:parent-style-name="Domyślnaczcionkaakapitu" style:family="text">
      <style:text-properties fo:background-color="#80FFFF"/>
    </style:style>
    <style:style style:name="T1968" style:parent-style-name="Domyślnaczcionkaakapitu" style:family="text">
      <style:text-properties fo:background-color="#80FFFF"/>
    </style:style>
    <style:style style:name="P1969" style:parent-style-name="Normalny" style:family="paragraph">
      <style:paragraph-properties fo:text-align="justify" fo:line-height="150%" fo:text-indent="0.2479in"/>
    </style:style>
    <style:style style:name="P1970" style:parent-style-name="Normalny" style:family="paragraph">
      <style:paragraph-properties fo:text-align="justify" fo:line-height="150%" fo:text-indent="0.2479in"/>
    </style:style>
    <style:style style:name="T1971" style:parent-style-name="Domyślnaczcionkaakapitu" style:family="text">
      <style:text-properties fo:background-color="#80FFFF"/>
    </style:style>
    <style:style style:name="T1972" style:parent-style-name="Domyślnaczcionkaakapitu" style:family="text">
      <style:text-properties fo:background-color="#80FFFF"/>
    </style:style>
    <style:style style:name="P1973" style:parent-style-name="Normalny" style:family="paragraph">
      <style:paragraph-properties fo:text-align="justify" fo:line-height="150%" fo:text-indent="0.2479in"/>
    </style:style>
    <style:style style:name="T1974" style:parent-style-name="Domyślnaczcionkaakapitu" style:family="text">
      <style:text-properties fo:background-color="#80FFFF"/>
    </style:style>
    <style:style style:name="T1975" style:parent-style-name="Domyślnaczcionkaakapitu" style:family="text">
      <style:text-properties fo:background-color="#80FFFF"/>
    </style:style>
    <style:style style:name="T1976" style:parent-style-name="Domyślnaczcionkaakapitu" style:family="text">
      <style:text-properties fo:background-color="#80FFFF"/>
    </style:style>
    <style:style style:name="T1977" style:parent-style-name="Domyślnaczcionkaakapitu" style:family="text">
      <style:text-properties fo:background-color="#80FFFF"/>
    </style:style>
    <style:style style:name="T1978" style:parent-style-name="Domyślnaczcionkaakapitu" style:family="text">
      <style:text-properties fo:background-color="#80FFFF"/>
    </style:style>
    <style:style style:name="T1979" style:parent-style-name="Domyślnaczcionkaakapitu" style:family="text">
      <style:text-properties fo:background-color="#80FFFF"/>
    </style:style>
    <style:style style:name="P1980" style:parent-style-name="Normalny" style:family="paragraph">
      <style:paragraph-properties fo:text-align="justify" fo:line-height="150%" fo:text-indent="0.2479in"/>
    </style:style>
    <style:style style:name="T1981" style:parent-style-name="Domyślnaczcionkaakapitu" style:family="text">
      <style:text-properties fo:background-color="#80FFFF"/>
    </style:style>
    <style:style style:name="P1982" style:parent-style-name="Normalny" style:family="paragraph">
      <style:paragraph-properties fo:text-align="justify" fo:line-height="150%" fo:text-indent="0.2479in"/>
    </style:style>
    <style:style style:name="T1983" style:parent-style-name="Domyślnaczcionkaakapitu" style:family="text">
      <style:text-properties fo:background-color="#80FFFF"/>
    </style:style>
    <style:style style:name="T1984" style:parent-style-name="Domyślnaczcionkaakapitu" style:family="text">
      <style:text-properties fo:background-color="#80FFFF"/>
    </style:style>
    <style:style style:name="T1985" style:parent-style-name="Domyślnaczcionkaakapitu" style:family="text">
      <style:text-properties fo:background-color="#80FFFF"/>
    </style:style>
    <style:style style:name="T1986" style:parent-style-name="Domyślnaczcionkaakapitu" style:family="text">
      <style:text-properties fo:background-color="#80FFFF"/>
    </style:style>
    <style:style style:name="T1987" style:parent-style-name="Domyślnaczcionkaakapitu" style:family="text">
      <style:text-properties fo:background-color="#80FFFF"/>
    </style:style>
    <style:style style:name="T1988" style:parent-style-name="Domyślnaczcionkaakapitu" style:family="text">
      <style:text-properties fo:background-color="#80FFFF"/>
    </style:style>
    <style:style style:name="P1989" style:parent-style-name="Normalny" style:family="paragraph">
      <style:paragraph-properties fo:text-align="justify" fo:line-height="150%" fo:text-indent="0.2479in"/>
    </style:style>
    <style:style style:name="P1990" style:parent-style-name="Normalny" style:family="paragraph">
      <style:paragraph-properties fo:text-align="justify" fo:line-height="150%"/>
    </style:style>
    <style:style style:name="T1991" style:parent-style-name="Domyślnaczcionkaakapitu" style:family="text">
      <style:text-properties style:text-underline-type="single" style:text-underline-style="solid" style:text-underline-width="auto" style:text-underline-mode="continuous"/>
    </style:style>
    <style:style style:name="T1992" style:parent-style-name="Domyślnaczcionkaakapitu" style:family="text">
      <style:text-properties fo:background-color="#80FFFF" style:text-underline-type="single" style:text-underline-style="solid" style:text-underline-width="auto" style:text-underline-mode="continuous"/>
    </style:style>
    <style:style style:name="T1993" style:parent-style-name="Domyślnaczcionkaakapitu" style:family="text">
      <style:text-properties style:text-underline-type="single" style:text-underline-style="solid" style:text-underline-width="auto" style:text-underline-mode="continuous"/>
    </style:style>
    <style:style style:name="T1994" style:parent-style-name="Domyślnaczcionkaakapitu" style:family="text">
      <style:text-properties fo:background-color="#80FFFF" style:text-underline-type="single" style:text-underline-style="solid" style:text-underline-width="auto" style:text-underline-mode="continuous"/>
    </style:style>
    <style:style style:name="T1995" style:parent-style-name="Domyślnaczcionkaakapitu" style:family="text">
      <style:text-properties style:text-underline-type="single" style:text-underline-style="solid" style:text-underline-width="auto" style:text-underline-mode="continuous"/>
    </style:style>
    <style:style style:name="T1996" style:parent-style-name="Domyślnaczcionkaakapitu" style:family="text">
      <style:text-properties fo:background-color="#80FFFF" style:text-underline-type="single" style:text-underline-style="solid" style:text-underline-width="auto" style:text-underline-mode="continuous"/>
    </style:style>
    <style:style style:name="T1997" style:parent-style-name="Domyślnaczcionkaakapitu" style:family="text">
      <style:text-properties style:text-underline-type="single" style:text-underline-style="solid" style:text-underline-width="auto" style:text-underline-mode="continuous"/>
    </style:style>
    <style:style style:name="T1998" style:parent-style-name="Domyślnaczcionkaakapitu" style:family="text">
      <style:text-properties fo:background-color="#80FFFF" style:text-underline-type="single" style:text-underline-style="solid" style:text-underline-width="auto" style:text-underline-mode="continuous"/>
    </style:style>
    <style:style style:name="T1999" style:parent-style-name="Domyślnaczcionkaakapitu" style:family="text">
      <style:text-properties style:text-underline-type="single" style:text-underline-style="solid" style:text-underline-width="auto" style:text-underline-mode="continuous"/>
    </style:style>
    <style:style style:name="P2000" style:parent-style-name="Normalny" style:family="paragraph">
      <style:paragraph-properties fo:text-align="justify" fo:line-height="150%" fo:text-indent="0.2479in"/>
    </style:style>
    <style:style style:name="P2001" style:parent-style-name="Normalny" style:family="paragraph">
      <style:paragraph-properties fo:text-align="justify" fo:line-height="150%" fo:text-indent="0.2479in"/>
    </style:style>
    <style:style style:name="T2002" style:parent-style-name="Domyślnaczcionkaakapitu" style:family="text">
      <style:text-properties fo:background-color="#80FFFF"/>
    </style:style>
    <style:style style:name="T2003" style:parent-style-name="Domyślnaczcionkaakapitu" style:family="text">
      <style:text-properties fo:background-color="#80FFFF"/>
    </style:style>
    <style:style style:name="T2004" style:parent-style-name="Domyślnaczcionkaakapitu" style:family="text">
      <style:text-properties fo:background-color="#80FFFF"/>
    </style:style>
    <style:style style:name="T2005" style:parent-style-name="Domyślnaczcionkaakapitu" style:family="text">
      <style:text-properties fo:background-color="#80FFFF"/>
    </style:style>
    <style:style style:name="T2006" style:parent-style-name="Domyślnaczcionkaakapitu" style:family="text">
      <style:text-properties fo:background-color="#80FFFF"/>
    </style:style>
    <style:style style:name="P2007" style:parent-style-name="Normalny" style:family="paragraph">
      <style:paragraph-properties fo:text-align="justify" fo:line-height="150%" fo:text-indent="0.2479in"/>
    </style:style>
    <style:style style:name="T2008" style:parent-style-name="Domyślnaczcionkaakapitu" style:family="text">
      <style:text-properties fo:background-color="#80FFFF"/>
    </style:style>
    <style:style style:name="T2009" style:parent-style-name="Domyślnaczcionkaakapitu" style:family="text">
      <style:text-properties fo:background-color="#80FFFF"/>
    </style:style>
    <style:style style:name="T2010" style:parent-style-name="Domyślnaczcionkaakapitu" style:family="text">
      <style:text-properties fo:background-color="#80FFFF"/>
    </style:style>
    <style:style style:name="T2011" style:parent-style-name="Domyślnaczcionkaakapitu" style:family="text">
      <style:text-properties fo:background-color="#80FFFF"/>
    </style:style>
    <style:style style:name="T2012" style:parent-style-name="Domyślnaczcionkaakapitu" style:family="text">
      <style:text-properties fo:background-color="#80FFFF"/>
    </style:style>
    <style:style style:name="T2013" style:parent-style-name="Domyślnaczcionkaakapitu" style:family="text">
      <style:text-properties fo:background-color="#80FFFF"/>
    </style:style>
    <style:style style:name="T2014" style:parent-style-name="Domyślnaczcionkaakapitu" style:family="text">
      <style:text-properties fo:background-color="#80FFFF"/>
    </style:style>
    <style:style style:name="T2015" style:parent-style-name="Domyślnaczcionkaakapitu" style:family="text">
      <style:text-properties fo:background-color="#80FFFF"/>
    </style:style>
    <style:style style:name="T2016" style:parent-style-name="Domyślnaczcionkaakapitu" style:family="text">
      <style:text-properties fo:background-color="#80FFFF"/>
    </style:style>
    <style:style style:name="T2017" style:parent-style-name="Domyślnaczcionkaakapitu" style:family="text">
      <style:text-properties fo:background-color="#80FFFF"/>
    </style:style>
    <style:style style:name="T2018" style:parent-style-name="Domyślnaczcionkaakapitu" style:family="text">
      <style:text-properties fo:background-color="#80FFFF"/>
    </style:style>
    <style:style style:name="T2019" style:parent-style-name="Domyślnaczcionkaakapitu" style:family="text">
      <style:text-properties fo:background-color="#80FFFF"/>
    </style:style>
    <style:style style:name="T2020" style:parent-style-name="Domyślnaczcionkaakapitu" style:family="text">
      <style:text-properties fo:background-color="#80FFFF"/>
    </style:style>
    <style:style style:name="T2021" style:parent-style-name="Domyślnaczcionkaakapitu" style:family="text">
      <style:text-properties fo:background-color="#80FFFF"/>
    </style:style>
    <style:style style:name="T2022" style:parent-style-name="Domyślnaczcionkaakapitu" style:family="text">
      <style:text-properties fo:background-color="#80FFFF"/>
    </style:style>
    <style:style style:name="T2023" style:parent-style-name="Domyślnaczcionkaakapitu" style:family="text">
      <style:text-properties fo:background-color="#80FFFF"/>
    </style:style>
    <style:style style:name="T2024" style:parent-style-name="Domyślnaczcionkaakapitu" style:family="text">
      <style:text-properties fo:background-color="#80FFFF"/>
    </style:style>
    <style:style style:name="T2025" style:parent-style-name="Domyślnaczcionkaakapitu" style:family="text">
      <style:text-properties fo:background-color="#80FFFF"/>
    </style:style>
    <style:style style:name="T2026" style:parent-style-name="Domyślnaczcionkaakapitu" style:family="text">
      <style:text-properties fo:background-color="#80FFFF"/>
    </style:style>
    <style:style style:name="T2027" style:parent-style-name="Domyślnaczcionkaakapitu" style:family="text">
      <style:text-properties fo:background-color="#80FFFF"/>
    </style:style>
    <style:style style:name="T2028" style:parent-style-name="Domyślnaczcionkaakapitu" style:family="text">
      <style:text-properties fo:background-color="#80FFFF"/>
    </style:style>
    <style:style style:name="T2029" style:parent-style-name="Domyślnaczcionkaakapitu" style:family="text">
      <style:text-properties fo:background-color="#80FFFF"/>
    </style:style>
    <style:style style:name="T2030" style:parent-style-name="Domyślnaczcionkaakapitu" style:family="text">
      <style:text-properties fo:background-color="#80FFFF"/>
    </style:style>
    <style:style style:name="P2031" style:parent-style-name="Normalny" style:family="paragraph">
      <style:paragraph-properties fo:text-align="justify" fo:line-height="150%" fo:text-indent="0.2479in"/>
    </style:style>
    <style:style style:name="T2032" style:parent-style-name="Domyślnaczcionkaakapitu" style:family="text">
      <style:text-properties fo:background-color="#80FFFF"/>
    </style:style>
    <style:style style:name="T2033" style:parent-style-name="Domyślnaczcionkaakapitu" style:family="text">
      <style:text-properties fo:background-color="#80FFFF"/>
    </style:style>
    <style:style style:name="P2034" style:parent-style-name="Normalny" style:family="paragraph">
      <style:paragraph-properties fo:text-align="justify" fo:line-height="150%" fo:text-indent="0.2479in"/>
    </style:style>
    <style:style style:name="T2035" style:parent-style-name="Domyślnaczcionkaakapitu" style:family="text">
      <style:text-properties fo:background-color="#80FFFF"/>
    </style:style>
    <style:style style:name="T2036" style:parent-style-name="Domyślnaczcionkaakapitu" style:family="text">
      <style:text-properties fo:background-color="#80FFFF"/>
    </style:style>
    <style:style style:name="T2037" style:parent-style-name="Domyślnaczcionkaakapitu" style:family="text">
      <style:text-properties fo:background-color="#80FFFF"/>
    </style:style>
    <style:style style:name="T2038" style:parent-style-name="Domyślnaczcionkaakapitu" style:family="text">
      <style:text-properties fo:background-color="#80FFFF"/>
    </style:style>
    <style:style style:name="T2039" style:parent-style-name="Domyślnaczcionkaakapitu" style:family="text">
      <style:text-properties fo:background-color="#80FFFF"/>
    </style:style>
    <style:style style:name="T2040" style:parent-style-name="Domyślnaczcionkaakapitu" style:family="text">
      <style:text-properties fo:background-color="#80FFFF"/>
    </style:style>
    <style:style style:name="T2041" style:parent-style-name="Domyślnaczcionkaakapitu" style:family="text">
      <style:text-properties fo:background-color="#80FFFF"/>
    </style:style>
    <style:style style:name="T2042" style:parent-style-name="Domyślnaczcionkaakapitu" style:family="text">
      <style:text-properties fo:background-color="#80FFFF"/>
    </style:style>
    <style:style style:name="T2043" style:parent-style-name="Domyślnaczcionkaakapitu" style:family="text">
      <style:text-properties fo:background-color="#80FFFF"/>
    </style:style>
    <style:style style:name="P2044" style:parent-style-name="Normalny" style:family="paragraph">
      <style:paragraph-properties fo:text-align="justify" fo:line-height="150%" fo:text-indent="0.2479in"/>
    </style:style>
    <style:style style:name="P2045" style:parent-style-name="Normalny" style:family="paragraph">
      <style:paragraph-properties fo:text-align="justify" fo:line-height="150%"/>
    </style:style>
    <style:style style:name="T2046" style:parent-style-name="Domyślnaczcionkaakapitu" style:family="text">
      <style:text-properties fo:background-color="#80FFFF" style:text-underline-type="single" style:text-underline-style="solid" style:text-underline-width="auto" style:text-underline-mode="continuous"/>
    </style:style>
    <style:style style:name="T2047" style:parent-style-name="Domyślnaczcionkaakapitu" style:family="text">
      <style:text-properties style:text-underline-type="single" style:text-underline-style="solid" style:text-underline-width="auto" style:text-underline-mode="continuous"/>
    </style:style>
    <style:style style:name="T2048" style:parent-style-name="Domyślnaczcionkaakapitu" style:family="text">
      <style:text-properties fo:background-color="#80FFFF" style:text-underline-type="single" style:text-underline-style="solid" style:text-underline-width="auto" style:text-underline-mode="continuous"/>
    </style:style>
    <style:style style:name="T2049" style:parent-style-name="Domyślnaczcionkaakapitu" style:family="text">
      <style:text-properties style:text-underline-type="single" style:text-underline-style="solid" style:text-underline-width="auto" style:text-underline-mode="continuous"/>
    </style:style>
    <style:style style:name="T2050" style:parent-style-name="Domyślnaczcionkaakapitu" style:family="text">
      <style:text-properties fo:background-color="#80FFFF" style:text-underline-type="single" style:text-underline-style="solid" style:text-underline-width="auto" style:text-underline-mode="continuous"/>
    </style:style>
    <style:style style:name="T2051" style:parent-style-name="Domyślnaczcionkaakapitu" style:family="text">
      <style:text-properties style:text-underline-type="single" style:text-underline-style="solid" style:text-underline-width="auto" style:text-underline-mode="continuous"/>
    </style:style>
    <style:style style:name="T2052" style:parent-style-name="Domyślnaczcionkaakapitu" style:family="text">
      <style:text-properties fo:background-color="#80FFFF" style:text-underline-type="single" style:text-underline-style="solid" style:text-underline-width="auto" style:text-underline-mode="continuous"/>
    </style:style>
    <style:style style:name="T2053" style:parent-style-name="Domyślnaczcionkaakapitu" style:family="text">
      <style:text-properties style:text-underline-type="single" style:text-underline-style="solid" style:text-underline-width="auto" style:text-underline-mode="continuous"/>
    </style:style>
    <style:style style:name="T2054" style:parent-style-name="Domyślnaczcionkaakapitu" style:family="text">
      <style:text-properties fo:background-color="#80FFFF" style:text-underline-type="single" style:text-underline-style="solid" style:text-underline-width="auto" style:text-underline-mode="continuous"/>
    </style:style>
    <style:style style:name="T2055" style:parent-style-name="Domyślnaczcionkaakapitu" style:family="text">
      <style:text-properties style:text-underline-type="single" style:text-underline-style="solid" style:text-underline-width="auto" style:text-underline-mode="continuous"/>
    </style:style>
    <style:style style:name="P2056" style:parent-style-name="Normalny" style:family="paragraph">
      <style:paragraph-properties fo:text-align="justify" fo:line-height="150%" fo:text-indent="0.2479in"/>
    </style:style>
    <style:style style:name="T2057" style:parent-style-name="Domyślnaczcionkaakapitu" style:family="text">
      <style:text-properties fo:background-color="#80FFFF"/>
    </style:style>
    <style:style style:name="T2058" style:parent-style-name="Domyślnaczcionkaakapitu" style:family="text">
      <style:text-properties fo:background-color="#80FFFF"/>
    </style:style>
    <style:style style:name="T2059" style:parent-style-name="Domyślnaczcionkaakapitu" style:family="text">
      <style:text-properties fo:background-color="#80FFFF"/>
    </style:style>
    <style:style style:name="T2060" style:parent-style-name="Domyślnaczcionkaakapitu" style:family="text">
      <style:text-properties fo:background-color="#80FFFF"/>
    </style:style>
    <style:style style:name="T2061" style:parent-style-name="Domyślnaczcionkaakapitu" style:family="text">
      <style:text-properties fo:background-color="#80FFFF"/>
    </style:style>
    <style:style style:name="T2062" style:parent-style-name="Domyślnaczcionkaakapitu" style:family="text">
      <style:text-properties fo:background-color="#80FFFF"/>
    </style:style>
    <style:style style:name="T2063" style:parent-style-name="Domyślnaczcionkaakapitu" style:family="text">
      <style:text-properties fo:background-color="#80FFFF"/>
    </style:style>
    <style:style style:name="T2064" style:parent-style-name="Domyślnaczcionkaakapitu" style:family="text">
      <style:text-properties fo:background-color="#80FFFF"/>
    </style:style>
    <style:style style:name="T2065" style:parent-style-name="Domyślnaczcionkaakapitu" style:family="text">
      <style:text-properties fo:background-color="#80FFFF"/>
    </style:style>
    <style:style style:name="P2066" style:parent-style-name="Normalny" style:family="paragraph">
      <style:paragraph-properties fo:text-align="justify" fo:line-height="150%" fo:text-indent="0.2479in"/>
    </style:style>
    <style:style style:name="T2067" style:parent-style-name="Domyślnaczcionkaakapitu" style:family="text">
      <style:text-properties fo:background-color="#80FFFF"/>
    </style:style>
    <style:style style:name="T2068" style:parent-style-name="Domyślnaczcionkaakapitu" style:family="text">
      <style:text-properties fo:background-color="#80FFFF"/>
    </style:style>
    <style:style style:name="T2069" style:parent-style-name="Domyślnaczcionkaakapitu" style:family="text">
      <style:text-properties fo:background-color="#80FFFF"/>
    </style:style>
    <style:style style:name="T2070" style:parent-style-name="Domyślnaczcionkaakapitu" style:family="text">
      <style:text-properties fo:background-color="#80FFFF"/>
    </style:style>
    <style:style style:name="T2071" style:parent-style-name="Domyślnaczcionkaakapitu" style:family="text">
      <style:text-properties fo:background-color="#80FFFF"/>
    </style:style>
    <style:style style:name="T2072" style:parent-style-name="Domyślnaczcionkaakapitu" style:family="text">
      <style:text-properties fo:background-color="#80FFFF"/>
    </style:style>
    <style:style style:name="T2073" style:parent-style-name="Domyślnaczcionkaakapitu" style:family="text">
      <style:text-properties fo:background-color="#80FFFF"/>
    </style:style>
    <style:style style:name="T2074" style:parent-style-name="Domyślnaczcionkaakapitu" style:family="text">
      <style:text-properties fo:background-color="#80FFFF"/>
    </style:style>
    <style:style style:name="T2075" style:parent-style-name="Domyślnaczcionkaakapitu" style:family="text">
      <style:text-properties fo:background-color="#80FFFF"/>
    </style:style>
    <style:style style:name="P2076" style:parent-style-name="Normalny" style:family="paragraph">
      <style:paragraph-properties fo:text-align="justify" fo:line-height="150%" fo:text-indent="0.2479in"/>
    </style:style>
    <style:style style:name="T2077" style:parent-style-name="Domyślnaczcionkaakapitu" style:family="text">
      <style:text-properties fo:background-color="#80FFFF"/>
    </style:style>
    <style:style style:name="T2078" style:parent-style-name="Domyślnaczcionkaakapitu" style:family="text">
      <style:text-properties fo:background-color="#80FFFF"/>
    </style:style>
    <style:style style:name="T2079" style:parent-style-name="Domyślnaczcionkaakapitu" style:family="text">
      <style:text-properties fo:background-color="#80FFFF"/>
    </style:style>
    <style:style style:name="P2080" style:parent-style-name="Normalny" style:family="paragraph">
      <style:paragraph-properties fo:text-align="justify" fo:line-height="150%"/>
    </style:style>
    <style:style style:name="T2081" style:parent-style-name="Domyślnaczcionkaakapitu" style:family="text">
      <style:text-properties style:text-underline-type="single" style:text-underline-style="solid" style:text-underline-width="auto" style:text-underline-mode="continuous"/>
    </style:style>
    <style:style style:name="T2082" style:parent-style-name="Domyślnaczcionkaakapitu" style:family="text">
      <style:text-properties fo:background-color="#80FFFF" style:text-underline-type="single" style:text-underline-style="solid" style:text-underline-width="auto" style:text-underline-mode="continuous"/>
    </style:style>
    <style:style style:name="T2083" style:parent-style-name="Domyślnaczcionkaakapitu" style:family="text">
      <style:text-properties style:text-underline-type="single" style:text-underline-style="solid" style:text-underline-width="auto" style:text-underline-mode="continuous"/>
    </style:style>
    <style:style style:name="T2084" style:parent-style-name="Domyślnaczcionkaakapitu" style:family="text">
      <style:text-properties fo:background-color="#80FFFF" style:text-underline-type="single" style:text-underline-style="solid" style:text-underline-width="auto" style:text-underline-mode="continuous"/>
    </style:style>
    <style:style style:name="T2085" style:parent-style-name="Domyślnaczcionkaakapitu" style:family="text">
      <style:text-properties style:text-underline-type="single" style:text-underline-style="solid" style:text-underline-width="auto" style:text-underline-mode="continuous"/>
    </style:style>
    <style:style style:name="T2086" style:parent-style-name="Domyślnaczcionkaakapitu" style:family="text">
      <style:text-properties fo:background-color="#80FFFF" style:text-underline-type="single" style:text-underline-style="solid" style:text-underline-width="auto" style:text-underline-mode="continuous"/>
    </style:style>
    <style:style style:name="T2087" style:parent-style-name="Domyślnaczcionkaakapitu" style:family="text">
      <style:text-properties style:text-underline-type="single" style:text-underline-style="solid" style:text-underline-width="auto" style:text-underline-mode="continuous"/>
    </style:style>
    <style:style style:name="T2088" style:parent-style-name="Domyślnaczcionkaakapitu" style:family="text">
      <style:text-properties fo:background-color="#80FFFF" style:text-underline-type="single" style:text-underline-style="solid" style:text-underline-width="auto" style:text-underline-mode="continuous"/>
    </style:style>
    <style:style style:name="T2089" style:parent-style-name="Domyślnaczcionkaakapitu" style:family="text">
      <style:text-properties style:text-underline-type="single" style:text-underline-style="solid" style:text-underline-width="auto" style:text-underline-mode="continuous"/>
    </style:style>
    <style:style style:name="P2090" style:parent-style-name="Normalny" style:family="paragraph">
      <style:paragraph-properties fo:text-align="justify" fo:line-height="150%" fo:text-indent="0.2479in"/>
    </style:style>
    <style:style style:name="T2091" style:parent-style-name="Domyślnaczcionkaakapitu" style:family="text">
      <style:text-properties fo:background-color="#80FFFF"/>
    </style:style>
    <style:style style:name="T2092" style:parent-style-name="Domyślnaczcionkaakapitu" style:family="text">
      <style:text-properties fo:background-color="#80FFFF"/>
    </style:style>
    <style:style style:name="T2093" style:parent-style-name="Domyślnaczcionkaakapitu" style:family="text">
      <style:text-properties fo:background-color="#80FFFF"/>
    </style:style>
    <style:style style:name="P2094" style:parent-style-name="Normalny" style:family="paragraph">
      <style:paragraph-properties fo:text-align="justify" fo:line-height="150%" fo:text-indent="0.2479in"/>
    </style:style>
    <style:style style:name="T2095" style:parent-style-name="Domyślnaczcionkaakapitu" style:family="text">
      <style:text-properties fo:background-color="#80FFFF"/>
    </style:style>
    <style:style style:name="T2096" style:parent-style-name="Domyślnaczcionkaakapitu" style:family="text">
      <style:text-properties fo:background-color="#80FFFF"/>
    </style:style>
    <style:style style:name="T2097" style:parent-style-name="Domyślnaczcionkaakapitu" style:family="text">
      <style:text-properties fo:background-color="#80FFFF"/>
    </style:style>
    <style:style style:name="T2098" style:parent-style-name="Domyślnaczcionkaakapitu" style:family="text">
      <style:text-properties fo:background-color="#80FFFF"/>
    </style:style>
    <style:style style:name="T2099" style:parent-style-name="Domyślnaczcionkaakapitu" style:family="text">
      <style:text-properties fo:background-color="#80FFFF"/>
    </style:style>
    <style:style style:name="T2100" style:parent-style-name="Domyślnaczcionkaakapitu" style:family="text">
      <style:text-properties fo:background-color="#80FFFF"/>
    </style:style>
    <style:style style:name="T2101" style:parent-style-name="Domyślnaczcionkaakapitu" style:family="text">
      <style:text-properties fo:background-color="#80FFFF"/>
    </style:style>
    <style:style style:name="T2102" style:parent-style-name="Domyślnaczcionkaakapitu" style:family="text">
      <style:text-properties fo:background-color="#80FFFF"/>
    </style:style>
    <style:style style:name="T2103" style:parent-style-name="Domyślnaczcionkaakapitu" style:family="text">
      <style:text-properties fo:background-color="#80FFFF"/>
    </style:style>
    <style:style style:name="T2104" style:parent-style-name="Domyślnaczcionkaakapitu" style:family="text">
      <style:text-properties fo:background-color="#80FFFF"/>
    </style:style>
    <style:style style:name="T2105" style:parent-style-name="Domyślnaczcionkaakapitu" style:family="text">
      <style:text-properties fo:background-color="#80FFFF"/>
    </style:style>
    <style:style style:name="T2106" style:parent-style-name="Domyślnaczcionkaakapitu" style:family="text">
      <style:text-properties fo:background-color="#80FFFF"/>
    </style:style>
    <style:style style:name="T2107" style:parent-style-name="Domyślnaczcionkaakapitu" style:family="text">
      <style:text-properties fo:background-color="#80FFFF"/>
    </style:style>
    <style:style style:name="T2108" style:parent-style-name="Domyślnaczcionkaakapitu" style:family="text">
      <style:text-properties fo:background-color="#80FFFF"/>
    </style:style>
    <style:style style:name="T2109" style:parent-style-name="Domyślnaczcionkaakapitu" style:family="text">
      <style:text-properties fo:background-color="#80FFFF"/>
    </style:style>
    <style:style style:name="P2110" style:parent-style-name="Normalny" style:family="paragraph">
      <style:paragraph-properties fo:text-align="justify" fo:line-height="150%" fo:text-indent="0.2479in"/>
    </style:style>
    <style:style style:name="T2111" style:parent-style-name="Domyślnaczcionkaakapitu" style:family="text">
      <style:text-properties fo:background-color="#80FFFF"/>
    </style:style>
    <style:style style:name="T2112" style:parent-style-name="Domyślnaczcionkaakapitu" style:family="text">
      <style:text-properties fo:background-color="#80FFFF"/>
    </style:style>
    <style:style style:name="T2113" style:parent-style-name="Domyślnaczcionkaakapitu" style:family="text">
      <style:text-properties fo:background-color="#80FFFF"/>
    </style:style>
    <style:style style:name="T2114" style:parent-style-name="Domyślnaczcionkaakapitu" style:family="text">
      <style:text-properties fo:background-color="#80FFFF"/>
    </style:style>
    <style:style style:name="T2115" style:parent-style-name="Domyślnaczcionkaakapitu" style:family="text">
      <style:text-properties fo:background-color="#80FFFF"/>
    </style:style>
    <style:style style:name="T2116" style:parent-style-name="Domyślnaczcionkaakapitu" style:family="text">
      <style:text-properties fo:background-color="#80FFFF"/>
    </style:style>
    <style:style style:name="P2117" style:parent-style-name="Normalny" style:family="paragraph">
      <style:paragraph-properties fo:text-align="justify" fo:line-height="150%" fo:text-indent="0.2479in"/>
    </style:style>
    <style:style style:name="T2118" style:parent-style-name="Domyślnaczcionkaakapitu" style:family="text">
      <style:text-properties fo:background-color="#80FFFF"/>
    </style:style>
    <style:style style:name="T2119" style:parent-style-name="Domyślnaczcionkaakapitu" style:family="text">
      <style:text-properties fo:background-color="#80FFFF"/>
    </style:style>
    <style:style style:name="T2120" style:parent-style-name="Domyślnaczcionkaakapitu" style:family="text">
      <style:text-properties fo:background-color="#80FFFF"/>
    </style:style>
    <style:style style:name="T2121" style:parent-style-name="Domyślnaczcionkaakapitu" style:family="text">
      <style:text-properties fo:background-color="#80FFFF"/>
    </style:style>
    <style:style style:name="T2122" style:parent-style-name="Domyślnaczcionkaakapitu" style:family="text">
      <style:text-properties fo:background-color="#80FFFF"/>
    </style:style>
    <style:style style:name="T2123" style:parent-style-name="Domyślnaczcionkaakapitu" style:family="text">
      <style:text-properties fo:background-color="#80FFFF"/>
    </style:style>
    <style:style style:name="T2124" style:parent-style-name="Domyślnaczcionkaakapitu" style:family="text">
      <style:text-properties fo:background-color="#80FFFF"/>
    </style:style>
    <style:style style:name="T2125" style:parent-style-name="Domyślnaczcionkaakapitu" style:family="text">
      <style:text-properties fo:background-color="#80FFFF"/>
    </style:style>
    <style:style style:name="T2126" style:parent-style-name="Domyślnaczcionkaakapitu" style:family="text">
      <style:text-properties fo:background-color="#80FFFF"/>
    </style:style>
    <style:style style:name="P2127" style:parent-style-name="Normalny" style:family="paragraph">
      <style:paragraph-properties fo:text-align="justify" fo:line-height="150%" fo:text-indent="0.2479in"/>
    </style:style>
    <style:style style:name="T2128" style:parent-style-name="Domyślnaczcionkaakapitu" style:family="text">
      <style:text-properties fo:background-color="#80FFFF"/>
    </style:style>
    <style:style style:name="T2129" style:parent-style-name="Domyślnaczcionkaakapitu" style:family="text">
      <style:text-properties fo:background-color="#80FFFF"/>
    </style:style>
    <style:style style:name="T2130" style:parent-style-name="Domyślnaczcionkaakapitu" style:family="text">
      <style:text-properties fo:background-color="#80FFFF"/>
    </style:style>
    <style:style style:name="T2131" style:parent-style-name="Domyślnaczcionkaakapitu" style:family="text">
      <style:text-properties fo:background-color="#80FFFF"/>
    </style:style>
    <style:style style:name="T2132" style:parent-style-name="Domyślnaczcionkaakapitu" style:family="text">
      <style:text-properties fo:background-color="#80FFFF"/>
    </style:style>
    <style:style style:name="T2133" style:parent-style-name="Domyślnaczcionkaakapitu" style:family="text">
      <style:text-properties fo:background-color="#80FFFF"/>
    </style:style>
    <style:style style:name="T2134" style:parent-style-name="Domyślnaczcionkaakapitu" style:family="text">
      <style:text-properties fo:background-color="#80FFFF"/>
    </style:style>
    <style:style style:name="T2135" style:parent-style-name="Domyślnaczcionkaakapitu" style:family="text">
      <style:text-properties fo:background-color="#80FFFF"/>
    </style:style>
    <style:style style:name="T2136" style:parent-style-name="Domyślnaczcionkaakapitu" style:family="text">
      <style:text-properties fo:background-color="#80FFFF"/>
    </style:style>
    <style:style style:name="T2137" style:parent-style-name="Domyślnaczcionkaakapitu" style:family="text">
      <style:text-properties fo:background-color="#80FFFF"/>
    </style:style>
    <style:style style:name="P2138" style:parent-style-name="Normalny" style:family="paragraph">
      <style:paragraph-properties fo:text-align="justify" fo:line-height="150%" fo:text-indent="0.2479in"/>
    </style:style>
    <style:style style:name="T2139" style:parent-style-name="Domyślnaczcionkaakapitu" style:family="text">
      <style:text-properties fo:background-color="#80FFFF"/>
    </style:style>
    <style:style style:name="T2140" style:parent-style-name="Domyślnaczcionkaakapitu" style:family="text">
      <style:text-properties fo:background-color="#80FFFF"/>
    </style:style>
    <style:style style:name="P2141" style:parent-style-name="Normalny" style:family="paragraph">
      <style:paragraph-properties fo:text-align="justify" fo:line-height="150%" fo:text-indent="0.2479in"/>
    </style:style>
    <style:style style:name="T2142" style:parent-style-name="Domyślnaczcionkaakapitu" style:family="text">
      <style:text-properties fo:background-color="#80FFFF"/>
    </style:style>
    <style:style style:name="T2143" style:parent-style-name="Domyślnaczcionkaakapitu" style:family="text">
      <style:text-properties fo:background-color="#80FFFF"/>
    </style:style>
    <style:style style:name="T2144" style:parent-style-name="Domyślnaczcionkaakapitu" style:family="text">
      <style:text-properties fo:background-color="#80FFFF"/>
    </style:style>
    <style:style style:name="T2145" style:parent-style-name="Domyślnaczcionkaakapitu" style:family="text">
      <style:text-properties fo:background-color="#80FFFF"/>
    </style:style>
    <style:style style:name="T2146" style:parent-style-name="Domyślnaczcionkaakapitu" style:family="text">
      <style:text-properties fo:background-color="#80FFFF"/>
    </style:style>
    <style:style style:name="T2147" style:parent-style-name="Domyślnaczcionkaakapitu" style:family="text">
      <style:text-properties fo:background-color="#80FFFF"/>
    </style:style>
    <style:style style:name="P2148" style:parent-style-name="Normalny" style:family="paragraph">
      <style:paragraph-properties fo:text-align="justify" fo:line-height="150%" fo:text-indent="0.2479in"/>
    </style:style>
    <style:style style:name="P2149" style:parent-style-name="Normalny" style:family="paragraph">
      <style:paragraph-properties fo:text-align="justify" fo:line-height="150%"/>
    </style:style>
    <style:style style:name="T2150" style:parent-style-name="Domyślnaczcionkaakapitu" style:family="text">
      <style:text-properties style:text-underline-type="single" style:text-underline-style="solid" style:text-underline-width="auto" style:text-underline-mode="continuous"/>
    </style:style>
    <style:style style:name="T2151" style:parent-style-name="Domyślnaczcionkaakapitu" style:family="text">
      <style:text-properties fo:background-color="#80FFFF" style:text-underline-type="single" style:text-underline-style="solid" style:text-underline-width="auto" style:text-underline-mode="continuous"/>
    </style:style>
    <style:style style:name="T2152" style:parent-style-name="Domyślnaczcionkaakapitu" style:family="text">
      <style:text-properties style:text-underline-type="single" style:text-underline-style="solid" style:text-underline-width="auto" style:text-underline-mode="continuous"/>
    </style:style>
    <style:style style:name="T2153" style:parent-style-name="Domyślnaczcionkaakapitu" style:family="text">
      <style:text-properties fo:background-color="#80FFFF" style:text-underline-type="single" style:text-underline-style="solid" style:text-underline-width="auto" style:text-underline-mode="continuous"/>
    </style:style>
    <style:style style:name="T2154" style:parent-style-name="Domyślnaczcionkaakapitu" style:family="text">
      <style:text-properties style:text-underline-type="single" style:text-underline-style="solid" style:text-underline-width="auto" style:text-underline-mode="continuous"/>
    </style:style>
    <style:style style:name="P2155" style:parent-style-name="Normalny" style:family="paragraph">
      <style:paragraph-properties fo:text-align="justify" fo:line-height="150%" fo:text-indent="0.2479in"/>
    </style:style>
    <style:style style:name="T2156" style:parent-style-name="Domyślnaczcionkaakapitu" style:family="text">
      <style:text-properties fo:background-color="#80FFFF"/>
    </style:style>
    <style:style style:name="T2157" style:parent-style-name="Domyślnaczcionkaakapitu" style:family="text">
      <style:text-properties fo:background-color="#80FFFF"/>
    </style:style>
    <style:style style:name="T2158" style:parent-style-name="Domyślnaczcionkaakapitu" style:family="text">
      <style:text-properties fo:background-color="#80FFFF"/>
    </style:style>
    <style:style style:name="T2159" style:parent-style-name="Domyślnaczcionkaakapitu" style:family="text">
      <style:text-properties fo:background-color="#80FFFF"/>
    </style:style>
    <style:style style:name="T2160" style:parent-style-name="Domyślnaczcionkaakapitu" style:family="text">
      <style:text-properties fo:background-color="#80FFFF"/>
    </style:style>
    <style:style style:name="T2161" style:parent-style-name="Domyślnaczcionkaakapitu" style:family="text">
      <style:text-properties fo:background-color="#80FFFF"/>
    </style:style>
    <style:style style:name="T2162" style:parent-style-name="Domyślnaczcionkaakapitu" style:family="text">
      <style:text-properties fo:background-color="#80FFFF"/>
    </style:style>
    <style:style style:name="T2163" style:parent-style-name="Domyślnaczcionkaakapitu" style:family="text">
      <style:text-properties fo:background-color="#80FFFF"/>
    </style:style>
    <style:style style:name="T2164" style:parent-style-name="Domyślnaczcionkaakapitu" style:family="text">
      <style:text-properties fo:background-color="#80FFFF"/>
    </style:style>
    <style:style style:name="T2165" style:parent-style-name="Domyślnaczcionkaakapitu" style:family="text">
      <style:text-properties fo:background-color="#80FFFF"/>
    </style:style>
    <style:style style:name="T2166" style:parent-style-name="Domyślnaczcionkaakapitu" style:family="text">
      <style:text-properties fo:background-color="#80FFFF"/>
    </style:style>
    <style:style style:name="T2167" style:parent-style-name="Domyślnaczcionkaakapitu" style:family="text">
      <style:text-properties fo:background-color="#80FFFF"/>
    </style:style>
    <style:style style:name="T2168" style:parent-style-name="Domyślnaczcionkaakapitu" style:family="text">
      <style:text-properties fo:background-color="#80FFFF"/>
    </style:style>
    <style:style style:name="P2169" style:parent-style-name="Normalny" style:family="paragraph">
      <style:paragraph-properties fo:text-align="justify" fo:line-height="150%" fo:text-indent="0.2479in"/>
    </style:style>
    <style:style style:name="T2170" style:parent-style-name="Domyślnaczcionkaakapitu" style:family="text">
      <style:text-properties fo:background-color="#80FFFF"/>
    </style:style>
    <style:style style:name="T2171" style:parent-style-name="Domyślnaczcionkaakapitu" style:family="text">
      <style:text-properties fo:background-color="#80FFFF"/>
    </style:style>
    <style:style style:name="T2172" style:parent-style-name="Domyślnaczcionkaakapitu" style:family="text">
      <style:text-properties fo:background-color="#80FFFF"/>
    </style:style>
    <style:style style:name="T2173" style:parent-style-name="Domyślnaczcionkaakapitu" style:family="text">
      <style:text-properties fo:background-color="#80FFFF"/>
    </style:style>
    <style:style style:name="T2174" style:parent-style-name="Domyślnaczcionkaakapitu" style:family="text">
      <style:text-properties fo:background-color="#80FFFF"/>
    </style:style>
    <style:style style:name="T2175" style:parent-style-name="Domyślnaczcionkaakapitu" style:family="text">
      <style:text-properties fo:background-color="#80FFFF"/>
    </style:style>
    <style:style style:name="P2176" style:parent-style-name="Normalny" style:family="paragraph">
      <style:paragraph-properties fo:text-align="justify" fo:line-height="150%" fo:text-indent="0.2479in"/>
    </style:style>
    <style:style style:name="T2177" style:parent-style-name="Domyślnaczcionkaakapitu" style:family="text">
      <style:text-properties fo:background-color="#80FFFF"/>
    </style:style>
    <style:style style:name="T2178" style:parent-style-name="Domyślnaczcionkaakapitu" style:family="text">
      <style:text-properties fo:background-color="#80FFFF"/>
    </style:style>
    <style:style style:name="T2179" style:parent-style-name="Domyślnaczcionkaakapitu" style:family="text">
      <style:text-properties fo:background-color="#80FFFF"/>
    </style:style>
    <style:style style:name="T2180" style:parent-style-name="Domyślnaczcionkaakapitu" style:family="text">
      <style:text-properties fo:background-color="#80FFFF"/>
    </style:style>
    <style:style style:name="T2181" style:parent-style-name="Domyślnaczcionkaakapitu" style:family="text">
      <style:text-properties fo:background-color="#80FFFF"/>
    </style:style>
    <style:style style:name="T2182" style:parent-style-name="Domyślnaczcionkaakapitu" style:family="text">
      <style:text-properties fo:background-color="#80FFFF"/>
    </style:style>
    <style:style style:name="T2183" style:parent-style-name="Domyślnaczcionkaakapitu" style:family="text">
      <style:text-properties fo:background-color="#80FFFF"/>
    </style:style>
    <style:style style:name="T2184" style:parent-style-name="Domyślnaczcionkaakapitu" style:family="text">
      <style:text-properties fo:background-color="#80FFFF"/>
    </style:style>
    <style:style style:name="T2185" style:parent-style-name="Domyślnaczcionkaakapitu" style:family="text">
      <style:text-properties fo:background-color="#80FFFF"/>
    </style:style>
    <style:style style:name="T2186" style:parent-style-name="Domyślnaczcionkaakapitu" style:family="text">
      <style:text-properties fo:background-color="#80FFFF"/>
    </style:style>
    <style:style style:name="T2187" style:parent-style-name="Domyślnaczcionkaakapitu" style:family="text">
      <style:text-properties fo:background-color="#80FFFF"/>
    </style:style>
    <style:style style:name="T2188" style:parent-style-name="Domyślnaczcionkaakapitu" style:family="text">
      <style:text-properties fo:background-color="#80FFFF"/>
    </style:style>
    <style:style style:name="T2189" style:parent-style-name="Domyślnaczcionkaakapitu" style:family="text">
      <style:text-properties fo:background-color="#80FFFF"/>
    </style:style>
    <style:style style:name="T2190" style:parent-style-name="Domyślnaczcionkaakapitu" style:family="text">
      <style:text-properties fo:background-color="#80FFFF"/>
    </style:style>
    <style:style style:name="T2191" style:parent-style-name="Domyślnaczcionkaakapitu" style:family="text">
      <style:text-properties fo:background-color="#80FFFF"/>
    </style:style>
    <style:style style:name="P2192" style:parent-style-name="Normalny" style:family="paragraph">
      <style:paragraph-properties fo:text-align="justify" fo:line-height="150%" fo:text-indent="0.2479in"/>
    </style:style>
    <style:style style:name="T2193" style:parent-style-name="Domyślnaczcionkaakapitu" style:family="text">
      <style:text-properties fo:background-color="#80FFFF"/>
    </style:style>
    <style:style style:name="T2194" style:parent-style-name="Domyślnaczcionkaakapitu" style:family="text">
      <style:text-properties fo:background-color="#80FFFF"/>
    </style:style>
    <style:style style:name="T2195" style:parent-style-name="Domyślnaczcionkaakapitu" style:family="text">
      <style:text-properties fo:background-color="#80FFFF"/>
    </style:style>
    <style:style style:name="T2196" style:parent-style-name="Domyślnaczcionkaakapitu" style:family="text">
      <style:text-properties fo:background-color="#80FFFF"/>
    </style:style>
    <style:style style:name="T2197" style:parent-style-name="Domyślnaczcionkaakapitu" style:family="text">
      <style:text-properties fo:background-color="#80FFFF"/>
    </style:style>
    <style:style style:name="T2198" style:parent-style-name="Domyślnaczcionkaakapitu" style:family="text">
      <style:text-properties fo:background-color="#80FFFF"/>
    </style:style>
    <style:style style:name="T2199" style:parent-style-name="Domyślnaczcionkaakapitu" style:family="text">
      <style:text-properties fo:background-color="#80FFFF"/>
    </style:style>
    <style:style style:name="T2200" style:parent-style-name="Domyślnaczcionkaakapitu" style:family="text">
      <style:text-properties fo:background-color="#80FFFF"/>
    </style:style>
    <style:style style:name="T2201" style:parent-style-name="Domyślnaczcionkaakapitu" style:family="text">
      <style:text-properties fo:background-color="#80FFFF"/>
    </style:style>
    <style:style style:name="T2202" style:parent-style-name="Domyślnaczcionkaakapitu" style:family="text">
      <style:text-properties fo:background-color="#80FFFF"/>
    </style:style>
    <style:style style:name="T2203" style:parent-style-name="Domyślnaczcionkaakapitu" style:family="text">
      <style:text-properties fo:background-color="#80FFFF"/>
    </style:style>
    <style:style style:name="T2204" style:parent-style-name="Domyślnaczcionkaakapitu" style:family="text">
      <style:text-properties fo:background-color="#80FFFF"/>
    </style:style>
    <style:style style:name="P2205" style:parent-style-name="Normalny" style:family="paragraph">
      <style:paragraph-properties fo:text-align="justify" fo:line-height="150%" fo:text-indent="0.2479in"/>
    </style:style>
    <style:style style:name="T2206" style:parent-style-name="Domyślnaczcionkaakapitu" style:family="text">
      <style:text-properties fo:background-color="#80FFFF"/>
    </style:style>
    <style:style style:name="T2207" style:parent-style-name="Domyślnaczcionkaakapitu" style:family="text">
      <style:text-properties fo:background-color="#80FFFF"/>
    </style:style>
    <style:style style:name="T2208" style:parent-style-name="Domyślnaczcionkaakapitu" style:family="text">
      <style:text-properties fo:background-color="#80FFFF"/>
    </style:style>
    <style:style style:name="T2209" style:parent-style-name="Domyślnaczcionkaakapitu" style:family="text">
      <style:text-properties fo:background-color="#80FFFF"/>
    </style:style>
    <style:style style:name="T2210" style:parent-style-name="Domyślnaczcionkaakapitu" style:family="text">
      <style:text-properties fo:background-color="#80FFFF"/>
    </style:style>
    <style:style style:name="T2211" style:parent-style-name="Domyślnaczcionkaakapitu" style:family="text">
      <style:text-properties fo:background-color="#80FFFF"/>
    </style:style>
    <style:style style:name="P2212" style:parent-style-name="Normalny" style:family="paragraph">
      <style:paragraph-properties fo:text-align="justify" fo:line-height="150%"/>
    </style:style>
    <style:style style:name="T2213" style:parent-style-name="Domyślnaczcionkaakapitu" style:family="text">
      <style:text-properties style:text-underline-type="single" style:text-underline-style="solid" style:text-underline-width="auto" style:text-underline-mode="continuous"/>
    </style:style>
    <style:style style:name="T2214" style:parent-style-name="Domyślnaczcionkaakapitu" style:family="text">
      <style:text-properties fo:background-color="#80FFFF" style:text-underline-type="single" style:text-underline-style="solid" style:text-underline-width="auto" style:text-underline-mode="continuous"/>
    </style:style>
    <style:style style:name="T2215" style:parent-style-name="Domyślnaczcionkaakapitu" style:family="text">
      <style:text-properties style:text-underline-type="single" style:text-underline-style="solid" style:text-underline-width="auto" style:text-underline-mode="continuous"/>
    </style:style>
    <style:style style:name="T2216" style:parent-style-name="Domyślnaczcionkaakapitu" style:family="text">
      <style:text-properties fo:background-color="#80FFFF" style:text-underline-type="single" style:text-underline-style="solid" style:text-underline-width="auto" style:text-underline-mode="continuous"/>
    </style:style>
    <style:style style:name="T2217" style:parent-style-name="Domyślnaczcionkaakapitu" style:family="text">
      <style:text-properties style:text-underline-type="single" style:text-underline-style="solid" style:text-underline-width="auto" style:text-underline-mode="continuous"/>
    </style:style>
    <style:style style:name="T2218" style:parent-style-name="Domyślnaczcionkaakapitu" style:family="text">
      <style:text-properties fo:background-color="#80FFFF" style:text-underline-type="single" style:text-underline-style="solid" style:text-underline-width="auto" style:text-underline-mode="continuous"/>
    </style:style>
    <style:style style:name="T2219" style:parent-style-name="Domyślnaczcionkaakapitu" style:family="text">
      <style:text-properties style:text-underline-type="single" style:text-underline-style="solid" style:text-underline-width="auto" style:text-underline-mode="continuous"/>
    </style:style>
    <style:style style:name="T2220" style:parent-style-name="Domyślnaczcionkaakapitu" style:family="text">
      <style:text-properties fo:background-color="#80FFFF" style:text-underline-type="single" style:text-underline-style="solid" style:text-underline-width="auto" style:text-underline-mode="continuous"/>
    </style:style>
    <style:style style:name="P2221" style:parent-style-name="Normalny" style:family="paragraph">
      <style:paragraph-properties fo:text-align="justify" fo:line-height="150%" fo:text-indent="0.2479in"/>
    </style:style>
    <style:style style:name="T2222" style:parent-style-name="Domyślnaczcionkaakapitu" style:family="text">
      <style:text-properties fo:background-color="#80FFFF"/>
    </style:style>
    <style:style style:name="P2223" style:parent-style-name="Normalny" style:family="paragraph">
      <style:paragraph-properties fo:text-align="justify" fo:line-height="150%"/>
    </style:style>
    <style:style style:name="T2224" style:parent-style-name="Domyślnaczcionkaakapitu" style:family="text">
      <style:text-properties style:text-underline-type="single" style:text-underline-style="solid" style:text-underline-width="auto" style:text-underline-mode="continuous"/>
    </style:style>
    <style:style style:name="T2225" style:parent-style-name="Domyślnaczcionkaakapitu" style:family="text">
      <style:text-properties fo:background-color="#80FFFF" style:text-underline-type="single" style:text-underline-style="solid" style:text-underline-width="auto" style:text-underline-mode="continuous"/>
    </style:style>
    <style:style style:name="T2226" style:parent-style-name="Domyślnaczcionkaakapitu" style:family="text">
      <style:text-properties style:text-underline-type="single" style:text-underline-style="solid" style:text-underline-width="auto" style:text-underline-mode="continuous"/>
    </style:style>
    <style:style style:name="T2227" style:parent-style-name="Domyślnaczcionkaakapitu" style:family="text">
      <style:text-properties fo:background-color="#80FFFF" style:text-underline-type="single" style:text-underline-style="solid" style:text-underline-width="auto" style:text-underline-mode="continuous"/>
    </style:style>
    <style:style style:name="P2228" style:parent-style-name="Normalny" style:family="paragraph">
      <style:paragraph-properties fo:text-align="justify" fo:line-height="150%" fo:text-indent="0.2479in"/>
    </style:style>
    <style:style style:name="T2229" style:parent-style-name="Domyślnaczcionkaakapitu" style:family="text">
      <style:text-properties fo:background-color="#80FFFF"/>
    </style:style>
    <style:style style:name="T2230" style:parent-style-name="Domyślnaczcionkaakapitu" style:family="text">
      <style:text-properties fo:background-color="#80FFFF"/>
    </style:style>
    <style:style style:name="T2231" style:parent-style-name="Domyślnaczcionkaakapitu" style:family="text">
      <style:text-properties fo:background-color="#80FFFF"/>
    </style:style>
    <style:style style:name="T2232" style:parent-style-name="Domyślnaczcionkaakapitu" style:family="text">
      <style:text-properties fo:background-color="#80FFFF"/>
    </style:style>
    <style:style style:name="T2233" style:parent-style-name="Domyślnaczcionkaakapitu" style:family="text">
      <style:text-properties fo:background-color="#80FFFF"/>
    </style:style>
    <style:style style:name="P2234" style:parent-style-name="Normalny" style:family="paragraph">
      <style:paragraph-properties fo:text-align="justify" fo:line-height="150%" fo:text-indent="0.2479in"/>
    </style:style>
    <style:style style:name="T2235" style:parent-style-name="Domyślnaczcionkaakapitu" style:family="text">
      <style:text-properties fo:background-color="#80FFFF"/>
    </style:style>
    <style:style style:name="T2236" style:parent-style-name="Domyślnaczcionkaakapitu" style:family="text">
      <style:text-properties fo:background-color="#80FFFF"/>
    </style:style>
    <style:style style:name="T2237" style:parent-style-name="Domyślnaczcionkaakapitu" style:family="text">
      <style:text-properties fo:background-color="#80FFFF"/>
    </style:style>
    <style:style style:name="P2238" style:parent-style-name="Normalny" style:family="paragraph">
      <style:paragraph-properties fo:text-align="justify" fo:line-height="150%" fo:text-indent="0.2479in"/>
    </style:style>
    <style:style style:name="P2239" style:parent-style-name="Normalny" style:family="paragraph">
      <style:paragraph-properties fo:text-align="justify" fo:line-height="150%" fo:text-indent="0.2479in"/>
    </style:style>
    <style:style style:name="T2240" style:parent-style-name="Domyślnaczcionkaakapitu" style:family="text">
      <style:text-properties fo:background-color="#80FFFF"/>
    </style:style>
    <style:style style:name="T2241" style:parent-style-name="Domyślnaczcionkaakapitu" style:family="text">
      <style:text-properties fo:background-color="#80FFFF"/>
    </style:style>
    <style:style style:name="T2242" style:parent-style-name="Domyślnaczcionkaakapitu" style:family="text">
      <style:text-properties fo:background-color="#80FFFF"/>
    </style:style>
    <style:style style:name="T2243" style:parent-style-name="Domyślnaczcionkaakapitu" style:family="text">
      <style:text-properties fo:background-color="#80FFFF"/>
    </style:style>
    <style:style style:name="T2244" style:parent-style-name="Domyślnaczcionkaakapitu" style:family="text">
      <style:text-properties fo:background-color="#80FFFF"/>
    </style:style>
    <style:style style:name="P2245" style:parent-style-name="Normalny" style:family="paragraph">
      <style:paragraph-properties fo:text-align="justify" fo:line-height="150%" fo:text-indent="0.2479in"/>
    </style:style>
    <style:style style:name="T2246" style:parent-style-name="Domyślnaczcionkaakapitu" style:family="text">
      <style:text-properties fo:background-color="#80FFFF"/>
    </style:style>
    <style:style style:name="T2247" style:parent-style-name="Domyślnaczcionkaakapitu" style:family="text">
      <style:text-properties fo:background-color="#80FFFF"/>
    </style:style>
    <style:style style:name="T2248" style:parent-style-name="Domyślnaczcionkaakapitu" style:family="text">
      <style:text-properties fo:background-color="#80FFFF"/>
    </style:style>
    <style:style style:name="T2249" style:parent-style-name="Domyślnaczcionkaakapitu" style:family="text">
      <style:text-properties fo:background-color="#80FFFF"/>
    </style:style>
    <style:style style:name="T2250" style:parent-style-name="Domyślnaczcionkaakapitu" style:family="text">
      <style:text-properties fo:background-color="#80FFFF"/>
    </style:style>
    <style:style style:name="T2251" style:parent-style-name="Domyślnaczcionkaakapitu" style:family="text">
      <style:text-properties fo:background-color="#80FFFF"/>
    </style:style>
    <style:style style:name="T2252" style:parent-style-name="Domyślnaczcionkaakapitu" style:family="text">
      <style:text-properties fo:background-color="#80FFFF"/>
    </style:style>
    <style:style style:name="P2253" style:parent-style-name="Normalny" style:family="paragraph">
      <style:paragraph-properties fo:text-align="justify" fo:line-height="150%" fo:text-indent="0.2479in"/>
    </style:style>
    <style:style style:name="T2254" style:parent-style-name="Domyślnaczcionkaakapitu" style:family="text">
      <style:text-properties fo:background-color="#80FFFF"/>
    </style:style>
    <style:style style:name="P2255" style:parent-style-name="Normalny" style:family="paragraph">
      <style:paragraph-properties fo:text-align="justify" fo:line-height="150%" fo:text-indent="0.2479in"/>
    </style:style>
    <style:style style:name="T2256" style:parent-style-name="Domyślnaczcionkaakapitu" style:family="text">
      <style:text-properties fo:background-color="#80FFFF"/>
    </style:style>
    <style:style style:name="T2257" style:parent-style-name="Domyślnaczcionkaakapitu" style:family="text">
      <style:text-properties fo:background-color="#80FFFF"/>
    </style:style>
    <style:style style:name="P2258" style:parent-style-name="Normalny" style:family="paragraph">
      <style:paragraph-properties fo:text-align="justify" fo:line-height="150%" fo:text-indent="0.2479in"/>
    </style:style>
    <style:style style:name="T2259" style:parent-style-name="Domyślnaczcionkaakapitu" style:family="text">
      <style:text-properties fo:background-color="#80FFFF"/>
    </style:style>
    <style:style style:name="T2260" style:parent-style-name="Domyślnaczcionkaakapitu" style:family="text">
      <style:text-properties fo:background-color="#80FFFF"/>
    </style:style>
    <style:style style:name="T2261" style:parent-style-name="Domyślnaczcionkaakapitu" style:family="text">
      <style:text-properties fo:background-color="#80FFFF"/>
    </style:style>
    <style:style style:name="P2262" style:parent-style-name="Normalny" style:family="paragraph">
      <style:paragraph-properties fo:text-align="justify" fo:line-height="150%"/>
    </style:style>
    <style:style style:name="T2263" style:parent-style-name="Domyślnaczcionkaakapitu" style:family="text">
      <style:text-properties style:text-underline-type="single" style:text-underline-style="solid" style:text-underline-width="auto" style:text-underline-mode="continuous"/>
    </style:style>
    <style:style style:name="T2264" style:parent-style-name="Domyślnaczcionkaakapitu" style:family="text">
      <style:text-properties fo:background-color="#80FFFF" style:text-underline-type="single" style:text-underline-style="solid" style:text-underline-width="auto" style:text-underline-mode="continuous"/>
    </style:style>
    <style:style style:name="T2265" style:parent-style-name="Domyślnaczcionkaakapitu" style:family="text">
      <style:text-properties style:text-underline-type="single" style:text-underline-style="solid" style:text-underline-width="auto" style:text-underline-mode="continuous"/>
    </style:style>
    <style:style style:name="T2266" style:parent-style-name="Domyślnaczcionkaakapitu" style:family="text">
      <style:text-properties fo:background-color="#80FFFF" style:text-underline-type="single" style:text-underline-style="solid" style:text-underline-width="auto" style:text-underline-mode="continuous"/>
    </style:style>
    <style:style style:name="T2267" style:parent-style-name="Domyślnaczcionkaakapitu" style:family="text">
      <style:text-properties style:text-underline-type="single" style:text-underline-style="solid" style:text-underline-width="auto" style:text-underline-mode="continuous"/>
    </style:style>
    <style:style style:name="T2268" style:parent-style-name="Domyślnaczcionkaakapitu" style:family="text">
      <style:text-properties fo:background-color="#80FFFF" style:text-underline-type="single" style:text-underline-style="solid" style:text-underline-width="auto" style:text-underline-mode="continuous"/>
    </style:style>
    <style:style style:name="T2269" style:parent-style-name="Domyślnaczcionkaakapitu" style:family="text">
      <style:text-properties style:text-underline-type="single" style:text-underline-style="solid" style:text-underline-width="auto" style:text-underline-mode="continuous"/>
    </style:style>
    <style:style style:name="T2270" style:parent-style-name="Domyślnaczcionkaakapitu" style:family="text">
      <style:text-properties fo:background-color="#80FFFF" style:text-underline-type="single" style:text-underline-style="solid" style:text-underline-width="auto" style:text-underline-mode="continuous"/>
    </style:style>
    <style:style style:name="T2271" style:parent-style-name="Domyślnaczcionkaakapitu" style:family="text">
      <style:text-properties style:text-underline-type="single" style:text-underline-style="solid" style:text-underline-width="auto" style:text-underline-mode="continuous"/>
    </style:style>
    <style:style style:name="P2272" style:parent-style-name="Normalny" style:family="paragraph">
      <style:paragraph-properties fo:text-align="justify" fo:line-height="150%" fo:text-indent="0.2479in"/>
    </style:style>
    <style:style style:name="T2273" style:parent-style-name="Domyślnaczcionkaakapitu" style:family="text">
      <style:text-properties fo:background-color="#80FFFF"/>
    </style:style>
    <style:style style:name="T2274" style:parent-style-name="Domyślnaczcionkaakapitu" style:family="text">
      <style:text-properties fo:background-color="#80FFFF"/>
    </style:style>
    <style:style style:name="T2275" style:parent-style-name="Domyślnaczcionkaakapitu" style:family="text">
      <style:text-properties fo:background-color="#80FFFF"/>
    </style:style>
    <style:style style:name="T2276" style:parent-style-name="Domyślnaczcionkaakapitu" style:family="text">
      <style:text-properties fo:background-color="#80FFFF"/>
    </style:style>
    <style:style style:name="T2277" style:parent-style-name="Domyślnaczcionkaakapitu" style:family="text">
      <style:text-properties fo:background-color="#80FFFF"/>
    </style:style>
    <style:style style:name="P2278" style:parent-style-name="Normalny" style:family="paragraph">
      <style:paragraph-properties fo:text-align="justify" fo:line-height="150%"/>
    </style:style>
    <style:style style:name="T2279" style:parent-style-name="Domyślnaczcionkaakapitu" style:family="text">
      <style:text-properties style:text-underline-type="single" style:text-underline-style="solid" style:text-underline-width="auto" style:text-underline-mode="continuous"/>
    </style:style>
    <style:style style:name="T2280" style:parent-style-name="Domyślnaczcionkaakapitu" style:family="text">
      <style:text-properties fo:background-color="#80FFFF" style:text-underline-type="single" style:text-underline-style="solid" style:text-underline-width="auto" style:text-underline-mode="continuous"/>
    </style:style>
    <style:style style:name="T2281" style:parent-style-name="Domyślnaczcionkaakapitu" style:family="text">
      <style:text-properties style:text-underline-type="single" style:text-underline-style="solid" style:text-underline-width="auto" style:text-underline-mode="continuous"/>
    </style:style>
    <style:style style:name="T2282" style:parent-style-name="Domyślnaczcionkaakapitu" style:family="text">
      <style:text-properties fo:background-color="#80FFFF" style:text-underline-type="single" style:text-underline-style="solid" style:text-underline-width="auto" style:text-underline-mode="continuous"/>
    </style:style>
    <style:style style:name="T2283" style:parent-style-name="Domyślnaczcionkaakapitu" style:family="text">
      <style:text-properties style:text-underline-type="single" style:text-underline-style="solid" style:text-underline-width="auto" style:text-underline-mode="continuous"/>
    </style:style>
    <style:style style:name="T2284" style:parent-style-name="Domyślnaczcionkaakapitu" style:family="text">
      <style:text-properties fo:background-color="#80FFFF" style:text-underline-type="single" style:text-underline-style="solid" style:text-underline-width="auto" style:text-underline-mode="continuous"/>
    </style:style>
    <style:style style:name="T2285" style:parent-style-name="Domyślnaczcionkaakapitu" style:family="text">
      <style:text-properties style:text-underline-type="single" style:text-underline-style="solid" style:text-underline-width="auto" style:text-underline-mode="continuous"/>
    </style:style>
    <style:style style:name="T2286" style:parent-style-name="Domyślnaczcionkaakapitu" style:family="text">
      <style:text-properties fo:background-color="#80FFFF" style:text-underline-type="single" style:text-underline-style="solid" style:text-underline-width="auto" style:text-underline-mode="continuous"/>
    </style:style>
    <style:style style:name="T2287" style:parent-style-name="Domyślnaczcionkaakapitu" style:family="text">
      <style:text-properties style:text-underline-type="single" style:text-underline-style="solid" style:text-underline-width="auto" style:text-underline-mode="continuous"/>
    </style:style>
    <style:style style:name="P2288" style:parent-style-name="Normalny" style:family="paragraph">
      <style:paragraph-properties fo:text-align="justify" fo:line-height="150%" fo:text-indent="0.2479in"/>
    </style:style>
    <style:style style:name="T2289" style:parent-style-name="Domyślnaczcionkaakapitu" style:family="text">
      <style:text-properties fo:background-color="#80FFFF"/>
    </style:style>
    <style:style style:name="T2290" style:parent-style-name="Domyślnaczcionkaakapitu" style:family="text">
      <style:text-properties fo:background-color="#80FFFF"/>
    </style:style>
    <style:style style:name="T2291" style:parent-style-name="Domyślnaczcionkaakapitu" style:family="text">
      <style:text-properties fo:background-color="#80FFFF"/>
    </style:style>
    <style:style style:name="T2292" style:parent-style-name="Domyślnaczcionkaakapitu" style:family="text">
      <style:text-properties fo:background-color="#80FFFF"/>
    </style:style>
    <style:style style:name="T2293" style:parent-style-name="Domyślnaczcionkaakapitu" style:family="text">
      <style:text-properties fo:background-color="#80FFFF"/>
    </style:style>
    <style:style style:name="T2294" style:parent-style-name="Domyślnaczcionkaakapitu" style:family="text">
      <style:text-properties fo:background-color="#80FFFF"/>
    </style:style>
    <style:style style:name="T2295" style:parent-style-name="Domyślnaczcionkaakapitu" style:family="text">
      <style:text-properties fo:background-color="#80FFFF"/>
    </style:style>
    <style:style style:name="T2296" style:parent-style-name="Domyślnaczcionkaakapitu" style:family="text">
      <style:text-properties fo:background-color="#80FFFF"/>
    </style:style>
    <style:style style:name="T2297" style:parent-style-name="Domyślnaczcionkaakapitu" style:family="text">
      <style:text-properties fo:background-color="#80FFFF"/>
    </style:style>
    <style:style style:name="T2298" style:parent-style-name="Domyślnaczcionkaakapitu" style:family="text">
      <style:text-properties fo:background-color="#80FFFF"/>
    </style:style>
    <style:style style:name="T2299" style:parent-style-name="Domyślnaczcionkaakapitu" style:family="text">
      <style:text-properties fo:background-color="#80FFFF"/>
    </style:style>
    <style:style style:name="T2300" style:parent-style-name="Domyślnaczcionkaakapitu" style:family="text">
      <style:text-properties fo:background-color="#80FFFF"/>
    </style:style>
    <style:style style:name="T2301" style:parent-style-name="Domyślnaczcionkaakapitu" style:family="text">
      <style:text-properties fo:background-color="#80FFFF"/>
    </style:style>
    <style:style style:name="T2302" style:parent-style-name="Domyślnaczcionkaakapitu" style:family="text">
      <style:text-properties fo:background-color="#80FFFF"/>
    </style:style>
    <style:style style:name="T2303" style:parent-style-name="Domyślnaczcionkaakapitu" style:family="text">
      <style:text-properties fo:background-color="#80FFFF"/>
    </style:style>
    <style:style style:name="T2304" style:parent-style-name="Domyślnaczcionkaakapitu" style:family="text">
      <style:text-properties fo:background-color="#80FFFF"/>
    </style:style>
    <style:style style:name="T2305" style:parent-style-name="Domyślnaczcionkaakapitu" style:family="text">
      <style:text-properties fo:background-color="#80FFFF"/>
    </style:style>
    <style:style style:name="T2306" style:parent-style-name="Domyślnaczcionkaakapitu" style:family="text">
      <style:text-properties fo:background-color="#80FFFF"/>
    </style:style>
    <style:style style:name="T2307" style:parent-style-name="Domyślnaczcionkaakapitu" style:family="text">
      <style:text-properties fo:background-color="#80FFFF"/>
    </style:style>
    <style:style style:name="T2308" style:parent-style-name="Domyślnaczcionkaakapitu" style:family="text">
      <style:text-properties fo:background-color="#80FFFF"/>
    </style:style>
    <style:style style:name="T2309" style:parent-style-name="Domyślnaczcionkaakapitu" style:family="text">
      <style:text-properties fo:background-color="#80FFFF"/>
    </style:style>
    <style:style style:name="T2310" style:parent-style-name="Domyślnaczcionkaakapitu" style:family="text">
      <style:text-properties fo:background-color="#80FFFF"/>
    </style:style>
    <style:style style:name="T2311" style:parent-style-name="Domyślnaczcionkaakapitu" style:family="text">
      <style:text-properties fo:background-color="#80FFFF"/>
    </style:style>
    <style:style style:name="T2312" style:parent-style-name="Domyślnaczcionkaakapitu" style:family="text">
      <style:text-properties fo:background-color="#80FFFF"/>
    </style:style>
    <style:style style:name="P2313" style:parent-style-name="Normalny" style:family="paragraph">
      <style:paragraph-properties fo:text-align="justify" fo:line-height="150%" fo:text-indent="0.2479in"/>
    </style:style>
    <style:style style:name="T2314" style:parent-style-name="Domyślnaczcionkaakapitu" style:family="text">
      <style:text-properties fo:background-color="#80FFFF"/>
    </style:style>
    <style:style style:name="T2315" style:parent-style-name="Domyślnaczcionkaakapitu" style:family="text">
      <style:text-properties fo:background-color="#80FFFF"/>
    </style:style>
    <style:style style:name="T2316" style:parent-style-name="Domyślnaczcionkaakapitu" style:family="text">
      <style:text-properties fo:background-color="#80FFFF"/>
    </style:style>
    <style:style style:name="T2317" style:parent-style-name="Domyślnaczcionkaakapitu" style:family="text">
      <style:text-properties fo:background-color="#80FFFF"/>
    </style:style>
    <style:style style:name="P2318" style:parent-style-name="Normalny" style:family="paragraph">
      <style:paragraph-properties fo:text-align="justify" fo:line-height="150%">
        <style:tab-stops>
          <style:tab-stop style:type="left" style:leader-style="dotted" style:leader-text="." style:position="1.3368in"/>
        </style:tab-stops>
      </style:paragraph-properties>
    </style:style>
    <style:style style:name="T2319" style:parent-style-name="Domyślnaczcionkaakapitu" style:family="text">
      <style:text-properties style:text-underline-type="single" style:text-underline-style="solid" style:text-underline-width="auto" style:text-underline-mode="continuous"/>
    </style:style>
    <style:style style:name="T2320" style:parent-style-name="Domyślnaczcionkaakapitu" style:family="text">
      <style:text-properties fo:background-color="#80FFFF" style:text-underline-type="single" style:text-underline-style="solid" style:text-underline-width="auto" style:text-underline-mode="continuous"/>
    </style:style>
    <style:style style:name="T2321" style:parent-style-name="Domyślnaczcionkaakapitu" style:family="text">
      <style:text-properties style:text-underline-type="single" style:text-underline-style="solid" style:text-underline-width="auto" style:text-underline-mode="continuous"/>
    </style:style>
    <style:style style:name="P2322" style:parent-style-name="Normalny" style:family="paragraph">
      <style:paragraph-properties fo:text-align="justify" fo:line-height="150%" fo:text-indent="0.2479in">
        <style:tab-stops>
          <style:tab-stop style:type="left" style:leader-style="dotted" style:leader-text="." style:position="1.3368in"/>
        </style:tab-stops>
      </style:paragraph-properties>
    </style:style>
    <style:style style:name="T2323" style:parent-style-name="Domyślnaczcionkaakapitu" style:family="text">
      <style:text-properties fo:background-color="#80FFFF"/>
    </style:style>
    <style:style style:name="P2324" style:parent-style-name="Normalny" style:family="paragraph">
      <style:paragraph-properties fo:text-align="justify" fo:line-height="150%"/>
    </style:style>
    <style:style style:name="T2325" style:parent-style-name="Domyślnaczcionkaakapitu" style:family="text">
      <style:text-properties style:text-underline-type="single" style:text-underline-style="solid" style:text-underline-width="auto" style:text-underline-mode="continuous"/>
    </style:style>
    <style:style style:name="T2326" style:parent-style-name="Domyślnaczcionkaakapitu" style:family="text">
      <style:text-properties fo:background-color="#80FFFF" style:text-underline-type="single" style:text-underline-style="solid" style:text-underline-width="auto" style:text-underline-mode="continuous"/>
    </style:style>
    <style:style style:name="T2327" style:parent-style-name="Domyślnaczcionkaakapitu" style:family="text">
      <style:text-properties style:text-underline-type="single" style:text-underline-style="solid" style:text-underline-width="auto" style:text-underline-mode="continuous"/>
    </style:style>
    <style:style style:name="T2328" style:parent-style-name="Domyślnaczcionkaakapitu" style:family="text">
      <style:text-properties fo:background-color="#80FFFF" style:text-underline-type="single" style:text-underline-style="solid" style:text-underline-width="auto" style:text-underline-mode="continuous"/>
    </style:style>
    <style:style style:name="T2329" style:parent-style-name="Domyślnaczcionkaakapitu" style:family="text">
      <style:text-properties style:text-underline-type="single" style:text-underline-style="solid" style:text-underline-width="auto" style:text-underline-mode="continuous"/>
    </style:style>
    <style:style style:name="T2330" style:parent-style-name="Domyślnaczcionkaakapitu" style:family="text">
      <style:text-properties fo:background-color="#80FFFF" style:text-underline-type="single" style:text-underline-style="solid" style:text-underline-width="auto" style:text-underline-mode="continuous"/>
    </style:style>
    <style:style style:name="T2331" style:parent-style-name="Domyślnaczcionkaakapitu" style:family="text">
      <style:text-properties style:text-underline-type="single" style:text-underline-style="solid" style:text-underline-width="auto" style:text-underline-mode="continuous"/>
    </style:style>
    <style:style style:name="T2332" style:parent-style-name="Domyślnaczcionkaakapitu" style:family="text">
      <style:text-properties fo:background-color="#80FFFF" style:text-underline-type="single" style:text-underline-style="solid" style:text-underline-width="auto" style:text-underline-mode="continuous"/>
    </style:style>
    <style:style style:name="P2333" style:parent-style-name="Normalny" style:family="paragraph">
      <style:paragraph-properties fo:text-align="justify" fo:line-height="150%" fo:text-indent="0.2479in"/>
    </style:style>
    <style:style style:name="T2334" style:parent-style-name="Domyślnaczcionkaakapitu" style:family="text">
      <style:text-properties fo:background-color="#80FFFF"/>
    </style:style>
    <style:style style:name="T2335" style:parent-style-name="Domyślnaczcionkaakapitu" style:family="text">
      <style:text-properties fo:background-color="#80FFFF"/>
    </style:style>
    <style:style style:name="T2336" style:parent-style-name="Domyślnaczcionkaakapitu" style:family="text">
      <style:text-properties fo:background-color="#80FFFF"/>
    </style:style>
    <style:style style:name="T2337" style:parent-style-name="Domyślnaczcionkaakapitu" style:family="text">
      <style:text-properties fo:background-color="#80FFFF"/>
    </style:style>
    <style:style style:name="T2338" style:parent-style-name="Domyślnaczcionkaakapitu" style:family="text">
      <style:text-properties fo:background-color="#80FFFF"/>
    </style:style>
    <style:style style:name="T2339" style:parent-style-name="Domyślnaczcionkaakapitu" style:family="text">
      <style:text-properties fo:background-color="#80FFFF"/>
    </style:style>
    <style:style style:name="T2340" style:parent-style-name="Domyślnaczcionkaakapitu" style:family="text">
      <style:text-properties fo:background-color="#80FFFF"/>
    </style:style>
    <style:style style:name="T2341" style:parent-style-name="Domyślnaczcionkaakapitu" style:family="text">
      <style:text-properties fo:background-color="#80FFFF"/>
    </style:style>
    <style:style style:name="T2342" style:parent-style-name="Domyślnaczcionkaakapitu" style:family="text">
      <style:text-properties fo:background-color="#80FFFF"/>
    </style:style>
    <style:style style:name="P2343" style:parent-style-name="Normalny" style:family="paragraph">
      <style:paragraph-properties fo:text-align="justify" fo:line-height="150%" fo:text-indent="0.2479in"/>
    </style:style>
    <style:style style:name="P2344" style:parent-style-name="Normalny" style:family="paragraph">
      <style:paragraph-properties fo:text-align="justify" fo:line-height="150%"/>
    </style:style>
    <style:style style:name="T2345" style:parent-style-name="Domyślnaczcionkaakapitu" style:family="text">
      <style:text-properties style:text-underline-type="single" style:text-underline-style="solid" style:text-underline-width="auto" style:text-underline-mode="continuous"/>
    </style:style>
    <style:style style:name="T2346" style:parent-style-name="Domyślnaczcionkaakapitu" style:family="text">
      <style:text-properties fo:background-color="#80FFFF" style:text-underline-type="single" style:text-underline-style="solid" style:text-underline-width="auto" style:text-underline-mode="continuous"/>
    </style:style>
    <style:style style:name="T2347" style:parent-style-name="Domyślnaczcionkaakapitu" style:family="text">
      <style:text-properties style:text-underline-type="single" style:text-underline-style="solid" style:text-underline-width="auto" style:text-underline-mode="continuous"/>
    </style:style>
    <style:style style:name="P2348" style:parent-style-name="Normalny" style:family="paragraph">
      <style:paragraph-properties fo:text-align="justify" fo:line-height="150%" fo:text-indent="0.2479in"/>
    </style:style>
    <style:style style:name="P2349" style:parent-style-name="Normalny" style:family="paragraph">
      <style:paragraph-properties fo:text-align="justify" fo:line-height="150%"/>
    </style:style>
    <style:style style:name="T2350" style:parent-style-name="Domyślnaczcionkaakapitu" style:family="text">
      <style:text-properties style:text-underline-type="single" style:text-underline-style="solid" style:text-underline-width="auto" style:text-underline-mode="continuous"/>
    </style:style>
    <style:style style:name="T2351" style:parent-style-name="Domyślnaczcionkaakapitu" style:family="text">
      <style:text-properties fo:background-color="#80FFFF" style:text-underline-type="single" style:text-underline-style="solid" style:text-underline-width="auto" style:text-underline-mode="continuous"/>
    </style:style>
    <style:style style:name="T2352" style:parent-style-name="Domyślnaczcionkaakapitu" style:family="text">
      <style:text-properties style:text-underline-type="single" style:text-underline-style="solid" style:text-underline-width="auto" style:text-underline-mode="continuous"/>
    </style:style>
    <style:style style:name="T2353" style:parent-style-name="Domyślnaczcionkaakapitu" style:family="text">
      <style:text-properties fo:background-color="#80FFFF" style:text-underline-type="single" style:text-underline-style="solid" style:text-underline-width="auto" style:text-underline-mode="continuous"/>
    </style:style>
    <style:style style:name="T2354" style:parent-style-name="Domyślnaczcionkaakapitu" style:family="text">
      <style:text-properties style:text-underline-type="single" style:text-underline-style="solid" style:text-underline-width="auto" style:text-underline-mode="continuous"/>
    </style:style>
    <style:style style:name="T2355" style:parent-style-name="Domyślnaczcionkaakapitu" style:family="text">
      <style:text-properties fo:background-color="#80FFFF" style:text-underline-type="single" style:text-underline-style="solid" style:text-underline-width="auto" style:text-underline-mode="continuous"/>
    </style:style>
    <style:style style:name="T2356" style:parent-style-name="Domyślnaczcionkaakapitu" style:family="text">
      <style:text-properties style:text-underline-type="single" style:text-underline-style="solid" style:text-underline-width="auto" style:text-underline-mode="continuous"/>
    </style:style>
    <style:style style:name="T2357" style:parent-style-name="Domyślnaczcionkaakapitu" style:family="text">
      <style:text-properties fo:background-color="#80FFFF" style:text-underline-type="single" style:text-underline-style="solid" style:text-underline-width="auto" style:text-underline-mode="continuous"/>
    </style:style>
    <style:style style:name="T2358" style:parent-style-name="Domyślnaczcionkaakapitu" style:family="text">
      <style:text-properties style:text-underline-type="single" style:text-underline-style="solid" style:text-underline-width="auto" style:text-underline-mode="continuous"/>
    </style:style>
    <style:style style:name="P2359" style:parent-style-name="Normalny" style:family="paragraph">
      <style:paragraph-properties fo:text-align="justify" fo:line-height="150%" fo:text-indent="0.2479in"/>
    </style:style>
    <style:style style:name="T2360" style:parent-style-name="Domyślnaczcionkaakapitu" style:family="text">
      <style:text-properties fo:background-color="#80FFFF"/>
    </style:style>
    <style:style style:name="P2361" style:parent-style-name="Normalny" style:family="paragraph">
      <style:paragraph-properties fo:text-align="justify" fo:line-height="150%" fo:text-indent="0.2479in"/>
    </style:style>
    <style:style style:name="T2362" style:parent-style-name="Domyślnaczcionkaakapitu" style:family="text">
      <style:text-properties fo:background-color="#80FFFF"/>
    </style:style>
    <style:style style:name="T2363" style:parent-style-name="Domyślnaczcionkaakapitu" style:family="text">
      <style:text-properties fo:background-color="#80FFFF"/>
    </style:style>
    <style:style style:name="T2364" style:parent-style-name="Domyślnaczcionkaakapitu" style:family="text">
      <style:text-properties fo:background-color="#80FFFF"/>
    </style:style>
    <style:style style:name="T2365" style:parent-style-name="Domyślnaczcionkaakapitu" style:family="text">
      <style:text-properties fo:background-color="#80FFFF"/>
    </style:style>
    <style:style style:name="P2366" style:parent-style-name="Normalny" style:family="paragraph">
      <style:paragraph-properties fo:text-align="justify" fo:line-height="150%" fo:text-indent="0.2479in"/>
    </style:style>
    <style:style style:name="T2367" style:parent-style-name="Domyślnaczcionkaakapitu" style:family="text">
      <style:text-properties fo:background-color="#80FFFF"/>
    </style:style>
    <style:style style:name="T2368" style:parent-style-name="Domyślnaczcionkaakapitu" style:family="text">
      <style:text-properties fo:background-color="#80FFFF"/>
    </style:style>
    <style:style style:name="P2369" style:parent-style-name="Normalny" style:family="paragraph">
      <style:paragraph-properties fo:text-align="justify" fo:line-height="150%"/>
    </style:style>
    <style:style style:name="T2370" style:parent-style-name="Domyślnaczcionkaakapitu" style:family="text">
      <style:text-properties style:text-underline-type="single" style:text-underline-style="solid" style:text-underline-width="auto" style:text-underline-mode="continuous"/>
    </style:style>
    <style:style style:name="T2371" style:parent-style-name="Domyślnaczcionkaakapitu" style:family="text">
      <style:text-properties fo:background-color="#80FFFF" style:text-underline-type="single" style:text-underline-style="solid" style:text-underline-width="auto" style:text-underline-mode="continuous"/>
    </style:style>
    <style:style style:name="T2372" style:parent-style-name="Domyślnaczcionkaakapitu" style:family="text">
      <style:text-properties style:text-underline-type="single" style:text-underline-style="solid" style:text-underline-width="auto" style:text-underline-mode="continuous"/>
    </style:style>
    <style:style style:name="T2373" style:parent-style-name="Domyślnaczcionkaakapitu" style:family="text">
      <style:text-properties fo:background-color="#80FFFF" style:text-underline-type="single" style:text-underline-style="solid" style:text-underline-width="auto" style:text-underline-mode="continuous"/>
    </style:style>
    <style:style style:name="T2374" style:parent-style-name="Domyślnaczcionkaakapitu" style:family="text">
      <style:text-properties style:text-underline-type="single" style:text-underline-style="solid" style:text-underline-width="auto" style:text-underline-mode="continuous"/>
    </style:style>
    <style:style style:name="P2375" style:parent-style-name="Normalny" style:family="paragraph">
      <style:paragraph-properties fo:text-align="justify" fo:line-height="150%" fo:text-indent="0.2479in"/>
    </style:style>
    <style:style style:name="P2376" style:parent-style-name="Normalny" style:family="paragraph">
      <style:paragraph-properties fo:text-align="justify" fo:line-height="150%"/>
    </style:style>
    <style:style style:name="T2377" style:parent-style-name="Domyślnaczcionkaakapitu" style:family="text">
      <style:text-properties style:text-underline-type="single" style:text-underline-style="solid" style:text-underline-width="auto" style:text-underline-mode="continuous"/>
    </style:style>
    <style:style style:name="T2378" style:parent-style-name="Domyślnaczcionkaakapitu" style:family="text">
      <style:text-properties fo:background-color="#80FFFF" style:text-underline-type="single" style:text-underline-style="solid" style:text-underline-width="auto" style:text-underline-mode="continuous"/>
    </style:style>
    <style:style style:name="T2379" style:parent-style-name="Domyślnaczcionkaakapitu" style:family="text">
      <style:text-properties style:text-underline-type="single" style:text-underline-style="solid" style:text-underline-width="auto" style:text-underline-mode="continuous"/>
    </style:style>
    <style:style style:name="T2380" style:parent-style-name="Domyślnaczcionkaakapitu" style:family="text">
      <style:text-properties fo:background-color="#80FFFF" style:text-underline-type="single" style:text-underline-style="solid" style:text-underline-width="auto" style:text-underline-mode="continuous"/>
    </style:style>
    <style:style style:name="T2381" style:parent-style-name="Domyślnaczcionkaakapitu" style:family="text">
      <style:text-properties style:text-underline-type="single" style:text-underline-style="solid" style:text-underline-width="auto" style:text-underline-mode="continuous"/>
    </style:style>
    <style:style style:name="T2382" style:parent-style-name="Domyślnaczcionkaakapitu" style:family="text">
      <style:text-properties fo:background-color="#80FFFF" style:text-underline-type="single" style:text-underline-style="solid" style:text-underline-width="auto" style:text-underline-mode="continuous"/>
    </style:style>
    <style:style style:name="T2383" style:parent-style-name="Domyślnaczcionkaakapitu" style:family="text">
      <style:text-properties style:text-underline-type="single" style:text-underline-style="solid" style:text-underline-width="auto" style:text-underline-mode="continuous"/>
    </style:style>
    <style:style style:name="P2384" style:parent-style-name="Normalny" style:family="paragraph">
      <style:paragraph-properties fo:text-align="justify" fo:line-height="150%" fo:text-indent="0.2479in"/>
    </style:style>
    <style:style style:name="T2385" style:parent-style-name="Domyślnaczcionkaakapitu" style:family="text">
      <style:text-properties fo:background-color="#80FFFF"/>
    </style:style>
    <style:style style:name="P2386" style:parent-style-name="Normalny" style:family="paragraph">
      <style:paragraph-properties fo:text-align="justify" fo:line-height="150%"/>
    </style:style>
    <style:style style:name="T2387" style:parent-style-name="Domyślnaczcionkaakapitu" style:family="text">
      <style:text-properties style:text-underline-type="single" style:text-underline-style="solid" style:text-underline-width="auto" style:text-underline-mode="continuous"/>
    </style:style>
    <style:style style:name="T2388" style:parent-style-name="Domyślnaczcionkaakapitu" style:family="text">
      <style:text-properties fo:background-color="#80FFFF" style:text-underline-type="single" style:text-underline-style="solid" style:text-underline-width="auto" style:text-underline-mode="continuous"/>
    </style:style>
    <style:style style:name="T2389" style:parent-style-name="Domyślnaczcionkaakapitu" style:family="text">
      <style:text-properties style:text-underline-type="single" style:text-underline-style="solid" style:text-underline-width="auto" style:text-underline-mode="continuous"/>
    </style:style>
    <style:style style:name="T2390" style:parent-style-name="Domyślnaczcionkaakapitu" style:family="text">
      <style:text-properties fo:background-color="#80FFFF" style:text-underline-type="single" style:text-underline-style="solid" style:text-underline-width="auto" style:text-underline-mode="continuous"/>
    </style:style>
    <style:style style:name="T2391" style:parent-style-name="Domyślnaczcionkaakapitu" style:family="text">
      <style:text-properties style:text-underline-type="single" style:text-underline-style="solid" style:text-underline-width="auto" style:text-underline-mode="continuous"/>
    </style:style>
    <style:style style:name="T2392" style:parent-style-name="Domyślnaczcionkaakapitu" style:family="text">
      <style:text-properties fo:background-color="#80FFFF" style:text-underline-type="single" style:text-underline-style="solid" style:text-underline-width="auto" style:text-underline-mode="continuous"/>
    </style:style>
    <style:style style:name="T2393" style:parent-style-name="Domyślnaczcionkaakapitu" style:family="text">
      <style:text-properties style:text-underline-type="single" style:text-underline-style="solid" style:text-underline-width="auto" style:text-underline-mode="continuous"/>
    </style:style>
    <style:style style:name="T2394" style:parent-style-name="Domyślnaczcionkaakapitu" style:family="text">
      <style:text-properties fo:background-color="#80FFFF" style:text-underline-type="single" style:text-underline-style="solid" style:text-underline-width="auto" style:text-underline-mode="continuous"/>
    </style:style>
    <style:style style:name="P2395" style:parent-style-name="Normalny" style:family="paragraph">
      <style:paragraph-properties fo:text-align="justify" fo:line-height="150%" fo:text-indent="0.2479in"/>
    </style:style>
    <style:style style:name="T2396" style:parent-style-name="Domyślnaczcionkaakapitu" style:family="text">
      <style:text-properties fo:background-color="#80FFFF"/>
    </style:style>
    <style:style style:name="T2397" style:parent-style-name="Domyślnaczcionkaakapitu" style:family="text">
      <style:text-properties fo:background-color="#80FFFF"/>
    </style:style>
    <style:style style:name="T2398" style:parent-style-name="Domyślnaczcionkaakapitu" style:family="text">
      <style:text-properties fo:background-color="#80FFFF"/>
    </style:style>
    <style:style style:name="T2399" style:parent-style-name="Domyślnaczcionkaakapitu" style:family="text">
      <style:text-properties fo:background-color="#80FFFF"/>
    </style:style>
    <style:style style:name="T2400" style:parent-style-name="Domyślnaczcionkaakapitu" style:family="text">
      <style:text-properties fo:background-color="#80FFFF"/>
    </style:style>
    <style:style style:name="T2401" style:parent-style-name="Domyślnaczcionkaakapitu" style:family="text">
      <style:text-properties fo:background-color="#80FFFF"/>
    </style:style>
    <style:style style:name="T2402" style:parent-style-name="Domyślnaczcionkaakapitu" style:family="text">
      <style:text-properties fo:background-color="#80FFFF"/>
    </style:style>
    <style:style style:name="T2403" style:parent-style-name="Domyślnaczcionkaakapitu" style:family="text">
      <style:text-properties fo:background-color="#80FFFF"/>
    </style:style>
    <style:style style:name="P2404" style:parent-style-name="Normalny" style:family="paragraph">
      <style:paragraph-properties fo:text-align="justify" fo:line-height="150%"/>
    </style:style>
    <style:style style:name="T2405" style:parent-style-name="Domyślnaczcionkaakapitu" style:family="text">
      <style:text-properties style:text-underline-type="single" style:text-underline-style="solid" style:text-underline-width="auto" style:text-underline-mode="continuous"/>
    </style:style>
    <style:style style:name="T2406" style:parent-style-name="Domyślnaczcionkaakapitu" style:family="text">
      <style:text-properties fo:background-color="#80FFFF" style:text-underline-type="single" style:text-underline-style="solid" style:text-underline-width="auto" style:text-underline-mode="continuous"/>
    </style:style>
    <style:style style:name="T2407" style:parent-style-name="Domyślnaczcionkaakapitu" style:family="text">
      <style:text-properties style:text-underline-type="single" style:text-underline-style="solid" style:text-underline-width="auto" style:text-underline-mode="continuous"/>
    </style:style>
    <style:style style:name="P2408" style:parent-style-name="Normalny" style:family="paragraph">
      <style:paragraph-properties fo:text-align="justify" fo:line-height="150%" fo:text-indent="0.2479in"/>
    </style:style>
    <style:style style:name="T2409" style:parent-style-name="Domyślnaczcionkaakapitu" style:family="text">
      <style:text-properties fo:background-color="#80FFFF"/>
    </style:style>
    <style:style style:name="T2410" style:parent-style-name="Domyślnaczcionkaakapitu" style:family="text">
      <style:text-properties fo:background-color="#80FFFF"/>
    </style:style>
    <style:style style:name="T2411" style:parent-style-name="Domyślnaczcionkaakapitu" style:family="text">
      <style:text-properties fo:background-color="#80FFFF"/>
    </style:style>
    <style:style style:name="P2412" style:parent-style-name="Normalny" style:family="paragraph">
      <style:paragraph-properties fo:text-align="justify" fo:line-height="150%"/>
    </style:style>
    <style:style style:name="T2413" style:parent-style-name="Domyślnaczcionkaakapitu" style:family="text">
      <style:text-properties fo:background-color="#80FFFF" style:text-underline-type="single" style:text-underline-style="solid" style:text-underline-width="auto" style:text-underline-mode="continuous"/>
    </style:style>
    <style:style style:name="T2414" style:parent-style-name="Domyślnaczcionkaakapitu" style:family="text">
      <style:text-properties style:text-underline-type="single" style:text-underline-style="solid" style:text-underline-width="auto" style:text-underline-mode="continuous"/>
    </style:style>
    <style:style style:name="P2415" style:parent-style-name="Normalny" style:family="paragraph">
      <style:paragraph-properties fo:text-align="justify" fo:line-height="150%" fo:text-indent="0.2479in"/>
    </style:style>
    <style:style style:name="T2416" style:parent-style-name="Domyślnaczcionkaakapitu" style:family="text">
      <style:text-properties fo:background-color="#80FFFF"/>
    </style:style>
    <style:style style:name="T2417" style:parent-style-name="Domyślnaczcionkaakapitu" style:family="text">
      <style:text-properties fo:background-color="#80FFFF"/>
    </style:style>
    <style:style style:name="T2418" style:parent-style-name="Domyślnaczcionkaakapitu" style:family="text">
      <style:text-properties fo:background-color="#80FFFF"/>
    </style:style>
    <style:style style:name="T2419" style:parent-style-name="Domyślnaczcionkaakapitu" style:family="text">
      <style:text-properties fo:background-color="#80FFFF"/>
    </style:style>
    <style:style style:name="T2420" style:parent-style-name="Domyślnaczcionkaakapitu" style:family="text">
      <style:text-properties fo:background-color="#80FFFF"/>
    </style:style>
    <style:style style:name="T2421" style:parent-style-name="Domyślnaczcionkaakapitu" style:family="text">
      <style:text-properties fo:background-color="#80FFFF"/>
    </style:style>
    <style:style style:name="T2422" style:parent-style-name="Domyślnaczcionkaakapitu" style:family="text">
      <style:text-properties fo:background-color="#80FFFF"/>
    </style:style>
    <style:style style:name="T2423" style:parent-style-name="Domyślnaczcionkaakapitu" style:family="text">
      <style:text-properties fo:background-color="#80FFFF"/>
    </style:style>
    <style:style style:name="T2424" style:parent-style-name="Domyślnaczcionkaakapitu" style:family="text">
      <style:text-properties fo:background-color="#80FFFF"/>
    </style:style>
    <style:style style:name="T2425" style:parent-style-name="Domyślnaczcionkaakapitu" style:family="text">
      <style:text-properties fo:background-color="#80FFFF"/>
    </style:style>
    <style:style style:name="P2426" style:parent-style-name="Normalny" style:family="paragraph">
      <style:paragraph-properties fo:text-align="justify" fo:line-height="150%" fo:text-indent="0.2479in"/>
    </style:style>
    <style:style style:name="T2427" style:parent-style-name="Domyślnaczcionkaakapitu" style:family="text">
      <style:text-properties fo:background-color="#80FFFF"/>
    </style:style>
    <style:style style:name="T2428" style:parent-style-name="Domyślnaczcionkaakapitu" style:family="text">
      <style:text-properties fo:background-color="#80FFFF"/>
    </style:style>
    <style:style style:name="T2429" style:parent-style-name="Domyślnaczcionkaakapitu" style:family="text">
      <style:text-properties fo:background-color="#80FFFF"/>
    </style:style>
    <style:style style:name="T2430" style:parent-style-name="Domyślnaczcionkaakapitu" style:family="text">
      <style:text-properties fo:background-color="#80FFFF"/>
    </style:style>
    <style:style style:name="T2431" style:parent-style-name="Domyślnaczcionkaakapitu" style:family="text">
      <style:text-properties fo:background-color="#80FFFF"/>
    </style:style>
    <style:style style:name="T2432" style:parent-style-name="Domyślnaczcionkaakapitu" style:family="text">
      <style:text-properties fo:background-color="#80FFFF"/>
    </style:style>
    <style:style style:name="T2433" style:parent-style-name="Domyślnaczcionkaakapitu" style:family="text">
      <style:text-properties fo:background-color="#80FFFF"/>
    </style:style>
    <style:style style:name="T2434" style:parent-style-name="Domyślnaczcionkaakapitu" style:family="text">
      <style:text-properties fo:background-color="#80FFFF"/>
    </style:style>
    <style:style style:name="T2435" style:parent-style-name="Domyślnaczcionkaakapitu" style:family="text">
      <style:text-properties fo:background-color="#80FFFF"/>
    </style:style>
    <style:style style:name="T2436" style:parent-style-name="Domyślnaczcionkaakapitu" style:family="text">
      <style:text-properties fo:background-color="#80FFFF"/>
    </style:style>
    <style:style style:name="T2437" style:parent-style-name="Domyślnaczcionkaakapitu" style:family="text">
      <style:text-properties fo:background-color="#80FFFF"/>
    </style:style>
    <style:style style:name="T2438" style:parent-style-name="Domyślnaczcionkaakapitu" style:family="text">
      <style:text-properties fo:background-color="#80FFFF"/>
    </style:style>
    <style:style style:name="T2439" style:parent-style-name="Domyślnaczcionkaakapitu" style:family="text">
      <style:text-properties fo:background-color="#80FFFF"/>
    </style:style>
    <style:style style:name="T2440" style:parent-style-name="Domyślnaczcionkaakapitu" style:family="text">
      <style:text-properties fo:background-color="#80FFFF"/>
    </style:style>
    <style:style style:name="T2441" style:parent-style-name="Domyślnaczcionkaakapitu" style:family="text">
      <style:text-properties fo:background-color="#80FFFF"/>
    </style:style>
    <style:style style:name="T2442" style:parent-style-name="Domyślnaczcionkaakapitu" style:family="text">
      <style:text-properties fo:background-color="#80FFFF"/>
    </style:style>
    <style:style style:name="T2443" style:parent-style-name="Domyślnaczcionkaakapitu" style:family="text">
      <style:text-properties fo:background-color="#80FFFF"/>
    </style:style>
    <style:style style:name="T2444" style:parent-style-name="Domyślnaczcionkaakapitu" style:family="text">
      <style:text-properties fo:background-color="#80FFFF"/>
    </style:style>
    <style:style style:name="T2445" style:parent-style-name="Domyślnaczcionkaakapitu" style:family="text">
      <style:text-properties fo:background-color="#80FFFF"/>
    </style:style>
    <style:style style:name="T2446" style:parent-style-name="Domyślnaczcionkaakapitu" style:family="text">
      <style:text-properties fo:background-color="#80FFFF"/>
    </style:style>
    <style:style style:name="P2447" style:parent-style-name="Normalny" style:family="paragraph">
      <style:paragraph-properties fo:text-align="justify" fo:line-height="150%"/>
    </style:style>
    <style:style style:name="T2448" style:parent-style-name="Domyślnaczcionkaakapitu" style:family="text">
      <style:text-properties fo:background-color="#80FFFF" style:text-underline-type="single" style:text-underline-style="solid" style:text-underline-width="auto" style:text-underline-mode="continuous"/>
    </style:style>
    <style:style style:name="T2449" style:parent-style-name="Domyślnaczcionkaakapitu" style:family="text">
      <style:text-properties style:text-underline-type="single" style:text-underline-style="solid" style:text-underline-width="auto" style:text-underline-mode="continuous"/>
    </style:style>
    <style:style style:name="T2450" style:parent-style-name="Domyślnaczcionkaakapitu" style:family="text">
      <style:text-properties fo:background-color="#80FFFF" style:text-underline-type="single" style:text-underline-style="solid" style:text-underline-width="auto" style:text-underline-mode="continuous"/>
    </style:style>
    <style:style style:name="T2451" style:parent-style-name="Domyślnaczcionkaakapitu" style:family="text">
      <style:text-properties style:text-underline-type="single" style:text-underline-style="solid" style:text-underline-width="auto" style:text-underline-mode="continuous"/>
    </style:style>
    <style:style style:name="T2452" style:parent-style-name="Domyślnaczcionkaakapitu" style:family="text">
      <style:text-properties fo:background-color="#80FFFF" style:text-underline-type="single" style:text-underline-style="solid" style:text-underline-width="auto" style:text-underline-mode="continuous"/>
    </style:style>
    <style:style style:name="T2453" style:parent-style-name="Domyślnaczcionkaakapitu" style:family="text">
      <style:text-properties style:text-underline-type="single" style:text-underline-style="solid" style:text-underline-width="auto" style:text-underline-mode="continuous"/>
    </style:style>
    <style:style style:name="T2454" style:parent-style-name="Domyślnaczcionkaakapitu" style:family="text">
      <style:text-properties fo:background-color="#80FFFF" style:text-underline-type="single" style:text-underline-style="solid" style:text-underline-width="auto" style:text-underline-mode="continuous"/>
    </style:style>
    <style:style style:name="T2455" style:parent-style-name="Domyślnaczcionkaakapitu" style:family="text">
      <style:text-properties style:text-underline-type="single" style:text-underline-style="solid" style:text-underline-width="auto" style:text-underline-mode="continuous"/>
    </style:style>
    <style:style style:name="T2456" style:parent-style-name="Domyślnaczcionkaakapitu" style:family="text">
      <style:text-properties fo:background-color="#80FFFF" style:text-underline-type="single" style:text-underline-style="solid" style:text-underline-width="auto" style:text-underline-mode="continuous"/>
    </style:style>
    <style:style style:name="T2457" style:parent-style-name="Domyślnaczcionkaakapitu" style:family="text">
      <style:text-properties style:text-underline-type="single" style:text-underline-style="solid" style:text-underline-width="auto" style:text-underline-mode="continuous"/>
    </style:style>
    <style:style style:name="P2458" style:parent-style-name="Normalny" style:family="paragraph">
      <style:paragraph-properties fo:text-align="justify" fo:line-height="150%" fo:text-indent="0.2479in"/>
    </style:style>
    <style:style style:name="T2459" style:parent-style-name="Domyślnaczcionkaakapitu" style:family="text">
      <style:text-properties fo:background-color="#80FFFF"/>
    </style:style>
    <style:style style:name="T2460" style:parent-style-name="Domyślnaczcionkaakapitu" style:family="text">
      <style:text-properties fo:background-color="#80FFFF"/>
    </style:style>
    <style:style style:name="T2461" style:parent-style-name="Domyślnaczcionkaakapitu" style:family="text">
      <style:text-properties fo:background-color="#80FFFF"/>
    </style:style>
    <style:style style:name="T2462" style:parent-style-name="Domyślnaczcionkaakapitu" style:family="text">
      <style:text-properties fo:background-color="#80FFFF"/>
    </style:style>
    <style:style style:name="P2463" style:parent-style-name="Normalny" style:family="paragraph">
      <style:paragraph-properties fo:text-align="justify" fo:line-height="150%" fo:text-indent="0.2479in"/>
    </style:style>
    <style:style style:name="T2464" style:parent-style-name="Domyślnaczcionkaakapitu" style:family="text">
      <style:text-properties fo:background-color="#80FFFF"/>
    </style:style>
    <style:style style:name="T2465" style:parent-style-name="Domyślnaczcionkaakapitu" style:family="text">
      <style:text-properties fo:background-color="#80FFFF"/>
    </style:style>
    <style:style style:name="T2466" style:parent-style-name="Domyślnaczcionkaakapitu" style:family="text">
      <style:text-properties fo:background-color="#80FFFF"/>
    </style:style>
    <style:style style:name="P2467" style:parent-style-name="Normalny" style:family="paragraph">
      <style:paragraph-properties fo:text-align="justify" fo:line-height="150%" fo:text-indent="0.2479in"/>
    </style:style>
    <style:style style:name="T2468" style:parent-style-name="Domyślnaczcionkaakapitu" style:family="text">
      <style:text-properties fo:background-color="#80FFFF"/>
    </style:style>
    <style:style style:name="T2469" style:parent-style-name="Domyślnaczcionkaakapitu" style:family="text">
      <style:text-properties fo:background-color="#80FFFF"/>
    </style:style>
    <style:style style:name="T2470" style:parent-style-name="Domyślnaczcionkaakapitu" style:family="text">
      <style:text-properties fo:background-color="#80FFFF"/>
    </style:style>
    <style:style style:name="T2471" style:parent-style-name="Domyślnaczcionkaakapitu" style:family="text">
      <style:text-properties fo:background-color="#80FFFF"/>
    </style:style>
    <style:style style:name="T2472" style:parent-style-name="Domyślnaczcionkaakapitu" style:family="text">
      <style:text-properties fo:background-color="#80FFFF"/>
    </style:style>
    <style:style style:name="T2473" style:parent-style-name="Domyślnaczcionkaakapitu" style:family="text">
      <style:text-properties fo:background-color="#80FFFF"/>
    </style:style>
    <style:style style:name="T2474" style:parent-style-name="Domyślnaczcionkaakapitu" style:family="text">
      <style:text-properties fo:background-color="#80FFFF"/>
    </style:style>
    <style:style style:name="T2475" style:parent-style-name="Domyślnaczcionkaakapitu" style:family="text">
      <style:text-properties fo:background-color="#80FFFF"/>
    </style:style>
    <style:style style:name="T2476" style:parent-style-name="Domyślnaczcionkaakapitu" style:family="text">
      <style:text-properties fo:background-color="#80FFFF"/>
    </style:style>
    <style:style style:name="T2477" style:parent-style-name="Domyślnaczcionkaakapitu" style:family="text">
      <style:text-properties fo:background-color="#80FFFF"/>
    </style:style>
    <style:style style:name="P2478" style:parent-style-name="Normalny" style:family="paragraph">
      <style:paragraph-properties fo:text-align="justify" fo:line-height="150%"/>
    </style:style>
    <style:style style:name="T2479" style:parent-style-name="Domyślnaczcionkaakapitu" style:family="text">
      <style:text-properties style:text-underline-type="single" style:text-underline-style="solid" style:text-underline-width="auto" style:text-underline-mode="continuous"/>
    </style:style>
    <style:style style:name="T2480" style:parent-style-name="Domyślnaczcionkaakapitu" style:family="text">
      <style:text-properties fo:background-color="#80FFFF" style:text-underline-type="single" style:text-underline-style="solid" style:text-underline-width="auto" style:text-underline-mode="continuous"/>
    </style:style>
    <style:style style:name="T2481" style:parent-style-name="Domyślnaczcionkaakapitu" style:family="text">
      <style:text-properties style:text-underline-type="single" style:text-underline-style="solid" style:text-underline-width="auto" style:text-underline-mode="continuous"/>
    </style:style>
    <style:style style:name="T2482" style:parent-style-name="Domyślnaczcionkaakapitu" style:family="text">
      <style:text-properties fo:background-color="#80FFFF" style:text-underline-type="single" style:text-underline-style="solid" style:text-underline-width="auto" style:text-underline-mode="continuous"/>
    </style:style>
    <style:style style:name="T2483" style:parent-style-name="Domyślnaczcionkaakapitu" style:family="text">
      <style:text-properties style:text-underline-type="single" style:text-underline-style="solid" style:text-underline-width="auto" style:text-underline-mode="continuous"/>
    </style:style>
    <style:style style:name="T2484" style:parent-style-name="Domyślnaczcionkaakapitu" style:family="text">
      <style:text-properties fo:background-color="#80FFFF" style:text-underline-type="single" style:text-underline-style="solid" style:text-underline-width="auto" style:text-underline-mode="continuous"/>
    </style:style>
    <style:style style:name="P2485" style:parent-style-name="Normalny" style:family="paragraph">
      <style:paragraph-properties fo:text-align="justify" fo:line-height="150%" fo:text-indent="0.2479in"/>
    </style:style>
    <style:style style:name="T2486" style:parent-style-name="Domyślnaczcionkaakapitu" style:family="text">
      <style:text-properties fo:background-color="#80FFFF"/>
    </style:style>
    <style:style style:name="T2487" style:parent-style-name="Domyślnaczcionkaakapitu" style:family="text">
      <style:text-properties fo:background-color="#80FFFF"/>
    </style:style>
    <style:style style:name="T2488" style:parent-style-name="Domyślnaczcionkaakapitu" style:family="text">
      <style:text-properties fo:background-color="#80FFFF"/>
    </style:style>
    <style:style style:name="T2489" style:parent-style-name="Domyślnaczcionkaakapitu" style:family="text">
      <style:text-properties fo:background-color="#80FFFF"/>
    </style:style>
    <style:style style:name="T2490" style:parent-style-name="Domyślnaczcionkaakapitu" style:family="text">
      <style:text-properties fo:background-color="#80FFFF"/>
    </style:style>
    <style:style style:name="T2491" style:parent-style-name="Domyślnaczcionkaakapitu" style:family="text">
      <style:text-properties fo:background-color="#80FFFF"/>
    </style:style>
    <style:style style:name="T2492" style:parent-style-name="Domyślnaczcionkaakapitu" style:family="text">
      <style:text-properties fo:background-color="#80FFFF"/>
    </style:style>
    <style:style style:name="T2493" style:parent-style-name="Domyślnaczcionkaakapitu" style:family="text">
      <style:text-properties fo:background-color="#80FFFF"/>
    </style:style>
    <style:style style:name="T2494" style:parent-style-name="Domyślnaczcionkaakapitu" style:family="text">
      <style:text-properties fo:background-color="#80FFFF"/>
    </style:style>
    <style:style style:name="T2495" style:parent-style-name="Domyślnaczcionkaakapitu" style:family="text">
      <style:text-properties fo:background-color="#80FFFF"/>
    </style:style>
    <style:style style:name="T2496" style:parent-style-name="Domyślnaczcionkaakapitu" style:family="text">
      <style:text-properties fo:background-color="#80FFFF"/>
    </style:style>
    <style:style style:name="T2497" style:parent-style-name="Domyślnaczcionkaakapitu" style:family="text">
      <style:text-properties fo:background-color="#80FFFF"/>
    </style:style>
    <style:style style:name="T2498" style:parent-style-name="Domyślnaczcionkaakapitu" style:family="text">
      <style:text-properties fo:background-color="#80FFFF"/>
    </style:style>
    <style:style style:name="T2499" style:parent-style-name="Domyślnaczcionkaakapitu" style:family="text">
      <style:text-properties fo:background-color="#80FFFF"/>
    </style:style>
    <style:style style:name="T2500" style:parent-style-name="Domyślnaczcionkaakapitu" style:family="text">
      <style:text-properties fo:background-color="#80FFFF"/>
    </style:style>
    <style:style style:name="T2501" style:parent-style-name="Domyślnaczcionkaakapitu" style:family="text">
      <style:text-properties fo:background-color="#80FFFF"/>
    </style:style>
    <style:style style:name="P2502" style:parent-style-name="Normalny" style:family="paragraph">
      <style:paragraph-properties fo:text-align="justify" fo:line-height="150%" fo:text-indent="0.2479in"/>
    </style:style>
    <style:style style:name="T2503" style:parent-style-name="Domyślnaczcionkaakapitu" style:family="text">
      <style:text-properties fo:background-color="#80FFFF"/>
    </style:style>
    <style:style style:name="T2504" style:parent-style-name="Domyślnaczcionkaakapitu" style:family="text">
      <style:text-properties fo:background-color="#80FFFF"/>
    </style:style>
    <style:style style:name="P2505" style:parent-style-name="Normalny" style:family="paragraph">
      <style:paragraph-properties fo:text-align="justify" fo:line-height="150%"/>
    </style:style>
    <style:style style:name="T2506" style:parent-style-name="Domyślnaczcionkaakapitu" style:family="text">
      <style:text-properties style:text-underline-type="single" style:text-underline-style="solid" style:text-underline-width="auto" style:text-underline-mode="continuous"/>
    </style:style>
    <style:style style:name="T2507" style:parent-style-name="Domyślnaczcionkaakapitu" style:family="text">
      <style:text-properties fo:background-color="#80FFFF" style:text-underline-type="single" style:text-underline-style="solid" style:text-underline-width="auto" style:text-underline-mode="continuous"/>
    </style:style>
    <style:style style:name="T2508" style:parent-style-name="Domyślnaczcionkaakapitu" style:family="text">
      <style:text-properties style:text-underline-type="single" style:text-underline-style="solid" style:text-underline-width="auto" style:text-underline-mode="continuous"/>
    </style:style>
    <style:style style:name="T2509" style:parent-style-name="Domyślnaczcionkaakapitu" style:family="text">
      <style:text-properties fo:background-color="#80FFFF" style:text-underline-type="single" style:text-underline-style="solid" style:text-underline-width="auto" style:text-underline-mode="continuous"/>
    </style:style>
    <style:style style:name="T2510" style:parent-style-name="Domyślnaczcionkaakapitu" style:family="text">
      <style:text-properties style:text-underline-type="single" style:text-underline-style="solid" style:text-underline-width="auto" style:text-underline-mode="continuous"/>
    </style:style>
    <style:style style:name="T2511" style:parent-style-name="Domyślnaczcionkaakapitu" style:family="text">
      <style:text-properties fo:background-color="#80FFFF" style:text-underline-type="single" style:text-underline-style="solid" style:text-underline-width="auto" style:text-underline-mode="continuous"/>
    </style:style>
    <style:style style:name="T2512" style:parent-style-name="Domyślnaczcionkaakapitu" style:family="text">
      <style:text-properties style:text-underline-type="single" style:text-underline-style="solid" style:text-underline-width="auto" style:text-underline-mode="continuous"/>
    </style:style>
    <style:style style:name="T2513" style:parent-style-name="Domyślnaczcionkaakapitu" style:family="text">
      <style:text-properties fo:background-color="#80FFFF" style:text-underline-type="single" style:text-underline-style="solid" style:text-underline-width="auto" style:text-underline-mode="continuous"/>
    </style:style>
    <style:style style:name="T2514" style:parent-style-name="Domyślnaczcionkaakapitu" style:family="text">
      <style:text-properties style:text-underline-type="single" style:text-underline-style="solid" style:text-underline-width="auto" style:text-underline-mode="continuous"/>
    </style:style>
    <style:style style:name="P2515" style:parent-style-name="Normalny" style:family="paragraph">
      <style:paragraph-properties fo:text-align="justify" fo:line-height="150%" fo:text-indent="0.2479in"/>
    </style:style>
    <style:style style:name="T2516" style:parent-style-name="Domyślnaczcionkaakapitu" style:family="text">
      <style:text-properties fo:background-color="#80FFFF"/>
    </style:style>
    <style:style style:name="P2517" style:parent-style-name="Normalny" style:family="paragraph">
      <style:paragraph-properties fo:text-align="justify" fo:line-height="150%"/>
    </style:style>
    <style:style style:name="T2518" style:parent-style-name="Domyślnaczcionkaakapitu" style:family="text">
      <style:text-properties style:text-underline-type="single" style:text-underline-style="solid" style:text-underline-width="auto" style:text-underline-mode="continuous"/>
    </style:style>
    <style:style style:name="T2519" style:parent-style-name="Domyślnaczcionkaakapitu" style:family="text">
      <style:text-properties style:text-underline-type="single" style:text-underline-style="solid" style:text-underline-width="auto" style:text-underline-mode="continuous"/>
    </style:style>
    <style:style style:name="T2520" style:parent-style-name="Domyślnaczcionkaakapitu" style:family="text">
      <style:text-properties fo:language="en" fo:country="US" style:language-asian="en" style:country-asian="US" style:language-complex="en" style:country-complex="US"/>
    </style:style>
    <style:style style:name="P2521" style:parent-style-name="Normalny" style:family="paragraph">
      <style:paragraph-properties fo:text-align="justify" fo:line-height="150%" fo:text-indent="0.2479in"/>
    </style:style>
    <style:style style:name="T2522" style:parent-style-name="Domyślnaczcionkaakapitu" style:family="text">
      <style:text-properties fo:background-color="#80FFFF"/>
    </style:style>
    <style:style style:name="P2523" style:parent-style-name="Normalny" style:family="paragraph">
      <style:paragraph-properties fo:text-align="justify" fo:line-height="150%"/>
    </style:style>
    <style:style style:name="T2524" style:parent-style-name="Domyślnaczcionkaakapitu" style:family="text">
      <style:text-properties style:text-underline-type="single" style:text-underline-style="solid" style:text-underline-width="auto" style:text-underline-mode="continuous"/>
    </style:style>
    <style:style style:name="T2525" style:parent-style-name="Domyślnaczcionkaakapitu" style:family="text">
      <style:text-properties fo:background-color="#80FFFF" style:text-underline-type="single" style:text-underline-style="solid" style:text-underline-width="auto" style:text-underline-mode="continuous"/>
    </style:style>
    <style:style style:name="T2526" style:parent-style-name="Domyślnaczcionkaakapitu" style:family="text">
      <style:text-properties style:text-underline-type="single" style:text-underline-style="solid" style:text-underline-width="auto" style:text-underline-mode="continuous"/>
    </style:style>
    <style:style style:name="T2527" style:parent-style-name="Domyślnaczcionkaakapitu" style:family="text">
      <style:text-properties fo:background-color="#80FFFF" style:text-underline-type="single" style:text-underline-style="solid" style:text-underline-width="auto" style:text-underline-mode="continuous"/>
    </style:style>
    <style:style style:name="T2528" style:parent-style-name="Domyślnaczcionkaakapitu" style:family="text">
      <style:text-properties style:text-underline-type="single" style:text-underline-style="solid" style:text-underline-width="auto" style:text-underline-mode="continuous"/>
    </style:style>
    <style:style style:name="T2529" style:parent-style-name="Domyślnaczcionkaakapitu" style:family="text">
      <style:text-properties fo:background-color="#80FFFF" style:text-underline-type="single" style:text-underline-style="solid" style:text-underline-width="auto" style:text-underline-mode="continuous"/>
    </style:style>
    <style:style style:name="T2530" style:parent-style-name="Domyślnaczcionkaakapitu" style:family="text">
      <style:text-properties style:text-underline-type="single" style:text-underline-style="solid" style:text-underline-width="auto" style:text-underline-mode="continuous"/>
    </style:style>
    <style:style style:name="T2531" style:parent-style-name="Domyślnaczcionkaakapitu" style:family="text">
      <style:text-properties fo:background-color="#80FFFF" style:text-underline-type="single" style:text-underline-style="solid" style:text-underline-width="auto" style:text-underline-mode="continuous"/>
    </style:style>
    <style:style style:name="T2532" style:parent-style-name="Domyślnaczcionkaakapitu" style:family="text">
      <style:text-properties style:text-underline-type="single" style:text-underline-style="solid" style:text-underline-width="auto" style:text-underline-mode="continuous"/>
    </style:style>
    <style:style style:name="P2533" style:parent-style-name="Normalny" style:family="paragraph">
      <style:paragraph-properties fo:text-align="justify" fo:line-height="150%" fo:text-indent="0.2479in"/>
    </style:style>
    <style:style style:name="T2534" style:parent-style-name="Domyślnaczcionkaakapitu" style:family="text">
      <style:text-properties fo:background-color="#80FFFF"/>
    </style:style>
    <style:style style:name="T2535" style:parent-style-name="Domyślnaczcionkaakapitu" style:family="text">
      <style:text-properties fo:background-color="#80FFFF"/>
    </style:style>
    <style:style style:name="T2536" style:parent-style-name="Domyślnaczcionkaakapitu" style:family="text">
      <style:text-properties fo:background-color="#80FFFF"/>
    </style:style>
    <style:style style:name="T2537" style:parent-style-name="Domyślnaczcionkaakapitu" style:family="text">
      <style:text-properties fo:background-color="#80FFFF"/>
    </style:style>
    <style:style style:name="P2538" style:parent-style-name="Normalny" style:family="paragraph">
      <style:paragraph-properties fo:text-align="justify" fo:line-height="150%" fo:text-indent="0.2479in"/>
    </style:style>
    <style:style style:name="T2539" style:parent-style-name="Domyślnaczcionkaakapitu" style:family="text">
      <style:text-properties fo:background-color="#80FFFF"/>
    </style:style>
    <style:style style:name="T2540" style:parent-style-name="Domyślnaczcionkaakapitu" style:family="text">
      <style:text-properties fo:background-color="#80FFFF"/>
    </style:style>
    <style:style style:name="T2541" style:parent-style-name="Domyślnaczcionkaakapitu" style:family="text">
      <style:text-properties fo:background-color="#80FFFF"/>
    </style:style>
    <style:style style:name="T2542" style:parent-style-name="Domyślnaczcionkaakapitu" style:family="text">
      <style:text-properties fo:background-color="#80FFFF"/>
    </style:style>
    <style:style style:name="P2543" style:parent-style-name="Normalny" style:family="paragraph">
      <style:paragraph-properties fo:text-align="justify" fo:line-height="150%"/>
    </style:style>
    <style:style style:name="T2544" style:parent-style-name="Domyślnaczcionkaakapitu" style:family="text">
      <style:text-properties style:text-underline-type="single" style:text-underline-style="solid" style:text-underline-width="auto" style:text-underline-mode="continuous"/>
    </style:style>
    <style:style style:name="T2545" style:parent-style-name="Domyślnaczcionkaakapitu" style:family="text">
      <style:text-properties fo:background-color="#80FFFF" style:text-underline-type="single" style:text-underline-style="solid" style:text-underline-width="auto" style:text-underline-mode="continuous"/>
    </style:style>
    <style:style style:name="T2546" style:parent-style-name="Domyślnaczcionkaakapitu" style:family="text">
      <style:text-properties style:text-underline-type="single" style:text-underline-style="solid" style:text-underline-width="auto" style:text-underline-mode="continuous"/>
    </style:style>
    <style:style style:name="T2547" style:parent-style-name="Domyślnaczcionkaakapitu" style:family="text">
      <style:text-properties fo:background-color="#80FFFF" style:text-underline-type="single" style:text-underline-style="solid" style:text-underline-width="auto" style:text-underline-mode="continuous"/>
    </style:style>
    <style:style style:name="T2548" style:parent-style-name="Domyślnaczcionkaakapitu" style:family="text">
      <style:text-properties style:text-underline-type="single" style:text-underline-style="solid" style:text-underline-width="auto" style:text-underline-mode="continuous"/>
    </style:style>
    <style:style style:name="T2549" style:parent-style-name="Domyślnaczcionkaakapitu" style:family="text">
      <style:text-properties fo:background-color="#80FFFF" style:text-underline-type="single" style:text-underline-style="solid" style:text-underline-width="auto" style:text-underline-mode="continuous"/>
    </style:style>
    <style:style style:name="T2550" style:parent-style-name="Domyślnaczcionkaakapitu" style:family="text">
      <style:text-properties style:text-underline-type="single" style:text-underline-style="solid" style:text-underline-width="auto" style:text-underline-mode="continuous"/>
    </style:style>
    <style:style style:name="T2551" style:parent-style-name="Domyślnaczcionkaakapitu" style:family="text">
      <style:text-properties fo:background-color="#80FFFF" style:text-underline-type="single" style:text-underline-style="solid" style:text-underline-width="auto" style:text-underline-mode="continuous"/>
    </style:style>
    <style:style style:name="T2552" style:parent-style-name="Domyślnaczcionkaakapitu" style:family="text">
      <style:text-properties style:text-underline-type="single" style:text-underline-style="solid" style:text-underline-width="auto" style:text-underline-mode="continuous"/>
    </style:style>
    <style:style style:name="T2553" style:parent-style-name="Domyślnaczcionkaakapitu" style:family="text">
      <style:text-properties fo:background-color="#80FFFF" style:text-underline-type="single" style:text-underline-style="solid" style:text-underline-width="auto" style:text-underline-mode="continuous"/>
    </style:style>
    <style:style style:name="P2554" style:parent-style-name="Normalny" style:family="paragraph">
      <style:paragraph-properties fo:text-align="justify" fo:line-height="150%" fo:text-indent="0.2479in"/>
    </style:style>
    <style:style style:name="T2555" style:parent-style-name="Domyślnaczcionkaakapitu" style:family="text">
      <style:text-properties fo:background-color="#80FFFF"/>
    </style:style>
    <style:style style:name="T2556" style:parent-style-name="Domyślnaczcionkaakapitu" style:family="text">
      <style:text-properties fo:background-color="#80FFFF"/>
    </style:style>
    <style:style style:name="T2557" style:parent-style-name="Domyślnaczcionkaakapitu" style:family="text">
      <style:text-properties fo:background-color="#80FFFF"/>
    </style:style>
    <style:style style:name="T2558" style:parent-style-name="Domyślnaczcionkaakapitu" style:family="text">
      <style:text-properties fo:background-color="#80FFFF"/>
    </style:style>
    <style:style style:name="T2559" style:parent-style-name="Domyślnaczcionkaakapitu" style:family="text">
      <style:text-properties fo:background-color="#80FFFF"/>
    </style:style>
    <style:style style:name="T2560" style:parent-style-name="Domyślnaczcionkaakapitu" style:family="text">
      <style:text-properties fo:background-color="#80FFFF"/>
    </style:style>
    <style:style style:name="P2561" style:parent-style-name="Normalny" style:family="paragraph">
      <style:paragraph-properties fo:text-align="justify" fo:line-height="150%" fo:text-indent="0.2479in"/>
    </style:style>
    <style:style style:name="T2562" style:parent-style-name="Domyślnaczcionkaakapitu" style:family="text">
      <style:text-properties fo:background-color="#80FFFF"/>
    </style:style>
    <style:style style:name="P2563" style:parent-style-name="Normalny" style:family="paragraph">
      <style:paragraph-properties fo:text-align="justify" fo:line-height="150%"/>
    </style:style>
    <style:style style:name="T2564" style:parent-style-name="Domyślnaczcionkaakapitu" style:family="text">
      <style:text-properties style:text-underline-type="single" style:text-underline-style="solid" style:text-underline-width="auto" style:text-underline-mode="continuous"/>
    </style:style>
    <style:style style:name="T2565" style:parent-style-name="Domyślnaczcionkaakapitu" style:family="text">
      <style:text-properties fo:background-color="#80FFFF" style:text-underline-type="single" style:text-underline-style="solid" style:text-underline-width="auto" style:text-underline-mode="continuous"/>
    </style:style>
    <style:style style:name="T2566" style:parent-style-name="Domyślnaczcionkaakapitu" style:family="text">
      <style:text-properties style:text-underline-type="single" style:text-underline-style="solid" style:text-underline-width="auto" style:text-underline-mode="continuous"/>
    </style:style>
    <style:style style:name="T2567" style:parent-style-name="Domyślnaczcionkaakapitu" style:family="text">
      <style:text-properties fo:background-color="#80FFFF" style:text-underline-type="single" style:text-underline-style="solid" style:text-underline-width="auto" style:text-underline-mode="continuous"/>
    </style:style>
    <style:style style:name="P2568" style:parent-style-name="Normalny" style:family="paragraph">
      <style:paragraph-properties fo:text-align="justify" fo:line-height="150%" fo:text-indent="0.2479in"/>
    </style:style>
    <style:style style:name="T2569" style:parent-style-name="Domyślnaczcionkaakapitu" style:family="text">
      <style:text-properties fo:background-color="#80FFFF"/>
    </style:style>
    <style:style style:name="P2570" style:parent-style-name="Normalny" style:family="paragraph">
      <style:paragraph-properties fo:text-align="justify" fo:line-height="150%"/>
    </style:style>
    <style:style style:name="T2571" style:parent-style-name="Domyślnaczcionkaakapitu" style:family="text">
      <style:text-properties fo:background-color="#80FFFF" style:text-underline-type="single" style:text-underline-style="solid" style:text-underline-width="auto" style:text-underline-mode="continuous"/>
    </style:style>
    <style:style style:name="T2572" style:parent-style-name="Domyślnaczcionkaakapitu" style:family="text">
      <style:text-properties style:text-underline-type="single" style:text-underline-style="solid" style:text-underline-width="auto" style:text-underline-mode="continuous"/>
    </style:style>
    <style:style style:name="T2573" style:parent-style-name="Domyślnaczcionkaakapitu" style:family="text">
      <style:text-properties fo:background-color="#80FFFF" style:text-underline-type="single" style:text-underline-style="solid" style:text-underline-width="auto" style:text-underline-mode="continuous"/>
    </style:style>
    <style:style style:name="T2574" style:parent-style-name="Domyślnaczcionkaakapitu" style:family="text">
      <style:text-properties style:text-underline-type="single" style:text-underline-style="solid" style:text-underline-width="auto" style:text-underline-mode="continuous"/>
    </style:style>
    <style:style style:name="T2575" style:parent-style-name="Domyślnaczcionkaakapitu" style:family="text">
      <style:text-properties fo:background-color="#80FFFF" style:text-underline-type="single" style:text-underline-style="solid" style:text-underline-width="auto" style:text-underline-mode="continuous"/>
    </style:style>
    <style:style style:name="T2576" style:parent-style-name="Domyślnaczcionkaakapitu" style:family="text">
      <style:text-properties style:text-underline-type="single" style:text-underline-style="solid" style:text-underline-width="auto" style:text-underline-mode="continuous"/>
    </style:style>
    <style:style style:name="P2577" style:parent-style-name="Normalny" style:family="paragraph">
      <style:paragraph-properties fo:text-align="justify" fo:line-height="150%" fo:text-indent="0.2479in"/>
    </style:style>
    <style:style style:name="T2578" style:parent-style-name="Domyślnaczcionkaakapitu" style:family="text">
      <style:text-properties fo:background-color="#80FFFF"/>
    </style:style>
    <style:style style:name="T2579" style:parent-style-name="Domyślnaczcionkaakapitu" style:family="text">
      <style:text-properties fo:background-color="#80FFFF"/>
    </style:style>
    <style:style style:name="T2580" style:parent-style-name="Domyślnaczcionkaakapitu" style:family="text">
      <style:text-properties fo:background-color="#80FFFF"/>
    </style:style>
    <style:style style:name="T2581" style:parent-style-name="Domyślnaczcionkaakapitu" style:family="text">
      <style:text-properties fo:background-color="#80FFFF"/>
    </style:style>
    <style:style style:name="T2582" style:parent-style-name="Domyślnaczcionkaakapitu" style:family="text">
      <style:text-properties fo:background-color="#80FFFF"/>
    </style:style>
    <style:style style:name="T2583" style:parent-style-name="Domyślnaczcionkaakapitu" style:family="text">
      <style:text-properties fo:background-color="#80FFFF"/>
    </style:style>
    <style:style style:name="P2584" style:parent-style-name="Normalny" style:family="paragraph">
      <style:paragraph-properties fo:text-align="justify" fo:line-height="150%" fo:text-indent="0.2479in"/>
    </style:style>
    <style:style style:name="T2585" style:parent-style-name="Domyślnaczcionkaakapitu" style:family="text">
      <style:text-properties fo:background-color="#80FFFF"/>
    </style:style>
    <style:style style:name="T2586" style:parent-style-name="Domyślnaczcionkaakapitu" style:family="text">
      <style:text-properties fo:background-color="#80FFFF"/>
    </style:style>
    <style:style style:name="T2587" style:parent-style-name="Domyślnaczcionkaakapitu" style:family="text">
      <style:text-properties fo:background-color="#80FFFF"/>
    </style:style>
    <style:style style:name="T2588" style:parent-style-name="Domyślnaczcionkaakapitu" style:family="text">
      <style:text-properties fo:background-color="#80FFFF"/>
    </style:style>
    <style:style style:name="T2589" style:parent-style-name="Domyślnaczcionkaakapitu" style:family="text">
      <style:text-properties fo:background-color="#80FFFF"/>
    </style:style>
    <style:style style:name="T2590" style:parent-style-name="Domyślnaczcionkaakapitu" style:family="text">
      <style:text-properties fo:background-color="#80FFFF"/>
    </style:style>
    <style:style style:name="T2591" style:parent-style-name="Domyślnaczcionkaakapitu" style:family="text">
      <style:text-properties fo:background-color="#80FFFF"/>
    </style:style>
    <style:style style:name="T2592" style:parent-style-name="Domyślnaczcionkaakapitu" style:family="text">
      <style:text-properties fo:background-color="#80FFFF"/>
    </style:style>
    <style:style style:name="T2593" style:parent-style-name="Domyślnaczcionkaakapitu" style:family="text">
      <style:text-properties fo:background-color="#80FFFF"/>
    </style:style>
    <style:style style:name="T2594" style:parent-style-name="Domyślnaczcionkaakapitu" style:family="text">
      <style:text-properties fo:background-color="#80FFFF"/>
    </style:style>
    <style:style style:name="P2595" style:parent-style-name="Normalny" style:family="paragraph">
      <style:paragraph-properties fo:text-align="justify" fo:line-height="150%" fo:text-indent="0.2479in"/>
    </style:style>
    <style:style style:name="T2596" style:parent-style-name="Domyślnaczcionkaakapitu" style:family="text">
      <style:text-properties fo:background-color="#80FFFF"/>
    </style:style>
    <style:style style:name="T2597" style:parent-style-name="Domyślnaczcionkaakapitu" style:family="text">
      <style:text-properties fo:background-color="#80FFFF"/>
    </style:style>
    <style:style style:name="T2598" style:parent-style-name="Domyślnaczcionkaakapitu" style:family="text">
      <style:text-properties fo:background-color="#80FFFF"/>
    </style:style>
    <style:style style:name="P2599" style:parent-style-name="Normalny" style:family="paragraph">
      <style:paragraph-properties fo:text-align="justify" fo:line-height="150%"/>
    </style:style>
    <style:style style:name="T2600" style:parent-style-name="Domyślnaczcionkaakapitu" style:family="text">
      <style:text-properties style:text-underline-type="single" style:text-underline-style="solid" style:text-underline-width="auto" style:text-underline-mode="continuous"/>
    </style:style>
    <style:style style:name="T2601" style:parent-style-name="Domyślnaczcionkaakapitu" style:family="text">
      <style:text-properties fo:background-color="#80FFFF" style:text-underline-type="single" style:text-underline-style="solid" style:text-underline-width="auto" style:text-underline-mode="continuous"/>
    </style:style>
    <style:style style:name="T2602" style:parent-style-name="Domyślnaczcionkaakapitu" style:family="text">
      <style:text-properties style:text-underline-type="single" style:text-underline-style="solid" style:text-underline-width="auto" style:text-underline-mode="continuous"/>
    </style:style>
    <style:style style:name="T2603" style:parent-style-name="Domyślnaczcionkaakapitu" style:family="text">
      <style:text-properties fo:background-color="#80FFFF" style:text-underline-type="single" style:text-underline-style="solid" style:text-underline-width="auto" style:text-underline-mode="continuous"/>
    </style:style>
    <style:style style:name="T2604" style:parent-style-name="Domyślnaczcionkaakapitu" style:family="text">
      <style:text-properties style:text-underline-type="single" style:text-underline-style="solid" style:text-underline-width="auto" style:text-underline-mode="continuous"/>
    </style:style>
    <style:style style:name="T2605" style:parent-style-name="Domyślnaczcionkaakapitu" style:family="text">
      <style:text-properties fo:background-color="#80FFFF" style:text-underline-type="single" style:text-underline-style="solid" style:text-underline-width="auto" style:text-underline-mode="continuous"/>
    </style:style>
    <style:style style:name="T2606" style:parent-style-name="Domyślnaczcionkaakapitu" style:family="text">
      <style:text-properties style:text-underline-type="single" style:text-underline-style="solid" style:text-underline-width="auto" style:text-underline-mode="continuous"/>
    </style:style>
    <style:style style:name="T2607" style:parent-style-name="Domyślnaczcionkaakapitu" style:family="text">
      <style:text-properties fo:background-color="#80FFFF" style:text-underline-type="single" style:text-underline-style="solid" style:text-underline-width="auto" style:text-underline-mode="continuous"/>
    </style:style>
    <style:style style:name="T2608" style:parent-style-name="Domyślnaczcionkaakapitu" style:family="text">
      <style:text-properties style:text-underline-type="single" style:text-underline-style="solid" style:text-underline-width="auto" style:text-underline-mode="continuous"/>
    </style:style>
    <style:style style:name="T2609" style:parent-style-name="Domyślnaczcionkaakapitu" style:family="text">
      <style:text-properties fo:background-color="#80FFFF" style:text-underline-type="single" style:text-underline-style="solid" style:text-underline-width="auto" style:text-underline-mode="continuous"/>
    </style:style>
    <style:style style:name="T2610" style:parent-style-name="Domyślnaczcionkaakapitu" style:family="text">
      <style:text-properties fo:background-color="#80FFFF"/>
    </style:style>
    <style:style style:name="P2611" style:parent-style-name="Normalny" style:family="paragraph">
      <style:paragraph-properties fo:text-align="justify" fo:line-height="150%" fo:text-indent="0.2479in"/>
    </style:style>
    <style:style style:name="T2612" style:parent-style-name="Domyślnaczcionkaakapitu" style:family="text">
      <style:text-properties fo:background-color="#80FFFF"/>
    </style:style>
    <style:style style:name="T2613" style:parent-style-name="Domyślnaczcionkaakapitu" style:family="text">
      <style:text-properties fo:background-color="#80FFFF"/>
    </style:style>
    <style:style style:name="T2614" style:parent-style-name="Domyślnaczcionkaakapitu" style:family="text">
      <style:text-properties fo:background-color="#80FFFF"/>
    </style:style>
    <style:style style:name="T2615" style:parent-style-name="Domyślnaczcionkaakapitu" style:family="text">
      <style:text-properties fo:background-color="#80FFFF"/>
    </style:style>
    <style:style style:name="T2616" style:parent-style-name="Domyślnaczcionkaakapitu" style:family="text">
      <style:text-properties fo:background-color="#80FFFF"/>
    </style:style>
    <style:style style:name="T2617" style:parent-style-name="Domyślnaczcionkaakapitu" style:family="text">
      <style:text-properties fo:background-color="#80FFFF"/>
    </style:style>
    <style:style style:name="T2618" style:parent-style-name="Domyślnaczcionkaakapitu" style:family="text">
      <style:text-properties fo:background-color="#80FFFF"/>
    </style:style>
    <style:style style:name="T2619" style:parent-style-name="Domyślnaczcionkaakapitu" style:family="text">
      <style:text-properties fo:background-color="#80FFFF"/>
    </style:style>
    <style:style style:name="T2620" style:parent-style-name="Domyślnaczcionkaakapitu" style:family="text">
      <style:text-properties fo:background-color="#80FFFF"/>
    </style:style>
    <style:style style:name="T2621" style:parent-style-name="Domyślnaczcionkaakapitu" style:family="text">
      <style:text-properties fo:background-color="#80FFFF"/>
    </style:style>
    <style:style style:name="P2622" style:parent-style-name="Normalny" style:family="paragraph">
      <style:paragraph-properties fo:text-align="justify" fo:line-height="150%" fo:text-indent="0.2479in"/>
    </style:style>
    <style:style style:name="T2623" style:parent-style-name="Domyślnaczcionkaakapitu" style:family="text">
      <style:text-properties fo:background-color="#80FFFF"/>
    </style:style>
    <style:style style:name="T2624" style:parent-style-name="Domyślnaczcionkaakapitu" style:family="text">
      <style:text-properties fo:background-color="#80FFFF"/>
    </style:style>
    <style:style style:name="T2625" style:parent-style-name="Domyślnaczcionkaakapitu" style:family="text">
      <style:text-properties fo:background-color="#80FFFF"/>
    </style:style>
    <style:style style:name="T2626" style:parent-style-name="Domyślnaczcionkaakapitu" style:family="text">
      <style:text-properties fo:background-color="#80FFFF"/>
    </style:style>
    <style:style style:name="P2627" style:parent-style-name="Normalny" style:family="paragraph">
      <style:paragraph-properties fo:text-align="justify" fo:line-height="150%" fo:text-indent="0.2479in"/>
    </style:style>
    <style:style style:name="T2628" style:parent-style-name="Domyślnaczcionkaakapitu" style:family="text">
      <style:text-properties fo:background-color="#80FFFF"/>
    </style:style>
    <style:style style:name="T2629" style:parent-style-name="Domyślnaczcionkaakapitu" style:family="text">
      <style:text-properties fo:background-color="#80FFFF"/>
    </style:style>
    <style:style style:name="P2630" style:parent-style-name="Normalny" style:family="paragraph">
      <style:paragraph-properties fo:text-align="justify" fo:line-height="150%"/>
    </style:style>
    <style:style style:name="T2631" style:parent-style-name="Domyślnaczcionkaakapitu" style:family="text">
      <style:text-properties style:text-underline-type="single" style:text-underline-style="solid" style:text-underline-width="auto" style:text-underline-mode="continuous"/>
    </style:style>
    <style:style style:name="T2632" style:parent-style-name="Domyślnaczcionkaakapitu" style:family="text">
      <style:text-properties fo:background-color="#80FFFF" style:text-underline-type="single" style:text-underline-style="solid" style:text-underline-width="auto" style:text-underline-mode="continuous"/>
    </style:style>
    <style:style style:name="T2633" style:parent-style-name="Domyślnaczcionkaakapitu" style:family="text">
      <style:text-properties style:text-underline-type="single" style:text-underline-style="solid" style:text-underline-width="auto" style:text-underline-mode="continuous"/>
    </style:style>
    <style:style style:name="T2634" style:parent-style-name="Domyślnaczcionkaakapitu" style:family="text">
      <style:text-properties fo:background-color="#80FFFF" style:text-underline-type="single" style:text-underline-style="solid" style:text-underline-width="auto" style:text-underline-mode="continuous"/>
    </style:style>
    <style:style style:name="T2635" style:parent-style-name="Domyślnaczcionkaakapitu" style:family="text">
      <style:text-properties style:text-underline-type="single" style:text-underline-style="solid" style:text-underline-width="auto" style:text-underline-mode="continuous"/>
    </style:style>
    <style:style style:name="T2636" style:parent-style-name="Domyślnaczcionkaakapitu" style:family="text">
      <style:text-properties fo:background-color="#80FFFF" style:text-underline-type="single" style:text-underline-style="solid" style:text-underline-width="auto" style:text-underline-mode="continuous"/>
    </style:style>
    <style:style style:name="T2637" style:parent-style-name="Domyślnaczcionkaakapitu" style:family="text">
      <style:text-properties style:text-underline-type="single" style:text-underline-style="solid" style:text-underline-width="auto" style:text-underline-mode="continuous"/>
    </style:style>
    <style:style style:name="T2638" style:parent-style-name="Domyślnaczcionkaakapitu" style:family="text">
      <style:text-properties fo:background-color="#80FFFF" style:text-underline-type="single" style:text-underline-style="solid" style:text-underline-width="auto" style:text-underline-mode="continuous"/>
    </style:style>
    <style:style style:name="P2639" style:parent-style-name="Normalny" style:family="paragraph">
      <style:paragraph-properties fo:text-align="justify" fo:line-height="150%" fo:text-indent="0.2479in"/>
    </style:style>
    <style:style style:name="T2640" style:parent-style-name="Domyślnaczcionkaakapitu" style:family="text">
      <style:text-properties fo:background-color="#80FFFF"/>
    </style:style>
    <style:style style:name="P2641" style:parent-style-name="Normalny" style:family="paragraph">
      <style:paragraph-properties fo:text-align="justify" fo:line-height="150%"/>
    </style:style>
    <style:style style:name="T2642" style:parent-style-name="Domyślnaczcionkaakapitu" style:family="text">
      <style:text-properties style:text-underline-type="single" style:text-underline-style="solid" style:text-underline-width="auto" style:text-underline-mode="continuous"/>
    </style:style>
    <style:style style:name="P2643" style:parent-style-name="Normalny" style:family="paragraph">
      <style:paragraph-properties fo:text-align="justify" fo:line-height="150%" fo:text-indent="0.2479in"/>
    </style:style>
    <style:style style:name="T2644" style:parent-style-name="Domyślnaczcionkaakapitu" style:family="text">
      <style:text-properties fo:background-color="#80FFFF"/>
    </style:style>
    <style:style style:name="P2645" style:parent-style-name="Normalny" style:family="paragraph">
      <style:paragraph-properties fo:text-align="justify" fo:line-height="150%"/>
    </style:style>
    <style:style style:name="T2646" style:parent-style-name="Domyślnaczcionkaakapitu" style:family="text">
      <style:text-properties style:text-underline-type="single" style:text-underline-style="solid" style:text-underline-width="auto" style:text-underline-mode="continuous"/>
    </style:style>
    <style:style style:name="T2647" style:parent-style-name="Domyślnaczcionkaakapitu" style:family="text">
      <style:text-properties fo:background-color="#80FFFF" style:text-underline-type="single" style:text-underline-style="solid" style:text-underline-width="auto" style:text-underline-mode="continuous"/>
    </style:style>
    <style:style style:name="T2648" style:parent-style-name="Domyślnaczcionkaakapitu" style:family="text">
      <style:text-properties style:text-underline-type="single" style:text-underline-style="solid" style:text-underline-width="auto" style:text-underline-mode="continuous"/>
    </style:style>
    <style:style style:name="T2649" style:parent-style-name="Domyślnaczcionkaakapitu" style:family="text">
      <style:text-properties fo:background-color="#80FFFF" style:text-underline-type="single" style:text-underline-style="solid" style:text-underline-width="auto" style:text-underline-mode="continuous"/>
    </style:style>
    <style:style style:name="T2650" style:parent-style-name="Domyślnaczcionkaakapitu" style:family="text">
      <style:text-properties style:text-underline-type="single" style:text-underline-style="solid" style:text-underline-width="auto" style:text-underline-mode="continuous"/>
    </style:style>
    <style:style style:name="T2651" style:parent-style-name="Domyślnaczcionkaakapitu" style:family="text">
      <style:text-properties fo:background-color="#80FFFF" style:text-underline-type="single" style:text-underline-style="solid" style:text-underline-width="auto" style:text-underline-mode="continuous"/>
    </style:style>
    <style:style style:name="T2652" style:parent-style-name="Domyślnaczcionkaakapitu" style:family="text">
      <style:text-properties style:text-underline-type="single" style:text-underline-style="solid" style:text-underline-width="auto" style:text-underline-mode="continuous"/>
    </style:style>
    <style:style style:name="P2653" style:parent-style-name="Normalny" style:family="paragraph">
      <style:paragraph-properties fo:text-align="justify" fo:line-height="150%" fo:text-indent="0.2479in"/>
    </style:style>
    <style:style style:name="P2654" style:parent-style-name="Normalny" style:family="paragraph">
      <style:paragraph-properties fo:text-align="justify" fo:line-height="150%"/>
    </style:style>
    <style:style style:name="T2655" style:parent-style-name="Domyślnaczcionkaakapitu" style:family="text">
      <style:text-properties style:text-underline-type="single" style:text-underline-style="solid" style:text-underline-width="auto" style:text-underline-mode="continuous"/>
    </style:style>
    <style:style style:name="T2656" style:parent-style-name="Domyślnaczcionkaakapitu" style:family="text">
      <style:text-properties fo:background-color="#80FFFF" style:text-underline-type="single" style:text-underline-style="solid" style:text-underline-width="auto" style:text-underline-mode="continuous"/>
    </style:style>
    <style:style style:name="T2657" style:parent-style-name="Domyślnaczcionkaakapitu" style:family="text">
      <style:text-properties style:text-underline-type="single" style:text-underline-style="solid" style:text-underline-width="auto" style:text-underline-mode="continuous"/>
    </style:style>
    <style:style style:name="T2658" style:parent-style-name="Domyślnaczcionkaakapitu" style:family="text">
      <style:text-properties fo:background-color="#80FFFF" style:text-underline-type="single" style:text-underline-style="solid" style:text-underline-width="auto" style:text-underline-mode="continuous"/>
    </style:style>
    <style:style style:name="T2659" style:parent-style-name="Domyślnaczcionkaakapitu" style:family="text">
      <style:text-properties style:text-underline-type="single" style:text-underline-style="solid" style:text-underline-width="auto" style:text-underline-mode="continuous"/>
    </style:style>
    <style:style style:name="T2660" style:parent-style-name="Domyślnaczcionkaakapitu" style:family="text">
      <style:text-properties fo:background-color="#80FFFF" style:text-underline-type="single" style:text-underline-style="solid" style:text-underline-width="auto" style:text-underline-mode="continuous"/>
    </style:style>
    <style:style style:name="T2661" style:parent-style-name="Domyślnaczcionkaakapitu" style:family="text">
      <style:text-properties style:text-underline-type="single" style:text-underline-style="solid" style:text-underline-width="auto" style:text-underline-mode="continuous"/>
    </style:style>
    <style:style style:name="P2662" style:parent-style-name="Normalny" style:family="paragraph">
      <style:paragraph-properties fo:text-align="justify" fo:line-height="150%" fo:text-indent="0.2479in"/>
    </style:style>
    <style:style style:name="T2663" style:parent-style-name="Domyślnaczcionkaakapitu" style:family="text">
      <style:text-properties fo:background-color="#80FFFF"/>
    </style:style>
    <style:style style:name="T2664" style:parent-style-name="Domyślnaczcionkaakapitu" style:family="text">
      <style:text-properties fo:background-color="#80FFFF"/>
    </style:style>
    <style:style style:name="P2665" style:parent-style-name="Normalny" style:family="paragraph">
      <style:paragraph-properties fo:text-align="justify" fo:line-height="150%"/>
    </style:style>
    <style:style style:name="T2666" style:parent-style-name="Domyślnaczcionkaakapitu" style:family="text">
      <style:text-properties style:text-underline-type="single" style:text-underline-style="solid" style:text-underline-width="auto" style:text-underline-mode="continuous"/>
    </style:style>
    <style:style style:name="P2667" style:parent-style-name="Normalny" style:family="paragraph">
      <style:paragraph-properties fo:text-align="justify" fo:line-height="150%" fo:text-indent="0.2479in"/>
    </style:style>
    <style:style style:name="T2668" style:parent-style-name="Domyślnaczcionkaakapitu" style:family="text">
      <style:text-properties fo:background-color="#80FFFF"/>
    </style:style>
    <style:style style:name="P2669" style:parent-style-name="Normalny" style:family="paragraph">
      <style:paragraph-properties fo:text-align="justify" fo:line-height="150%" fo:text-indent="0.2479in"/>
    </style:style>
    <style:style style:name="T2670" style:parent-style-name="Domyślnaczcionkaakapitu" style:family="text">
      <style:text-properties fo:background-color="#80FFFF"/>
    </style:style>
    <style:style style:name="T2671" style:parent-style-name="Domyślnaczcionkaakapitu" style:family="text">
      <style:text-properties fo:background-color="#80FFFF"/>
    </style:style>
    <style:style style:name="T2672" style:parent-style-name="Domyślnaczcionkaakapitu" style:family="text">
      <style:text-properties fo:background-color="#80FFFF"/>
    </style:style>
    <style:style style:name="T2673" style:parent-style-name="Domyślnaczcionkaakapitu" style:family="text">
      <style:text-properties fo:background-color="#80FFFF"/>
    </style:style>
    <style:style style:name="T2674" style:parent-style-name="Domyślnaczcionkaakapitu" style:family="text">
      <style:text-properties fo:background-color="#80FFFF"/>
    </style:style>
    <style:style style:name="P2675" style:parent-style-name="Normalny" style:family="paragraph">
      <style:paragraph-properties fo:text-align="justify" fo:line-height="150%"/>
    </style:style>
    <style:style style:name="T2676" style:parent-style-name="Domyślnaczcionkaakapitu" style:family="text">
      <style:text-properties style:text-underline-type="single" style:text-underline-style="solid" style:text-underline-width="auto" style:text-underline-mode="continuous"/>
    </style:style>
    <style:style style:name="T2677" style:parent-style-name="Domyślnaczcionkaakapitu" style:family="text">
      <style:text-properties fo:background-color="#80FFFF" style:text-underline-type="single" style:text-underline-style="solid" style:text-underline-width="auto" style:text-underline-mode="continuous"/>
    </style:style>
    <style:style style:name="T2678" style:parent-style-name="Domyślnaczcionkaakapitu" style:family="text">
      <style:text-properties style:text-underline-type="single" style:text-underline-style="solid" style:text-underline-width="auto" style:text-underline-mode="continuous"/>
    </style:style>
    <style:style style:name="T2679" style:parent-style-name="Domyślnaczcionkaakapitu" style:family="text">
      <style:text-properties fo:background-color="#80FFFF" style:text-underline-type="single" style:text-underline-style="solid" style:text-underline-width="auto" style:text-underline-mode="continuous"/>
    </style:style>
    <style:style style:name="P2680" style:parent-style-name="Normalny" style:family="paragraph">
      <style:paragraph-properties fo:text-align="justify" fo:line-height="150%" fo:text-indent="0.2479in"/>
    </style:style>
    <style:style style:name="T2681" style:parent-style-name="Domyślnaczcionkaakapitu" style:family="text">
      <style:text-properties fo:background-color="#80FFFF"/>
    </style:style>
    <style:style style:name="T2682" style:parent-style-name="Domyślnaczcionkaakapitu" style:family="text">
      <style:text-properties fo:background-color="#80FFFF"/>
    </style:style>
    <style:style style:name="T2683" style:parent-style-name="Domyślnaczcionkaakapitu" style:family="text">
      <style:text-properties fo:background-color="#80FFFF"/>
    </style:style>
    <style:style style:name="T2684" style:parent-style-name="Domyślnaczcionkaakapitu" style:family="text">
      <style:text-properties fo:background-color="#80FFFF"/>
    </style:style>
    <style:style style:name="P2685" style:parent-style-name="Normalny" style:family="paragraph">
      <style:paragraph-properties fo:text-align="justify" fo:line-height="150%"/>
    </style:style>
    <style:style style:name="T2686" style:parent-style-name="Domyślnaczcionkaakapitu" style:family="text">
      <style:text-properties fo:background-color="#80FFFF" style:text-underline-type="single" style:text-underline-style="solid" style:text-underline-width="auto" style:text-underline-mode="continuous"/>
    </style:style>
    <style:style style:name="T2687" style:parent-style-name="Domyślnaczcionkaakapitu" style:family="text">
      <style:text-properties style:text-underline-type="single" style:text-underline-style="solid" style:text-underline-width="auto" style:text-underline-mode="continuous"/>
    </style:style>
    <style:style style:name="T2688" style:parent-style-name="Domyślnaczcionkaakapitu" style:family="text">
      <style:text-properties fo:background-color="#80FFFF" style:text-underline-type="single" style:text-underline-style="solid" style:text-underline-width="auto" style:text-underline-mode="continuous"/>
    </style:style>
    <style:style style:name="T2689" style:parent-style-name="Domyślnaczcionkaakapitu" style:family="text">
      <style:text-properties style:text-underline-type="single" style:text-underline-style="solid" style:text-underline-width="auto" style:text-underline-mode="continuous"/>
    </style:style>
    <style:style style:name="T2690" style:parent-style-name="Domyślnaczcionkaakapitu" style:family="text">
      <style:text-properties fo:background-color="#80FFFF" style:text-underline-type="single" style:text-underline-style="solid" style:text-underline-width="auto" style:text-underline-mode="continuous"/>
    </style:style>
    <style:style style:name="T2691" style:parent-style-name="Domyślnaczcionkaakapitu" style:family="text">
      <style:text-properties style:text-underline-type="single" style:text-underline-style="solid" style:text-underline-width="auto" style:text-underline-mode="continuous"/>
    </style:style>
    <style:style style:name="T2692" style:parent-style-name="Domyślnaczcionkaakapitu" style:family="text">
      <style:text-properties fo:background-color="#80FFFF" style:text-underline-type="single" style:text-underline-style="solid" style:text-underline-width="auto" style:text-underline-mode="continuous"/>
    </style:style>
    <style:style style:name="T2693" style:parent-style-name="Domyślnaczcionkaakapitu" style:family="text">
      <style:text-properties style:text-underline-type="single" style:text-underline-style="solid" style:text-underline-width="auto" style:text-underline-mode="continuous"/>
    </style:style>
    <style:style style:name="P2694" style:parent-style-name="Normalny" style:family="paragraph">
      <style:paragraph-properties fo:text-align="justify" fo:line-height="150%" fo:text-indent="0.2479in"/>
    </style:style>
    <style:style style:name="P2695" style:parent-style-name="Normalny" style:family="paragraph">
      <style:paragraph-properties fo:text-align="justify" fo:line-height="150%" fo:text-indent="0.2479in"/>
    </style:style>
    <style:style style:name="T2696" style:parent-style-name="Domyślnaczcionkaakapitu" style:family="text">
      <style:text-properties fo:background-color="#80FFFF"/>
    </style:style>
    <style:style style:name="T2697" style:parent-style-name="Domyślnaczcionkaakapitu" style:family="text">
      <style:text-properties fo:background-color="#80FFFF"/>
    </style:style>
    <style:style style:name="T2698" style:parent-style-name="Domyślnaczcionkaakapitu" style:family="text">
      <style:text-properties fo:background-color="#80FFFF"/>
    </style:style>
    <style:style style:name="T2699" style:parent-style-name="Domyślnaczcionkaakapitu" style:family="text">
      <style:text-properties fo:background-color="#80FFFF"/>
    </style:style>
    <style:style style:name="T2700" style:parent-style-name="Domyślnaczcionkaakapitu" style:family="text">
      <style:text-properties fo:background-color="#80FFFF"/>
    </style:style>
    <style:style style:name="T2701" style:parent-style-name="Domyślnaczcionkaakapitu" style:family="text">
      <style:text-properties fo:background-color="#80FFFF"/>
    </style:style>
    <style:style style:name="P2702" style:parent-style-name="Normalny" style:family="paragraph">
      <style:paragraph-properties fo:text-align="justify" fo:line-height="150%" fo:text-indent="0.2479in"/>
    </style:style>
    <style:style style:name="T2703" style:parent-style-name="Domyślnaczcionkaakapitu" style:family="text">
      <style:text-properties fo:background-color="#80FFFF"/>
    </style:style>
    <style:style style:name="P2704" style:parent-style-name="Normalny" style:family="paragraph">
      <style:paragraph-properties fo:text-align="justify" fo:line-height="150%"/>
    </style:style>
    <style:style style:name="T2705" style:parent-style-name="Domyślnaczcionkaakapitu" style:family="text">
      <style:text-properties style:text-underline-type="single" style:text-underline-style="solid" style:text-underline-width="auto" style:text-underline-mode="continuous"/>
    </style:style>
    <style:style style:name="T2706" style:parent-style-name="Domyślnaczcionkaakapitu" style:family="text">
      <style:text-properties fo:background-color="#80FFFF" style:text-underline-type="single" style:text-underline-style="solid" style:text-underline-width="auto" style:text-underline-mode="continuous"/>
    </style:style>
    <style:style style:name="T2707" style:parent-style-name="Domyślnaczcionkaakapitu" style:family="text">
      <style:text-properties style:text-underline-type="single" style:text-underline-style="solid" style:text-underline-width="auto" style:text-underline-mode="continuous"/>
    </style:style>
    <style:style style:name="T2708" style:parent-style-name="Domyślnaczcionkaakapitu" style:family="text">
      <style:text-properties fo:background-color="#80FFFF" style:text-underline-type="single" style:text-underline-style="solid" style:text-underline-width="auto" style:text-underline-mode="continuous"/>
    </style:style>
    <style:style style:name="T2709" style:parent-style-name="Domyślnaczcionkaakapitu" style:family="text">
      <style:text-properties style:text-underline-type="single" style:text-underline-style="solid" style:text-underline-width="auto" style:text-underline-mode="continuous"/>
    </style:style>
    <style:style style:name="T2710" style:parent-style-name="Domyślnaczcionkaakapitu" style:family="text">
      <style:text-properties fo:background-color="#80FFFF" style:text-underline-type="single" style:text-underline-style="solid" style:text-underline-width="auto" style:text-underline-mode="continuous"/>
    </style:style>
    <style:style style:name="P2711" style:parent-style-name="Normalny" style:family="paragraph">
      <style:paragraph-properties fo:text-align="justify" fo:line-height="150%" fo:text-indent="0.2479in"/>
    </style:style>
    <style:style style:name="P2712" style:parent-style-name="Normalny" style:family="paragraph">
      <style:paragraph-properties fo:text-align="justify" fo:line-height="150%"/>
    </style:style>
    <style:style style:name="T2713" style:parent-style-name="Domyślnaczcionkaakapitu" style:family="text">
      <style:text-properties style:text-underline-type="single" style:text-underline-style="solid" style:text-underline-width="auto" style:text-underline-mode="continuous"/>
    </style:style>
    <style:style style:name="T2714" style:parent-style-name="Domyślnaczcionkaakapitu" style:family="text">
      <style:text-properties fo:background-color="#80FFFF" style:text-underline-type="single" style:text-underline-style="solid" style:text-underline-width="auto" style:text-underline-mode="continuous"/>
    </style:style>
    <style:style style:name="P2715" style:parent-style-name="Normalny" style:family="paragraph">
      <style:paragraph-properties fo:text-align="justify" fo:line-height="150%" fo:text-indent="0.2479in"/>
    </style:style>
    <style:style style:name="P2716" style:parent-style-name="Normalny" style:family="paragraph">
      <style:paragraph-properties fo:text-align="justify" fo:line-height="150%"/>
    </style:style>
    <style:style style:name="T2717" style:parent-style-name="Domyślnaczcionkaakapitu" style:family="text">
      <style:text-properties style:text-underline-type="single" style:text-underline-style="solid" style:text-underline-width="auto" style:text-underline-mode="continuous"/>
    </style:style>
    <style:style style:name="T2718" style:parent-style-name="Domyślnaczcionkaakapitu" style:family="text">
      <style:text-properties fo:background-color="#80FFFF" style:text-underline-type="single" style:text-underline-style="solid" style:text-underline-width="auto" style:text-underline-mode="continuous"/>
    </style:style>
    <style:style style:name="T2719" style:parent-style-name="Domyślnaczcionkaakapitu" style:family="text">
      <style:text-properties style:text-underline-type="single" style:text-underline-style="solid" style:text-underline-width="auto" style:text-underline-mode="continuous"/>
    </style:style>
    <style:style style:name="T2720" style:parent-style-name="Domyślnaczcionkaakapitu" style:family="text">
      <style:text-properties fo:background-color="#80FFFF" style:text-underline-type="single" style:text-underline-style="solid" style:text-underline-width="auto" style:text-underline-mode="continuous"/>
    </style:style>
    <style:style style:name="T2721" style:parent-style-name="Domyślnaczcionkaakapitu" style:family="text">
      <style:text-properties style:text-underline-type="single" style:text-underline-style="solid" style:text-underline-width="auto" style:text-underline-mode="continuous"/>
    </style:style>
    <style:style style:name="P2722" style:parent-style-name="Normalny" style:family="paragraph">
      <style:paragraph-properties fo:text-align="justify" fo:line-height="150%" fo:text-indent="0.2479in"/>
    </style:style>
    <style:style style:name="T2723" style:parent-style-name="Domyślnaczcionkaakapitu" style:family="text">
      <style:text-properties fo:background-color="#80FFFF"/>
    </style:style>
    <style:style style:name="T2724" style:parent-style-name="Domyślnaczcionkaakapitu" style:family="text">
      <style:text-properties fo:background-color="#80FFFF"/>
    </style:style>
    <style:style style:name="T2725" style:parent-style-name="Domyślnaczcionkaakapitu" style:family="text">
      <style:text-properties fo:background-color="#80FFFF"/>
    </style:style>
    <style:style style:name="P2726" style:parent-style-name="Normalny" style:family="paragraph">
      <style:paragraph-properties fo:text-align="justify" fo:line-height="150%" fo:text-indent="0.2479in"/>
    </style:style>
    <style:style style:name="T2727" style:parent-style-name="Domyślnaczcionkaakapitu" style:family="text">
      <style:text-properties fo:background-color="#80FFFF"/>
    </style:style>
    <style:style style:name="T2728" style:parent-style-name="Domyślnaczcionkaakapitu" style:family="text">
      <style:text-properties fo:background-color="#80FFFF"/>
    </style:style>
    <style:style style:name="T2729" style:parent-style-name="Domyślnaczcionkaakapitu" style:family="text">
      <style:text-properties fo:background-color="#80FFFF"/>
    </style:style>
    <style:style style:name="P2730" style:parent-style-name="Normalny" style:family="paragraph">
      <style:paragraph-properties fo:text-align="justify" fo:line-height="150%" fo:text-indent="0.2479in"/>
    </style:style>
    <style:style style:name="T2731" style:parent-style-name="Domyślnaczcionkaakapitu" style:family="text">
      <style:text-properties fo:background-color="#80FFFF"/>
    </style:style>
    <style:style style:name="T2732" style:parent-style-name="Domyślnaczcionkaakapitu" style:family="text">
      <style:text-properties fo:background-color="#80FFFF"/>
    </style:style>
    <style:style style:name="T2733" style:parent-style-name="Domyślnaczcionkaakapitu" style:family="text">
      <style:text-properties fo:background-color="#80FFFF"/>
    </style:style>
    <style:style style:name="T2734" style:parent-style-name="Domyślnaczcionkaakapitu" style:family="text">
      <style:text-properties fo:background-color="#80FFFF"/>
    </style:style>
    <style:style style:name="T2735" style:parent-style-name="Domyślnaczcionkaakapitu" style:family="text">
      <style:text-properties fo:background-color="#80FFFF"/>
    </style:style>
    <style:style style:name="P2736" style:parent-style-name="Normalny" style:family="paragraph">
      <style:paragraph-properties fo:text-align="justify" fo:line-height="150%" fo:text-indent="0.2479in"/>
    </style:style>
    <style:style style:name="T2737" style:parent-style-name="Domyślnaczcionkaakapitu" style:family="text">
      <style:text-properties fo:background-color="#80FFFF"/>
    </style:style>
    <style:style style:name="T2738" style:parent-style-name="Domyślnaczcionkaakapitu" style:family="text">
      <style:text-properties fo:background-color="#80FFFF"/>
    </style:style>
    <style:style style:name="T2739" style:parent-style-name="Domyślnaczcionkaakapitu" style:family="text">
      <style:text-properties fo:background-color="#80FFFF"/>
    </style:style>
    <style:style style:name="T2740" style:parent-style-name="Domyślnaczcionkaakapitu" style:family="text">
      <style:text-properties fo:background-color="#80FFFF"/>
    </style:style>
    <style:style style:name="T2741" style:parent-style-name="Domyślnaczcionkaakapitu" style:family="text">
      <style:text-properties fo:background-color="#80FFFF"/>
    </style:style>
    <style:style style:name="T2742" style:parent-style-name="Domyślnaczcionkaakapitu" style:family="text">
      <style:text-properties fo:background-color="#80FFFF"/>
    </style:style>
    <style:style style:name="T2743" style:parent-style-name="Domyślnaczcionkaakapitu" style:family="text">
      <style:text-properties fo:background-color="#80FFFF"/>
    </style:style>
    <style:style style:name="P2744" style:parent-style-name="Normalny" style:family="paragraph">
      <style:paragraph-properties fo:text-align="justify" fo:line-height="150%" fo:text-indent="0.2479in"/>
    </style:style>
    <style:style style:name="P2745" style:parent-style-name="Normalny" style:family="paragraph">
      <style:paragraph-properties fo:text-align="justify" fo:line-height="150%">
        <style:tab-stops>
          <style:tab-stop style:type="left" style:position="2.6041in"/>
        </style:tab-stops>
      </style:paragraph-properties>
    </style:style>
    <style:style style:name="T2746" style:parent-style-name="Domyślnaczcionkaakapitu" style:family="text">
      <style:text-properties style:text-underline-type="single" style:text-underline-style="solid" style:text-underline-width="auto" style:text-underline-mode="continuous"/>
    </style:style>
    <style:style style:name="T2747" style:parent-style-name="Domyślnaczcionkaakapitu" style:family="text">
      <style:text-properties fo:background-color="#80FFFF" style:text-underline-type="single" style:text-underline-style="solid" style:text-underline-width="auto" style:text-underline-mode="continuous"/>
    </style:style>
    <style:style style:name="T2748" style:parent-style-name="Domyślnaczcionkaakapitu" style:family="text">
      <style:text-properties style:text-underline-type="single" style:text-underline-style="solid" style:text-underline-width="auto" style:text-underline-mode="continuous"/>
    </style:style>
    <style:style style:name="T2749" style:parent-style-name="Domyślnaczcionkaakapitu" style:family="text">
      <style:text-properties fo:background-color="#80FFFF" style:text-underline-type="single" style:text-underline-style="solid" style:text-underline-width="auto" style:text-underline-mode="continuous"/>
    </style:style>
    <style:style style:name="P2750" style:parent-style-name="Normalny" style:family="paragraph">
      <style:paragraph-properties fo:text-align="justify" fo:line-height="150%" fo:text-indent="0.2479in">
        <style:tab-stops>
          <style:tab-stop style:type="left" style:position="2.6041in"/>
        </style:tab-stops>
      </style:paragraph-properties>
    </style:style>
    <style:style style:name="T2751" style:parent-style-name="Domyślnaczcionkaakapitu" style:family="text">
      <style:text-properties fo:background-color="#80FFFF"/>
    </style:style>
    <style:style style:name="T2752" style:parent-style-name="Domyślnaczcionkaakapitu" style:family="text">
      <style:text-properties fo:background-color="#80FFFF"/>
    </style:style>
    <style:style style:name="T2753" style:parent-style-name="Domyślnaczcionkaakapitu" style:family="text">
      <style:text-properties fo:background-color="#80FFFF"/>
    </style:style>
    <style:style style:name="P2754" style:parent-style-name="Normalny" style:family="paragraph">
      <style:paragraph-properties fo:text-align="justify" fo:line-height="150%" fo:text-indent="0.2479in"/>
    </style:style>
    <style:style style:name="T2755" style:parent-style-name="Domyślnaczcionkaakapitu" style:family="text">
      <style:text-properties fo:background-color="#80FFFF"/>
    </style:style>
    <style:style style:name="T2756" style:parent-style-name="Domyślnaczcionkaakapitu" style:family="text">
      <style:text-properties fo:background-color="#80FFFF"/>
    </style:style>
    <style:style style:name="P2757" style:parent-style-name="Normalny" style:family="paragraph">
      <style:paragraph-properties fo:text-align="justify" fo:line-height="150%"/>
    </style:style>
    <style:style style:name="P2758" style:parent-style-name="Normalny" style:family="paragraph">
      <style:paragraph-properties fo:text-align="justify" fo:line-height="150%"/>
    </style:style>
    <style:style style:name="T2759" style:parent-style-name="Domyślnaczcionkaakapitu" style:family="text">
      <style:text-properties fo:background-color="#80FFFF"/>
    </style:style>
    <style:style style:name="P2760" style:parent-style-name="Normalny" style:family="paragraph">
      <style:paragraph-properties fo:text-align="justify" fo:line-height="150%"/>
    </style:style>
    <style:style style:name="P2761" style:parent-style-name="Normalny" style:family="paragraph">
      <style:paragraph-properties fo:text-align="justify" fo:line-height="150%"/>
    </style:style>
    <style:style style:name="T2762" style:parent-style-name="Domyślnaczcionkaakapitu" style:family="text">
      <style:text-properties style:text-underline-type="single" style:text-underline-style="solid" style:text-underline-width="auto" style:text-underline-mode="continuous"/>
    </style:style>
    <style:style style:name="P2763" style:parent-style-name="Normalny" style:family="paragraph">
      <style:paragraph-properties fo:text-align="justify" fo:line-height="150%" fo:text-indent="0.2479in"/>
    </style:style>
    <style:style style:name="T2764" style:parent-style-name="Domyślnaczcionkaakapitu" style:family="text">
      <style:text-properties fo:background-color="#80FFFF"/>
    </style:style>
    <style:style style:name="T2765" style:parent-style-name="Domyślnaczcionkaakapitu" style:family="text">
      <style:text-properties fo:background-color="#80FFFF"/>
    </style:style>
    <style:style style:name="T2766" style:parent-style-name="Domyślnaczcionkaakapitu" style:family="text">
      <style:text-properties fo:background-color="#80FFFF"/>
    </style:style>
    <style:style style:name="T2767" style:parent-style-name="Domyślnaczcionkaakapitu" style:family="text">
      <style:text-properties fo:background-color="#80FFFF"/>
    </style:style>
    <style:style style:name="P2768" style:parent-style-name="Normalny" style:family="paragraph">
      <style:paragraph-properties fo:text-align="justify" fo:line-height="150%" fo:text-indent="0.2479in"/>
    </style:style>
    <style:style style:name="T2769" style:parent-style-name="Domyślnaczcionkaakapitu" style:family="text">
      <style:text-properties fo:background-color="#80FFFF"/>
    </style:style>
    <style:style style:name="T2770" style:parent-style-name="Domyślnaczcionkaakapitu" style:family="text">
      <style:text-properties fo:background-color="#80FFFF"/>
    </style:style>
    <style:style style:name="T2771" style:parent-style-name="Domyślnaczcionkaakapitu" style:family="text">
      <style:text-properties fo:background-color="#80FFFF"/>
    </style:style>
    <style:style style:name="T2772" style:parent-style-name="Domyślnaczcionkaakapitu" style:family="text">
      <style:text-properties fo:background-color="#80FFFF"/>
    </style:style>
    <style:style style:name="T2773" style:parent-style-name="Domyślnaczcionkaakapitu" style:family="text">
      <style:text-properties fo:background-color="#80FFFF"/>
    </style:style>
    <style:style style:name="T2774" style:parent-style-name="Domyślnaczcionkaakapitu" style:family="text">
      <style:text-properties fo:background-color="#80FFFF"/>
    </style:style>
    <style:style style:name="T2775" style:parent-style-name="Domyślnaczcionkaakapitu" style:family="text">
      <style:text-properties fo:background-color="#80FFFF"/>
    </style:style>
    <style:style style:name="T2776" style:parent-style-name="Domyślnaczcionkaakapitu" style:family="text">
      <style:text-properties fo:background-color="#80FFFF"/>
    </style:style>
    <style:style style:name="T2777" style:parent-style-name="Domyślnaczcionkaakapitu" style:family="text">
      <style:text-properties fo:background-color="#80FFFF"/>
    </style:style>
    <style:style style:name="T2778" style:parent-style-name="Domyślnaczcionkaakapitu" style:family="text">
      <style:text-properties fo:background-color="#80FFFF"/>
    </style:style>
    <style:style style:name="T2779" style:parent-style-name="Domyślnaczcionkaakapitu" style:family="text">
      <style:text-properties fo:background-color="#80FFFF"/>
    </style:style>
    <style:style style:name="T2780" style:parent-style-name="Domyślnaczcionkaakapitu" style:family="text">
      <style:text-properties fo:background-color="#80FFFF"/>
    </style:style>
    <style:style style:name="P2781" style:parent-style-name="Normalny" style:family="paragraph">
      <style:paragraph-properties fo:text-align="justify" fo:line-height="150%" fo:text-indent="0.2479in"/>
    </style:style>
    <style:style style:name="T2782" style:parent-style-name="Domyślnaczcionkaakapitu" style:family="text">
      <style:text-properties fo:background-color="#80FFFF"/>
    </style:style>
    <style:style style:name="P2783" style:parent-style-name="Normalny" style:family="paragraph">
      <style:paragraph-properties fo:text-align="justify" fo:line-height="150%" fo:text-indent="0.2479in"/>
    </style:style>
    <style:style style:name="P2784" style:parent-style-name="Normalny" style:family="paragraph">
      <style:paragraph-properties fo:text-align="justify" fo:line-height="150%"/>
    </style:style>
    <style:style style:name="T2785" style:parent-style-name="Domyślnaczcionkaakapitu" style:family="text">
      <style:text-properties style:text-underline-type="single" style:text-underline-style="solid" style:text-underline-width="auto" style:text-underline-mode="continuous"/>
    </style:style>
    <style:style style:name="T2786" style:parent-style-name="Domyślnaczcionkaakapitu" style:family="text">
      <style:text-properties fo:background-color="#80FFFF" style:text-underline-type="single" style:text-underline-style="solid" style:text-underline-width="auto" style:text-underline-mode="continuous"/>
    </style:style>
    <style:style style:name="T2787" style:parent-style-name="Domyślnaczcionkaakapitu" style:family="text">
      <style:text-properties style:text-underline-type="single" style:text-underline-style="solid" style:text-underline-width="auto" style:text-underline-mode="continuous"/>
    </style:style>
    <style:style style:name="T2788" style:parent-style-name="Domyślnaczcionkaakapitu" style:family="text">
      <style:text-properties fo:background-color="#80FFFF" style:text-underline-type="single" style:text-underline-style="solid" style:text-underline-width="auto" style:text-underline-mode="continuous"/>
    </style:style>
    <style:style style:name="T2789" style:parent-style-name="Domyślnaczcionkaakapitu" style:family="text">
      <style:text-properties style:text-underline-type="single" style:text-underline-style="solid" style:text-underline-width="auto" style:text-underline-mode="continuous"/>
    </style:style>
    <style:style style:name="T2790" style:parent-style-name="Domyślnaczcionkaakapitu" style:family="text">
      <style:text-properties fo:background-color="#80FFFF" style:text-underline-type="single" style:text-underline-style="solid" style:text-underline-width="auto" style:text-underline-mode="continuous"/>
    </style:style>
    <style:style style:name="P2791" style:parent-style-name="Normalny" style:family="paragraph">
      <style:paragraph-properties fo:text-align="justify" fo:line-height="150%" fo:text-indent="0.2479in"/>
    </style:style>
    <style:style style:name="T2792" style:parent-style-name="Domyślnaczcionkaakapitu" style:family="text">
      <style:text-properties fo:background-color="#80FFFF"/>
    </style:style>
    <style:style style:name="T2793" style:parent-style-name="Domyślnaczcionkaakapitu" style:family="text">
      <style:text-properties fo:background-color="#80FFFF"/>
    </style:style>
    <style:style style:name="P2794" style:parent-style-name="Normalny" style:family="paragraph">
      <style:paragraph-properties fo:text-align="justify" fo:line-height="150%"/>
    </style:style>
    <style:style style:name="T2795" style:parent-style-name="Domyślnaczcionkaakapitu" style:family="text">
      <style:text-properties style:text-underline-type="single" style:text-underline-style="solid" style:text-underline-width="auto" style:text-underline-mode="continuous"/>
    </style:style>
    <style:style style:name="T2796" style:parent-style-name="Domyślnaczcionkaakapitu" style:family="text">
      <style:text-properties fo:background-color="#80FFFF" style:text-underline-type="single" style:text-underline-style="solid" style:text-underline-width="auto" style:text-underline-mode="continuous"/>
    </style:style>
    <style:style style:name="T2797" style:parent-style-name="Domyślnaczcionkaakapitu" style:family="text">
      <style:text-properties style:text-underline-type="single" style:text-underline-style="solid" style:text-underline-width="auto" style:text-underline-mode="continuous"/>
    </style:style>
    <style:style style:name="P2798" style:parent-style-name="Normalny" style:family="paragraph">
      <style:paragraph-properties fo:text-align="justify" fo:line-height="150%" fo:text-indent="0.2479in"/>
    </style:style>
    <style:style style:name="T2799" style:parent-style-name="Domyślnaczcionkaakapitu" style:family="text">
      <style:text-properties fo:background-color="#80FFFF"/>
    </style:style>
    <style:style style:name="P2800" style:parent-style-name="Normalny" style:family="paragraph">
      <style:paragraph-properties fo:text-align="justify" fo:line-height="150%" fo:text-indent="0.2479in">
        <style:tab-stops>
          <style:tab-stop style:type="left" style:position="5.127in"/>
        </style:tab-stops>
      </style:paragraph-properties>
    </style:style>
    <style:style style:name="T2801" style:parent-style-name="Domyślnaczcionkaakapitu" style:family="text">
      <style:text-properties fo:background-color="#80FFFF"/>
    </style:style>
    <style:style style:name="T2802" style:parent-style-name="Domyślnaczcionkaakapitu" style:family="text">
      <style:text-properties fo:background-color="#80FFFF"/>
    </style:style>
    <style:style style:name="T2803" style:parent-style-name="Domyślnaczcionkaakapitu" style:family="text">
      <style:text-properties fo:background-color="#80FFFF"/>
    </style:style>
    <style:style style:name="T2804" style:parent-style-name="Domyślnaczcionkaakapitu" style:family="text">
      <style:text-properties fo:background-color="#80FFFF"/>
    </style:style>
    <style:style style:name="T2805" style:parent-style-name="Domyślnaczcionkaakapitu" style:family="text">
      <style:text-properties fo:background-color="#80FFFF"/>
    </style:style>
    <style:style style:name="T2806" style:parent-style-name="Domyślnaczcionkaakapitu" style:family="text">
      <style:text-properties fo:background-color="#80FFFF"/>
    </style:style>
    <style:style style:name="T2807" style:parent-style-name="Domyślnaczcionkaakapitu" style:family="text">
      <style:text-properties fo:background-color="#80FFFF"/>
    </style:style>
    <style:style style:name="T2808" style:parent-style-name="Domyślnaczcionkaakapitu" style:family="text">
      <style:text-properties fo:background-color="#80FFFF"/>
    </style:style>
    <style:style style:name="T2809" style:parent-style-name="Domyślnaczcionkaakapitu" style:family="text">
      <style:text-properties fo:background-color="#80FFFF"/>
    </style:style>
    <style:style style:name="T2810" style:parent-style-name="Domyślnaczcionkaakapitu" style:family="text">
      <style:text-properties fo:background-color="#80FFFF"/>
    </style:style>
    <style:style style:name="T2811" style:parent-style-name="Domyślnaczcionkaakapitu" style:family="text">
      <style:text-properties fo:background-color="#80FFFF"/>
    </style:style>
    <style:style style:name="T2812" style:parent-style-name="Domyślnaczcionkaakapitu" style:family="text">
      <style:text-properties fo:background-color="#80FFFF"/>
    </style:style>
    <style:style style:name="T2813" style:parent-style-name="Domyślnaczcionkaakapitu" style:family="text">
      <style:text-properties fo:background-color="#80FFFF"/>
    </style:style>
    <style:style style:name="P2814" style:parent-style-name="Normalny" style:family="paragraph">
      <style:paragraph-properties fo:text-align="justify" fo:line-height="150%"/>
    </style:style>
    <style:style style:name="T2815" style:parent-style-name="Domyślnaczcionkaakapitu" style:family="text">
      <style:text-properties fo:background-color="#80FFFF" style:text-underline-type="single" style:text-underline-style="solid" style:text-underline-width="auto" style:text-underline-mode="continuous"/>
    </style:style>
    <style:style style:name="T2816" style:parent-style-name="Domyślnaczcionkaakapitu" style:family="text">
      <style:text-properties style:text-underline-type="single" style:text-underline-style="solid" style:text-underline-width="auto" style:text-underline-mode="continuous"/>
    </style:style>
    <style:style style:name="T2817" style:parent-style-name="Domyślnaczcionkaakapitu" style:family="text">
      <style:text-properties fo:background-color="#80FFFF" style:text-underline-type="single" style:text-underline-style="solid" style:text-underline-width="auto" style:text-underline-mode="continuous"/>
    </style:style>
    <style:style style:name="T2818" style:parent-style-name="Domyślnaczcionkaakapitu" style:family="text">
      <style:text-properties style:text-underline-type="single" style:text-underline-style="solid" style:text-underline-width="auto" style:text-underline-mode="continuous"/>
    </style:style>
    <style:style style:name="T2819" style:parent-style-name="Domyślnaczcionkaakapitu" style:family="text">
      <style:text-properties fo:background-color="#80FFFF" style:text-underline-type="single" style:text-underline-style="solid" style:text-underline-width="auto" style:text-underline-mode="continuous"/>
    </style:style>
    <style:style style:name="T2820" style:parent-style-name="Domyślnaczcionkaakapitu" style:family="text">
      <style:text-properties style:text-underline-type="single" style:text-underline-style="solid" style:text-underline-width="auto" style:text-underline-mode="continuous"/>
    </style:style>
    <style:style style:name="T2821" style:parent-style-name="Domyślnaczcionkaakapitu" style:family="text">
      <style:text-properties fo:background-color="#80FFFF" style:text-underline-type="single" style:text-underline-style="solid" style:text-underline-width="auto" style:text-underline-mode="continuous"/>
    </style:style>
    <style:style style:name="P2822" style:parent-style-name="Normalny" style:family="paragraph">
      <style:paragraph-properties fo:text-align="justify" fo:line-height="150%" fo:text-indent="0.2479in"/>
    </style:style>
    <style:style style:name="T2823" style:parent-style-name="Domyślnaczcionkaakapitu" style:family="text">
      <style:text-properties fo:background-color="#80FFFF"/>
    </style:style>
    <style:style style:name="P2824" style:parent-style-name="Normalny" style:family="paragraph">
      <style:paragraph-properties fo:text-align="justify" fo:line-height="150%" fo:text-indent="0.2479in"/>
    </style:style>
  </office:automatic-styles>
  <office:body>
    <office:text text:use-soft-page-breaks="true">
      <text:p text:style-name="P1">KORPUS= Obrady Okrągłego Stołu</text:p>
      <text:p text:style-name="P2">ZESPÓŁ= Podzespół do spraw Młodzieży</text:p>
      <text:p text:style-name="P3">TYTUŁ= STENOGRAM z<text:s/>czwartego posiedzenia Podzespołu do spraw Młodzieży</text:p>
      <text:p text:style-name="P4">DATA= 14 marca 1989 r.</text:p>
      <text:p text:style-name="P5">SYGNATURA=<text:s/></text:p>
      <text:p text:style-name="P6">INW= 46040</text:p>
      <text:p text:style-name="P7">TEKST=</text:p>
      <text:p text:style-name="P8">Stenogram<text:s/><text:span text:style-name="T9">z</text:span><text:s/>obrad Podzespołu do spraw Młodzieży<text:s/><text:span text:style-name="T10">„</text:span>okrągłego stołu”<text:s/>odbytego dnia marca<text:s/><text:span text:style-name="T11">1</text:span>989 roku.</text:p>
      <text:p text:style-name="P12">/IV posiedzenie/.</text:p>
      <text:p text:style-name="P13">Obradom<text:s/>pr<text:span text:style-name="T14">ze</text:span>wodniczyli:<text:s/><text:span text:style-name="T15">Andrzej Celiński</text:span><text:s/>i<text:s/><text:span text:style-name="T16">Leszek M</text:span><text:span text:style-name="T17">ill</text:span><text:span text:style-name="T18">er</text:span>.</text:p>
      <text:p text:style-name="P19"><text:span text:style-name="T20">Le</text:span><text:span text:style-name="T21">s</text:span><text:span text:style-name="T22">zek Miller</text:span>:</text:p>
      <text:p text:style-name="P23">Rozpoczynamy pracę zespołu do spraw młodzieży<text:s/>„okrągłego stołu”. Oddaję przewodnictwo naszym obradom panu Andrzejowi Celińskiemu.</text:p>
      <text:p text:style-name="P24"><text:span text:style-name="T25">A</text:span><text:span text:style-name="T26">n</text:span><text:span text:style-name="T27">d</text:span><text:span text:style-name="T28">r</text:span><text:span text:style-name="T29">zej</text:span><text:span text:style-name="T30"><text:s/></text:span><text:span text:style-name="T31">Celińsk</text:span><text:span text:style-name="T32">i</text:span>:</text:p>
      <text:p text:style-name="P33">Dzień dobry państwu. Spędziliśmy dosyć pracowicie ten tydzień, który upłynął od naszego spotkania. Będziemy zmierzać, chcemy, musimy zmierzać do zakończenia naszych prac.</text:p>
      <text:p text:style-name="P34">Propon<text:span text:style-name="T35">uj</text:span>emy dzisiaj zastan<text:span text:style-name="T36">o</text:span>wić się nad dokumentem, który<text:s/>by zamykał nasze obrady. Przygotowal<text:span text:style-name="T37">iś</text:span>my projekt stanowiska Podzespołu do spraw Młodzieży. Ten projekt składa się z czterech części, pom<text:span text:style-name="T38">ijaj</text:span>ąc krótkie dwa zdania wstępu, który odnosi się do spraw ogólnych. Części, która odnosi s<text:span text:style-name="T39">ię</text:span>... dotyczącej pluralizmu związku i pluralizmu młodzieży. Z części społecznej materialne warunki młodzieży i warunki ich rozwiązywan<text:span text:style-name="T40">ia</text:span>. Z trzeciej części, warunki real<text:span text:style-name="T41">iz</text:span>a<text:span text:style-name="T42">cj</text:span>i powszechnego obowiązku obronnego<text:span text:style-name="T43">.</text:span><text:s/>I z czwartej, realizacja zasady podmiotowości ucznia w procesie wychowania szkolnego.</text:p>
      <text:p text:style-name="P44">Proponuję abyśmy, po pierwsze, mieli wszyscy przed sobą to, co można mie<text:span text:style-name="T45">ć</text:span>, aby wzro<text:span text:style-name="T46">k</text:span>owo zapoznać się z tym materiałem<text:span text:style-name="T47">.</text:span><text:s/>O ile wiem, przepisywana jest część trzecia<text:s/><text:span text:style-name="T48">i</text:span><text:s/>odbijana<text:span text:style-name="T49">.</text:span><text:s/>Pierwsze d<text:span text:style-name="T50">wie</text:span><text:s/>mam prz<text:span text:style-name="T51">ed</text:span><text:s/>sobą.<text:s/><text:span text:style-name="T52">A</text:span><text:s/>jednocześnie bym spróbowa<text:span text:style-name="T53">ł</text:span><text:s/>odczytać to, co jest tak, żeby równolegle to szło<text:span text:style-name="T54">.</text:span><text:s/>Myślę, że nad tym powinna się rozwinąć konstruktywna i konkluzywna dyskusja tak, aby próbować zakończyć dzisiaj nasze spotkania<text:span text:style-name="T55">.</text:span><text:s/>Kuba, jeśli mo<text:span text:style-name="T56">ż</text:span>e<text:span text:style-name="T57">s</text:span>z to rozdaj pierwszą część, a jeśli masz to i drugą też.</text:p>
      <text:p text:style-name="P58">Byłoby tak. Stanowisko Podzespołu do spraw Młodzieży. Uczestniczy Podzespołu do spraw Młodzieży zgodnie wyrażają przekonanie, że młode pokolenie Polaków, rozmaite grupy młod<text:span text:style-name="T59">zież</text:span>y i środowiska wychowawcze pomimo wielu istotnych różnic odnajdą też w warunkach tworzenia się społeczeństwa otwartego porozumienie wokół podstawowych wartości obywatelskich<text:span text:style-name="T60">.</text:span><text:s/>Wyrażamy prz<text:span text:style-name="T61">e</text:span>ko<text:span text:style-name="T62">n</text:span>anie, że wokół tego, co wspólne i tego<text:s/><text:span text:style-name="T63">c</text:span>o różne rozwinie się autentyczne i bogate życie środowisk młodzieży<text:span text:style-name="T64">.</text:span></text:p>
      <text:p text:style-name="P65">Punkt 1<text:span text:style-name="T66">.</text:span><text:s/>Pluralizm związków i stowarzyszeń młodzieży.</text:p>
      <text:p text:style-name="P67">Społeczna, ekonomiczna, zdrowotna i kulturowa sytuacja młodzieży wymaga dynamicznych zmian. Zmierzać się powinno do wyzwolenia społecznych energii i zaradności środowisk młodzieży dla uczynienia z naszego kraju miejsca, gdzie chce się żyć, uczyć i pracować, zaspakajać osobiste<text:s/><text:span text:style-name="T68">i</text:span><text:s/>grupowe aspiracje bez szukania szans życiowych na emigracji.</text:p>
      <text:p text:style-name="P69">Umożliwienie wszystkim środowiskom młodzieży<text:span text:style-name="T70">,</text:span><text:s/>w tym młodzieży szkolnej, stania się podmiotem aktywności i praktyczna realiza<text:span text:style-name="T71">c</text:span>ja zasady swobodnego, n<text:span text:style-name="T72">ie</text:span>skrępowanego żadnym monopolem<text:s/><text:soft-page-break/>stowarzyszania się, jest warunkiem demok<text:span text:style-name="T73">ratycznego</text:span><text:s/>ładu społecznego, a w przyszłości także<text:s/>gospodarczej pomyślności Po<text:span text:style-name="T74">ls</text:span>ki<text:span text:style-name="T75">.</text:span><text:s/>Jest to warunek tworzenia środowisk wychowawczych sprz<text:span text:style-name="T76">yjaj</text:span>ących kształtowaniu i samokształceniu uczestników społeczeństwa obywat<text:span text:style-name="T77">el</text:span>sk<text:span text:style-name="T78">ie</text:span>go<text:span text:style-name="T79">.</text:span></text:p>
      <text:p text:style-name="P80">Konieczność jest zatem zniesienie ograniczeń w funk<text:span text:style-name="T81">cj</text:span>onowaniu istni<text:span text:style-name="T82">ej</text:span>ących<text:s/><text:span text:style-name="T83">i</text:span><text:s/>tworzeniu nowych organizacji i stowarzyszeń młodzieży<text:span text:style-name="T84">.</text:span><text:s/>Konieczna jest rezygnacja ze wszelkich monopoli. Wyrażamy nadzieję, że nie będzie niczyją intencją wprowadzenie podziałów politycznych między dzieci. Wszystkie organizacje i stowarzyszenia młodzieży powinny mie<text:span text:style-name="T85">ć</text:span><text:s/>prawnie zag<text:span text:style-name="T86">wara</text:span>nt<text:span text:style-name="T87">owan</text:span>ą możliwość zgromadzeń, publikacji, określenia swoich metod pracy i atrybutów zewnętrznych identy<text:span text:style-name="T88">fi</text:span>ku<text:span text:style-name="T89">ją</text:span>c<text:span text:style-name="T90">yc</text:span>h te organizacje w ich otoczeniu.</text:p>
      <text:p text:style-name="P91">Sąd<text:span text:style-name="T92">z</text:span>imy, że ruch harcerski znajdzie odpowiadające potrzebom wychowania ku podstawowym wartościom formy organ<text:span text:style-name="T93">iz</text:span>acyjne w warunkach kształtowan<text:span text:style-name="T94">ia</text:span><text:s/>nowego ładu społecznego.</text:p>
      <text:p text:style-name="P95">W planie działań doraźnych z<text:span text:style-name="T96">a</text:span><text:s/>konieczne uzna<text:span text:style-name="T97">j</text:span>emy pilne dokonanie przeglądu istniejących przepisów i znowelizowanie, bądź uchylenie tych, które pozostają w sprzeczności z zasadą swobodnego zrzeszenia się młodzieży<text:span text:style-name="T98">.</text:span><text:s/>Dotyczy to zwłaszcza prawa o stowarzyszeniach, ustawy o rozwoju oświaty i wychowania oraz zarządzenia Ministra Oświaty i Wychowania w sprawie współdziałania szkół z organ<text:span text:style-name="T99">iz</text:span>a<text:span text:style-name="T100">cj</text:span>a<text:span text:style-name="T101">mi</text:span><text:s/>młodzieżowymi<text:span text:style-name="T102">.</text:span></text:p>
      <text:p text:style-name="P103">Druga część tego projektu odnosi się do materialnych potrzeb młodzieży i ona brzmiałaby w swoim projekcie tak:</text:p>
      <text:p text:style-name="P104">M<text:span text:style-name="T105">ł</text:span>o<text:span text:style-name="T106">d</text:span>e pokolenie Polaków dzieli los całe<text:span text:style-name="T107">g</text:span>o społeczeństwa<text:span text:style-name="T108">.</text:span><text:s/>Rozw<text:span text:style-name="T109">ią</text:span>zywanie jego licznych problemów, szczególnie w dziedzinie potrzeb materialnych należy od kondycji całego społeczeństwa, od tempa przebudowy gospodarki, rozwoju samorządów ter<text:span text:style-name="T110">yt</text:span>orialnych, od pomyślnej realizacji programu uspołe<text:span text:style-name="T111">cz</text:span>niania państwa.</text:p>
      <text:p text:style-name="P112">Zespół dokonał przeglądu spraw szczególnie istotnych dla młodego pokolenia. Stwierdzono,<text:s/><text:span text:style-name="T113">że</text:span>:<text:s/>- poprawa warunków mies<text:span text:style-name="T114">zk</text:span>aniowych zależy przede wszystkim od sytuacji polskiej<text:s/><text:span text:style-name="T115">gospodar</text:span>ki, rozwoju samorządów terytorialn<text:span text:style-name="T116">yc</text:span>h, poddanie decyzji władz lokalnyc<text:span text:style-name="T117">h</text:span><text:s/>kontroli społecznej poprzez mechanizm wyborczy, swoboda stowarzyszania się młodzieży wokół swoich celów i rozw<text:span text:style-name="T118">ój</text:span><text:s/>zaradności środowisk młodz<text:span text:style-name="T119">ie</text:span>ż<text:span text:style-name="T120">y</text:span>, dobrze służyć będzie zaspakajaniu potrzeb mieszkaniowych młodego pokolenia.</text:p>
      <text:p text:style-name="P121">Konieczna jest równość praw wszystkich środowisk młodzieży. W dążeniu do zapewn<text:span text:style-name="T122">i</text:span>enia sobie godziwych warunków życia, w tym mies<text:span text:style-name="T123">zk</text:span>an<text:span text:style-name="T124">io</text:span>wych. Nie wolno dopuszczać do żadnych przywilejów i jaki<text:span text:style-name="T125">ej</text:span>kolwiek dyskrymina<text:span text:style-name="T126">cj</text:span>i.<text:s/><text:span text:style-name="T127">W<text:s/></text:span>szczególności n<text:span text:style-name="T128">ie</text:span>dopuszczalne jest dyskryminowan<text:span text:style-name="T129">ie</text:span><text:s/>młodzieży przyjezdnej w ubieganiu się o mieszkanie w miejscu zatrudnienia. Niezbędna jest zmiana przepisów regulujących stosunki między administra<text:span text:style-name="T130">cj</text:span>ą a samorządami hoteli pracowniczych, w kierunku zwiększenia uprawnień samorządu mieszkańców. Konieczne są zmiany kryteriów awansu zawodowego w przedsiębiorstwach i instytucjach państwowych tak, aby o awansie decydowały wyłącznie profesjonalne kwalifikacje kandydata. Konieczne jest zniesienie barier w podnoszeniu kwalifikacji przez m<text:span text:style-name="T131">ł</text:span>odych pracowników<text:span text:style-name="T132">.</text:span><text:s/>Niezbędne jest zapewnienie odpowiadających potrzebom gospodarki i rozwoju indyw<text:span text:style-name="T133">id</text:span>ualnej przeds<text:span text:style-name="T134">ię</text:span>bior<text:span text:style-name="T135">cz</text:span>ości i obsługi kredytowej, zwłaszcza w rolnictwie i usługach pracujących na rzecz gospodarki żywnościowe<text:span text:style-name="T136">j.</text:span></text:p>
      <text:p text:style-name="P137">Niezbędne jest zapewnienie możliwości realizacji obowiązku szk<text:span text:style-name="T138">o</text:span>lnego dzieciom i młodzieży<text:s/><text:soft-page-break/>niepełnosprawnej. Wskazano, że możliwości odbywania służby zastępczej dla osób posiad<text:span text:style-name="T139">aj</text:span>ących odpowiednie kwalifikacje na tę dziedzinę służyłoby temu celowi.</text:p>
      <text:p text:style-name="P140">Jak powiedziałem trze<text:span text:style-name="T141">c</text:span>i rozdział, warunki realizacji powszechnego obowiązku wojskowego, w tej chwili jest w trakcie pr<text:span text:style-name="T142">ze</text:span>p<text:span text:style-name="T143">is</text:span>ywania i odbijania na kseroksie. Zaraz państwo będziecie ją mieli przed sobą.</text:p>
      <text:p text:style-name="P144">Czwarta część, realizacja zasady podmi<text:span text:style-name="T145">ot</text:span>owości ucznia w procesie wychowania szkolnego.</text:p>
      <text:p text:style-name="P146">Podmiotowość ucznia uważamy za ważny czynnik uspołecznienia szkoły i warunek skuteczności procesu aktywizacji społecznej dzieci i młodzieży. Opowiadamy się za zmianami prowadzącymi do praktycznej realizacji idei przekształcania szkoły będącej instytucją oświatową w szkole spełniają<text:span text:style-name="T147">c</text:span>ą funkcję środowiska społeczno-wychowawczego. Opowiadamy się za tym, za demokratyzacją stosunków wewnątrz szkolnych, zwłaszcza za zwiększeniem uczestnictwa młodzieży<text:s/><text:span text:style-name="T148">w</text:span><text:s/>pod<text:span text:style-name="T149">ej</text:span>mowaniu samorządnych decyzji dotyczących<text:s/><text:span text:style-name="T150">sz</text:span>koły i w samodzielnym rozwi<text:span text:style-name="T151">ąz</text:span>ywa<text:span text:style-name="T152">ni</text:span>u problemów w grupach rów<text:span text:style-name="T153">ie</text:span>śni<text:span text:style-name="T154">cz</text:span>ych.</text:p>
      <text:p text:style-name="P155">Upowszechnieniem i podtrzymaniem stylu partnerskiego w stosunkach<text:s/><text:span text:style-name="T156">m</text:span>iędzy ucznia<text:span text:style-name="T157">m</text:span>i i dorosłymi, eliminacją, bądź<text:s/>znacznym ograni<text:span text:style-name="T158">cz</text:span>eniem czynników<text:s/>lękotw<text:span text:style-name="T159">ór</text:span>czych występujących w pracy szkół i w in<text:span text:style-name="T160">n</text:span>ych placówkach oświatowych, wychowaw<text:span text:style-name="T161">cz</text:span>ych i opiekuńczy<text:span text:style-name="T162">ch</text:span>.</text:p>
      <text:p text:style-name="P163">Dla realizacji tych zasad należy nadać formalny status komisji rze<text:span text:style-name="T164">cz</text:span>nictwa spraw uczniowskich oraz odpowiednim komisjom regionalnym, instytucjom niez<text:span text:style-name="T165">a</text:span>leżnym od admini<text:span text:style-name="T166">st</text:span>ra<text:span text:style-name="T167">cj</text:span>i oświatowej. Zapewnić pełną, prawnie zagwarantowaną autonomię samorządów uczniowskich oraz nadać status prawny, lokalny i ogólnopolski sejmikom uczn<text:span text:style-name="T168">io</text:span>wskim.</text:p>
      <text:p text:style-name="P169">Ponadto stwierdzamy konieczność wyraźnego zwiększenia nakładów na ochronę zdrowia i higi<text:span text:style-name="T170">en</text:span>ę w szkołach, internata<text:span text:style-name="T171">c</text:span>h i w domach dziecka oraz zapewnienia dzieciom i młodzieży rzeczywistej opieki lekarskiej.</text:p>
      <text:p text:style-name="P172">Proszę państwa, być może, że ostatni akapit powinien być przeniesiony do części drugie<text:span text:style-name="T173">j</text:span>, mówiącej o materialnych problemach młodzieży. Tam bardziej pasowałby.</text:p>
      <text:p text:style-name="P174">Stwierdzono też potrzebę zwiększenia ilości miejsc w szkołach dla dzieci ni<text:span text:style-name="T175">ep</text:span>ełnosprawnych tak, aby konstytucyjne prawo nauki mogło być w praktyce realizowane.</text:p>
      <text:p text:style-name="P176">Opowiadamy się także za ob<text:span text:style-name="T177">j</text:span>ęciem jawnego nadzoru pedagogi<text:span text:style-name="T178">cz</text:span>nego instytucji państwowych wychowawczych i oświatowych pozost<text:span text:style-name="T179">aj</text:span>ących poza gestią resortu<text:s/>eduk<text:span text:style-name="T180">a</text:span>cji<text:s/>narodowej.</text:p>
      <text:p text:style-name="P181">No i to chyba byłoby wszystko, jeśli chodzi o czwartą część dokumentu.<text:s/><text:span text:style-name="T182">C</text:span>ały czas nie mamy części trzeciej o warunkach odbywania służby wojskowej w trybie zastępczym. Myślę, że jak ona zostanie tutaj nam dostarc<text:span text:style-name="T183">zo</text:span>na, to po<text:s/>pro<text:span text:style-name="T184">st</text:span>u do<text:span text:style-name="T185">łą</text:span>czymy b<text:span text:style-name="T186">ez</text:span><text:s/>odcz<text:span text:style-name="T187">yt</text:span>ywani<text:span text:style-name="T188">a</text:span>. Każdy<text:s/><text:span text:style-name="T189">z</text:span><text:s/>państwa otrzyma, bo rozumiem, że będzie powielona w odpowiedniej ilości egzemplarzy.</text:p>
      <text:p text:style-name="P190">Proszę bardzo, pan Wiatr.</text:p>
      <text:p text:style-name="P191"><text:span text:style-name="T192">Sławomir Wiatr</text:span>:</text:p>
      <text:p text:style-name="P193"><text:span text:style-name="T194">T</text:span><text:span text:style-name="T195">o co przedstawił</text:span><text:s/>pan Andrzej Celiński, jak się państwo or<text:span text:style-name="T196">ie</text:span>nt<text:span text:style-name="T197">uj</text:span>ecie, podstawą tego było wiele godzin, któr<text:span text:style-name="T198">e</text:span><text:s/>żeśmy razem spędzili w tej grupie roboczej. Gdybyśmy mieli więcej czasu, być może dane by nam było zapr<text:span text:style-name="T199">ez</text:span>e<text:span text:style-name="T200">ntow</text:span>ać znacznie doskonalszy materiał.</text:p>
      <text:p text:style-name="P201">Rozstaliśmy się w stanie ducha takim, że oto idziemy teraz do naszej bazy, konsultować materiał wspólnie. No i zobaczymy jak te konsultacje, z czym przyjdz<text:span text:style-name="T202">i</text:span>emy dz<text:span text:style-name="T203">i</text:span>siaj na posiedzenie plenarne. W jednym materiale myślę, że obie strony starały się intensywnie, rozdział trzeci, naszych propozycji<text:s/><text:soft-page-break/>intensywnie pracowały i być może będzi<text:span text:style-name="T204">em</text:span>y mieli za chwilę dwa różne stanowiska. A rozumiem, że po przerwie byśmy przedyskutowali.</text:p>
      <text:p text:style-name="P205">Panie Andrzeju, myśmy nanieśli też różne poprawki. Nie tyle istotnie mer<text:span text:style-name="T206">yt</text:span>oryczne, co uzupełni<text:span text:style-name="T207">aj</text:span>ące. Jeżeli pan pozwoli, nie wiem<text:s/><text:span text:style-name="T208">cz</text:span>y odczytać, dlatego że większość tekstu się powiela z tym, który pan zaprezentował.</text:p>
      <text:p text:style-name="P209">Natomiast w rozdziale drugim, społeczne i materialne problemy młodzieży, warunki ich rozw<text:span text:style-name="T210">ią</text:span>zywania, doszło kilka sformułowań, które słusznie krytykowała nas część reprezent<text:span text:style-name="T211">uj</text:span>ąca młodzież wiejską, że w tym naszym materiale na temat młodzieży wiejskiej jest stosunkowo mało lub zdecydowanie za mało, a środowiska te,<text:s/><text:span text:style-name="T212">p</text:span>roblemy tych środowisk nie powinny umykać z pola widzenia naszego. Więc pozwolę sobie z uzupełnieniami odczytać część drugą.</text:p>
      <text:p text:style-name="P213">C<text:span text:style-name="T214">zy</text:span><text:s/>może lepiej powielić, bo nie mamy takiej ilości egzemplarzy, żeby wzrokowcom wszystkim przedstawić to?</text:p>
      <text:p text:style-name="P215">/G<text:span text:style-name="T216">łos</text:span><text:s/><text:span text:style-name="T217">z</text:span><text:s/>s<text:span text:style-name="T218">al</text:span>i:<text:s/><text:span text:style-name="T219">J</text:span>a myślę, że może przeczytać/.</text:p>
      <text:p text:style-name="P220">T<text:span text:style-name="T221">a</text:span>k, proszę bardzo.</text:p>
      <text:p text:style-name="P222">Społeczne i materialne problemy młodzieży w warunkach ich rozwiązywania.</text:p>
      <text:p text:style-name="P223">Młode pokolenie Polaków dzieli los całego społeczeństwa. Rozw<text:span text:style-name="T224">ią</text:span>zywanie jego licznych problemów, szczególnie w zakresie potrzeb materialnych zależy od kondycji całego spo<text:span text:style-name="T225">łe</text:span>czeństwa, tempa odbudowy gospodarki, rozwoju samorządów ter<text:span text:style-name="T226">yt</text:span>orialnych oraz pomyślnej realizacji programu uspołe<text:span text:style-name="T227">cz</text:span>nien<text:span text:style-name="T228">ia</text:span><text:s/>państwa.</text:p>
      <text:p text:style-name="P229">Zespół dokonał przeglądu spraw szczególnie istotnych dla młodego pokolenia. Stwierdzono, że wszystkim podmiotom podejmującym ryzyko samod<text:span text:style-name="T230">ziel</text:span>nego wybudowania własnego mieszkania, należy umożliwić<text:s/><text:span text:style-name="T231">o</text:span>trzymanie terenów oraz nisko oprocentowanego, długoterminowego kredytu na jego realizację obiektów. Konieczna jest również dla wszystkich środowisk młod<text:span text:style-name="T232">zi</text:span>eży w dążeniu do zapewnienia sobie godziwych warunków ży<text:span text:style-name="T233">cia</text:span>, w tym mies<text:span text:style-name="T234">zk</text:span>an<text:span text:style-name="T235">io</text:span>wych, nie wolno dopuszczać do żadnych przywilejów i jak<text:span text:style-name="T236">iej</text:span>kolwiek dyskryminacji.<text:s/><text:span text:style-name="T237">W</text:span><text:s/>s<text:span text:style-name="T238">zc</text:span>zeg<text:span text:style-name="T239">ól</text:span>n<text:span text:style-name="T240">ości</text:span><text:s/>n<text:span text:style-name="T241">ie</text:span>dopuszczalne jest dyskryminowanie młodzieży przyjezdnej ubieganie się o mieszkanie w miejscowości zatrudnienia.</text:p>
      <text:p text:style-name="P242">Kolejny punkt<text:span text:style-name="T243">.</text:span><text:s/>Niezbędna jest zmiana przepisów regulujących stosunki między administra<text:span text:style-name="T244">cj</text:span>ą a samorządami hoteli pracowniczych w kierunku zwiększenia uprawnień samorządu mieszkańców.</text:p>
      <text:p text:style-name="P245">K<text:span text:style-name="T246">ol</text:span>ejny punkt. Konieczne są zmiany kryteriów awansu<text:s/>zawodowego<text:s/><text:span text:style-name="T247">w</text:span><text:s/>przedsiębior<text:span text:style-name="T248">st</text:span>wach,<text:s/><text:span text:style-name="T249">in</text:span>st<text:span text:style-name="T250">yt</text:span>u<text:span text:style-name="T251">cj</text:span>ach państwowych tak,<text:s/><text:span text:style-name="T252">a</text:span>by o awansie decydowały wyłącznie profe<text:span text:style-name="T253">sj</text:span>onalne kwalifikacje kandydata.</text:p>
      <text:p text:style-name="P254">Kolejne<text:span text:style-name="T255">.</text:span><text:s/>Konieczne jest zniesienie wszelkich barier w podnoszeniu kwalifikacji przez młodych pracowników.</text:p>
      <text:p text:style-name="P256">Kolejne. Na stan gospodarki narodowej wpływa też aktywność produkcyjna rolnictwa, a w szczególnoś<text:span text:style-name="T257">ci</text:span><text:s/>młodych chłopów. O<text:span text:style-name="T258">b</text:span>owi<text:span text:style-name="T259">ą</text:span>zkiem państwa jest wyjście naprzeciw ich podstawom produkc<text:span text:style-name="T260">yj</text:span>nym. Wymaga to przyjęcia nowego trwałego systemu, na który składają się przede wszystkim: polityka inwestycyjna, kredytowa, rozwój usług itd. Służyć to będ<text:span text:style-name="T261">zi</text:span>e umacnianiu<text:s/><text:span text:style-name="T262">in</text:span>dywidualn<text:span text:style-name="T263">yc</text:span>h gospodarstw chłopskich, o nowoczesnej strukturze produkc<text:span text:style-name="T264">yj</text:span>n<text:span text:style-name="T265">ej</text:span>.</text:p>
      <text:p text:style-name="P266">Kolejne. Wieś, jak żadne inne środowisko, odczuwa niedostatek w<text:span text:style-name="T267">yk</text:span>w<text:span text:style-name="T268">alifikow</text:span>any<text:span text:style-name="T269">ch</text:span><text:s/>kadr. Powoduje to niski poziom nauczania, życia kultu<text:span text:style-name="T270">ra</text:span>lnego, opieki zdrowotnej, obsługi wsi i rolnictwa<text:span text:style-name="T271">.</text:span><text:s/>Zjawiska te<text:s/><text:soft-page-break/>potęgowane są dodatkowo szczupłością lub całkowitym brakiem bazy oświatowej, kulturalnej, sportowej i zdrowotnej. Likwidacja tych dysproporcji wymaga zmiany polityki państwa w tej dziedzinie.</text:p>
      <text:p text:style-name="P272">Kolejne. Rozwój społeczny, gospodarczy i kulturalny w sposób świadomy nie może dokonywać się kosztem środowiska naturalnego i jego zasobów. Zapob<text:span text:style-name="T273">ie</text:span>ganie k<text:span text:style-name="T274">a</text:span>tastrofie ekologicznej jest wspólną sprawą naszego pokolenia dla przyszłych pokoleń. Konieczne jest stworzenie organizacjom i związkom młodzieży legalnej możliwości kr<text:span text:style-name="T275">ót</text:span>koterminowych wyjazdów zagrani<text:span text:style-name="T276">cz</text:span>nych służących zarobkowaniu, odbywaniu stażów zawodowych i praktyk stude<text:span text:style-name="T277">n</text:span>c<text:span text:style-name="T278">ki</text:span>c<text:span text:style-name="T279">h</text:span>.</text:p>
      <text:p text:style-name="P280">Niezbędne jest zapewnienie możliwości zapewnienie obowiązku szkolnego dzieciom i młodzieży niepełnosprawn<text:span text:style-name="T281">ej.</text:span><text:s/>Wskazano, że rozszerzenie możliwości odbywania słu<text:span text:style-name="T282">ż</text:span>by zastępczej dla osób posiad<text:span text:style-name="T283">aj</text:span>ąc<text:span text:style-name="T284">yc</text:span>h odpowiednie kwalifikacje na tę dziedzinę służyłoby temu celowi<text:span text:style-name="T285">.</text:span></text:p>
      <text:p text:style-name="P286">W celu zapewnienia prawidłowego rozwoju psychofizycznego młodzieży konieczne jest wyraźne zwiększenie nakładów na ochronę zdrowia i higienę w szkołach, w internatach i domach d<text:span text:style-name="T287">zi</text:span>ec<text:span text:style-name="T288">k</text:span>a i w innych instytucjach tak, aby zapewnić dzieciom i młodzieży rzeczywistą opiekę lekarsk<text:span text:style-name="T289">ą</text:span>, systemowe rozw<text:span text:style-name="T290">ią</text:span>zywanie patologii społecznej.</text:p>
      <text:p text:style-name="P291">Proponujemy przedyskutowan<text:span text:style-name="T292">ie</text:span><text:s/>zasad i celów polityki młodzieżowej państwa dla us<text:span text:style-name="T293">połecz</text:span>n<text:span text:style-name="T294">ie</text:span>n<text:span text:style-name="T295">ia</text:span><text:s/>procesów jej ks<text:span text:style-name="T296">zt</text:span>ałtowan<text:span text:style-name="T297">ia</text:span><text:s/>i realizacji.</text:p>
      <text:p text:style-name="P298">Ważną decyzją w tym k<text:span text:style-name="T299">ierunk</text:span>u byłoby powołanie Krajowej Rady Młodzieży, składającej się z reprezentatywnych pr<text:span text:style-name="T300">ze</text:span>dstaw<text:span text:style-name="T301">ic</text:span>ieli różnych środowisk, grup i organizacji młodz<text:span text:style-name="T302">ie</text:span>żowych.</text:p>
      <text:p text:style-name="P303">Tak więc doszło tutaj kilka punktów, które m<text:span text:style-name="T304">aj</text:span>ą merytoryczne uzasadnienie przede wszystkim wynikające z faktu, że były one prezentowane przez środowiska młodych rolników na pierwszym naszym posiedzeniu plenarnym, na którym nam w czasie prac grupy roboczej umknęły z pola widzenia oraz bardziej precyzyjne zapisy w punktach dotyczących budownictwa mie<text:span text:style-name="T305">sz</text:span>kaniowego.</text:p>
      <text:p text:style-name="P306">Jeżeli chodzi o rozdział czwarty, realizacja zasady podmiotowości ucznia w procesie wychowania szkolnego<text:s/>to na<text:span text:style-name="T307">sz</text:span>a propozy<text:span text:style-name="T308">cj</text:span>a nie różni<text:s/><text:span text:style-name="T309">si</text:span>ę mer<text:span text:style-name="T310">yt</text:span>orycznie<text:span text:style-name="T311">.</text:span><text:s/>Jest jednak pewnym skrótem red<text:span text:style-name="T312">a</text:span>kc<text:span text:style-name="T313">yj</text:span>nym<text:span text:style-name="T314">.</text:span><text:s/>Pozwolę sobie ją przeczytać.</text:p>
      <text:p text:style-name="P315">Podmiotowość ucznia powinna służyć idei uspołecznienia szkoły oraz aktywizacji społecznej uczniów, jako jednemu z naczelnych celów wychowania<text:span text:style-name="T316">.</text:span><text:s/><text:span text:style-name="T317">Za</text:span><text:s/>niezbędne uważamy zmiany prowadzące do przeks<text:span text:style-name="T318">zt</text:span>ałcenia szkoły w instytucję spełniającą funk<text:span text:style-name="T319">cj</text:span>ę środowiska społeczno-w<text:span text:style-name="T320">yc</text:span>howawczego.</text:p>
      <text:p text:style-name="P321">1<text:span text:style-name="T322">.</text:span><text:tab/>Powinna ona wyrażać się w<text:span text:style-name="T323">:</text:span><text:s/>demokratyza<text:span text:style-name="T324">cj</text:span>i stosunków wewnątrz szkolnych, zwłaszcza w zwiększeniu uczestnictwa młodzieży w podejmowaniu samorządnych decyzji dotyczących szkoły i w samodzielności rozwiązywania problemów w grupach rówieśnicz<text:span text:style-name="T325">yc</text:span>h. Upowszechnieniu partnerstwa w stosunkach między uczniami i dorosłymi. Eliminacji i znacznym ograniczeniu<text:s/><text:span text:style-name="T326">czyn</text:span>n<text:span text:style-name="T327">ików</text:span><text:s/>lękotwórczych występuj<text:span text:style-name="T328">ą</text:span>c<text:span text:style-name="T329">yc</text:span>h w pracy szkół i innych placówek oświatowo-wychowawcz<text:span text:style-name="T330">yc</text:span>h oraz opiekuńczych.</text:p>
      <text:p text:style-name="P331">2.<text:tab/>Do r<text:span text:style-name="T332">e</text:span>al<text:span text:style-name="T333">i</text:span>zacji tych zasad<text:span text:style-name="T334"><text:s/></text:span>należy: nadać form<text:span text:style-name="T335">a</text:span>lny status istniejącej obecnie Komisji Rzecznictwa Praw Uczniowskich oraz odpowiednim komisjom regionalnym, jako instytucjom niezal<text:span text:style-name="T336">eż</text:span>nym od administra<text:span text:style-name="T337">cj</text:span>i oświatowej i gwarantującym przestrzeganie praw ucznia w szkole<text:span text:style-name="T338">.</text:span><text:s/>Uczynić szkołę miejscem, gdzie w demokrat<text:span text:style-name="T339">ycz</text:span>ny<text:span text:style-name="T340">ch</text:span><text:s/>warunkach gwarant<text:span text:style-name="T341">uj</text:span>ących podmiotowość uczniów kształtują się twórcze post<text:span text:style-name="T342">a</text:span>wy młodzieży oraz zapewnić zagwarantowaną prawnie autonomię samorządów u<text:span text:style-name="T343">cz</text:span>niowskich, nadać st<text:span text:style-name="T344">a</text:span>tus lokalny i uczniowski sejmikom uczniowskim. Instytucje niezależne od resortu<text:s/>edukacji<text:s/>narodowej, a<text:s/><text:soft-page-break/>wyc<text:span text:style-name="T345">ho</text:span>wu<text:span text:style-name="T346">ją</text:span>cy<text:span text:style-name="T347">ch<text:s/></text:span>znaczne grupy młodzieży objąć systemem jawnego nadzoru<text:s/>pedagogicznego<text:span text:style-name="T348">.</text:span></text:p>
      <text:p text:style-name="P349">Pozostają jeszcze d<text:span text:style-name="T350">w</text:span>a elementy naszego stanowiska, mianowicie do wydyskutowani<text:span text:style-name="T351">a</text:span>, preambuła co do której znaczenia nie do końca w grupie roboczej<text:s/><text:span text:style-name="T352">si</text:span>ę zgadzaliśmy, co do kształtu i rozstaliśmy s<text:span text:style-name="T353">ię,</text:span><text:s/>że przyjdziemy tutaj ze swoimi propozycjami i zapropon<text:span text:style-name="T354">uj</text:span>emy propozycję, która jest trochę szersza niż ta, którą pan Andrze<text:span text:style-name="T355">j</text:span><text:s/>nam odczytał.</text:p>
      <text:p text:style-name="P356">Stanowisko Podzespołu do spraw Młodzieży<text:s/>„okrągłego stołu”.</text:p>
      <text:p text:style-name="P357">Uczestnicy Podzespołu do spraw Młodzieży zgodnie wyrażają przekonanie, iż młode pokolenie Polak<text:span text:style-name="T358">ó</text:span>w pomimo istotnych różnic odnajdzie w warunkach tworzenia<text:s/><text:span text:style-name="T359">s</text:span>połe<text:span text:style-name="T360">cze</text:span>ństwa obywatelskiego wspólnotę naczelnych wartości. Będą one podstawą działań wychowawczych realizowanych przez państwo, organizacje społeczne i młodzieżowe, związki wyznaniowe, różnorodne instytucje oświatowo-wychowawcze oraz grupy rówieśnicze. Za podstawowe wartości tworzące consensus wychowawczy uważamy: podmiotowość człowieka w życiu społecznym, politycznym i gospodarczym. Sprawiedliwość i wrażliwość na potrzeby osoby ludzkiej i grup społecznych. Tolerancję dla różnych poglądów i działań<text:span text:style-name="T361">.</text:span><text:s/>Rodzinę, jako fundament życia społecznego i podstawowe środowisko wychowawcze. Szacunek dla tradycji narodowych i państwowych. Uznane wspólnie wartości i zasady określają charakter pluralizmu w środowiskach dzieci i młodzieży. Nie może on oznaczać przenoszenia walki politycznej na obszar wychowania. Wyrażamy przy tym przekonanie, że rozmaite grupy młodzieży poprzez swoją aktywność w organ<text:span text:style-name="T362">iz</text:span>a<text:span text:style-name="T363">cj</text:span>a<text:span text:style-name="T364">ch,</text:span><text:s/>klubach, stowarzyszeniach, przyczynią się do tworzenia nowego demo<text:span text:style-name="T365">k</text:span>r<text:span text:style-name="T366">a</text:span>tycznego ła<text:span text:style-name="T367">d</text:span>u<text:s/><text:span text:style-name="T368">społe</text:span>cz<text:span text:style-name="T369">n</text:span>ego<text:s/><text:span text:style-name="T370">w</text:span><text:s/>Polsc<text:span text:style-name="T371">e</text:span><text:s/><text:span text:style-name="T372">i</text:span><text:s/>zdynam<text:span text:style-name="T373">iz</text:span>owania<text:span text:style-name="T374"><text:s/></text:span>polskiej<text:s/><text:span text:style-name="T375">g</text:span>os<text:span text:style-name="T376">p</text:span>o<text:span text:style-name="T377">d</text:span>ar<text:span text:style-name="T378">ki.</text:span></text:p>
      <text:p text:style-name="P379"><text:span text:style-name="T380">J</text:span>e<text:span text:style-name="T381">ż</text:span>eli chod<text:span text:style-name="T382">z</text:span>i o część pierwszą, czy rozdział pierw<text:span text:style-name="T383">szy</text:span><text:s/>poświęcony pluralizmowi związków i stowarzyszeń młodzieży<text:span text:style-name="T384">,</text:span><text:s/><text:span text:style-name="T385">t</text:span>o mówiąc o<text:span text:style-name="T386">t</text:span>warcie i jawnie, natrafiliśmy na podobne problemy dotyczące tego samego zapisu proponowanego przez grupę roboczą. W akapicie trzecim w związku z tym uważam, że akapit<text:s/><text:span text:style-name="T387">te</text:span>n trzeba zredagować powtórnie. Myślę, że będzie może całe to stanowisko i że będzie ten fragment, jeżeli nie będziemy dokonywali tej redakcji w tak licznym gronie, a w przerwie kilkunastominutowej, czy półgodzinnej zespół roboczy usiądzie raz jeszcze<text:span text:style-name="T388">.<text:s/></text:span>Skoro udało nam się tyle wspólnie zredagować, to może uda nam się znaleźć formułę właściwą dla zapisów całego stanowiska naszego, może też tylko tego akapitu, tak aby ta formuła znal<text:span text:style-name="T389">a</text:span>zła akceptację po obu stronach tego stołu.</text:p>
      <text:p text:style-name="P390"><text:span text:style-name="T391">A</text:span><text:span text:style-name="T392">n</text:span><text:span text:style-name="T393">d</text:span><text:span text:style-name="T394">r</text:span><text:span text:style-name="T395">zej</text:span><text:span text:style-name="T396"><text:s/></text:span><text:span text:style-name="T397">Celińsk</text:span><text:span text:style-name="T398">i</text:span>:</text:p>
      <text:p text:style-name="P399">Może dla uzupełnienia aby wszystkie dokumenty były przed nami do dysku<text:span text:style-name="T400">sj</text:span>i, proszę Kubę<text:s/><text:span text:style-name="T401">W</text:span>ygnańskiego o odczytanie, niestety jest w małej ilości egzemplarzy, propozy<text:span text:style-name="T402">cj</text:span>i rozdziału trzeciego, odnoszącego się do reformy modelu służby wojskowej.</text:p>
      <text:p text:style-name="P403"><text:span text:style-name="T404">Jakub Wygnański</text:span>:</text:p>
      <text:p text:style-name="P405">Tytuł tej części. Reformowanie obecnego<text:s/><text:span text:style-name="T406">mo</text:span>delu służby wojskowej.</text:p>
      <text:p text:style-name="P407">Procesy odprężenia międzynarodowego, rozbrojenia i restrukturyzacji polskich sił zbrojnych, kształtowanie się demokraty<text:span text:style-name="T408">cz</text:span>nego państwa i obywatelskiego społeczeństwa umożliwi<text:span text:style-name="T409">aj</text:span>ą<text:span text:style-name="T410">c</text:span><text:s/>zmiany warunków odbywania służby wojskowej<text:span text:style-name="T411">.</text:span><text:s/>Inicjatywy Mini<text:span text:style-name="T412">st</text:span>erstwa Obrony Narodowej w tym zakresie reformowania systemu obronnego, ks<text:span text:style-name="T413">zt</text:span>ałtowania właściwych stosunków międzyludzkich w wojsku traktujemy jako<text:span text:style-name="T414"><text:s/></text:span>zjawisk<text:span text:style-name="T415">o</text:span><text:s/>korzystne. Uważamy przy tym, że w obszarze dyskutowanych publicznie problemów, takich jak charakter i funkcje wychowawcze wojska, uwzględnione powinny być następu<text:span text:style-name="T416">ją</text:span>ce<text:s/><text:soft-page-break/>k<text:span text:style-name="T417">ie</text:span>runki refom<text:span text:style-name="T418">.</text:span></text:p>
      <text:p text:style-name="P419">Po<text:span text:style-name="T420"><text:s/></text:span>pier<text:span text:style-name="T421">w</text:span>sze, skrócenie obecnego czasu trwania służby wojskowej i służby zastępczej, uwzględni<text:span text:style-name="T422">ają</text:span>c<text:span text:style-name="T423">ej</text:span><text:s/>potrzebę obronności kraju i gospodarki narodowej.</text:p>
      <text:p text:style-name="P424">Po drugie, prawne zagwarantowanie żołnierzom praw takich, jak wolność przekonań i wyznania, prawo do praktyk religijnych, a także posiadania własności osobistej, na przykład książek.</text:p>
      <text:p text:style-name="P425">Po trzecie, zdecydowanie prze<text:span text:style-name="T426">ci</text:span>wd<text:span text:style-name="T427">zi</text:span>a<text:span text:style-name="T428">ła</text:span>n<text:span text:style-name="T429">ie</text:span><text:s/>praktykom naruszania godności osobistej, nietykalnoś<text:span text:style-name="T430">ci</text:span><text:s/>cielesnej i honoru żołnierzy podejmujących służbę zasadniczą.</text:p>
      <text:p text:style-name="P431">Po c<text:span text:style-name="T432">z</text:span>warte, ograniczenie elementów militarnych w oświacie, a zwłaszcza zaniechanie eksperymentów wprowadzeniu do szkół przysposobienia wojskowego wraz z obowiązkowymi obozami zm<text:span text:style-name="T433">ilit</text:span>aryzowanymi. Uniezależnienie możliwości ukończenia studiów wyższych od zaliczenia szkolenia wojskowego w czasie studiów.</text:p>
      <text:p text:style-name="P434">Po piąte, nowelizacja przepisów o służbie zastępczej tak, aby była ona szerzej dostępna i mogła przynosić jak n<text:span text:style-name="T435">aj</text:span>większy pożytek społeczn<text:span text:style-name="T436">y</text:span>, zwłaszcza w<text:s/><text:span text:style-name="T437">s</text:span>łużbie zdrowia i opiece społecznej, w oświacie. Między innymi w nauczaniu niep<text:span text:style-name="T438">eł</text:span>nosprawnych, w rodzinnych gospodarstwach rolnych i w służbie ekologi<text:span text:style-name="T439">cz</text:span>n<text:span text:style-name="T440">ej</text:span>.</text:p>
      <text:p text:style-name="P441">Po szóste, dążenie do apolityczności armii, szczególnie przez zastępowanie<text:s/><text:span text:style-name="T442">w</text:span><text:s/>procesie wychowania obronnego treści i zaleceń ideologicznych i politycznych wartościami obywatelskimi.</text:p>
      <text:p text:style-name="P443"><text:span text:style-name="T444">G</text:span><text:span text:style-name="T445">ł</text:span><text:span text:style-name="T446">os z sali</text:span>:</text:p>
      <text:p text:style-name="P447">Można, tutaj jest pomyłka w tekście. Może ją sprostuję.</text:p>
      <text:p text:style-name="P448"><text:span text:style-name="T449">A</text:span><text:span text:style-name="T450">n</text:span><text:span text:style-name="T451">d</text:span><text:span text:style-name="T452">r</text:span><text:span text:style-name="T453">zej</text:span><text:span text:style-name="T454"><text:s/></text:span><text:span text:style-name="T455">Celińsk</text:span><text:span text:style-name="T456">i</text:span>:</text:p>
      <text:p text:style-name="P457">Jan R<text:span text:style-name="T458">o</text:span>kita chce sprostować pomyłkę w tekście. Proszę bardzo.</text:p>
      <text:p text:style-name="P459"><text:span text:style-name="T460">Jan Mari</text:span><text:span text:style-name="T461">a</text:span><text:span text:style-name="T462"><text:s/>Rok</text:span><text:span text:style-name="T463">it</text:span><text:span text:style-name="T464">a</text:span>:</text:p>
      <text:p text:style-name="P465">Na skutek błędu maszynistki została opuszczona została jedn<text:span text:style-name="T466">a</text:span><text:s/>linijka w preambule<text:span text:style-name="T467">,</text:span><text:s/>drugi akapit preambuły dokładnie brzmi tak - mianowicie, inicjatywy Ministerstwa Obrony Narodowej w zakresie reformowania systemu wychowania obronnego, kształtowania właściwych stosunków mi<text:span text:style-name="T468">ęd</text:span>zyludzk<text:span text:style-name="T469">ich</text:span><text:s/>w wojsku, traktujemy jako zjawiska korzystne. Uważamy przy tym, że w obszarze dysku<text:span text:style-name="T470">to</text:span>wanych publicznie problemów takich, jak charakter i funkcje służby zastępczej, stosunki międzyludzkie w wojsku i funkcje wychowawcze w wojsku, uwzględnione powinny być następujące kierunki reform.</text:p>
      <text:p text:style-name="P471">W tekście przeczytanym przez Jakuba nie było mowy o charakterze i funkcjach służby zastępczej i o stosunkach międzyludzkich jako o obszarach dyskutowanych tutaj.<text:s/><text:span text:style-name="T472">A<text:s/></text:span>taka była propozycja pana<text:s/><text:span text:style-name="T473">W</text:span>iatra, więc... Dziękuję bardzo.</text:p>
      <text:p text:style-name="P474"><text:span text:style-name="T475">And</text:span><text:span text:style-name="T476">r</text:span><text:span text:style-name="T477">zej Celiński</text:span>:</text:p>
      <text:p text:style-name="P478">Myślę, że mamy dość bogaty materiał do pracy na dz<text:span text:style-name="T479">isia</text:span>j.</text:p>
      <text:p text:style-name="P480"><text:span text:style-name="T481">Sławomir Wiatr</text:span>:</text:p>
      <text:p text:style-name="P482">Pewną propozycję mam w punkcie samym.</text:p>
      <text:p text:style-name="P483"><text:span text:style-name="T484">And</text:span><text:span text:style-name="T485">r</text:span><text:span text:style-name="T486">zej Celiński</text:span>:</text:p>
      <text:p text:style-name="P487">Proszę bardzo, pan Wiatr.</text:p>
      <text:p text:style-name="P488"><text:span text:style-name="T489">Sławomir Wiatr</text:span>:</text:p>
      <text:p text:style-name="P490">W tym punkcie, to znaczy w trzecim<text:s/>rozd<text:span text:style-name="T491">zi</text:span>aliku naszego dokumentu, nad którym zresztą bardzo dużo<text:s/><text:soft-page-break/>spędziliśmy czasu, nad wspólną redakcją, a póź<text:span text:style-name="T492">ni</text:span>ej jeszcze oddzielnie nad tym pracowaliśmy, proponuję następujące rozwiązanie. Odczytam państwu nasz projekt stanowiska. On się różni od projektu, który przeczytał Kuba z tym że nie precyzujemy w punktach tych konkretnych spraw, o których tam jest mowa. Proponujemy, aby one były zamieszczone w aneksie, pt. pod hasłem, że zostały one wniesione przez waszą stronę.</text:p>
      <text:p text:style-name="P493">Pozwolę sobie przeczytać naszą propozycję.</text:p>
      <text:p text:style-name="P494">Warunki realizacji powszechnego obowiązku obronnego. Tak brzmi tytuł.</text:p>
      <text:p text:style-name="P495">Procesy odprężenia<text:s/><text:span text:style-name="T496">mi</text:span>ędzynarodowego, rozbrojenia, restruktur<text:span text:style-name="T497">yz</text:span>a<text:span text:style-name="T498">cj</text:span>a polskich sił zbrojnych, demokratyza<text:span text:style-name="T499">cj</text:span>a państwa i stosunków społecznych, kształtowanie społeczeństwa obywatelskiego, sprzyjają doskonaleniu warunków odbywania służby wojskowej i realizacji powszechnego obowiązku obronnego. Decyzje Komitetu Obrony Kraju, okazuje się, że to Komitet Obrony Kraju, a nie Ministerstwo Obrony Narodowej, decyzje Komitety Obrony Kraju, inicjatywy Ministerstwa Obrony Narodowej spowodowały stopniowe, znaczne zmniejszenie s<text:span text:style-name="T500">ił</text:span><text:s/>zbrojnych i doskonalenie systemu wychowania obronnego, skrócenie służby zasadniczej w Marynarce Wojennej, wprowadzenie ustawowych możliwości odbywania służby zastępczej. Kształtowanie właściwych stosunków międzyludzkich, wzbogacanie humanizacji życia w wojsku, uważamy za zjawiska korzystne dla osób podleg<text:span text:style-name="T501">aj</text:span>ących obowiązkowi obronnemu. Aktualne uregulowania prawne o powszechnym obowiązku służby, w tym o służbie zastępczej, konsumują równi<text:span text:style-name="T502">e</text:span>ż treści i doświadczenia w tej dziedzinie p<text:span text:style-name="T503">a</text:span>ństw obcych<text:span text:style-name="T504">.</text:span></text:p>
      <text:p text:style-name="P505">Odbywanie służby wojskowej nie koliduje<text:s/><text:span text:style-name="T506">z</text:span><text:s/>prawem żołnierzy zasadniczej służby wojskowej i osób pełniących służbę zastępczą do wolności sumienia i wyznania, praktyk religijnych w wym<text:span text:style-name="T507">ia</text:span>rze indywidualnym, a także posiadania i noszenia oznak kultu religijnego oraz własności osobistej, na przykład książek.</text:p>
      <text:p text:style-name="P508">W obszarze pod<text:span text:style-name="T509">ej</text:span>mowanych przez st<text:span text:style-name="T510">r</text:span>onę solidarnościowo-opozycyjną problemów takich, jak: długość, charakter oraz funkcje zasadniczej i zastępczej służby wojskowej, funkcji wychowawczej wojska, ks<text:span text:style-name="T511">zt</text:span>ałtowania stosunków międzyludzkic<text:span text:style-name="T512">h</text:span>, istnieją możliwości rozważenia tych ważkich spraw. Ranga spraw rzutujących na obronność kraju wymaga poważnych analiz, a w większości z nich uzależniona jest od u<text:span text:style-name="T513">wa</text:span>runkowań zewnętrznych i<text:s/><text:span text:style-name="T514">ek</text:span>onomicznych kraju.</text:p>
      <text:p text:style-name="P515">I tu propozycje, żeby ten katalog spraw wnieść do aneksu, z uznaniem praw autorskich<text:span text:style-name="T516">.</text:span></text:p>
      <text:p text:style-name="P517">Pozwolę sobie<text:s/><text:span text:style-name="T518">d</text:span>ać wam pewną ilość egzemplarzy tego dokumentu, tej propozycji<text:span text:style-name="T519">.</text:span></text:p>
      <text:p text:style-name="P520"><text:span text:style-name="T521">A</text:span><text:span text:style-name="T522">nd</text:span><text:span text:style-name="T523">r</text:span><text:span text:style-name="T524">zej Celiński</text:span>:</text:p>
      <text:p text:style-name="P525">Proszę<text:s/><text:span text:style-name="T526">pa</text:span>ń<text:span text:style-name="T527">st</text:span>wa, sytua<text:span text:style-name="T528">cj</text:span>a jest taka. Jeśli chodzi o rozdział czwarty propozycji, ja myślę, że ta red<text:span text:style-name="T529">a</text:span>kcja, którą zgłosiła moja strona i ta, którą zgłasza strona pana Millera nie ma merytorycznych różnic. Jest pewne otwarcie na propozycję redakcyjną waszą. Oczywiście, trzeba dokładnie przejrzeć, ale my<text:span text:style-name="T530">ś</text:span>lę, że tutaj nie będzie zasadniczej dyskusji, jeśli jest tak daleko idąca zbieżność co do meritum sprawy.</text:p>
      <text:p text:style-name="P531">Jeśli idzie o<text:span text:style-name="T532"><text:s/></text:span>rozdział trzeci, tutaj, być może, ta<text:s/>propozycja ostatnio zgłoszona jest pewnym nowym zagadnieniem, pewną wskazówką wartą nowego zastanowien<text:span text:style-name="T533">ia</text:span>. Tu rzeczywiście w sprawie wojska są dosyć istotne różnice naszej propozycji.</text:p>
      <text:p text:style-name="P534">Co do większości uwag wniesionych przez pana Wiatra, ja myślę, że są one do przyjęcia przez nas w ostatecznej redakcji. Problem zaczyna się wtedy, gdy wchodzimy w sprawy, jak sądzę, nie będące w<text:s/><text:soft-page-break/>naszych komp<text:span text:style-name="T535">et</text:span>en<text:span text:style-name="T536">cja</text:span>ch, nie będące w kompeten<text:span text:style-name="T537">cj</text:span>ach tego stolika. To jest chyba w punkcie ósmym, w punkcie dziewiątym<text:span text:style-name="T538">.</text:span><text:s/>Trzeba się po prostu nad tym zastanowić chwilę podczas przerwy. Myślę, że nie umniejszając wagi spraw, które omawia jeden i drugi rozd<text:span text:style-name="T539">ział</text:span><text:s/>dokumentu, należałoby szukać takiego rozw<text:span text:style-name="T540">i</text:span>ązania w którym mówilibyśmy jednak trochę większymi skrótami po to, żeby nadać im jeszcze większą wagę. Żeby nie rozpływały się one w zbyt dużej ilości słów i punktów.</text:p>
      <text:p text:style-name="P541">Jeśli idzie o trzeci akapit pierwszego rozdziału, to on ma dla nas oczywiście znaczenie zasadnicze, pewnego zbliżania<text:span text:style-name="T542"><text:s/></text:span>st<text:span text:style-name="T543">a</text:span>nowisk, pewnego por<text:span text:style-name="T544">oz</text:span>umiewan<text:span text:style-name="T545">ie</text:span><text:s/>się w sprawach, o których on mówi. Być może będzie korzystne jeśli spróbujemy się przyjrzeć temu akapitowi z punktu widzenia redakcyjnego.</text:p>
      <text:p text:style-name="P546">Jeśli idzie o wstęp, to jest tutaj dosyć zasadnicza różnica międ<text:span text:style-name="T547">z</text:span>y tym zapisem, który proponujemy wam i tym zapisem, który proponujecie państwo<text:span text:style-name="T548">.</text:span><text:s/>Proponuję w takim razie, żebyśmy do godziny dwunastej zrobili roboczą przerwę podczas której zastanowimy się.</text:p>
      <text:p text:style-name="P549">Chciałbym więc prosić o przerwę do godziny dwunastej.</text:p>
      <text:p text:style-name="P550">Dziękuję bardzo<text:span text:style-name="T551">.</text:span></text:p>
      <text:p text:style-name="P552"/>
      <text:p text:style-name="P553">/Przerwa/.</text:p>
      <text:p text:style-name="P554"/>
      <text:p text:style-name="P555"><text:span text:style-name="T556">A</text:span><text:span text:style-name="T557">n</text:span><text:span text:style-name="T558">d</text:span><text:span text:style-name="T559">r</text:span><text:span text:style-name="T560">zej</text:span><text:span text:style-name="T561"><text:s/></text:span><text:span text:style-name="T562">Celińsk</text:span><text:span text:style-name="T563">i</text:span>:</text:p>
      <text:p text:style-name="P564">Wła<text:span text:style-name="T565">ściwi</text:span>e<text:s/><text:span text:style-name="T566">w</text:span><text:s/>kilku sprawach chcielibyśmy się wy<text:span text:style-name="T567">po</text:span>wiedzieć, w sprawach co do których mieliśmy już dostateczną ilość informacji między sobą, poglądów<text:span text:style-name="T568">.</text:span><text:s/>Chodzi tu o to, aby zmierzać do kończenia naszych obrad. Wyobrażam sobie to w ten sposób, że te rzeczy,<text:span text:style-name="T569"><text:s/></text:span>które możemy już zadecydować jako warte ostatniej pracy redakc<text:span text:style-name="T570">yj</text:span>nej, można je redagować<text:span text:style-name="T571">.</text:span><text:s/>Natom<text:span text:style-name="T572">iast</text:span><text:s/>w sprawach, które pozostają sprawami spornymi między nami będziemy próbowali definiować swoje stanowiska, w miarę możliwości chyba unikając dyskusji mer<text:span text:style-name="T573">yt</text:span>or<text:span text:style-name="T574">ycznyc</text:span>h odnoszących się do naszych poglądów<text:span text:style-name="T575">.</text:span></text:p>
      <text:p text:style-name="P576">Moja propozycja jest taka, jeśli państwo się zgodzicie. Przyjąć abyśmy my, nasza s<text:span text:style-name="T577">t</text:span>rona, kolejno idąc rozdziałami, jak były one przedstawiane, częściowo wspólnie, określać nasze stanowisko<text:span text:style-name="T578">.</text:span><text:s/>Mówiąc wspólnie, jednocześnie określać w tych fragmentach, które naszym zdaniem, w kolejności mówienia naszym zdaniem nada<text:span text:style-name="T579">j</text:span>ą się do przystąpienia do prac już redakc<text:span text:style-name="T580">yj</text:span>nych<text:span text:style-name="T581">.</text:span><text:s/>W sprawach, w których nie ma już potrzeby wyraźni<text:span text:style-name="T582">ej</text:span>szego określenia stanowisk ponad to, co już zostało uczynione.</text:p>
      <text:p text:style-name="P583">Pr<text:span text:style-name="T584">o</text:span>szę Jarka Śleszyńskiego, aby odniósł się do pierwszej części projektowanego<text:s/><text:span text:style-name="T585">d</text:span>okumentu, tej którą nazwać można preambułą.</text:p>
      <text:p text:style-name="P586"><text:span text:style-name="T587">Ja</text:span><text:span text:style-name="T588">ros</text:span><text:span text:style-name="T589">ła</text:span><text:span text:style-name="T590">w Śleszy</text:span><text:span text:style-name="T591">ń</text:span><text:span text:style-name="T592">s</text:span><text:span text:style-name="T593">k</text:span><text:span text:style-name="T594">i</text:span>:</text:p>
      <text:p text:style-name="P595">Z pewnym zdziwieniem zauważyliśmy, że do preambuły, naszym zdaniem zupełnie niepotrzebnie, powróciła sprawa consensu<text:span text:style-name="T596">s</text:span>u wychowawczego. Mam wrażenie, że państwa strona nie zauważyła ukłonu, jaki tutaj wykon<text:span text:style-name="T597">ali</text:span>śmy i nie zauważyła tego, że w określeniu porozumienie wokół podstawowych wartości obywatelskich zawiera się właśnie ta kwestia. Niestety, my jakby dalej nie możemy pójść. Wydaje nam się, że zarówno tu, jak i w pewnyc<text:span text:style-name="T598">h</text:span><text:s/>szczegółowych ustaleniac<text:span text:style-name="T599">h</text:span><text:s/>dokumentu kwestia wartości z<text:span text:style-name="T600">a</text:span>stała już ostatecznie, jeśli chodzi o nasz pogląd zawarta. W związku z czym dalsze rozszerzanie tej sprawy jest dla nas niemożliwe.</text:p>
      <text:p text:style-name="P601">Oczywiście istnieje możliwość<text:s/>protokołu<text:s/>rozbieżności, ale wydaje nam się, że pisanie tak ważnej<text:s/><text:soft-page-break/>sprawy na samym początku właśnie do rozbieżności byłoby, no, wydaje nam się, ośmieszające dla państwa. Tak, żeby zreasumować, niestety poza to twierdzenie, które jest umieszczone w tym<text:s/><text:span text:style-name="T602">pi</text:span>erwszym pr<text:span text:style-name="T603">oj</text:span>ek<text:span text:style-name="T604">ci</text:span>e, wspólnym projekcie, my wyjść nie możemy.</text:p>
      <text:p text:style-name="P605">Dziękuję.</text:p>
      <text:p text:style-name="P606"><text:span text:style-name="T607">A</text:span><text:span text:style-name="T608">n</text:span><text:span text:style-name="T609">d</text:span><text:span text:style-name="T610">r</text:span><text:span text:style-name="T611">zej</text:span><text:span text:style-name="T612"><text:s/></text:span><text:span text:style-name="T613">Celińsk</text:span><text:span text:style-name="T614">i</text:span>:</text:p>
      <text:p text:style-name="P615">Pan Wiatr.</text:p>
      <text:p text:style-name="P616"><text:span text:style-name="T617">Sławomir Wi</text:span><text:span text:style-name="T618">a</text:span><text:span text:style-name="T619">tr</text:span>:</text:p>
      <text:p text:style-name="P620">Doceniamy troskę o to, ab<text:span text:style-name="T621">yś</text:span>my byli dobrze i poważnie odbierani w sp<text:span text:style-name="T622">ołecz</text:span>eń<text:span text:style-name="T623">st</text:span>wie, ale jeżeli możemy rozweselić kogoś, to może i warto spróbować. My tej śmieszności się nie boimy, nie widzimy takiego zagrożenia.</text:p>
      <text:p text:style-name="P624">Uważam, że myśmy konsekwentnie przez trzy kolejne posiedzenia plenarne do tej sprawy wracali, próbując przekonać was, że ona jest ważna. Staram się zrozumieć, że ona dla nas nie jest ważna, bo ważne je<text:span text:style-name="T625">s</text:span>t żebyście jej nie zawarli. Natomiast powiem szczerze, jeżeli nie zgodzimy się na to będziemy się upierali na to, żeby nasza propozycja znalazła<text:span text:style-name="T626"><text:s/></text:span>się w katalogu rozbieżności, mimo śmieszności, jak pan mówił, z tego faktu. Natomiast zaprezentowaliśmy ponieważ trzy kolejne nasze posiedzenia plenarne służyły, jak widać, niezbyt efektywnie próbom wyjaśnienia o co chodzi. Co to jest ten consensus wychowawczy,<text:s/>m<text:span text:style-name="T627">y</text:span><text:s/><text:span text:style-name="T628">w</text:span><text:s/>tej chwili, podczas tej przerwy, s<text:span text:style-name="T629">fo</text:span>rmułowal<text:span text:style-name="T630">iś</text:span>my to brzmienie, które wydaje się, że wyraźnie określa co to jest ten consensus wychowawczy. Jeśli się nie zgodzimy w takim brzmieniu, to w takim razie zapiszemy to do<text:s/>protokołu<text:s/>rozbieżności jako naszą propozycję, która nie znalazła waszego zrozumienia.</text:p>
      <text:p text:style-name="P631">Przy r<text:span text:style-name="T632">óż</text:span>norodności postaw ideologi<text:span text:style-name="T633">cz</text:span>nych, polity<text:span text:style-name="T634">cz</text:span>nych i światopoglądowych wpływając na różne koncepcje wychowania kon<text:span text:style-name="T635">iecz</text:span>ne jest wypracowanie consensusu wyc<text:span text:style-name="T636">ho</text:span>wawczego, rozumianego jako wspólnie uznane, podstawowe wartości wychowawcze, takie jak: i tutaj ten katalog, który zresztą w dużej mierze był redagowany w oparciu o wasze propozycje sprzed dwóch tygodni i uzupełniony naszymi propozycjami, stwierdzającymi w punkcie szacunek dla tradycji narodowych i państwowych oraz rzeczy, która przy przep<text:span text:style-name="T637">is</text:span>ywaniu wypadła, patriotyzm i służba społeczna.</text:p>
      <text:p text:style-name="P638">Więc mamy<text:span text:style-name="T639"><text:s/></text:span>do<text:span text:style-name="T640"><text:s/></text:span>wyboru w tej chwili, żeby uprościć i nie powtarzać tego, co zajęło nam już kilkanaście godzin dyskusji<text:s/><text:span text:style-name="T641">i</text:span><text:s/>wyjaśniania co to jest albo zdecydować się na przyję<text:span text:style-name="T642">c</text:span>ie tego w preambule, albo jak powiadam, wpiszemy to do<text:s/>protokołu<text:s/>rozbieżności, z określeniem autorstwa.</text:p>
      <text:p text:style-name="P643"><text:span text:style-name="T644">A</text:span><text:span text:style-name="T645">n</text:span><text:span text:style-name="T646">d</text:span><text:span text:style-name="T647">r</text:span><text:span text:style-name="T648">zej</text:span><text:span text:style-name="T649"><text:s/></text:span><text:span text:style-name="T650">Celińsk</text:span><text:span text:style-name="T651">i</text:span>:</text:p>
      <text:p text:style-name="P652">Ja rozumiem, pan Bronisław Geremek.</text:p>
      <text:p text:style-name="P653"><text:span text:style-name="T654">Bronisław Gere</text:span><text:span text:style-name="T655">mek</text:span>:</text:p>
      <text:p text:style-name="P656">Przywykłem sobie, że przychodzę do państwa, żeby słuchać i się dowiedzieć, jednak tak mnie jakoś rozpiera, że pozwalam sobie i mam nadzieję, że obaj panowie pr<text:span text:style-name="T657">ze</text:span>wodn<text:span text:style-name="T658">iczą</text:span>cy zechcą mi tego prawa udzielić,<text:s/>kilka słów p<text:span text:style-name="T659">o</text:span>wiedzieć.</text:p>
      <text:p text:style-name="P660">Otóż, jeżeli byłoby tak, jak pan Wiatr mówi, ż<text:span text:style-name="T661">e</text:span><text:s/>zostałby sformułowany protokół rozbieżności dotyczący preambuły, to przecież jest oczywiste, że druga strona musi wówczas powiedzieć, że te wartości, które dzisiaj strona rządowa tak formułuje przez kilkadzie<text:span text:style-name="T662">si</text:span>ąt lat gwałciła. Po co to jest potrzebne w tej c<text:span text:style-name="T663">h</text:span>wili? Myślę, że trzeba w tej c<text:span text:style-name="T664">h</text:span>wili właśnie tak próbować mówić, że jest pew<text:span text:style-name="T665">ie</text:span>n rachunek oczywisty rozbieżnoś<text:span text:style-name="T666">ci.</text:span><text:s/><text:soft-page-break/>I tego rachunku rozbieżności i konfliktów my nie prz<text:span text:style-name="T667">e</text:span>kro<text:span text:style-name="T668">czymy</text:span>. To dotyczy całego<text:s/><text:span text:style-name="T669">„</text:span>okrągłego stołu<text:span text:style-name="T670">”</text:span><text:span text:style-name="T671">.</text:span><text:s/><text:span text:style-name="T672">A</text:span>le trzeba się próbować orientować w przyszłość.<text:s/><text:span text:style-name="T673">I</text:span><text:s/>taką formą orientacji w przyszłość jest twi<text:span text:style-name="T674">er</text:span>dzenie, że obie strony mimo wszystko, i przecież w tym mimo wszystko, każdy tu<text:span text:style-name="T675"><text:s/></text:span>siedzący wie ile się zawiera, dochodząc do przekona<text:span text:style-name="T676">n</text:span>i<text:span text:style-name="T677">a</text:span>, że są wartości obywatelskie, które są wspólne. I że także odbywa się teraz pewien proces w którym państwo zmienia swój charakter. Że oto możemy tutaj i<text:span text:style-name="T678"><text:s/></text:span>we<text:span text:style-name="T679"><text:s/>ws</text:span>zystkich innych zespołach tak rozmawiać i z poczuciem odpow<text:span text:style-name="T680">ie</text:span>d<text:span text:style-name="T681">zi</text:span>alności to dlatego, że zmienia się charakter państwa<text:span text:style-name="T682">.</text:span><text:s/>Proszę mi wierzyć, że to mówię bez stronniczego zaangażowania. Wydaje mi się, że to sformułow<text:span text:style-name="T683">a</text:span>nie, które zostało tutaj zaproponowane, z tej strony stołu, może połączyć obie strony<text:span text:style-name="T684">.</text:span><text:s/>Że naprawdę nie warto wytwarzać tutaj, w tej kwestii, rozbieżności.</text:p>
      <text:p text:style-name="P685"><text:span text:style-name="T686">A</text:span><text:span text:style-name="T687">n</text:span><text:span text:style-name="T688">d</text:span><text:span text:style-name="T689">r</text:span><text:span text:style-name="T690">zej</text:span><text:span text:style-name="T691"><text:s/></text:span><text:span text:style-name="T692">Celińsk</text:span><text:span text:style-name="T693">i</text:span>:</text:p>
      <text:p text:style-name="P694"><text:span text:style-name="T695">J</text:span>a myślę, że to s<text:span text:style-name="T696">fo</text:span>rmułowani<text:span text:style-name="T697">e<text:s/></text:span>jest już właśnie kompromisem.<text:s/><text:span text:style-name="T698">J</text:span>est oczywiście suwerenną decyzją strony, którą państwo reprezentujecie, jak dalej postąpić<text:span text:style-name="T699">.</text:span><text:s/>Ja n<text:span text:style-name="T700">ie</text:span><text:s/>zamyk<text:span text:style-name="T701">ał</text:span>bym jeszcze w tej chwili tej kwestii<text:span text:style-name="T702">.</text:span><text:s/>Zostawiłbym ją jeszcze raz, jak będziemy czytać po przerwie, jakie będą w<text:span text:style-name="T703">y</text:span>n<text:span text:style-name="T704">i</text:span>ki naszych prac. Wróciłbym<text:s/>jeszcze<text:s/><text:span text:style-name="T705">na</text:span><text:s/>mo<text:span text:style-name="T706">m</text:span>ent do<text:s/><text:span text:style-name="T707">tej</text:span><text:s/>kwestii<text:span text:style-name="T708">.</text:span><text:s/><text:span text:style-name="T709">Mam</text:span><text:s/>nadzieję,<text:s/><text:span text:style-name="T710">że</text:span><text:s/><text:span text:style-name="T711">z</text:span><text:s/>waszej strony usłyszymy to, co byłoby dobre dla tego dokumentu.</text:p>
      <text:p text:style-name="P712">Dalsza sprawa, w pierwszym rozdziale, pluralizm związków i stowarzyszeń młodzież<text:span text:style-name="T713">y</text:span>, ja nie mam jasności jakie są efekty redakcyjnego spotkania waszego<text:span text:style-name="T714">.</text:span><text:s/>Czy chcielibyście panowie, na ten temat coś powiedzi<text:span text:style-name="T715">e</text:span>ć? Czy na razie, w tej c<text:span text:style-name="T716">h</text:span>wili opuścimy tą sprawę?<text:s/><text:span text:style-name="T717">C</text:span>zy ona jest jakoś zakończona?</text:p>
      <text:p text:style-name="P718">Rozumiem, że my stoimy na stanowisku jak tutaj odczytaliśmy<text:span text:style-name="T719">.</text:span><text:s/>Ja w tej chwili uważam, w takim razie, że też możemy tą sprawę na moment pozo<text:span text:style-name="T720">st</text:span>awić na boku.</text:p>
      <text:p text:style-name="P721">Kolejna rzecz, chcielibyśmy prosić Roberta Bitnera o prz<text:span text:style-name="T722">e</text:span>d<text:span text:style-name="T723">s</text:span>tawienie pewnego dopisku do pierwszej części, pluralizm związków i stowarzyszeń młodzieży, odnoszącej się do NZS-<text:span text:style-name="T724">u.</text:span></text:p>
      <text:p text:style-name="P725"><text:span text:style-name="T726">Ro</text:span><text:span text:style-name="T727">b</text:span><text:span text:style-name="T728">e</text:span><text:span text:style-name="T729">r</text:span><text:span text:style-name="T730">t Bi</text:span><text:span text:style-name="T731">t</text:span><text:span text:style-name="T732">ner</text:span>:</text:p>
      <text:p text:style-name="P733">Ponieważ z państwa strony nie wyszła żadna dek<text:span text:style-name="T734">l</text:span>aracja, stanowisko, w sprawie Niezależnego Zrzeszenia Studentów, ja proponuję na końcu rozdziału pierwszego, dotyczącego plur<text:span text:style-name="T735">a</text:span>lizmu związków i stowarzyszeń młodzieży, dołączyć następujący tekst.</text:p>
      <text:p text:style-name="P736">Uczestnicy Zespołu do spraw Młodzieży<text:s/>„okrągłego stołu<text:span text:style-name="T737">”</text:span><text:s/>wyrażają przekonanie konieczności rejestracji Ogólnopolskiej Organizacji Niezależne Zrzeszenie Studentów na mocy obow<text:span text:style-name="T738">ią</text:span>z<text:span text:style-name="T739">ujące</text:span>go prawa o stowarzyszeniach. Rejestracja ta powinna nastąpić możliwie najszybciej, po podpisaniu umowy społecznej<text:s/>„okrągłego stołu”.</text:p>
      <text:p text:style-name="P740"><text:span text:style-name="T741">And</text:span><text:span text:style-name="T742">r</text:span><text:span text:style-name="T743">zej Celiński</text:span>:</text:p>
      <text:p text:style-name="P744">Czy ktoś w tej sprawie chciałby zabrać gł<text:span text:style-name="T745">o</text:span>s?</text:p>
      <text:p text:style-name="P746">Rozumiem, że możemy przejść do drugiej części dokumentu. Tutaj jest, jak myślę, daleko idąca zbieżność intencji i stanowisk, w tej drugiej części. My nie mamy jakby wystarcz<text:span text:style-name="T747">aj</text:span>ących materiałów w tej chwili do szczegółowego odczytywan<text:span text:style-name="T748">ia</text:span><text:s/>i redagowania poszcze<text:span text:style-name="T749">gó</text:span>lnych zdań.</text:p>
      <text:p text:style-name="P750">Generalnie rzecz biorąc jest tak, że my przyjmujemy wasze dzisiaj wniesione zapisy, do momentu, włącznie ze sprawami rolników, czy młodzieży wiejskiej. Uważany, że zapis pierwszego punktu jest troszkę gorszy od tego, który my proponowaliśmy, ale przyjmujemy wszystko to, co jest to momentu spraw rolników. Jeśli idzie o sprawy rolników to uważamy, że bardzo dobrze się stało, żeście państwo wnieśli te<text:s/><text:soft-page-break/>dwa punkty.<text:s/><text:span text:style-name="T751">O</text:span>ne rzeczywiśc<text:span text:style-name="T752">ie</text:span>, ten dokument byłby gorszy bez tych dwóch punktów, z całą pewnością.</text:p>
      <text:p text:style-name="P753">Natomiast chcielibyśmy się odnieść do trzech problemów przez nas wniesionych. Nie mam dokumentu, więc nazwę je tak, j<text:span text:style-name="T754">a</text:span>k je zapamiętałem, dotyczą one problemów wyjazdów zagr<text:span text:style-name="T755">anicz</text:span>nych, problemu hot<text:span text:style-name="T756">el</text:span>i robotniczych i problemu Kr<text:span text:style-name="T757">aj</text:span>owej Rady Młodzieży.</text:p>
      <text:p text:style-name="P758">Pierwsza w reda<text:span text:style-name="T759">k</text:span>cji była sprawa hoteli robotniczych, poproszę pana Isio, żeby tę sprawę podjął.</text:p>
      <text:p text:style-name="P760"><text:span text:style-name="T761">Wiesł</text:span><text:span text:style-name="T762">a</text:span><text:span text:style-name="T763">w<text:s/></text:span><text:span text:style-name="T764">Is</text:span><text:span text:style-name="T765">i</text:span><text:span text:style-name="T766">o</text:span>:</text:p>
      <text:p text:style-name="P767">Chciałbym powiedzieć o jednej sprawie, mianowicie o sprawie hoteli robotniczych. Chciałem podać na początku konkretny przykład hotelu robotniczego Stoczni Gdański<text:span text:style-name="T768">ej,</text:span><text:s/>który właśnie w tym hotelu robotniczym zawiązał się samorząd hotelowy, składający si<text:span text:style-name="T769">ę<text:s/></text:span>z czterech osób i kierownik tego hotelu, który nie przewidywał i nie chce, aby w tym hotelu działał samorząd hotelowy tych pracowników ze stoczni, po prostu, trzeba powiedzieć, wyrzucił<text:s/><text:span text:style-name="T770">z</text:span><text:s/>tego hotelu pod różnymi pretekstami.</text:p>
      <text:p text:style-name="P771"><text:span text:style-name="T772">W</text:span><text:s/>związku z tym mam oświadczenie w sprawie wniesienia s<text:span text:style-name="T773">p</text:span>raw samor<text:span text:style-name="T774">zą</text:span>du hot<text:span text:style-name="T775">eli</text:span><text:s/><text:span text:style-name="T776">r</text:span>obotniczych.</text:p>
      <text:p text:style-name="P777">Uważamy za konieczne stworzenie prawnych warunków dla zarządzania hotelami robotniczymi przez samorządy mieszkańcó<text:span text:style-name="T778">w.</text:span></text:p>
      <text:p text:style-name="P779">U<text:span text:style-name="T780">w</text:span>ażam, że to powinno się znale<text:span text:style-name="T781">ź</text:span>ć w tym protokole.</text:p>
      <text:p text:style-name="P782">Dzi<text:span text:style-name="T783">ęk</text:span>uj<text:span text:style-name="T784">ę</text:span>.</text:p>
      <text:p text:style-name="P785"><text:span text:style-name="T786">A</text:span><text:span text:style-name="T787">n</text:span><text:span text:style-name="T788">d</text:span><text:span text:style-name="T789">r</text:span><text:span text:style-name="T790">zej</text:span><text:span text:style-name="T791"><text:s/></text:span><text:span text:style-name="T792">Celińsk</text:span><text:span text:style-name="T793">i</text:span>:</text:p>
      <text:p text:style-name="P794">Dziękuję. Czy ktoś odnosi<text:s/><text:span text:style-name="T795">si</text:span>ę do tego zapisu punktu czwartego w pierwszym projekcie tak, jak jest zredagowany ten punkt? Myślę, że to jest zgodne z tymi intencjami, które wielokrotnie wyrażaliśmy tutaj wspólnie, aby zwiększyć udział samych mieszkańców, aby oni decydowali.</text:p>
      <text:p text:style-name="P796">Wiesławie. przeczytaj jeszcze raz sam zapis, który proponujesz.</text:p>
      <text:p text:style-name="P797"><text:span text:style-name="T798">Wi</text:span><text:span text:style-name="T799">es</text:span><text:span text:style-name="T800">ł</text:span><text:span text:style-name="T801">a</text:span><text:span text:style-name="T802">w</text:span><text:span text:style-name="T803"><text:s/></text:span><text:span text:style-name="T804">I</text:span><text:span text:style-name="T805">s</text:span><text:span text:style-name="T806">io</text:span>:</text:p>
      <text:p text:style-name="P807">Uważamy za konieczne stworzenie prawnych warunków dla zarządzania hotelami robotniczymi przez samor<text:span text:style-name="T808">zą</text:span>dy, mie<text:span text:style-name="T809">sz</text:span>kańców.</text:p>
      <text:p text:style-name="P810"><text:span text:style-name="T811">And</text:span><text:span text:style-name="T812">r</text:span><text:span text:style-name="T813">zej Celiński</text:span>:</text:p>
      <text:p text:style-name="P814">Proszę bardzo. Czy mógłbyś się przedstawić? To jest potrzebne do stenogramu.</text:p>
      <text:p text:style-name="P815"><text:span text:style-name="T816">Krzysztof M</text:span><text:span text:style-name="T817">ak</text:span><text:span text:style-name="T818">symiu</text:span><text:span text:style-name="T819">k</text:span>:</text:p>
      <text:p text:style-name="P820"><text:span text:style-name="T821">Mam</text:span><text:s/>tylko jedną uwagę, pytanie<text:span text:style-name="T822">.</text:span><text:s/>Mianowicie, czy należałoby w tym zapisie, zanim dokonamy ostatecznego uzgodnienia dotyczącego tego problemu, uwzględnić sytuację prawną hoteli. Mian<text:span text:style-name="T823">o</text:span>wicie, w odniesieniu do hoteli robotniczych, które są własnością zakładów pracy i w których to hotelach mieszkają pracownicy danego zakładu pracy, jest sytuacja taka, jaką proponuje<text:s/><text:span text:style-name="T824">s</text:span>ię w nowym zapisie jest dopu<text:span text:style-name="T825">sz</text:span>c<text:span text:style-name="T826">za</text:span>lna. Natomiast w sytuacji takiej, kiedy hotel pozo<text:span text:style-name="T827">st</text:span>aje własnością innego prz<text:span text:style-name="T828">ed</text:span>s<text:span text:style-name="T829">ię</text:span>bior<text:span text:style-name="T830">st</text:span>wa, a mieszkają w nim pracownicy innego, zewnętrznego przedsiębiorstwa, kwestia zarządzania jest kwestią właściciela tego obiektu. Jak rozstrzygnąć ten problem, chciałbym usłyszeć to?</text:p>
      <text:p text:style-name="P831">D<text:span text:style-name="T832">zi</text:span>ękuję bardzo.</text:p>
      <text:p text:style-name="P833"><text:span text:style-name="T834">Wiesław<text:s/></text:span><text:span text:style-name="T835">I</text:span><text:span text:style-name="T836">s</text:span><text:span text:style-name="T837">io</text:span>:</text:p>
      <text:p text:style-name="P838">Ja uważam, mni<text:span text:style-name="T839">e</text:span><text:s/>wydaje się jednak, że w tym hotelu, co tutaj było powiedziane, że znajdują się pracownicy z innego przeds<text:span text:style-name="T840">ię</text:span>biorstwa, ten ho<text:span text:style-name="T841">te</text:span>l podlega pod inne przedsięb<text:span text:style-name="T842">io</text:span>rstwo, powinni mimo wszystko zarządzać ci pracownicy, którzy tam się znajdują<text:span text:style-name="T843">.</text:span><text:s/>Po prostu oni są mieszkańcami tego hotelu.<text:s/><text:soft-page-break/>M<text:span text:style-name="T844">iesz</text:span>kańcami tych pokoi i tego dobra, które... i oni powinni zagospodarować te hotele robotnicze, w których się znajdują.</text:p>
      <text:p text:style-name="P845"><text:span text:style-name="T846">A</text:span><text:span text:style-name="T847">n</text:span><text:span text:style-name="T848">d</text:span><text:span text:style-name="T849">r</text:span><text:span text:style-name="T850">zej</text:span><text:span text:style-name="T851"><text:s/></text:span><text:span text:style-name="T852">Celińsk</text:span><text:span text:style-name="T853">i</text:span>:</text:p>
      <text:p text:style-name="P854">Jeśli można? Ja myślę, że w tej sprawie są trzy praktyki, czy trzy możliwośc<text:span text:style-name="T855">i.</text:span><text:s/>Hotele pracownicze prowadzone przez pr<text:span text:style-name="T856">ze</text:span>ds<text:span text:style-name="T857">ię</text:span>b<text:span text:style-name="T858">io</text:span>r<text:span text:style-name="T859">st</text:span>wo<text:s/><text:span text:style-name="T860">za</text:span>trudni<text:span text:style-name="T861">aj</text:span>ące pracowników. I mieszkańcy tego hotelu są w większości albo wszyscy, pracownikami tego przedsiębiorstwa. Są przypadki kiedy pracownicy jednych pr<text:span text:style-name="T862">ze</text:span>dsiębiorstw mieszkają w hotelach pracowniczych innych przeds<text:span text:style-name="T863">ię</text:span>b<text:span text:style-name="T864">io</text:span>rstw. I są coraz częstsze przypadki, przedsiębiorstw usług, jakby socjalnych, które prowadzą jakby serwis jeśli idzie o problemy zakwaterowania pracowników. Ja myślę, że intencją naszego zapisu, oczywiście, możemy dyskutować sprawy szczegółowe, szczegółów prawnych, sądzę, że nie jesteśmy po prostu do końca kompetentni do tego, żeby tą sprawę szczegółowo<text:span text:style-name="T865"><text:s/></text:span>dyskutować z punktu widzenia prawnego. Intencją tego zapisu byłoby to, ab<text:span text:style-name="T866">y</text:span><text:s/>uznając fakt, że znaczna część młodych robot<text:span text:style-name="T867">n</text:span>ików, nie tylko młodych, latami mieszka w hotelach pr<text:span text:style-name="T868">a</text:span>cowni<text:span text:style-name="T869">cz</text:span>ych<text:span text:style-name="T870">.</text:span><text:s/>I nie ma innego mieszk<text:span text:style-name="T871">a</text:span>nia. To jest ich mieszkani<text:span text:style-name="T872">e</text:span>, żeby mieli prawo zachowywania się tam tak, jak człowiek zachowuje się we własnym mieszkaniu.</text:p>
      <text:p text:style-name="P873">Ponieważ jest to sprawa społeczna, ponieważ jest wielu tam pracowników.<text:s/><text:span text:style-name="T874">I</text:span><text:s/>to jest istotne naszym zdaniem, i w<text:span text:style-name="T875">a</text:span>żną<text:span text:style-name="T876"><text:s/></text:span>instytucją w jaki sposób int<text:span text:style-name="T877">e</text:span>resy wszystkich mieszkańców zbiera, uciera ze sobą, znajduje rozwiązanie spraw k<text:span text:style-name="T878">on</text:span>fl<text:span text:style-name="T879">ikto</text:span>wy<text:span text:style-name="T880">ch,</text:span><text:s/>byłby właśnie samorząd mieszkańców hotelu pracowniczego.</text:p>
      <text:p text:style-name="P881"><text:span text:style-name="T882">Krzysztof M</text:span><text:span text:style-name="T883">ak</text:span><text:span text:style-name="T884">symiu</text:span><text:span text:style-name="T885">k</text:span>:</text:p>
      <text:p text:style-name="P886">O ile jeszcze mogę jedno zdanie dodać. Po<text:span text:style-name="T887">j</text:span>ęcie zarządzenia jest pojęciem bardzo szerokim. Natomia<text:span text:style-name="T888">st</text:span><text:s/>rozumienie stworzenia warunków stworzenia bytu jak we własnym domu jest zupełnie odrębnym zagadnieniem. Ja myślę, że z tego powodu zw<text:span text:style-name="T889">r</text:span>óciłem uwagę na te niuanse prawne, które mogą wyniknąć z tak<text:span text:style-name="T890">ie</text:span>go zapisu, j<text:span text:style-name="T891">a</text:span>k zaproponowano.</text:p>
      <text:p text:style-name="P892">Natomiast kwestia działalno<text:span text:style-name="T893">śc</text:span>i samorządó<text:span text:style-name="T894">w</text:span>, bardzo proszę, możemy dyskutować. Ja m<text:span text:style-name="T895">yś</text:span>lę, że my również skłaniamy się co do tego, że rola samorządu w hotelach pracowniczych powinna mieć większe niż dotychczas znaczenie.</text:p>
      <text:p text:style-name="P896"><text:span text:style-name="T897">A</text:span><text:span text:style-name="T898">n</text:span><text:span text:style-name="T899">d</text:span><text:span text:style-name="T900">r</text:span><text:span text:style-name="T901">zej</text:span><text:span text:style-name="T902"><text:s/></text:span><text:span text:style-name="T903">Celińsk</text:span><text:span text:style-name="T904">i</text:span>:</text:p>
      <text:p text:style-name="P905">Pan Julian Nuckowski.</text:p>
      <text:p text:style-name="P906"><text:span text:style-name="T907">J</text:span><text:span text:style-name="T908">ul</text:span><text:span text:style-name="T909">ian<text:s/></text:span><text:span text:style-name="T910">Nu</text:span><text:span text:style-name="T911">c</text:span><text:span text:style-name="T912">ko</text:span><text:span text:style-name="T913">ws</text:span><text:span text:style-name="T914">ki</text:span>:</text:p>
      <text:p text:style-name="P915">Proszę państwa,<text:s/><text:span text:style-name="T916">ja</text:span><text:s/>proponuję by druga strona pr<text:span text:style-name="T917">z</text:span>e<text:span text:style-name="T918">fo</text:span>rmułowała zapis oddając właśnie intencje pana Celińskiego, bez względu czy jest to hotel jednego, czy kilku przedsiębiorstw, czy jest to hotel pr<text:span text:style-name="T919">ze</text:span>dsięb<text:span text:style-name="T920">io</text:span>rstwa usługowego, bo zawsze jest to majątek tego pr<text:span text:style-name="T921">ze</text:span>ds<text:span text:style-name="T922">ię</text:span>bior<text:span text:style-name="T923">st</text:span>wa i w tym p<text:span text:style-name="T924">rz</text:span>ed<text:span text:style-name="T925">siębio</text:span>r<text:span text:style-name="T926">st</text:span>wie po prostu samorząd nie może zarządzać poza władzami tego przeds<text:span text:style-name="T927">ię</text:span>bior<text:span text:style-name="T928">st</text:span>wa. Jest tutaj osoba kompetentna, dyrektor Departamentu Ministerstwa Prac<text:span text:style-name="T929">y</text:span>, Płac<text:span text:style-name="T930">y</text:span><text:s/>i Opieki Socjalnej. Uznając zapis dotychczasowy za mało idący w kierunku takim na jakim nam<text:span text:style-name="T931"><text:s/></text:span>zależ<text:span text:style-name="T932">y,</text:span><text:s/>proponuję jednak by może nawet wspólne stanowisko byśmy podpisali na nowo w tej kwestii.</text:p>
      <text:p text:style-name="P933"><text:span text:style-name="T934">A</text:span><text:span text:style-name="T935">n</text:span><text:span text:style-name="T936">d</text:span><text:span text:style-name="T937">r</text:span><text:span text:style-name="T938">zej</text:span><text:span text:style-name="T939"><text:s/></text:span><text:span text:style-name="T940">Celińsk</text:span><text:span text:style-name="T941">i</text:span>:</text:p>
      <text:p text:style-name="P942">Może w kolejności głosów. Pan się zgłaszał pierwszy. Pr<text:span text:style-name="T943">oszę</text:span><text:s/>bardzo.</text:p>
      <text:p text:style-name="P944"><text:span text:style-name="T945">A</text:span><text:span text:style-name="T946">nd</text:span><text:span text:style-name="T947">r</text:span><text:span text:style-name="T948">z</text:span><text:span text:style-name="T949">ej<text:s/></text:span><text:span text:style-name="T950">Pol</text:span><text:span text:style-name="T951">ok</text:span>:</text:p>
      <text:p text:style-name="P952">Uznając tę kwestię za bardzo ważną, bo s<text:span text:style-name="T953">a</text:span>m wywodzę się z dużego przedsięb<text:span text:style-name="T954">io</text:span>r<text:span text:style-name="T955">st</text:span>wa, z Fabryki<text:s/><text:soft-page-break/>Samochodów Małol<text:span text:style-name="T956">it</text:span>r<text:span text:style-name="T957">aż</text:span>owych, chcę po prostu poddać wniosek zgłoszony przez kolegę z Gdańska pod rozwagę prawną. Ponieważ będąc także posłem na Sejm przypominam sobie, uchwalając prawo lokalowe, wyłączyliśmy kwestię hoteli pracowniczych w artykule<text:s/><text:span text:style-name="T958">54</text:span>, dając tę kwestię do roz<text:span text:style-name="T959">st</text:span>rzygnię<text:span text:style-name="T960">cia</text:span><text:s/>przez Ministerstwo Pracy i Płacy, które w porozumieniu z OPZZ miało sformułować porozumienie, opracować r<text:span text:style-name="T961">o</text:span>z<text:span text:style-name="T962">p</text:span>or<text:span text:style-name="T963">z</text:span>ąd<text:span text:style-name="T964">z</text:span>e<text:span text:style-name="T965">ni</text:span>e Rad<text:span text:style-name="T966">y</text:span><text:s/>Ministrów dotyczące zasad kwaterowania, wykw<text:span text:style-name="T967">at</text:span>e<text:span text:style-name="T968">ro</text:span>w<text:span text:style-name="T969">ywania</text:span>, zasad odpłatności, zasad<text:s/><text:span text:style-name="T970">fu</text:span>nk<text:span text:style-name="T971">cj</text:span>onowania życia w hotelach pracowniczych. I takie rozporządzenie jest.<text:s/><text:span text:style-name="T972">I</text:span><text:s/>najprawdopodobniej nie mylę się, że tam kwestia samorządów w hotelach pracowniczych jest rozwiązana.</text:p>
      <text:p text:style-name="P973">Stąd, żeby nie popaść w skrajność i nie mówić o rze<text:span text:style-name="T974">c</text:span>zach oczywistych, bo mogło akurat w tym przedsiębiorstwie, czy w tym hotelu pracowniczym, dojść do najnormalniejszego złamania prawa. Chodzi o to, ażeby to sprawdzić, czy ta kwestia nie jest już prawnie uregulowana? Zanim po prostu poddamy ją pod ostateczne s<text:span text:style-name="T975">fo</text:span>rmułowanie i wprowadzenie do naszego stanowiska.</text:p>
      <text:p text:style-name="P976"><text:span text:style-name="T977">W</text:span><text:s/>tej chwili nie jestem po pr<text:span text:style-name="T978">o</text:span>stu przygotowany, natomiast przypominam sobie, że n<text:span text:style-name="T979">aj</text:span>prawdopodobn<text:span text:style-name="T980">iej</text:span><text:s/>ta kwestia jest już rozwiązana<text:span text:style-name="T981">.</text:span></text:p>
      <text:p text:style-name="P982">Dziękuję.</text:p>
      <text:p text:style-name="P983"><text:span text:style-name="T984">A</text:span><text:span text:style-name="T985">nd</text:span><text:span text:style-name="T986">rzej Ce</text:span><text:span text:style-name="T987">l</text:span><text:span text:style-name="T988">i</text:span><text:span text:style-name="T989">ńsk</text:span><text:span text:style-name="T990">i</text:span>:<text:s/></text:p>
      <text:p text:style-name="P991">O g<text:span text:style-name="T992">ł</text:span>os prosił pan z Ministerstwa Pracy i Płacy, pan.</text:p>
      <text:p text:style-name="P993"><text:span text:style-name="T994">Ob. <text:s text:c="22"/></text:span>:</text:p>
      <text:p text:style-name="P995">Ch<text:span text:style-name="T996">c</text:span>iałem wyjaśnić niektóre sprawy związane z hotelami robotniczymi. Nie ukrywam, że przez 1<text:span text:style-name="T997">1</text:span><text:s/>lat mieszkałem w hotelach robotniczych i byłem pr<text:span text:style-name="T998">ze</text:span>wodnic<text:span text:style-name="T999">zą</text:span>cym samorządu hotelowego.<text:s/><text:span text:style-name="T1000">I</text:span><text:s/>w<text:span text:style-name="T1001">i</text:span>em o co tutaj chodzi<text:span text:style-name="T1002">.</text:span><text:s/>Natomiast mówienie o zarządzie majątkiem w samorządzie, jeżeli byśmy tak przyjęli wprost, to jest bowiem majątek niepodzielny pr<text:span text:style-name="T1003">ze</text:span>ds<text:span text:style-name="T1004">ię</text:span>b<text:span text:style-name="T1005">io</text:span>r<text:span text:style-name="T1006">st</text:span>wa<text:span text:style-name="T1007">.</text:span><text:s/><text:span text:style-name="T1008">I</text:span><text:s/>to jest sprawa zasadnicza.</text:p>
      <text:p text:style-name="P1009">Natomiast zasady i regulamin hotelowy, dla podkreślenia ważności, może ten zapis się znaleźć<text:span text:style-name="T1010">.</text:span><text:s/>Dla ważności problemu samorządności pracowników zamieszkałych w hotelach robotniczych, ale nie zarządzanie, panowi<text:span text:style-name="T1011">e.</text:span></text:p>
      <text:p text:style-name="P1012"><text:span text:style-name="T1013">Ob. <text:s text:c="22"/></text:span>:</text:p>
      <text:p text:style-name="P1014">Tak, zgadzam się. I właśnie mam propozycję. Przeczytam ją. Nie wiem, czy się pan zgodzi z tym?</text:p>
      <text:p text:style-name="P1015">Uważamy za ko<text:span text:style-name="T1016">niecz</text:span>ne stworzenie prawnych warunków dla gospodarowania, nie zarządzania, tylko gospodarowania, hotelami robotniczymi przez samorządy mieszkańców.</text:p>
      <text:p text:style-name="P1017">Ja chcę tutaj powiedzieć, żebyśmy my tutaj, wspólnie, wyrazili deklarację, powtarzam.</text:p>
      <text:p text:style-name="P1018"><text:span text:style-name="T1019">Ob. <text:s text:c="22"/></text:span>:</text:p>
      <text:p text:style-name="P1020">Czy o gospo<text:span text:style-name="T1021">d</text:span>arowan<text:span text:style-name="T1022">i</text:span>u mówimy, czy o kształtowaniu warunkó<text:span text:style-name="T1023">w</text:span><text:s/>życia mieszkańców hoteli? Bo nie da rady rada pracownicza hotel<text:span text:style-name="T1024">u</text:span>,<text:s/><text:span text:style-name="T1025">m</text:span>ówię, byłem<text:s/>pr<text:span text:style-name="T1026">z</text:span>ez wiele lat w hotelu na Bokserskiej, kto zna Kombinat Budownictwa Mies<text:span text:style-name="T1027">zk</text:span>aniowego, to tam byłem<text:span text:style-name="T1028">.</text:span><text:s/>Nie będz<text:span text:style-name="T1029">ie<text:s/></text:span>nikt prowadził remontów, zatrudniał, wyposażał<text:span text:style-name="T1030">.</text:span><text:s/>To nie jest rola samorządu. Rola samorządu, istotna i ważna, i godna podkreślenia, jest kształtowanie warunków i zasad życia w tym hotelu.<text:s/><text:span text:style-name="T1031">A</text:span><text:s/>rolą przedsięb<text:span text:style-name="T1032">io</text:span>rstwa jest zapewnienie prawidłowego doposażenia, zapewnienia mienia. I rolą związków zawodowych. Natomiast nie chciałbym mieszać tych dwóch<text:s/><text:span text:style-name="T1033">sp</text:span>raw.<text:s/><text:span text:style-name="T1034">P</text:span>odkreśl<text:span text:style-name="T1035">cie</text:span><text:s/>rolę samorządu w kształtowaniu zasad, regulaminu hotelowego.</text:p>
      <text:p text:style-name="P1036"><text:span text:style-name="T1037">A</text:span><text:span text:style-name="T1038">n</text:span><text:span text:style-name="T1039">d</text:span><text:span text:style-name="T1040">r</text:span><text:span text:style-name="T1041">zej</text:span><text:span text:style-name="T1042"><text:s/></text:span><text:span text:style-name="T1043">Celińsk</text:span><text:span text:style-name="T1044">i</text:span>:</text:p>
      <text:p text:style-name="P1045">Idzie o to po prostu, ażeby uznać, że ta n<text:span text:style-name="T1046">i</text:span>enormalność jaka jest, że ludzie przez wiele lat nie mieszkają<text:s/><text:soft-page-break/>we własnych mie<text:span text:style-name="T1047">sz</text:span>kan<text:span text:style-name="T1048">ia</text:span>ch, znala<text:span text:style-name="T1049">zł</text:span>a przynajmniej jakieś takie formy, żeby oni tam czuli się ludźmi.<text:s/><text:span text:style-name="T1050">W</text:span><text:s/>tej chwili stwierdzamy, że<text:span text:style-name="T1051"><text:s/></text:span>warunk<text:span text:style-name="T1052">i</text:span>, także w ks<text:span text:style-name="T1053">zt</text:span>ałtowaniu właśnie osobowości tych mieszkańców hoteli są takie, że nie mogą czuć się w jakiś sposób gospodarzami miejsc w których są. Nie mogą kształtować stosunków tam panujących, podlegają także w codziennych zachowaniach administracj<text:span text:style-name="T1054">i</text:span>.</text:p>
      <text:p text:style-name="P1055">J<text:span text:style-name="T1056">a</text:span><text:s/>rozumiem, że w tej chwili jest tutaj problem zapisu. Pomyślimy nad tym w przerwie. Zaproponujemy jakiś taki zapis, który byłby zgodny z intencjami, jakie moja strona ma i przedstawiła, żeby spowo<text:span text:style-name="T1057">d</text:span>owała przedstawienie tego problemu<text:span text:style-name="T1058">.</text:span><text:s/>Mam nadzieję, że przedstawimy taki zapis, który będzie nas satys<text:span text:style-name="T1059">f</text:span>a<text:span text:style-name="T1060">k</text:span>cjonował w tej sprawie.</text:p>
      <text:p text:style-name="P1061">Z kolei proszę o głos kolegę Henryka Tachasiuka w sprawie punktu o wyjazdach zagranicznych.</text:p>
      <text:p text:style-name="P1062"><text:span text:style-name="T1063">Henryka Tachasiuk</text:span>:</text:p>
      <text:p text:style-name="P1064">Punkt<text:s/><text:span text:style-name="T1065">w</text:span><text:s/>sprawie sytuacji materi<text:span text:style-name="T1066">a</text:span>lnej mówiący o umożliwieni<text:span text:style-name="T1067">u</text:span><text:s/><text:span text:style-name="T1068">wyj</text:span>azdów zagranicznych w celach zarobkowych zaprzecza naszemu wcześni<text:span text:style-name="T1069">ej</text:span>szemu twierdzeniu, stanowisku, o uczynieniu<text:s/><text:span text:style-name="T1070">z</text:span><text:s/>n<text:span text:style-name="T1071">a</text:span>sz<text:span text:style-name="T1072"><text:s/></text:span>ego kraju miejsca, gdzie chce się uczyć, żyć, pra<text:span text:style-name="T1073">c</text:span>owa<text:span text:style-name="T1074">ć.</text:span></text:p>
      <text:p text:style-name="P1075">Wyrażamy nadzieje, że zawarcie umowy społecznej da podstawę do wykształcenia takich warunków pracy i płacy, które wyeliminują konieczność wyjazdów zarobkowych za granicę<text:span text:style-name="T1076">.</text:span><text:s/><text:span text:style-name="T1077">Z</text:span><text:s/>drugiej strony chcemy zwrócić uwagę na to, że wyjazdy zarobkowe z<text:span text:style-name="T1078">a</text:span><text:s/>granicę w wielu wypadkach kończą się faktycznie emigracją stałą, pobytową, co zaprzecza naszemu w<text:span text:style-name="T1079">cz</text:span>eśnie<text:span text:style-name="T1080">jsze</text:span>mu zapisowi. Z tego względu uważamy za<text:span text:style-name="T1081"><text:s/></text:span>niestosowne w tym stanowisku tej zmiany.</text:p>
      <text:p text:style-name="P1082"><text:span text:style-name="T1083">A</text:span><text:span text:style-name="T1084">n</text:span><text:span text:style-name="T1085">d</text:span><text:span text:style-name="T1086">r</text:span><text:span text:style-name="T1087">zej</text:span><text:span text:style-name="T1088"><text:s/></text:span><text:span text:style-name="T1089">Celińsk</text:span><text:span text:style-name="T1090">i</text:span>:</text:p>
      <text:p text:style-name="P1091">Jeżeli jest zgoda, to rozumiem, że wykreślamy.</text:p>
      <text:p text:style-name="P1092">I ostatnia sprawa, Andrzej Łuszczewski w sprawie Krajow<text:span text:style-name="T1093">ej</text:span><text:s/>Rady Młodzieży.</text:p>
      <text:p text:style-name="P1094"><text:span text:style-name="T1095">A</text:span><text:span text:style-name="T1096">n</text:span><text:span text:style-name="T1097">d</text:span><text:span text:style-name="T1098">r</text:span><text:span text:style-name="T1099">zej</text:span><text:span text:style-name="T1100"><text:s/></text:span><text:span text:style-name="T1101">Łus</text:span><text:span text:style-name="T1102">zcze</text:span><text:span text:style-name="T1103">w</text:span><text:span text:style-name="T1104">s</text:span><text:span text:style-name="T1105">k</text:span><text:span text:style-name="T1106">i</text:span>:</text:p>
      <text:p text:style-name="P1107">Proszę państwa, nie mam jeszcze dokładnego zapisu, natomiast z tego, co pamiętam w propozycji strony partyjnej była możliwość powołania takiej Rady Młodzieży<text:span text:style-name="T1108">.</text:span><text:s/>Uważamy, że tego typu tworzenie organizacji jest niecelowe, wręcz szkodliwe, że nie ma najmni<text:span text:style-name="T1109">ejsz</text:span>y<text:span text:style-name="T1110">ch,</text:span><text:s/>my jako zespół, nie mamy podstaw do powoływania, bądź dyskutowania na ten temat.</text:p>
      <text:p text:style-name="P1111">Sami zresztą uważamy, że stworzenie warunków dla swobodnego zrzeszania się młodzieży, powstania organizacji młodz<text:span text:style-name="T1112">ie</text:span>żowy<text:span text:style-name="T1113">ch,</text:span><text:s/>które powinny być podmiotem ewentualnych decyzji i debaty na ten temat. Natomiast naszym zdaniem jest w tej chwili potrzeba stworzenia warunków prawnych dla swobodnego zrzeszania się młodzieży, natomiast n<text:span text:style-name="T1114">i</text:span>e tworzenia nowych ciał nad tymi organ<text:span text:style-name="T1115">iz</text:span>a<text:span text:style-name="T1116">cj</text:span>ami.</text:p>
      <text:p text:style-name="P1117">Może źle się wyraziłem.<text:s/><text:span text:style-name="T1118">T</text:span>o zna<text:span text:style-name="T1119">cz</text:span>y stanowisko nasze jest takie, że jesteśmy po prostu konkretnie, kr<text:span text:style-name="T1120">ót</text:span>ko mówiąc, przeciwni powołaniu takiej<text:s/><text:span text:style-name="T1121">R</text:span>ady<text:span text:style-name="T1122">.</text:span></text:p>
      <text:p text:style-name="P1123"><text:span text:style-name="T1124">A</text:span><text:span text:style-name="T1125">n</text:span><text:span text:style-name="T1126">d</text:span><text:span text:style-name="T1127">r</text:span><text:span text:style-name="T1128">zej</text:span><text:span text:style-name="T1129"><text:s/></text:span><text:span text:style-name="T1130">Celińsk</text:span><text:span text:style-name="T1131">i</text:span>:</text:p>
      <text:p text:style-name="P1132">Pan Julian Nuckowski.</text:p>
      <text:p text:style-name="P1133"><text:span text:style-name="T1134">J</text:span><text:span text:style-name="T1135">ul</text:span><text:span text:style-name="T1136">ian Nuckow</text:span><text:span text:style-name="T1137">sk</text:span><text:span text:style-name="T1138">i</text:span>:</text:p>
      <text:p text:style-name="P1139">Proszę państwa, my rozumiemy te obawy i ja chciałbym zapropono<text:span text:style-name="T1140">w</text:span>ać zmodyfikowany projekt zapisu,<text:s/><text:span text:style-name="T1141">a</text:span><text:s/>wydaje nam się wychodzący naprzeciw. Natomiast potem parę słów komentarza.</text:p>
      <text:p text:style-name="P1142">Proponujemy następujący projekt zapisu.</text:p>
      <text:p text:style-name="P1143"><text:span text:style-name="T1144">W</text:span><text:s/>miejsce doty<text:span text:style-name="T1145">chcz</text:span>asowych dwóch ostatnich punktów proponujemy<text:span text:style-name="T1146">,</text:span><text:s/>jeden, który brzmiałby<text:s/><text:soft-page-break/>następująco<text:span text:style-name="T1147">:</text:span></text:p>
      <text:p text:style-name="P1148">Dla uspołe<text:span text:style-name="T1149">cz</text:span>nienia polityki młodzieżowej państwa można by powołać Krajową Radę Młodzieży składającą się z reprezentatywnych pr<text:span text:style-name="T1150">ze</text:span>dstaw<text:span text:style-name="T1151">icie</text:span>li różnych środowisk, różnych organizacji młod<text:span text:style-name="T1152">zi</text:span>eżowych, skupionych na zasadzie dobrowolnoś<text:span text:style-name="T1153">ci</text:span>.</text:p>
      <text:p text:style-name="P1154">Parę słów komentarza. My mamy świadomość, że ciąży nad nami praktyka lat minionych, różne formy współdz<text:span text:style-name="T1155">ia</text:span>łania organizacji młodzieżow<text:span text:style-name="T1156">yc</text:span>h między sobą, natomiast proponujemy rozwiązanie przyjęte w państwach, w któr<text:span text:style-name="T1157">y</text:span>ch mamy do czynienia z pluralistycznym modelem stowarzyszeń młodz<text:span text:style-name="T1158">ie</text:span>żow<text:span text:style-name="T1159">ych.</text:span><text:s/>Te organy, które służą uspołecznieniu polityki młodzieżowej państwa, n<text:span text:style-name="T1160">o</text:span>szą nazwę rad młodzieży. Są to rozwiązania powszechnie przyjęte w wielu krajach europ<text:span text:style-name="T1161">ej</text:span>skich. I<text:s/><text:span text:style-name="T1162">ce</text:span>lem tych organów nie jest układanie się organizacji młod<text:span text:style-name="T1163">zi</text:span>eżowych między sobą, bo to jest ich sprawa<text:span text:style-name="T1164">.</text:span><text:s/>Jest to kwestia ich suwerennych decyzji. One mogą to<text:s/>czynić, nie muszą. Sprawa zawierania różnych układów, sojuszy, jest to domena ich ciał statutowych. To nie jest sprawa także wsp<text:span text:style-name="T1165">ół</text:span>działania organizacji i partii politycznych. Natomiast proponujemy tutaj pewną instytucję, która sprzyjałaby z jednej strony uspołe<text:span text:style-name="T1166">cz</text:span>nianiu polityki młodzieżowej państwa, czyli realizowaniu tego wszystkiego, co wcześniej wymien<text:span text:style-name="T1167">i</text:span>liśmy tutaj, zaproponowaliśmy, i z drugiej strony byłoby to forum wsp<text:span text:style-name="T1168">ół</text:span>d<text:span text:style-name="T1169">zi</text:span>ałania organów państwa z różnymi organi<text:span text:style-name="T1170">zacj</text:span>ami młodzieżowymi. A na takie współd<text:span text:style-name="T1171">zi</text:span>ałanie, myślę, wszystkie organizacje, bez względu na ic<text:span text:style-name="T1172">h</text:span><text:s/>orientację, skazane będą. I z drugiej strony państwo ma taki obowiązek, współd<text:span text:style-name="T1173">zi</text:span>ałania z tymi organiza<text:span text:style-name="T1174">cj</text:span>ami.</text:p>
      <text:p text:style-name="P1175">Oczywiście, szczegóły dotyczące tej instytucji, tej idei byłyby później dogadywane, uzgadniane. Natomiast wydaje się,<text:s/><text:span text:style-name="T1176">ż</text:span>e należałoby wprowadzić taki mechanizm. Dla dopełnienia... może należy dodać jeszcze jedną kwestię, że współdziałanie państwa z organiza<text:span text:style-name="T1177">cj</text:span>ami, to tak<text:span text:style-name="T1178">ż</text:span>e kwestia<text:s/><text:span text:style-name="T1179">fi</text:span>nansowan<text:span text:style-name="T1180">ia</text:span>, czy współ<text:span text:style-name="T1181">fi</text:span>nansowania różnych inicjatyw tych organizacji.<text:s/><text:span text:style-name="T1182">I</text:span>stnieje w tej chwili przyjęty poprzez ustawę, Państwowy Fundusz Młodzieży<text:span text:style-name="T1183">.</text:span><text:s/><text:span text:style-name="T1184">I</text:span><text:s/>my proponujemy taką instytucję, Która regulowałaby także tę kwestię<text:span text:style-name="T1185">.</text:span></text:p>
      <text:p text:style-name="P1186"><text:span text:style-name="T1187">A</text:span><text:span text:style-name="T1188">n</text:span><text:span text:style-name="T1189">d</text:span><text:span text:style-name="T1190">r</text:span><text:span text:style-name="T1191">zej</text:span><text:span text:style-name="T1192"><text:s/></text:span><text:span text:style-name="T1193">Celińsk</text:span><text:span text:style-name="T1194">i</text:span>:<text:s/></text:p>
      <text:p text:style-name="P1195">My rozumiemy intencję waszej strony wprowadzenia tego zapisu. Jest ona dla na jasna. Rozumiemy też, że tworzą się nowe, jakby takie<text:s/>lobbystyczne<text:s/>instytucje, czy organizacje w pewnych sprawach i także polityki na odcinku młod<text:span text:style-name="T1196">zi</text:span>eżowym, to mogłoby być jakoś zrozumiałe.</text:p>
      <text:p text:style-name="P1197">Natomiast id<text:span text:style-name="T1198">zi</text:span>e nam o to, że nam się wydaje, że nie<text:s/>jest cza<text:span text:style-name="T1199">s</text:span><text:s/><text:span text:style-name="T1200">w</text:span><text:s/>tej chwili żeby o<text:s/><text:span text:style-name="T1201">ty</text:span>m tutaj mówić. Liczne środowiska młodzieży nie mają, nie są podmiotami swojej aktywności.<text:s/><text:span text:style-name="T1202">Ma</text:span>my nadzieję, że znajdą warunki dla swobodnego stowarzyszania się, że wytworzą mechanizmy instytu<text:span text:style-name="T1203">cj</text:span>i dla swojej aktywności itd. i być może kiedyś ta<text:span text:style-name="T1204"><text:s/></text:span>sprawa, będzie lepszy czas, żeby mówić o tej sprawie.</text:p>
      <text:p text:style-name="P1205">Otóż ja<text:s/>apelowałbym do państwa o zrezygnowanie z tego punktu, z tego względu, że w tej chwili, w tej sytuacji polityczn<text:span text:style-name="T1206">ej</text:span>, sytuacji społecznej w jakiej jesteśmy, my musielibyśmy zapisać tą sprawę do<text:s/>protokołu<text:s/>ro<text:span text:style-name="T1207">zb</text:span>ieżności.</text:p>
      <text:p text:style-name="P1208">Więc mnie się wydaje, że nie warto tej sprawy zapisywać do<text:s/>protokołu<text:s/>rozbieżności<text:span text:style-name="T1209">,</text:span><text:s/>że lepiej po prostu, żeby w tym miejscu nie była ona postawiona. Jest dosyć jasna intencja, którą sobie wyobrażam. Sądzę, że to będzie jakby właściwsze dla nas wszystkich.</text:p>
      <text:p text:style-name="P1210"><text:span text:style-name="T1211">Julian Nuckow</text:span><text:span text:style-name="T1212">sk</text:span><text:span text:style-name="T1213">i</text:span>:</text:p>
      <text:p text:style-name="P1214">Pytanie do pana prz<text:span text:style-name="T1215">ew</text:span>odn<text:span text:style-name="T1216">i</text:span>czącego.<text:s/><text:span text:style-name="T1217">C</text:span>z<text:span text:style-name="T1218">y</text:span><text:s/>proponujecie zrezygnowanie w dotychczasow<text:span text:style-name="T1219">ej</text:span><text:s/>wersji z obu punktów? C<text:span text:style-name="T1220">zy</text:span><text:s/>z jednego tylko?<text:s/><text:span text:style-name="T1221">Z</text:span><text:s/>ostatniego?</text:p>
      <text:soft-page-break/>
      <text:p text:style-name="P1222">Krótko mówiąc<text:span text:style-name="T1223">,</text:span><text:s/>czy proponujecie zrezygnowan<text:span text:style-name="T1224">ie</text:span><text:s/>z punktu przedostatn<text:span text:style-name="T1225">ie</text:span>go, a w<text:span text:style-name="T1226">i</text:span>ęc zapis nast<text:span text:style-name="T1227">ę</text:span>pujący: proponujemy przedyskutowan<text:span text:style-name="T1228">ie</text:span><text:s/>zasad i celów polityki młodzieżowej państwa dla uspołecznienia procesów jej ks<text:span text:style-name="T1229">zt</text:span>ałtowania i realiza<text:span text:style-name="T1230">cj</text:span>i?</text:p>
      <text:p text:style-name="P1231">I z drugiego, ważną decyzją w tym kierunku byłoby powołanie Krajowej Rady Młodzieży.</text:p>
      <text:p text:style-name="P1232">Czy też proponujecie zrezygnowanie tylko z ostatniego punktu, mówiącego o Krajowej Radzie Młodzieży?</text:p>
      <text:p text:style-name="P1233"><text:span text:style-name="T1234">A</text:span><text:span text:style-name="T1235">n</text:span><text:span text:style-name="T1236">d</text:span><text:span text:style-name="T1237">r</text:span><text:span text:style-name="T1238">zej</text:span><text:span text:style-name="T1239"><text:s/></text:span><text:span text:style-name="T1240">Celińsk</text:span><text:span text:style-name="T1241">i</text:span>:</text:p>
      <text:p text:style-name="P1242">Zna<text:span text:style-name="T1243">cz</text:span>y, przyznam się że trochę<text:s/>dosyć s<text:span text:style-name="T1244">z</text:span>tuczne rozwiązanie pan proponuje. Dlatego, że j<text:span text:style-name="T1245">ak</text:span>by tutaj siedzimy, dyskutu<text:span text:style-name="T1246">j</text:span>my sprawy młodzieży, trochę pozbawieni mandatu, przynajmniej z naszej strony.<text:s/><text:span text:style-name="T1247">R</text:span>az z tego względu, czasami środowisk młodzieży, to trochę sztucz<text:span text:style-name="T1248">n</text:span>a sytuacja, mamy nadzieję, że przejściowo, że niebawem wszystko się zmieni. Sprawy mło<text:span text:style-name="T1249">d</text:span>zieży są dyskutowane te<text:span text:style-name="T1250">ż</text:span><text:s/>w rozmaitych innych miejscach między samymi zainteresowanymi. Ja nie stawiam tej sprawy tutaj jako zasadniczo dzielącej nas. To nie w tym rzecz. Ja po prostu myślę, że lepiej będzie dla samych środowisk młodzieży, także tych, które wy repre<text:span text:style-name="T1251">ze</text:span>ntu<text:span text:style-name="T1252">je</text:span>c<text:span text:style-name="T1253">ie,</text:span><text:s/>żeby ta sprawa nie była jakby zamykana, żeby ta sprawa nie była zamykana protokółem rozbieżności. Zostawmy ją. Ja myślę, że będzie czas aby logiczne rozw<text:span text:style-name="T1254">ią</text:span>zania, także w tym zakresie, w zakresie polityki młod<text:span text:style-name="T1255">zi</text:span>eżow<text:span text:style-name="T1256">ej,</text:span><text:s/>żeby były wypracowane przez same zainteresowane podmioty.</text:p>
      <text:p text:style-name="P1257"><text:span text:style-name="T1258">J</text:span><text:span text:style-name="T1259">ul</text:span><text:span text:style-name="T1260">i</text:span><text:span text:style-name="T1261">a</text:span><text:span text:style-name="T1262">n<text:s/></text:span><text:span text:style-name="T1263">Nuckow</text:span><text:span text:style-name="T1264">s</text:span><text:span text:style-name="T1265">k</text:span><text:span text:style-name="T1266">i</text:span>:</text:p>
      <text:p text:style-name="P1267">Mamy propozycję taką. Zastanowimy się nad tym i wrócimy do tej sprawy.</text:p>
      <text:p text:style-name="P1268"><text:span text:style-name="T1269">A</text:span><text:span text:style-name="T1270">n</text:span><text:span text:style-name="T1271">d</text:span><text:span text:style-name="T1272">r</text:span><text:span text:style-name="T1273">zej</text:span><text:span text:style-name="T1274"><text:s/></text:span><text:span text:style-name="T1275">Celińsk</text:span><text:span text:style-name="T1276">i</text:span>:</text:p>
      <text:p text:style-name="P1277">Dziękuję. Rozumiem, że jeśli idzie o drugą część, to praktycznie biorąc to rysuje się tutaj wspólny dokument.</text:p>
      <text:p text:style-name="P1278"><text:span text:style-name="T1279">J</text:span><text:span text:style-name="T1280">ul</text:span><text:span text:style-name="T1281">i</text:span><text:span text:style-name="T1282">a</text:span><text:span text:style-name="T1283">n<text:s/></text:span><text:span text:style-name="T1284">Nuckow</text:span><text:span text:style-name="T1285">s</text:span><text:span text:style-name="T1286">k</text:span><text:span text:style-name="T1287">i</text:span>:</text:p>
      <text:p text:style-name="P1288">Przepraszam bardzo, ż<text:span text:style-name="T1289">e</text:span><text:s/>tak późno, ale prop<text:span text:style-name="T1290">o</text:span>now<text:span text:style-name="T1291">alib</text:span>yśmy jeszcze jeden punkt<text:span text:style-name="T1292">.</text:span><text:s/>To nam niestety, podczas prac zespołu roboczego umknęło. Natomiast podnosiliśmy te sprawy w naszych wystąpien<text:span text:style-name="T1293">ia</text:span>ch i chciałbym<text:s/><text:span text:style-name="T1294">za</text:span>proponow<text:span text:style-name="T1295">ać</text:span><text:s/>do tego pakietu, dołączyć następującą.</text:p>
      <text:p text:style-name="P1296">Proponuję s<text:span text:style-name="T1297">fo</text:span>rmułowan<text:span text:style-name="T1298">ie</text:span><text:s/>następujące: rozwiązywanie powyższych problemów powinno mieć istotne znaczenie<text:s/><text:span text:style-name="T1299">w</text:span><text:s/>ograniczaniu wy<text:span text:style-name="T1300">st</text:span>ępu<text:span text:style-name="T1301">ją</text:span>cy<text:span text:style-name="T1302">ch</text:span><text:s/>wśród młodego pokolenia zjawisk emigracji oraz patologii społecznej. Towarzyszyć temu musi intensy<text:span text:style-name="T1303">fi</text:span>kacja zapobiegania i ograniczania zwłaszcza takich zjawisk, jak alkoholizm i narkomania.</text:p>
      <text:p text:style-name="P1304"><text:span text:style-name="T1305">A</text:span><text:span text:style-name="T1306">n</text:span><text:span text:style-name="T1307">d</text:span><text:span text:style-name="T1308">r</text:span><text:span text:style-name="T1309">zej</text:span><text:span text:style-name="T1310"><text:s/></text:span><text:span text:style-name="T1311">Celińsk</text:span><text:span text:style-name="T1312">i</text:span>:</text:p>
      <text:p text:style-name="P1313">Myślę, że nie ma tu miejsca na dyskusję. W redakcji dokumentu zastanowimy się jeszcze ewentualnie nad sprawą<text:span text:style-name="T1314">.</text:span><text:s/>Nie jest to sprawa chyba sporna.</text:p>
      <text:p text:style-name="P1315">Przechodzimy do trzeciej części projektu. Pros<text:span text:style-name="T1316">ił</text:span>bym Jana Marię Rokitę o zreferowanie naszego stanowiska w tej sprawi<text:span text:style-name="T1317">e</text:span>, w<text:span text:style-name="T1318">oj</text:span>ska.</text:p>
      <text:p text:style-name="P1319"><text:span text:style-name="T1320">Jan<text:s/></text:span><text:span text:style-name="T1321">M</text:span><text:span text:style-name="T1322">aria</text:span><text:span text:style-name="T1323"><text:s/></text:span><text:span text:style-name="T1324">Rokita</text:span>:</text:p>
      <text:p text:style-name="P1325">Jeśli id<text:span text:style-name="T1326">zi</text:span>e o kwestię trzeciego punktu dokumentu, który nosi dwie wersje tytułu ze strony koalicyjnej -<text:s/>„Warunki realizac<text:span text:style-name="T1327">ji</text:span><text:s/>powszechnego obowiązk<text:span text:style-name="T1328">u</text:span><text:s/>obronnego”. Z naszej strony -<text:s/>„Reformowanie obecnego modelu służby wojskow<text:span text:style-name="T1329">e</text:span>j”<text:span text:style-name="T1330">.</text:span></text:p>
      <text:p text:style-name="P1331">W naszym imieniu chciałbym następujące uwagi poczynić<text:span text:style-name="T1332">.</text:span><text:s/>Mianowicie, po pierwsze, ustępstwem<text:s/><text:soft-page-break/>naszej strony, od samego początku, by<text:span text:style-name="T1333">ł</text:span>o to, iż<text:s/><text:span text:style-name="T1334">akcept</text:span>ow<text:span text:style-name="T1335">aliś</text:span>my i<text:span text:style-name="T1336"><text:s/></text:span>akceptujemy nadal preambułę w zasadzie, której treść została przygotowana przez stronę koalic<text:span text:style-name="T1337">yj</text:span>no-rządową. Preambułę, która jest pewnego rodzaju, tak było zresztą od początku zawierzane, jako pewnego rodzaju ukłon pod adresem Ministerstwa<text:s/><text:span text:style-name="T1338">O</text:span>bron<text:span text:style-name="T1339">y</text:span><text:s/>Narodowej, władz wojskowych i inicjatyw, które występowały w ostatnim czasie<text:span text:style-name="T1340">.</text:span><text:s/>Oczywiście, jest dla nas jasne i oczywiste również to, że pewne przemiany, jakie nas<text:span text:style-name="T1341">tę</text:span>p<text:span text:style-name="T1342">ują</text:span><text:s/>w dziedzinie służby wojskowej, są n<text:span text:style-name="T1343">i</text:span>e tylko wynikiem inicjatyw Ministerstwa Obrony Narodowej, ale również ruchu społecznego. Czy może nawet<text:s/><text:span text:style-name="T1344">w</text:span><text:s/>pierwszym rzędzie ruchu społecznego. Ale pomijamy ten fakt, jeśli uznaje się, iż pewnego rodzaju ukłon wobec władz wojskowych w tym dokumencie, uznaje się wspólnie, jest potrzebny, to czynimy.</text:p>
      <text:p text:style-name="P1345">Akceptujemy również pewne poprawki wniesione przez pana Wiatr<text:span text:style-name="T1346">a</text:span><text:s/>w nowej propozycji zgłoszonej dzisiaj, do początkowej części dokumentu. Chodzi mianowicie o wprowadzenie Komitetu<text:s/><text:span text:style-name="T1347">O</text:span>brony Kraju do tego tekstu, w miejsce Minister<text:span text:style-name="T1348">st</text:span>wa Obrony Narodowej, czy też w uzupełnieniu do Mini<text:span text:style-name="T1349">st</text:span>erstwa Obrony Narodowej. Wreszcie o rozbudowanie punktu konkret<text:span text:style-name="T1350">yzuj</text:span>ącego rozmaite inicjatywy władz wojskowych. Mianowicie, skrócenie służby zasadniczej w Marynarce Wojennej, wprowadzenie ustawowych możliwości odbywania służby zasadniczej i znaczne zmniejszenie s<text:span text:style-name="T1351">ił<text:s/></text:span>zbrojnych.<text:s/><text:span text:style-name="T1352">T</text:span>e elementy zostały wprowadzone przez s<text:span text:style-name="T1353">ił</text:span>ę koalicyjną do tego dokumentu i mają by<text:span text:style-name="T1354">ć</text:span><text:s/>przez nas przyjęte, uznane za korzystne, czy też przyjęte z uznaniem. W porządku, przyjmujemy je z uznaniem i to może być też wprowadzone do dokumentu.</text:p>
      <text:p text:style-name="P1355">Natomiast, i tutaj rozpoczyna się kwestia zupełnie fundamentalna. Oparcie całego tego dokumentu na twierdzeniach nas<text:span text:style-name="T1356">tę</text:span>pu<text:span text:style-name="T1357">ją</text:span>cych, a mianowicie, po pierwsze, że stanem faktycznym niejako jest, to iż odbywanie służby wojskowej nie przewiduje aktualnie, są takie stwierdzenia,<text:s/><text:span text:style-name="T1358">z</text:span><text:s/>rozmaitymi uprawn<text:span text:style-name="T1359">ie</text:span>niami żołnierza, elementarnymi, które my postulujemy, to jest dla nas nie do przyjęcia, z tego względu, że ono po prostu właśnie koliduje i to wszyscy wiedzą<text:span text:style-name="T1360">.</text:span><text:s/>Chodzi o to, aby to właśnie znieść<text:span text:style-name="T1361">.</text:span><text:s/>I to mija się jak gdyby z prawdą. I trzeba to jasno artykułować w formie postulatywn<text:span text:style-name="T1362">ej</text:span>, a nie w formie<text:s/>opisu stanu faktycznego. Wobec tego byśmy się spotkali z masowym zarzutem, iż jest to op<text:span text:style-name="T1363">is</text:span><text:s/>nieprawdziwy tegoż stanu faktycznego<text:span text:style-name="T1364">.</text:span><text:s/>To po pierwsze<text:span text:style-name="T1365">.</text:span></text:p>
      <text:p text:style-name="P1366"><text:span text:style-name="T1367">I</text:span><text:s/>po drugie. U<text:span text:style-name="T1368">j</text:span>ęcie istoty wszystkich naszych postulatów w formie s<text:span text:style-name="T1369">fo</text:span>rmułowania, iż te wszy<text:span text:style-name="T1370">s</text:span>tkie kwestie<text:span text:style-name="T1371">,<text:s/></text:span>długość, charakter, służby zasadniczej, zastępczej służby wojskowej, funkcje wychowawcze wojska itd., itd., że do wszystkich tych kwestii, czyli artykułowanych przez nas zasadniczych postulatów, istnieją możliwości rozważenia tych ważkich spraw, no to oczywiście, jest też dla nas nie do przyjęcia, z tego prosteg<text:span text:style-name="T1372">o</text:span><text:s/>powodu, że takie możliwości istnieją, co jest oczywiste od bardzo wielu lat<text:span text:style-name="T1373">.</text:span><text:s/>Natomiast chodzi o to, żeby one zostały rozważone i to w jakimś dającym się przewidzieć czasie.<text:s/><text:span text:style-name="T1374">I</text:span><text:s/>to z uwzględn<text:span text:style-name="T1375">ie</text:span>n<text:span text:style-name="T1376">ie</text:span>m jakichś przynajmniej ogólnie zarysowanych kierunków.</text:p>
      <text:p text:style-name="P1377">Myśmy się zgadzali od początku na to, aby ze względu na argumentację strony koalicyjnej i w kwestiach czysto<text:span text:style-name="T1378"><text:s/></text:span>wojskowych zespół jest niekompetentny, ponieważ decyzje należą do władz wojskowy<text:span text:style-name="T1379">c</text:span>h, żeby z tych wszystkich s<text:span text:style-name="T1380">fo</text:span>rmułowań, które tutaj mają wy<text:span text:style-name="T1381">s</text:span>tępować w tym dokumencie,<text:s/>sprecyzować, jako pewnego rodzaju decyzje, zalecenia, czy nawet wnioski do Ministerstwa, ale zaledwie jako kierunki reform. My tę argumenta<text:span text:style-name="T1382">cj</text:span>ę, ż<text:span text:style-name="T1383">e</text:span><text:s/>druga strona jest n<text:span text:style-name="T1384">ie</text:span>kompetentna, żeby deklarować coś więcej ponad kierunki reform, bieżymy pod uwagę, akceptujemy, i chcemy zadeklarowan<text:span text:style-name="T1385">ia</text:span><text:s/>kierunków reform. Nic więcej. I właśnie tego<text:s/><text:span text:style-name="T1386">„</text:span>okrągły stół”<text:s/>ma w najwyższym sensie prawo.</text:p>
      <text:soft-page-break/>
      <text:p text:style-name="P1387">Po tych uwagach, które tutaj poczyniłem, trzeba tak powiedzieć, że trzeba zastąpić propozycją. Mianowicie, nasza propozycja<text:s/><text:span text:style-name="T1388">w</text:span><text:s/>tym układzie, w układzie,<text:s/><text:span text:style-name="T1389">w</text:span><text:s/>którym tę drugą część doku<text:span text:style-name="T1390">m</text:span>e<text:span text:style-name="T1391">n</text:span>tu przed<text:span text:style-name="T1392">st</text:span>awionego przez stronę koalicyjno-<text:span text:style-name="T1393">rządową,</text:span><text:s/>jesteśmy zmuszeni odrzucić, jest następująca.</text:p>
      <text:p text:style-name="P1394">Albo strona koalic<text:span text:style-name="T1395">yj</text:span>no-<text:span text:style-name="T1396">rzą</text:span>do<text:span text:style-name="T1397">wa</text:span><text:s/>akceptuje ów punktowy<text:span text:style-name="T1398"><text:s/></text:span>zapis kilku najważni<text:span text:style-name="T1399">ej</text:span>szych, naszym zdaniem, kierunku ewolucji służby w<text:span text:style-name="T1400">o</text:span>jskowej i służby zasadniczej, do ewentualnych dalszych zmian redakc<text:span text:style-name="T1401">yj</text:span>nych.<text:s/><text:span text:style-name="T1402">Al</text:span>bo, w punkcie trzecim naszego komunikatu, czy też dokumentu<text:s/>„stolika młodzieżowego”<text:s/><text:span text:style-name="T1403">z</text:span>najdzie się w ostatecznym rozrachunku sformułowanie, z grubsza rzecz biorąc takie, iż problemy związane ze służbą wojskową, tudzież służbą zastępczą, zostały przedyskutowane<text:span text:style-name="T1404">.</text:span><text:s/>Po czym strona koalicyjno- rządowa zaprezentuje swoją wizję tych reform<text:span text:style-name="T1405">.</text:span><text:s/>Natomiast strona<text:s/>„Sol<text:span text:style-name="T1406">id</text:span>arnoś<text:span text:style-name="T1407">ci</text:span>”<text:s/>we własnych s<text:span text:style-name="T1408">fo</text:span>rmuł<text:span text:style-name="T1409">owaniach</text:span><text:s/>przedstawi<text:span text:style-name="T1410">ę</text:span><text:s/>sprecyzowane, według swojego uznania, najważniejsze kierunki reform.</text:p>
      <text:p text:style-name="P1411">Te kierunki, oczywiście, będą się zawierały w uszczegółowiony<text:span text:style-name="T1412">ch</text:span><text:s/>czterech punktach, które ja pozwoliłem sobie tutaj przedstawić na pierwszym spotkaniu i które, jak<text:s/><text:span text:style-name="T1413">gd</text:span>yby stanowią dla nas cały czas<text:s/>osnowę naszego programu.</text:p>
      <text:p text:style-name="P1414">Dziękuję bardzo<text:span text:style-name="T1415">.</text:span></text:p>
      <text:p text:style-name="P1416"><text:span text:style-name="T1417">An</text:span><text:span text:style-name="T1418">d</text:span><text:span text:style-name="T1419">rzej<text:s/></text:span><text:span text:style-name="T1420">Cel</text:span><text:span text:style-name="T1421">iński</text:span>:</text:p>
      <text:p text:style-name="P1422">P<text:span text:style-name="T1423">an</text:span><text:s/>W<text:span text:style-name="T1424">iat</text:span>r.</text:p>
      <text:p text:style-name="P1425"><text:span text:style-name="T1426">S</text:span><text:span text:style-name="T1427">ław</text:span><text:span text:style-name="T1428">omi</text:span><text:span text:style-name="T1429">r<text:s/></text:span><text:span text:style-name="T1430">W</text:span><text:span text:style-name="T1431">i</text:span><text:span text:style-name="T1432">at</text:span><text:span text:style-name="T1433">r</text:span>:</text:p>
      <text:p text:style-name="P1434">Proponuję, że my się ustosunkujemy do tej propozycji po przerwie.</text:p>
      <text:p text:style-name="P1435"><text:span text:style-name="T1436">A</text:span><text:span text:style-name="T1437">n</text:span><text:span text:style-name="T1438">d</text:span><text:span text:style-name="T1439">r</text:span><text:span text:style-name="T1440">zej</text:span><text:span text:style-name="T1441"><text:s/></text:span><text:span text:style-name="T1442">Celińsk</text:span><text:span text:style-name="T1443">i</text:span>:</text:p>
      <text:p text:style-name="P1444">W porządk<text:span text:style-name="T1445">u</text:span><text:s/>proszę bardzo.</text:p>
      <text:p text:style-name="P1446">Jeśli idzie o czwarty punkt, czwarty rozdział, czwarta część projektu dokumentu, jak powiedziałem przed przerwą<text:span text:style-name="T1447">,</text:span><text:s/>nie ma zasadniczych problemów<text:span text:style-name="T1448">.</text:span><text:s/>Oparliśmy obecną redakcję na wa<text:span text:style-name="T1449">sze</text:span>j propozycji, na waszym rozwiązaniu redakcyjnym<text:span text:style-name="T1450">,</text:span><text:s/>prosiłbym jednak na wszelki<text:span text:style-name="T1451"><text:s/></text:span>wypadek Juliana<text:s/><text:span text:style-name="T1452">Ra</text:span>dziewicza o odczytanie, żeby nie było ewentualnego nieporozumienia,<text:span text:style-name="T1453"><text:s/></text:span>gdyby takie się znalazło.</text:p>
      <text:p text:style-name="P1454"><text:span text:style-name="T1455">J</text:span><text:span text:style-name="T1456">u</text:span><text:span text:style-name="T1457">l</text:span><text:span text:style-name="T1458">i</text:span><text:span text:style-name="T1459">an Radziewi</text:span><text:span text:style-name="T1460">cz</text:span>:</text:p>
      <text:p text:style-name="P1461">Poprawki, które<text:s/><text:span text:style-name="T1462">ch</text:span>cielibyśmy zaproponować odnoszą się do tekstu państwa, który uznaliśmy za lepiej<text:s/><text:span text:style-name="T1463">sk</text:span>onstruowany<text:s/>od naszego, bardziej przejrzysty<text:span text:style-name="T1464">.</text:span><text:s/>Ta punktacja jest wyraźni<text:span text:style-name="T1465">ej</text:span>sza, wiadomo o co chodzi<text:span text:style-name="T1466">.</text:span></text:p>
      <text:p text:style-name="P1467">Proponujemy rzeczy następujące. W tej krótki<text:span text:style-name="T1468">ej</text:span><text:s/>preambule, proponujemy skreślenie tego, co jest po myślniku: - jako jednemu z naczelnych celów wychowania<text:span text:style-name="T1469">.</text:span><text:s/>Ponieważ odnosi się do to aktywizacji społecznej uczniów. To jest grząski teren, ak<text:span text:style-name="T1470">t</text:span>ywizacja społeczna uczniów<text:span text:style-name="T1471">.</text:span><text:s/>Jest niekoniecznie celem wychowania, może być procesem, może być warunkiem osiągnięcia innych celów. Tutaj może nastąpić spór, co jest określeniem smętnym, bez tego, tak, że zdanie będzie cz<text:span text:style-name="T1472">yt</text:span>elni<text:span text:style-name="T1473">ej</text:span>sze.</text:p>
      <text:p text:style-name="P1474">Podmiotowość ucznia powinna służyć idei uspołecznienia szkoły oraz aktywizacji społecznej uczniów<text:span text:style-name="T1475">.</text:span><text:s/>Kropka. Za niezbędne uważamy zmiany itd.</text:p>
      <text:p text:style-name="P1476">To jest jedna propozycja. Zgadzacie się państwo?</text:p>
      <text:p text:style-name="P1477">Dalej, w punkcie 2, w podpunkc<text:span text:style-name="T1478">ie</text:span><text:s/>2, drugie tire, tam pod koniec je<text:span text:style-name="T1479">st</text:span><text:s/>mowa o<text:span text:style-name="T1480"><text:s/></text:span>nadaniu<text:span text:style-name="T1481"><text:s/></text:span>statusu lokalnym i ogólnopolskim sejmikom uczniowskim. Proponujemy dodać: prawny, ponieważ one status jakiś mają. Bo jako że się odbywają jawnie, legalnie, tylko n<text:span text:style-name="T1482">ie</text:span><text:s/>ma przepisów, które te sejmiki czynią kompetentnymi do podejmowania decyzji. Zarządzenia w sprawie samorządów uczniowskich nie uwzględnia sprawy<text:s/><text:soft-page-break/>sejmików. Chcemy, żeby to było prawnie. Status prawny nadać, lokalny i ogólnopolski.</text:p>
      <text:p text:style-name="P1483"><text:span text:style-name="T1484">I</text:span><text:s/>zaraz za tym, dość ważna zmiana, gdzie jest m<text:span text:style-name="T1485">o</text:span>wa,<text:s/>„instytucji niezależnych od resortu<text:s/>edukacji<text:s/>narodowej, a wychowujące znaczne grupy młodzieży, objąć systemem jawnego nadzoru pedagogi<text:span text:style-name="T1486">cz</text:span>nego”. Proponujemy, żeby napisać:<text:s/>„państwowe instytuc<text:span text:style-name="T1487">i</text:span>e niezależne od resortu<text:s/>edukacji<text:span text:style-name="T1488">”</text:span>. Dlatego, że moglibyśmy stać w kolizji z innymi przepisami, na przykład, sugerując, że na przykład punkty katechetyczne, któ<text:span text:style-name="T1489">r</text:span>e są także takimi instytucjami mogłyby by<text:span text:style-name="T1490">ć</text:span><text:s/>objęte systemem nadzoru pedagogicznego Ministerstwa Edukacji. Byłoby to sprzeczne z przepisami po prostu na ten temat. Natomiast chodzi tutaj o państwowe, czyli należące do innych resortów, a nie resortu MEN. Proponujemy taki dodatek.</text:p>
      <text:p text:style-name="P1491"><text:span text:style-name="T1492">A</text:span>ha, proponow<text:span text:style-name="T1493">aliś</text:span>my jeszcze uzupełnić punktem dotyczącym młodzieży n<text:span text:style-name="T1494">ie</text:span>pełn<text:span text:style-name="T1495">os</text:span>prawnej. Rozumiem, że to by się znalazło w innym zapisie. Zgadzamy się również z tym, żeby sprawa zwiększenia nakładów na ochronę zdrowia znalazła się w tej części dotyczącej warunków bytowy<text:span text:style-name="T1496">ch.</text:span></text:p>
      <text:p text:style-name="P1497">Poza tym nie mamy żadnych innych uwag.</text:p>
      <text:p text:style-name="P1498"><text:span text:style-name="T1499">A</text:span><text:span text:style-name="T1500">n</text:span><text:span text:style-name="T1501">d</text:span><text:span text:style-name="T1502">r</text:span><text:span text:style-name="T1503">zej</text:span><text:span text:style-name="T1504"><text:s/></text:span><text:span text:style-name="T1505">Celińsk</text:span><text:span text:style-name="T1506">i</text:span>:</text:p>
      <text:p text:style-name="P1507">Pan Julian Nuckowski<text:span text:style-name="T1508">.</text:span></text:p>
      <text:p text:style-name="P1509"><text:span text:style-name="T1510">J</text:span><text:span text:style-name="T1511">ul</text:span><text:span text:style-name="T1512">i</text:span><text:span text:style-name="T1513">a</text:span><text:span text:style-name="T1514">n<text:s/></text:span><text:span text:style-name="T1515">Nuckow</text:span><text:span text:style-name="T1516">s</text:span><text:span text:style-name="T1517">k</text:span><text:span text:style-name="T1518">i</text:span>:</text:p>
      <text:p text:style-name="P1519">Jeśli chod<text:span text:style-name="T1520">zi</text:span><text:s/>o p<text:span text:style-name="T1521">ie</text:span>rws<text:span text:style-name="T1522">z</text:span>e zdanie, to skreślamy to zdanie:<text:s/>„jako jednemu z naczelnych zadań wychowania”.<text:s/><text:span text:style-name="T1523">O</text:span>czywiście, nam gdzieś w<text:span text:style-name="T1524">yl</text:span>ec<text:span text:style-name="T1525">i</text:span>ało słowo<text:s/>„status p<text:span text:style-name="T1526">r</text:span>awny”, dopisujemy to.</text:p>
      <text:p text:style-name="P1527">N<text:span text:style-name="T1528">a</text:span>tomi<text:span text:style-name="T1529">a</text:span>st jeżeli chodzi o trzecią kwestię, panie Julianie, to się tutaj nie<text:s/><text:span text:style-name="T1530">z</text:span>gadzamy<text:span text:style-name="T1531">.</text:span><text:s/>Bo nam w<text:span text:style-name="T1532">i</text:span>śnie nie tylko o wojskową instytucję.<text:s/><text:span text:style-name="T1533">I</text:span><text:s/>przyznam się, że tak rozumieliśmy wasz projekt, ponieważ akurat ten fragment jest w zasadzie p<text:span text:style-name="T1534">rz</text:span>ep<text:span text:style-name="T1535">is</text:span>an<text:span text:style-name="T1536">ie</text:span>m wa<text:span text:style-name="T1537">s</text:span>zej propozycji<text:span text:style-name="T1538">.</text:span><text:s/><text:span text:style-name="T1539">A</text:span><text:s/>w waszej propozycj<text:span text:style-name="T1540">i</text:span><text:s/>s<text:span text:style-name="T1541">ło</text:span>wa:<text:s/><text:span text:style-name="T1542">„</text:span><text:span text:style-name="T1543">p</text:span>ań<text:span text:style-name="T1544">st</text:span>wowe”, w waszej propozycji nie było<text:span text:style-name="T1545">.</text:span></text:p>
      <text:p text:style-name="P1546">Uważamy, że jeżeli sprawować nadzór, to tylko wyłącznie do instytucji państwowych. Dlatego proponujemy albo zapisać to w tej formule jaka jest, albo nie zapisywać po prostu, jeśli nie będziemy w stanie się dogadać. Należy bowiem konsekwentn<text:span text:style-name="T1547">ie</text:span><text:s/>tą sprawę podnosić.</text:p>
      <text:p text:style-name="P1548"><text:span text:style-name="T1549">A</text:span><text:span text:style-name="T1550">n</text:span><text:span text:style-name="T1551">d</text:span><text:span text:style-name="T1552">r</text:span><text:span text:style-name="T1553">zej</text:span><text:span text:style-name="T1554"><text:s/></text:span><text:span text:style-name="T1555">Celińsk</text:span><text:span text:style-name="T1556">i</text:span>:</text:p>
      <text:p text:style-name="P1557">Pan Andrzej Sosnowski.</text:p>
      <text:p text:style-name="P1558"><text:span text:style-name="T1559">Andrzej<text:s/></text:span><text:span text:style-name="T1560">So</text:span><text:span text:style-name="T1561">snow</text:span><text:span text:style-name="T1562">s</text:span><text:span text:style-name="T1563">ki</text:span>:</text:p>
      <text:p text:style-name="P1564">Oczywiście jest tak, że nie możemy przecież wprowadzać zapisu, który wyraźnie wkracza na teren innych zupełnie umów, które już w tej chwili funkcjonują<text:span text:style-name="T1565">.</text:span><text:s/>Nawet w tymże Mini<text:span text:style-name="T1566">st</text:span>erstwie Edukacji Narodowej jest zarządzenie w sprawie katechizacji młodzieży. Ciągnę ten przykład, bo on jest dobry jako ilustracja i my byśmy w tym momencie wykonali coś, co nie powinniśmy wykonać<text:span text:style-name="T1567">.</text:span><text:s/>To jest jakby jedno.</text:p>
      <text:p text:style-name="P1568">Druga sprawa. Myśmy mówiąc o objęciu, tu wracam do dyskusji i zgłaszania naszych postulatów już pierwszego dnia naszych obrad, mówiąc o objęciu jawnym nadzorem pedagogicznym instytu<text:span text:style-name="T1569">c</text:span>ji nieleżących w gestii Ministe<text:span text:style-name="T1570">rs</text:span>twa Edukacji Narodowej mieliśmy na myśli głównie te, których działalnoś<text:span text:style-name="T1571">ć</text:span><text:s/>jest nieujawniona<text:span text:style-name="T1572">.</text:span><text:s/>A więc mielimy n<text:span text:style-name="T1573">a</text:span><text:s/>myśli przede wszystkim właśnie sposób kształcenia i wychowywania młodych milicjantów, uczelnie podlegające Ministerstwu Spraw Wewnętrzn<text:span text:style-name="T1574">yc</text:span>h, Ministerstwu Obrony Narodowej,<text:span text:style-name="T1575"><text:s/></text:span>licea wojskowe zwłaszcza<text:span text:style-name="T1576">.</text:span><text:s/><text:span text:style-name="T1577">I</text:span><text:s/>tutaj jakby było jasne o jak<text:span text:style-name="T1578">i</text:span>ego rodzaju instytucje nam chodzi.<text:s/><text:span text:style-name="T1579">A</text:span><text:s/>chcieliśmy, aby ten zapis by<text:span text:style-name="T1580">ł</text:span><text:s/>a<text:span text:style-name="T1581">ż</text:span><text:s/>tak pojemny, żeby mógł wkraczać we wszystko inne. Dlatego, że to je<text:span text:style-name="T1582">s</text:span>t jakby konieczne. Na przykład taką instytucją wychowującą są kluby sportowe. Nie jestem pewien, czy na<text:s/><text:soft-page-break/>przykład wizytatorzy kuratorium powinni, że tak<text:span text:style-name="T1583"><text:s/></text:span>powiem, wizytować kluby sportowe? Jest cały szereg takich instytucji<text:s/>w<text:span text:style-name="T1584">y</text:span>chowu<text:span text:style-name="T1585">j</text:span>ących, nie będących w gestii Ministe<text:span text:style-name="T1586">rs</text:span>twa, które nie koniecznie muszą być tutaj nadzorowane przez nadzór pedagogiczny. Natomiast chodziło o wyr<text:span text:style-name="T1587">a</text:span>źne skonkretyzowanie.</text:p>
      <text:p text:style-name="P1588">Są dwie możliwości<text:span text:style-name="T1589">.</text:span><text:s/>Albo dodać to słowo: państwowe. Albo tak<text:s/><text:span text:style-name="T1590">wym</text:span>ienić te instytucje, po prostu, wyraźnie wymienić o które instytucje tu chodzi.</text:p>
      <text:p text:style-name="P1591"><text:span text:style-name="T1592">Julian Nuckowski</text:span>:</text:p>
      <text:p text:style-name="P1593">Albo utrzymać ten zapis, który wyraża pewną generalną za<text:span text:style-name="T1594">s</text:span>adę. My jesteśmy za taką zasadą<text:span text:style-name="T1595">.</text:span><text:s/>Gdy dyskutowaliśmy pierwszy raz nad tym zagadnieniem, państwo nie wy<text:span text:style-name="T1596">mi</text:span>en<text:span text:style-name="T1597">ia</text:span>l<text:span text:style-name="T1598">iście</text:span><text:s/>instytucji, które macie na myśli. My nie dekretujemy tutaj, czyli nie ustalamy nowego prawa, natomiast jest to zadekretowane tak, jak szereg innych spraw przez nas już uzgodnionych. Może mieć, oczywiście, taką konsekwen<text:span text:style-name="T1599">cj</text:span>ę, zmiana przepisów prawnych.<text:s/><text:span text:style-name="T1600">Te</text:span>go nie rozs<text:span text:style-name="T1601">t</text:span>rzygać<text:span text:style-name="T1602"><text:s/></text:span>tutaj szczegółów, proponujemy utrzymanie tej generalnej zasady, uważamy, że ona jest arcysłuszna, natomiast proponujem<text:span text:style-name="T1603">y</text:span>, by po prostu nie odstępować w tych przypadkach szczegółowych od tak s<text:span text:style-name="T1604">fo</text:span>rmułowan<text:span text:style-name="T1605">ej<text:s/></text:span>zasady.</text:p>
      <text:p text:style-name="P1606">Czyli krótko mówiąc, proponujemy trzecie rozwiązanie. U<text:span text:style-name="T1607">t</text:span>rzymać ten zapis albo jeśli nie będziemy w stanie go utrzymać to, odejść od niego.</text:p>
      <text:p text:style-name="P1608"><text:span text:style-name="T1609">Andrzej Celiński</text:span>:</text:p>
      <text:p text:style-name="P1610">Dziękuję bardzo. My wznosiliśmy tę sprawę w szczegółach przy prezentacji problemu szkoły na naszym pierwszym, bodajże, spotkaniu. To sprostowanie nie ma w tej chwili większego znaczenia. Ja myślę tak, że tematyka została zarysowana w dyskusji tego punktu. Wobec tego możemy, rozumiem, będziemy teraz postępować do przerwy, po której postąpimy dalej z naszą pracą. Ja wyłowiłem siedem punktów, które powinny stać się przedmiotem naszych prac<text:s/><text:span text:style-name="T1611">po</text:span>d<text:span text:style-name="T1612">cz</text:span>as przerwy.</text:p>
      <text:p text:style-name="P1613">Po pierwsze, otwarta pozostaje nadal, poz<text:span text:style-name="T1614">os</text:span>tawiliśmy jako otwartą dla strony koalic<text:span text:style-name="T1615">yj</text:span>no-rządowej sprawę stanowiska wobec pierwszych kilku zdań rozpoczyn<text:span text:style-name="T1616">aj</text:span>ąc<text:span text:style-name="T1617">yc</text:span>h nasz dokument.<text:s/><text:span text:style-name="T1618">M</text:span>am<text:span text:style-name="T1619">y</text:span><text:s/>nadzieję, że uzyskamy tutaj od drugiej strony skłonność do ustalenia, do ustalonego wcześniej zapisu.</text:p>
      <text:p text:style-name="P1620">W sprawie drugiej, dr<text:span text:style-name="T1621">u</text:span>ga sprawa, to jest kwestia do wyjaśnienia po przerwie, jak zrozumiałem tego trzeciego akapitu dokumentu, za<text:span text:style-name="T1622">pi</text:span>su trzeciego akapitu dokumentu.</text:p>
      <text:p text:style-name="P1623">Sprawa trzecia, oczekujemy stan<text:span text:style-name="T1624">o</text:span>w<text:span text:style-name="T1625">is</text:span>ka<text:span text:style-name="T1626">,</text:span><text:s/>brak wypowiedzi w sprawie NZS, kończącego p<text:span text:style-name="T1627">ie</text:span>rwszą część dokumentu.</text:p>
      <text:p text:style-name="P1628">Po czwarte, w drugiej części dokumentu musimy zredagować, znaleźć jakąś formułę redakcyjną, tego punktu dotyczącego hoteli pra<text:span text:style-name="T1629">co</text:span>wniczych.</text:p>
      <text:p text:style-name="P1630">Piąty punkt, też odnoszący się do drugiej części, do ostatecznego przemyślenia sprawa została odłożona. Oczywiście, nie przez państwo.</text:p>
      <text:p text:style-name="P1631">I szósty punkt, duży cały rozdział, dotyczący wojska<text:span text:style-name="T1632">.</text:span><text:s/>Oczekujemy stanowiska po przerwie.</text:p>
      <text:p text:style-name="P1633"><text:span text:style-name="T1634">I</text:span><text:s/>siódmy,<text:s/><text:span text:style-name="T1635">w</text:span><text:s/>sprawie alternatywy zapisu, stanowiska w sprawie zapisu pedagog<text:span text:style-name="T1636">ic</text:span>znego nadzoru.</text:p>
      <text:p text:style-name="P1637">Te siedem punktów, jak rozumiem, zapełnią nam przerwę obiadową.<text:s/><text:span text:style-name="T1638">I</text:span><text:s/>wobec tego proponuję<text:s/><text:span text:style-name="T1639">sp</text:span>otkanie po obiedzie, plus jakieś jeszcze ze czterdzieści minut, wszystko jedno kiedy będziemy jeś<text:span text:style-name="T1640">ć</text:span><text:s/>ten obiad, trochę wcześniej popr<text:span text:style-name="T1641">a</text:span>cujemy, trochę później, to przecież już nie podlega reglamentacji, nasz czas.</text:p>
      <text:p text:style-name="P1642">Proponuję, abyśmy się spotkali o 1<text:span text:style-name="T1643">4</text:span>.<text:span text:style-name="T1644">30</text:span>. Dobrze, o go<text:span text:style-name="T1645">d</text:span>zinie trzeciej.</text:p>
      <text:p text:style-name="P1646"/>
      <text:soft-page-break/>
      <text:p text:style-name="P1647">/Przerwa/.</text:p>
      <text:p text:style-name="P1648"/>
      <text:p text:style-name="P1649"><text:span text:style-name="T1650">Sławomir Wiatr</text:span>:</text:p>
      <text:p text:style-name="P1651">Proszę państwa, po emocjac<text:span text:style-name="T1652">h</text:span><text:s/>jakie towarzyszyły mojej pracy i emocjach jakie towarzyszyły dzisiaj rano, bez złych intencji, a rzeczy bardzo ważnej, co wypełniał jak pan Robert Bitner, i słusznie, bośmy dzisiaj mówili w tej sprawie, że przedstawię stanowisko, czy oświadczenie, w sprawie NSZ. A więc po tym upomnieniu, za które dziękuję, przedstawiam to stano<text:span text:style-name="T1653">wis</text:span>ko.</text:p>
      <text:p text:style-name="P1654">Propozycja, żebyśmy przyjęli to stanowisko jako sprawy ważnej, ale doraźnej, niekoniecznie nie umieszczali to w umowie, tylko przyjęli to za dobrą monetę, ze wszystkimi konsekwen<text:span text:style-name="T1655">c</text:span>jami nagłośnienia itd.</text:p>
      <text:p text:style-name="P1656">Postęp w dialogu społecznym, w tym w rozmowach<text:s/>„okrągłego stołu”<text:s/>tworzy warunk<text:span text:style-name="T1657">i</text:span><text:s/>dla rejestracji Niezależnego Zrzeszenia Studentów Polskich. Przepraszam bardzo Niezależnego Zrzeszenia Studentów. Powtórzę, Niezależnego Zrzeszenia Studentów.<text:s/><text:span text:style-name="T1658">I</text:span>nnymi słowy, że uważamy, że postęp jest tak duży, że są warunki ku rej<text:span text:style-name="T1659">e</text:span>stracji. Powtór<text:span text:style-name="T1660">z</text:span>ymy to dzisiaj na konferencji prasowej.</text:p>
      <text:p text:style-name="P1661"><text:span text:style-name="T1662">A</text:span><text:span text:style-name="T1663">n</text:span><text:span text:style-name="T1664">d</text:span><text:span text:style-name="T1665">r</text:span><text:span text:style-name="T1666">zej</text:span><text:span text:style-name="T1667"><text:s/></text:span><text:span text:style-name="T1668">Celińsk</text:span><text:span text:style-name="T1669">i</text:span>:</text:p>
      <text:p text:style-name="P1670"><text:span text:style-name="T1671">Ja</text:span><text:s/>myślę, że wszyscy zdajemy sobie sprawę z tego, że jest to decyzja polityczna, która zapadła. Jeśli można odnosić to, jest to dosyć istotn<text:span text:style-name="T1672">e</text:span>, że nie tylko nazwa własna jest Niezal<text:span text:style-name="T1673">eż</text:span>ne Zrzeszenie Studentów, ale także ogólnopolski<text:span text:style-name="T1674">ej</text:span><text:s/>organizacji. Bo to ma jednak pewne konsekwencje jednak prawne.</text:p>
      <text:p text:style-name="P1675">Było to dawno temu i mogłoby się nałożyć na pewne rzeczy niepotrzebnie.</text:p>
      <text:p text:style-name="P1676"><text:span text:style-name="T1677">Leszek Miller</text:span>:</text:p>
      <text:p text:style-name="P1678"><text:span text:style-name="T1679">A</text:span><text:s/>panowie nie dopuszczają możliwości r<text:span text:style-name="T1680">ej</text:span>estrowan<text:span text:style-name="T1681">ia</text:span><text:s/>od dołu? Tak to nie może być?</text:p>
      <text:p text:style-name="P1682"><text:span text:style-name="T1683">And</text:span><text:span text:style-name="T1684">rz</text:span><text:span text:style-name="T1685">e</text:span><text:span text:style-name="T1686">j</text:span><text:span text:style-name="T1687"><text:s/></text:span><text:span text:style-name="T1688">C</text:span><text:span text:style-name="T1689">e</text:span><text:span text:style-name="T1690">li</text:span><text:span text:style-name="T1691">ńsk</text:span><text:span text:style-name="T1692">i</text:span>:</text:p>
      <text:p text:style-name="P1693">Nie, nie. Ale my mówimy o ogólnopolski<text:span text:style-name="T1694">ej</text:span><text:s/>organizacji pod nazwą Niezależne Zrzeszenie Studentów. Oczywiście, możliwe są dziesiątki innych organiz<text:span text:style-name="T1695">acji</text:span>.</text:p>
      <text:p text:style-name="P1696"><text:span text:style-name="T1697">S</text:span><text:span text:style-name="T1698">ł</text:span><text:span text:style-name="T1699">a</text:span><text:span text:style-name="T1700">wo</text:span><text:span text:style-name="T1701">mi</text:span><text:span text:style-name="T1702">r W</text:span><text:span text:style-name="T1703">i</text:span><text:span text:style-name="T1704">atr</text:span>:</text:p>
      <text:p text:style-name="P1705">Oczywiście, będziecie się rejestrować, kolego Bitner, w sposób jaki uznacie za dla was najbardziej korzystny. Od dołu albo od góry, albo od środka. Og<text:span text:style-name="T1706">ól</text:span>nopolsk<text:span text:style-name="T1707">ie.</text:span></text:p>
      <text:p text:style-name="P1708"><text:span text:style-name="T1709">Andrz</text:span><text:span text:style-name="T1710">ej</text:span><text:span text:style-name="T1711"><text:s/>Celiński</text:span>:</text:p>
      <text:p text:style-name="P1712">Zarzucano nam kiedyś, że nie dawałem dojść do głosu moim kolegom, po lewej stronie, a widzę, że Robert chciałby jednak zabrać głos. Wobec tego, żeby te zarzuty nie powtarzały się, to proszę bardzo, Robercie.</text:p>
      <text:p text:style-name="P1713"><text:span text:style-name="T1714">R</text:span><text:span text:style-name="T1715">obe</text:span><text:span text:style-name="T1716">r</text:span><text:span text:style-name="T1717">t B</text:span><text:span text:style-name="T1718">itn</text:span><text:span text:style-name="T1719">er</text:span>:</text:p>
      <text:p text:style-name="P1720">Przyjmujemy z zadowoleniem tę deklasację państwa. Mam jeszcze jedno pytanie. Czy ta deklaracja jest deklaracją publiczną, czy na użytek nas,<text:s/>tut<text:span text:style-name="T1721">aj</text:span>?</text:p>
      <text:p text:style-name="P1722"><text:span text:style-name="T1723">S</text:span><text:span text:style-name="T1724">ł</text:span><text:span text:style-name="T1725">a</text:span><text:span text:style-name="T1726">wo</text:span><text:span text:style-name="T1727">mi</text:span><text:span text:style-name="T1728">r W</text:span><text:span text:style-name="T1729">i</text:span><text:span text:style-name="T1730">atr</text:span>:</text:p>
      <text:p text:style-name="P1731">Powiedz<text:span text:style-name="T1732">ia</text:span>łem, że powtórzymy to n<text:span text:style-name="T1733">a</text:span><text:s/>konferencji prasowej.<text:s/><text:span text:style-name="T1734">M</text:span>ogę to powtórzyć w nagraniu do Teleexpres<text:span text:style-name="T1735">u</text:span>, jeżeli mnie zaproszą, także i w tej audycji. Tak, że ma charakter nie tylko kameralny, ale i publiczny.</text:p>
      <text:p text:style-name="P1736"><text:span text:style-name="T1737">A</text:span><text:span text:style-name="T1738">n</text:span><text:span text:style-name="T1739">d</text:span><text:span text:style-name="T1740">r</text:span><text:span text:style-name="T1741">zej</text:span><text:span text:style-name="T1742"><text:s/></text:span><text:span text:style-name="T1743">Celińsk</text:span><text:span text:style-name="T1744">i</text:span>:</text:p>
      <text:soft-page-break/>
      <text:p text:style-name="P1745">Przystąpmy zatem do pracy. Rozstaliśmy się z katalogiem siedmiu spraw do załatwienia.</text:p>
      <text:p text:style-name="P1746"><text:span text:style-name="T1747">S</text:span><text:span text:style-name="T1748">ł</text:span><text:span text:style-name="T1749">a</text:span><text:span text:style-name="T1750">wo</text:span><text:span text:style-name="T1751">mi</text:span><text:span text:style-name="T1752">r W</text:span><text:span text:style-name="T1753">i</text:span><text:span text:style-name="T1754">atr</text:span>:</text:p>
      <text:p text:style-name="P1755">Trz<text:span text:style-name="T1756">e</text:span>cia, w kolejności, to znaczy sprawa NZS, rozumiem, że w sp<text:span text:style-name="T1757">o</text:span>sób s<text:span text:style-name="T1758">at</text:span>ys<text:span text:style-name="T1759">fa</text:span>kc<text:span text:style-name="T1760">jo</text:span>n<text:span text:style-name="T1761">uj</text:span>ący naszych partnerów została w tej chwili załatwiona. I przepraszam za opieszałość, moja wina.</text:p>
      <text:p text:style-name="P1762">Pozostaje kwestia, idźmy po kolei, dobrze? Czy przyjmujemy zasadę, n<text:span text:style-name="T1763">aj</text:span>ł<text:span text:style-name="T1764">at</text:span>w<text:span text:style-name="T1765">ie</text:span>j<text:span text:style-name="T1766">sze</text:span><text:s/>sprawy? Po kolei?</text:p>
      <text:p text:style-name="P1767">Kwestia preambuły. Myśmy wykorzystali czas w przerwie i zastanowiliśmy się. Jesteśmy zdecydowani na śmieszność, to znaczy, nie odstąpimy od zapisu dotyczącego consensusu wychowawc<text:span text:style-name="T1768">ze</text:span>go. Jest to dla nas sprawa zbyt ważna. Nie będę powtarzał w tej chwili wszystkich argumentów, bo to zajęłoby nam wiele, wiele, godzin, cytowanie tych spraw w kategoriach mer<text:span text:style-name="T1769">yt</text:span>orycznych. Mamy pewne propozycje przeredagowania.<text:s/><text:span text:style-name="T1770">W</text:span><text:s/>każdym razie t<text:span text:style-name="T1771">u</text:span><text:s/>chodzi o sprawy zasadnicze, nie tyle redakcyjne, co istoty rzeczy. Czy się godzicie na to, żeby to się znalazło w preambule? Czy też to pójdzie do<text:s/>protokołu<text:s/>rozbieżności? Tak że tak wygląda efekt naszego intensywnego myślenia już po spożyciu obiadu, a więc w dobrych warunkach.</text:p>
      <text:p text:style-name="P1772">J<text:span text:style-name="T1773">e</text:span>żeli chodzi<text:s/><text:span text:style-name="T1774">o</text:span><text:s/>drugi punkt. Punkt ten dotyczy akapitu trzeciego, stanowiska w sprawie pluralizmu związków i stowarzyszeń młodzieży. T<text:span text:style-name="T1775">ut</text:span>aj rozstaliśmy się rejestrując sprzeczność intencji zapisu waszej strony. Myśmy nie wyrażali ze swej strony propozycji, ale rozumiem, że mamy<text:span text:style-name="T1776"><text:s/></text:span>takie propozycje zapisu i prosimy druha Naczelnika, aby przedstawił tę propozycję.</text:p>
      <text:p text:style-name="P1777"><text:span text:style-name="T1778">Jerz</text:span><text:span text:style-name="T1779">y</text:span><text:span text:style-name="T1780"><text:s/>Sz</text:span><text:span text:style-name="T1781">cz</text:span><text:span text:style-name="T1782">yg</text:span><text:span text:style-name="T1783">ie</text:span><text:span text:style-name="T1784">lsk</text:span><text:span text:style-name="T1785">i</text:span>:</text:p>
      <text:p text:style-name="P1786"><text:span text:style-name="T1787">C</text:span>zy w prz<text:span text:style-name="T1788">ek</text:span>onaniu moim, jako reprezentanta Związku Harcerstwa Polskiego, rozpatrywanie spraw ZHP i proponowanie jakichkolw<text:span text:style-name="T1789">ie</text:span>k zapisów przez przedstawicieli rządu, partii, związków zawodowych i innych podmiotów politycznych u<text:span text:style-name="T1790">cz</text:span>es<text:span text:style-name="T1791">tnic</text:span>zących w tym<text:s/>„stole”<text:s/>i przy tych obradach, jest w moim przekonaniu ogranic<text:span text:style-name="T1792">z</text:span>eniem autonomii i ingerowaniem w sprawy Związku Harcerstwa Polskiego.</text:p>
      <text:p text:style-name="P1793">W związku z tym wyrażamy naszą wolę, żeby akapit zaproponowany, czy stanowi<text:span text:style-name="T1794">sk</text:span>o, czy zdan<text:span text:style-name="T1795">ie</text:span><text:s/>sformułowane w stanowisku od wyrazy:<text:s/>„sądzimy”, w trzecim akapicie, do s<text:span text:style-name="T1796">fo</text:span>rmułowania:<text:s/><text:span text:style-name="T1797">„</text:span>ładu społecznego”<text:s/>w tymże akapicie, wykreślić i nie prowadzić nad nim dalszych rozważań.</text:p>
      <text:p text:style-name="P1798">Ponadto uważam, że trzeci akapit, ale także poprzednie dwa, są zgodne i wyrażają wolę także naszą, bo pod wszystkimi innymi rzeczami jesteśmy w stanie<text:s/><text:span text:style-name="T1799">s</text:span>i<text:span text:style-name="T1800">ę</text:span><text:s/>podpisać, wolę co do pluralizmu organizacji i stowarzyszeń młodzieży, stwarzają możliwość zakładania, rejestrowania i działania wszelkich organizacji, tak jak jest to zapisane, tworzeniu nowych organ<text:span text:style-name="T1801">iz</text:span>acji i stowarzyszeń. I nie uważamy za stosowne, żeby tę jedną grupę harcerską w sposób szczególny w tym pierwszym rozdziale, czy stanowisku, akcentować i artykułować.</text:p>
      <text:p text:style-name="P1802">Dziękuję bardzo<text:span text:style-name="T1803">.</text:span></text:p>
      <text:p text:style-name="P1804"><text:span text:style-name="T1805">S</text:span><text:span text:style-name="T1806">ł</text:span><text:span text:style-name="T1807">a</text:span><text:span text:style-name="T1808">wo</text:span><text:span text:style-name="T1809">mi</text:span><text:span text:style-name="T1810">r W</text:span><text:span text:style-name="T1811">i</text:span><text:span text:style-name="T1812">atr</text:span>:</text:p>
      <text:p text:style-name="P1813">Panie pr<text:span text:style-name="T1814">z</text:span>ewodni<text:span text:style-name="T1815">cz</text:span>ący<text:span text:style-name="T1816">,</text:span><text:s/><text:span text:style-name="T1817">j</text:span>eżeli pan pozwoli, wyczerpiemy katalog z naszej strony propozycji tyczących tych siedmiu punktów nierozstrzygniętych, dobrze?</text:p>
      <text:p text:style-name="P1818"><text:span text:style-name="T1819">And</text:span><text:span text:style-name="T1820">rzej C</text:span><text:span text:style-name="T1821">e</text:span><text:span text:style-name="T1822">l</text:span><text:span text:style-name="T1823">i</text:span><text:span text:style-name="T1824">ński</text:span>:</text:p>
      <text:p text:style-name="P1825">Bardzo proszę, tak zapowiedziałem.</text:p>
      <text:p text:style-name="P1826"><text:span text:style-name="T1827">S</text:span><text:span text:style-name="T1828">ł</text:span><text:span text:style-name="T1829">a</text:span><text:span text:style-name="T1830">wo</text:span><text:span text:style-name="T1831">mi</text:span><text:span text:style-name="T1832">r W</text:span><text:span text:style-name="T1833">i</text:span><text:span text:style-name="T1834">atr</text:span>:</text:p>
      <text:p text:style-name="P1835">Czwarta rozbieżność, która została zar<text:span text:style-name="T1836">ej</text:span>estrowana, nie rozbieżność, ale sprawa do załatwienia w<text:s/><text:soft-page-break/>przerwie, dotyczyła redakcji zapisu dotyczącego hoteli robotniczych. Poseł Maksymiuk ma tutaj formułkę.</text:p>
      <text:p text:style-name="P1837"><text:span text:style-name="T1838">K</text:span><text:span text:style-name="T1839">rzyszto</text:span><text:span text:style-name="T1840">f<text:s/></text:span><text:span text:style-name="T1841">M</text:span><text:span text:style-name="T1842">a</text:span><text:span text:style-name="T1843">ks</text:span><text:span text:style-name="T1844">y</text:span><text:span text:style-name="T1845">miu</text:span><text:span text:style-name="T1846">k</text:span>:</text:p>
      <text:p text:style-name="P1847">Mieliśmy wystarcz<text:span text:style-name="T1848">aj</text:span>ącą ilość czasu, aby w oparciu o istniejące przepisy i o tą dyskusję, którą prowad<text:span text:style-name="T1849">zi</text:span>l<text:span text:style-name="T1850">iś</text:span>my, mieć możliwość zaprezentowania naszego po<text:span text:style-name="T1851">g</text:span>lądu w formie już ostatecznego zapisu, jaki proponujemy z naszej strony. Zapis brzmiałby następ<text:span text:style-name="T1852">uj</text:span>ąc<text:span text:style-name="T1853">o</text:span>:</text:p>
      <text:p text:style-name="P1854">„Uważamy za konieczne zapewnienie samorządom mieszkańców hoteli pracowniczych i innych form zbiorowego zakwaterowania, pełnej pod<text:span text:style-name="T1855">miot</text:span>owoś<text:span text:style-name="T1856">ci</text:span><text:s/>wobec kierownictw zakładów pracy i podmiotów zar<text:span text:style-name="T1857">zą</text:span>dz<text:span text:style-name="T1858">aj</text:span>ących hotelami w reprezentowaniu żywotnych interesów mieszkańców wszystkich tych hoteli. Służyć temu winny rozwiązania prawne, regulujące problematykę zbiorowego zakwaterowania za<text:span text:style-name="T1859">ł</text:span>óg pracowniczych”<text:span text:style-name="T1860">.</text:span></text:p>
      <text:p text:style-name="P1861">Tak zamyka się ten zapis. Ja chciałbym tutaj dodać jeszcze uwagę dotyczącą tej części zdania pierwszego, mówiące<text:span text:style-name="T1862">j</text:span><text:s/>o innych formach zbiorowego zakwa<text:span text:style-name="T1863">te</text:span>rowania. Mianowicie dodajemy również i tą treść dlatego, że załogi pracownicze, c<text:span text:style-name="T1864">zy</text:span><text:s/>pracownicy, korzystają nie t<text:span text:style-name="T1865">y</text:span>lko ze zbiorowego zakwaterowania w hotelach, które są własnością przed<text:span text:style-name="T1866">si</text:span>ębior<text:span text:style-name="T1867">st</text:span>w. Korzystają ci pracownicy również z kwater prywatnych. W związku z tym możemy pozostawić im, i myślę, że tak trzeba to<text:s/><text:span text:style-name="T1868">p</text:span>rzy<text:span text:style-name="T1869">j</text:span>ąć, stworzenia również samorządu w domach, w ramach miejsc zakwaterowania wspólnych i w grupach kwater prywatnych.<text:s/><text:span text:style-name="T1870">I</text:span><text:s/>wtedy mogą reprezentować interesy wobec osób których wynajmują te kwatery. Takie byłoby na<text:span text:style-name="T1871">sz</text:span>e stanowisko.</text:p>
      <text:p text:style-name="P1872">Dzięk<text:span text:style-name="T1873">uję</text:span>.</text:p>
      <text:p text:style-name="P1874"><text:span text:style-name="T1875">And</text:span><text:span text:style-name="T1876">rz</text:span><text:span text:style-name="T1877">e</text:span><text:span text:style-name="T1878">j</text:span><text:span text:style-name="T1879"><text:s/></text:span><text:span text:style-name="T1880">C</text:span><text:span text:style-name="T1881">el</text:span><text:span text:style-name="T1882">ińsk</text:span><text:span text:style-name="T1883">i</text:span>:</text:p>
      <text:p text:style-name="P1884">Ja myślę, że w tej chwili jest referowany punkt po punkcie.</text:p>
      <text:p text:style-name="P1885"><text:span text:style-name="T1886">Andrzej Polok</text:span>:</text:p>
      <text:p text:style-name="P1887">Jeśli można? Bo ja jestem takiego zdania, i dlaczego takie stanowisko.</text:p>
      <text:p text:style-name="P1888">Rzeczywiście sprawd<text:span text:style-name="T1889">zi</text:span>l<text:span text:style-name="T1890">iś</text:span>my i jesteśmy w posiadaniu rozporządzenia Ministra Pracy i Polityki Socjalnej z dnia 20 lipca '88 roku, gdzie w paragrafie 9 jest taki zapis.</text:p>
      <text:p text:style-name="P1891"><text:span text:style-name="T1892">„</text:span>J<text:span text:style-name="T1893">e</text:span>dnostka prowadząca administra<text:span text:style-name="T1894">cj</text:span>ę hotelu pracowniczego po porozumieniu z zakładową organizacją związkową i organ<text:span text:style-name="T1895">iz</text:span>acją młodzieżową udziela pomocy w powoływaniu samorządu mieszkańców hotelu pracownic<text:span text:style-name="T1896">ze</text:span>go reprezentującego interesy mieszkańców tego hotelu oraz jest zobowiązana”.<text:s/><text:span text:style-name="T1897">I</text:span><text:s/>tutaj trzy punkty do czego jest zobowiązana.</text:p>
      <text:p text:style-name="P1898"><text:span text:style-name="T1899">W</text:span><text:s/>związku z tym, że s<text:span text:style-name="T1900">fo</text:span>rmułowan<text:span text:style-name="T1901">ie:</text:span><text:s/><text:span text:style-name="T1902">„</text:span>udziela pomocy”<text:s/>odnosi się tylko do hotelu, stąd takie zaproponowane nasze stanowi<text:span text:style-name="T1903">sk</text:span>o pr<text:span text:style-name="T1904">ze</text:span>d<text:span text:style-name="T1905">st</text:span>aw<text:span text:style-name="T1906">io</text:span>n<text:span text:style-name="T1907">e</text:span><text:s/>przez kolegę Maksymiuka.</text:p>
      <text:p text:style-name="P1908">Dzi<text:span text:style-name="T1909">ę</text:span>k<text:span text:style-name="T1910">u</text:span>j<text:span text:style-name="T1911">ę.</text:span></text:p>
      <text:p text:style-name="P1912"><text:span text:style-name="T1913">And</text:span><text:span text:style-name="T1914">rz</text:span><text:span text:style-name="T1915">e</text:span><text:span text:style-name="T1916">j</text:span><text:span text:style-name="T1917"><text:s/></text:span><text:span text:style-name="T1918">C</text:span><text:span text:style-name="T1919">el</text:span><text:span text:style-name="T1920">ińsk</text:span><text:span text:style-name="T1921">i</text:span>:</text:p>
      <text:p text:style-name="P1922">Dyskutować będziemy później.</text:p>
      <text:p text:style-name="P1923"><text:span text:style-name="T1924">Sł</text:span><text:span text:style-name="T1925">a</text:span><text:span text:style-name="T1926">wom</text:span><text:span text:style-name="T1927">ir W</text:span><text:span text:style-name="T1928">iat</text:span><text:span text:style-name="T1929">r</text:span>:</text:p>
      <text:p text:style-name="P1930">Następny punkt za<text:span text:style-name="T1931">p</text:span>isany dotyczył zapisów w rozdzi<text:span text:style-name="T1932">a</text:span>le drugim, również<text:s/><text:span text:style-name="T1933">w</text:span><text:s/>rozdziale drugim, odnośnie dwóch ostatnich akapitów, które nie wzbudziły waszego entu<text:span text:style-name="T1934">zj</text:span>azmu. Zastano<text:span text:style-name="T1935">wili</text:span>śmy s<text:span text:style-name="T1936">ię</text:span><text:s/>nad tym i proponujemy następujący zapis.</text:p>
      <text:p text:style-name="P1937">Dla uspołe<text:span text:style-name="T1938">cz</text:span>nienia polityki młodzieżowej państwa, jej kształtowan<text:span text:style-name="T1939">ia</text:span><text:s/>i realizacji, niezbędne jest kontynuowanie społe<text:span text:style-name="T1940">cz</text:span>nego dialogu i znalezienie stosownych dla niego form.</text:p>
      <text:soft-page-break/>
      <text:p text:style-name="P1941">Chodzi o to, że my przy tym<text:s/>„stole”<text:s/>daleko nie wszystkie sprawy dotyczące młodzieży, czy młodego pokolenia, przedyskutowal<text:span text:style-name="T1942">iś</text:span>my. Nie wystarcz<text:span text:style-name="T1943">aj</text:span>ąco głęboka była nasza analiza stanu. Nie dotknęliśmy problemów wszystkich środow<text:span text:style-name="T1944">is</text:span>k młod<text:span text:style-name="T1945">zi</text:span>eży<text:span text:style-name="T1946">,</text:span><text:s/>często bardzo powier<text:span text:style-name="T1947">zc</text:span>hownie przechodząc obok tych problemów. Uważamy, że nie rozstrz<text:span text:style-name="T1948">y</text:span>ga<text:span text:style-name="T1949">m</text:span>y w jakiej formie powinniśmy wyraz<text:span text:style-name="T1950">ić</text:span><text:s/>tą wspólną in<text:span text:style-name="T1951">t</text:span>encję, która kiedyś tam, właśnie znajdzie odpowiadające potrzebom formy organizac<text:span text:style-name="T1952">yj</text:span>ne, czy jakieś inne, kontynuowania tego typu dialogu.<text:s/><text:span text:style-name="T1953">A</text:span><text:s/>więc bez żadnego zobowiązania przesądzającego o tym, kto, w jakiej formie, wyrażenie samej intencji, że taka potrzeba kontynuacji istni<text:span text:style-name="T1954">eje.</text:span></text:p>
      <text:p text:style-name="P1955">Sprawa bodaj n<text:span text:style-name="T1956">aj</text:span>trudni<text:span text:style-name="T1957">ejs</text:span>za, nie nadająca się<text:s/><text:span text:style-name="T1958">w</text:span><text:s/>jednym zdaniu<text:span text:style-name="T1959"><text:s/></text:span>redakcyjnym wyrazić, to jest punkt szósty, do załatwienia, kompleks wojskowy.</text:p>
      <text:p text:style-name="P1960">Otóż prosiłbym o uwagę pana Jana Marię Rokitę. Moj<text:span text:style-name="T1961">a</text:span><text:s/>propozycja jest taka, abyśmy przyjęli w<text:span text:style-name="T1962">s</text:span>p<text:span text:style-name="T1963">ó</text:span>lne s<text:span text:style-name="T1964">ta</text:span>nowisko<text:s/><text:span text:style-name="T1965">w</text:span><text:s/>kategoriach, sformułowane w kategoriach ogólnych or<text:span text:style-name="T1966">az</text:span><text:s/>aneks do tego stanowiska. Aneks pańskiej redakcji lub jeśli po nasz<text:span text:style-name="T1967">ej</text:span><text:s/>stronie znajdą się też postulaty, może te<text:span text:style-name="T1968">n</text:span><text:s/>aneks być o te postulaty uzupełniony, z uznaniem praw autorskich stron, w kwestiach szczegółowych postulatów.</text:p>
      <text:p text:style-name="P1969">Dokonaliśmy zmian redakcyjnych tej części, którą stanowiłaby fragment, nazwijmy, ją, naszej umowy społecznej, czy mikro, mini, umowy. Pozostając przy proponowanym przez nas tytule. Warunki realizacji powszechnego obowiązku obronnego.</text:p>
      <text:p text:style-name="P1970">Pierwsze trzy akapity, mam nadzieję, że rozdaliśmy wam nasze stanowisko. Pierwsze trzy akapity nie będę ich odczytywał dlatego, że tu nie dokonaliśmy zmian. Czwarty akapit, a więc odbywanie służby wojskowej nie koliduje itd., skreślamy.<text:s/><text:span text:style-name="T1971">I</text:span><text:s/>po nim nastąpiłoby następujące zdanie, byłoby umieszczone. To jest ostatnie zdanie w d<text:span text:style-name="T1972">otyc</text:span>hczasowym brzmieniu.</text:p>
      <text:p text:style-name="P1973">Ranga spraw rzutujących na obronność kraju wymaga poważnych analiz, a w większości z nich uzależnione jest od uwarunkowań zewnętrznych i ekonomi<text:span text:style-name="T1974">cz</text:span>ny<text:span text:style-name="T1975">ch</text:span><text:s/>państwa. W<text:span text:style-name="T1976"><text:s/></text:span>obszarze d<text:span text:style-name="T1977">ys</text:span>kutowanych prob<text:span text:style-name="T1978">l</text:span>emów takich, jak: długość, charakter oraz funkcji zasadniczej i zastępczej służby wojskowej, funkcji wychowawczej wojska, kszta<text:span text:style-name="T1979">łt</text:span>owania stosunków międzyludzkich, dostrzegamy potrzebę rozważeniach tych ważkich spraw.</text:p>
      <text:p text:style-name="P1980">I w<text:s/><text:span text:style-name="T1981">a</text:span>neksie proponujemy przypisanie właśnie praw autorskich, katalog tych spraw.</text:p>
      <text:p text:style-name="P1982"><text:span text:style-name="T1983">I</text:span><text:s/>wreszcie sprawa ostatnia, dotyc<text:span text:style-name="T1984">z</text:span>y też i ostatniego zapisu całego pakietu, którym dysponujemy. Przypomnę, instytucje niezależne od resortu<text:s/><text:span text:style-name="T1985">w</text:span><text:s/>realizacji tych zasad, instytucje niezależne od resortu<text:s/>edukacji<text:s/>narodowej, a wychowujące znaczne grupy młodzieży, objąć systemem jawnego nadzoru pe<text:span text:style-name="T1986">da</text:span>gogicznego. Proponujemy usunąć w ogóle z materiałów.<text:s/><text:span text:style-name="T1987">W</text:span><text:s/>związku z tym n<text:span text:style-name="T1988">ie</text:span><text:s/>bardzo możemy się z tym dogadać, jak na razie, co do precyzyjnego zapisu.</text:p>
      <text:p text:style-name="P1989">Dziękuję bardzo.</text:p>
      <text:p text:style-name="P1990"><text:span text:style-name="T1991">And</text:span><text:span text:style-name="T1992">rz</text:span><text:span text:style-name="T1993">e</text:span><text:span text:style-name="T1994">j</text:span><text:span text:style-name="T1995"><text:s/></text:span><text:span text:style-name="T1996">C</text:span><text:span text:style-name="T1997">el</text:span><text:span text:style-name="T1998">ińsk</text:span><text:span text:style-name="T1999">i</text:span>:</text:p>
      <text:p text:style-name="P2000">Dziękuję. Szkoda było tej tak długiej przerwy, żeby tak miernie została ona wykorzystana.</text:p>
      <text:p text:style-name="P2001">Proszę państwa, kolejno będziemy w rozmaitych punktach ustosunkowywal<text:span text:style-name="T2002">i</text:span><text:s/><text:span text:style-name="T2003">się</text:span><text:s/>do tego, co państwo, z czym państwo po przerwie przyszl<text:span text:style-name="T2004">iś</text:span>c<text:span text:style-name="T2005">ie</text:span>. Chciałem zwrócić uwagę od siebie na początku na dwie spawy nieco ogólniejszej nat<text:span text:style-name="T2006">ur</text:span>y.</text:p>
      <text:p text:style-name="P2007">Oczywiście my zmierzamy do zakończenia tych obrad jakimś dokumentem. Wobec tego nasze spory merytoryczne właściwie już przeszły w poprzednich spotkaniach, nie ma sensu ich kontynuować.<text:s/><text:soft-page-break/>Natomiast chciałem zwrócić uwagę, że wybór państwa w sprawie tej preambuły, czy ośmieszającej, czy nie, to jakby nie mój interes. Natomiast chciałem państwu zw<text:span text:style-name="T2008">r</text:span>ócić uwagę, mam nadzieję, że jest to decyzja jakby, jesteście przecież suwerenami swojej decyzji, jesteście w pełni suwerenni, w pełni świadomi. Jeżeli wydajemy wspólny dokument i zacz<text:span text:style-name="T2009">y</text:span>namy od sprawy preambuły od rozbieżnych stanowisk, praktycznie biorąc wydajemy sobie<text:s/><text:span text:style-name="T2010">w</text:span>ojnę propagandową. Bo proszę zauważyć, że by<text:span text:style-name="T2011">ć</text:span><text:s/>może tego panowie chcecie, więc w porządku.<text:s/><text:span text:style-name="T2012">G</text:span>dy jedna strona chce, to druga przyjmuje jej warunki. Proszę zauważyć, że wy wtedy wówczas powiadacie, to zresztą mówiliście w środkach masowego przekazu, że my nie godzimy się na pewne wartości. Nie chcę powtarzać ich katalogu.<text:s/><text:span text:style-name="T2013">M</text:span>y nie możemy przyjąć takiego waszego stanowiska ze względu na to, że je<text:span text:style-name="T2014">st</text:span><text:s/>ono jawnie nieprawdziwe, że my się nie godzimy na te wartości. My nie godzimy się na taki zapis ze względu na to, co tutaj było mów<text:span text:style-name="T2015">io</text:span>ne wielokrotnie od samego początku, że zap<text:span text:style-name="T2016">i</text:span>sujem<text:span text:style-name="T2017">y</text:span><text:s/>wtedy pewne nieprawdy. Że pisząc takie preambuły, nie odnosimy się do faktów. Że właśnie te wartości były nie przez naszą stronę zwalczane. Do bardzo niedawna przyn<text:span text:style-name="T2018">aj</text:span>mni<text:span text:style-name="T2019">ej</text:span>.<text:s/><text:span text:style-name="T2020">I</text:span><text:s/>że my jakby konsumujemy całą tę historię, którą nie my zrobiliśmy w tym zapi<text:span text:style-name="T2021">si</text:span>e. Wobec tego nie musimy mer<text:span text:style-name="T2022">yt</text:span>orycznie na to odpow<text:span text:style-name="T2023">ie</text:span>dzieć. Dlatego, że wy pisząc taką preambułę w<text:s/>protokole<text:s/>rozbi<text:span text:style-name="T2024">e</text:span>żności, musicie zatem przys<text:span text:style-name="T2025">tą</text:span>pić do oskarżenia nas, że my tych wartości n<text:span text:style-name="T2026">ie</text:span><text:s/>przyjmujemy. Tylko musicie, a już to robiliście, na co nie odpow<text:span text:style-name="T2027">ia</text:span>dal<text:span text:style-name="T2028">iś</text:span>my publicznie uzna<text:span text:style-name="T2029">ją</text:span>c, że jest to pewna forma przepychania się w negocjacjach. Nam ona nie odpowiada, ale uznaliśmy, że cele, które służą<text:s/>„okrągłemu stołowi”<text:s/>są tak poważne, że n<text:span text:style-name="T2030">ie</text:span><text:s/>ma sensu wchodzić w publicznym sporze w tak zasadniczą dyskusję i wracać do przeszłości.</text:p>
      <text:p text:style-name="P2031">Wy nas zapraszacie do tego, aby do tej przeszłości wrócić, abyśmy do tej przeszłości wrócili. Oczywiście, muszę powiedzieć, że z zaciśniętymi zę<text:span text:style-name="T2032">b</text:span>ami, bo nie chcemy tego sporu, ale oczywiście, musimy g<text:span text:style-name="T2033">o</text:span><text:s/>przyjąć. Wy nam<text:s/>wyznaczacie pole walki, my zakreślamy termin tej walki, my nie mamy innego wyjścia. Musimy wtedy wszystko o was w takiej sprawie powiedzieć.</text:p>
      <text:p text:style-name="P2034">Otóż ja sądzę, że jestem niezgodny z duchem<text:s/>„okrąg<text:span text:style-name="T2035">ł</text:span>ego stołu”. I że wasza polityczna decyzja wydanie nam wojny w tej sprawie jest niezgodna z duchem<text:s/>„okrągłego stołu”. Tak, jak kiedyś pan pr<text:span text:style-name="T2036">ze</text:span>wodniczący był wielce zdziwiony i nie rozumiał naszego stanowiska w sprawie Krakowa, czy braku stanow<text:span text:style-name="T2037">is</text:span>k<text:span text:style-name="T2038">a</text:span>,<text:s/><text:span text:style-name="T2039">t</text:span>ak ja teraz mogę powiedzieć, że nie rozumiem po co wam ta wojna, jeśli chcieliście w tym pałacu, jeśli siedzicie w tym pałacu i nazywa się to<text:s/>„okrągłym stołem”, w czym uczestniczymy. Jest to sprzeczne z ideą<text:s/>„okrągłego s<text:span text:style-name="T2040">t</text:span>ołu”. Ale dzisiaj jakby nie ma miejsca na dyskusję, jest miejsce na decyzje. Chcecie wojny w tej sprawie, jest to niedobra wojna dla tego kraju, ale my nie mamy innego wyjścia.<text:s/><text:span text:style-name="T2041">I</text:span><text:s/>wówczas, oczywiście, odpowiemy mer<text:span text:style-name="T2042">yt</text:span>or<text:span text:style-name="T2043">ycz</text:span>nie, na takie zarzuty na jakie nam postawicie.</text:p>
      <text:p text:style-name="P2044">Druga sprawa, proszę bardzo.</text:p>
      <text:p text:style-name="P2045"><text:span text:style-name="T2046">H</text:span><text:span text:style-name="T2047">e</text:span><text:span text:style-name="T2048">l</text:span><text:span text:style-name="T2049">e</text:span><text:span text:style-name="T2050">n</text:span><text:span text:style-name="T2051">a<text:s/></text:span><text:span text:style-name="T2052">Cho</text:span><text:span text:style-name="T2053">dk</text:span><text:span text:style-name="T2054">ow</text:span><text:span text:style-name="T2055">ska</text:span>:</text:p>
      <text:p text:style-name="P2056">Nasza strona koalic<text:span text:style-name="T2057">yj</text:span>no-r<text:span text:style-name="T2058">zą</text:span>dowa przedstawiła swoje stanowisko, ale na posiedzeniu naszego zespołu poin<text:span text:style-name="T2059">fo</text:span>rmowałam, że przedstaw<text:span text:style-name="T2060">ił</text:span>am propozycję Stronnictwa Demokratycznego i umówiliśmy się, że ja w tej sytuacji przedstawię naszą propozycję.<text:s/><text:span text:style-name="T2061">I</text:span><text:s/>chciał<text:span text:style-name="T2062">a</text:span>bym, by ona została potraktowana nie do<text:s/>protokołu<text:s/>rozbieżności, ale do<text:s/>protokołu, który by wniósł tę propozycję Stronnictwa konkretnie, na<text:s/>„stół polityczny”. Biorę tu do ręki stanowisko Podzespołu do spraw Młodzieży zredagowane przez stronę opozyc<text:span text:style-name="T2063">yj</text:span>no-solidarnoś<text:span text:style-name="T2064">ci</text:span>ową i mam następującą propozycję<text:span text:style-name="T2065">.</text:span></text:p>
      <text:p text:style-name="P2066">Uczestnicy Podzespołu do spra<text:span text:style-name="T2067">w</text:span><text:s/>Młod<text:span text:style-name="T2068">zi</text:span>eży zgodnie wyrażają przekonanie, że młode pokolenie<text:s/><text:soft-page-break/>Polaków, rozmaite grupy młodzieży i środowiska wychowawcze pomimo wielu istotnych różnic odnajdą też w warunkach tworzenia się spo<text:span text:style-name="T2069">łeczeńst</text:span>wa otwartego porozumienie wokół podstawowych wartości obywatelskic<text:span text:style-name="T2070">h</text:span>, oparte, tutaj właśnie dod<text:span text:style-name="T2071">aj</text:span>ę, oparte na międzynarodow<text:span text:style-name="T2072">ej</text:span><text:s/>deklaracji praw człowieka i obywatela oraz naszych suwerennych, polskich, demokr<text:span text:style-name="T2073">atyc</text:span>zn<text:span text:style-name="T2074">ych</text:span><text:s/>doświadczeniach.<text:s/><text:span text:style-name="T2075">W</text:span>yrażamy przekonanie, że wokół tego co wspólne i wokół tego co różne, rozwinie się autentyczne i bogate życie środowisk młodzieży.</text:p>
      <text:p text:style-name="P2076">Jest to propozycja Stronnictwa, przyjmując tutaj uwagi strony<text:s/>opozy<text:span text:style-name="T2077">cy</text:span>jno-solidarnośc<text:span text:style-name="T2078">io</text:span>w<text:span text:style-name="T2079">ej</text:span>.</text:p>
      <text:p text:style-name="P2080"><text:span text:style-name="T2081">And</text:span><text:span text:style-name="T2082">rz</text:span><text:span text:style-name="T2083">e</text:span><text:span text:style-name="T2084">j</text:span><text:span text:style-name="T2085"><text:s/></text:span><text:span text:style-name="T2086">C</text:span><text:span text:style-name="T2087">el</text:span><text:span text:style-name="T2088">ińsk</text:span><text:span text:style-name="T2089">i</text:span>:</text:p>
      <text:p text:style-name="P2090">Dziękuję bardzo. Gdyby ta propozycja była propozycją strony koalic<text:span text:style-name="T2091">yj</text:span>no-rządow<text:span text:style-name="T2092">ej</text:span><text:s/>my byśmy, oczywiście, także się pod nią podpisali, w tej preambule.<text:s/><text:span text:style-name="T2093">N</text:span>a taką propozycję byśmy się zgodzili w preambule.</text:p>
      <text:p text:style-name="P2094"><text:span text:style-name="T2095">W</text:span><text:s/>drug<text:span text:style-name="T2096">iej</text:span><text:s/>sprawie, w której chciałem mówić kilka słów. Otóż, ja nie bardzo rozu<text:span text:style-name="T2097">m</text:span>iem jakby status drugiej wypowi<text:span text:style-name="T2098">ed</text:span>zi, czy drugiego wypow<text:span text:style-name="T2099">ia</text:span>d<text:span text:style-name="T2100">ają</text:span>cego się? Otóż, ja rozumiem, że my nie możemy sprawy Związku Harcerstwa<text:s/><text:span text:style-name="T2101">P</text:span>olskiego w tym dokumencie. My nie c<text:span text:style-name="T2102">zuj</text:span>emy się powołani do tego, aby omawiać sprawę Związku Harcerstwa Polskiego. My prowadzimy rozmowy z koalicją, ze stroną koalicyjno-rządową, jak to się mówi. Czyli po prostu z koalicją rządzącą w tym kraju. No, tak jest, a nie z<text:s/>jedną z organizacji. Ja myślę,<text:s/><text:span text:style-name="T2103">ż</text:span>e stanowisko, które pan Szczygielski przedstawiał, jest stanowiskiem ZHP, to my byśmy nie mieli nic przeciwko temu, aby to stanowisko zostało zapisane. Natomiast jest propozycja zmiany tekstu wspólnego. Stanowisko stron, jakim jest strona opozycyjno-sol<text:span text:style-name="T2104">i</text:span>darnoś<text:span text:style-name="T2105">c</text:span>iowa i strona nazwana koal<text:span text:style-name="T2106">i</text:span>cyjno-rządową. Strona opozycyjno-solidarnościowa nie rozmawia z ZHP, tylko rozmawia ze stroną koalicyjno-rządową. Otóż wówczas chciałbym zwrócić uwagę państwu, że tutaj dokonałaby się pewna czynność o charakterze politycznym, która jakby zaprzecza innym czynnościom o charakterze politycznym, które ostatnio, w ciągu dwóch tygodni się działy.<text:s/><text:span text:style-name="T2107">I</text:span><text:s/>to, co się dzieje aktualnie i będzie się działo<text:s/><text:span text:style-name="T2108">pr</text:span>awdopodob<text:span text:style-name="T2109">nie</text:span><text:s/>w najbliższych dniach.</text:p>
      <text:p text:style-name="P2110">Otóż zdanie:<text:s/>„wyrażamy nadzieję, że nie będzie niczyją intencją wprowadzenia podziałów politycznych między dzieci”, jak wiemy było tu, i n<text:span text:style-name="T2111">ie</text:span><text:s/>tylko tu, ale także tutaj i to bardzo ważną część naszej dyskusji zabrało, jest przedmiotem istotnej debaty. Nie jest to zdanie przypadkowe.<text:s/><text:span text:style-name="T2112">O</text:span>no nie wzięło się tutaj z powietrza. Jest to zdanie, które wyraża pewną polityczną intencję w kontekście tych spraw, które tu były omawiane. To zdanie należy traktować jako<text:s/>iunctim<text:s/>ze zdaniem, które mówi o ruchu harcerskim, który ma znaleźć odpow<text:span text:style-name="T2113">ia</text:span>d<text:span text:style-name="T2114">ają</text:span>ce potrzebom wychowania formy organ<text:span text:style-name="T2115">iz</text:span>ac<text:span text:style-name="T2116">yj</text:span>ne. I w tym kontekście należy przecież to zdanie traktować.</text:p>
      <text:p text:style-name="P2117">Chciałem powiedzieć jeszcze jedną rzecz, że my traktujemy ten zapis, oczywiście, jako istotny zapis polityczny odnoszący się do realnie istniejącej sytuacji. Nie<text:s/>chcemy przesądzać form o<text:span text:style-name="T2118">rg</text:span>anizacyjnych<text:span text:style-name="T2119">.</text:span><text:s/>Nie jest to naszą rolą. To jest sprawa<text:s/>ustanych<text:s/>podmiotów, także samych harcerzy. Natomiast chcemy właśnie, nie przesądzając niczego, nie przesądzać także jakby dla jaki<text:span text:style-name="T2120">ej</text:span>kolw<text:span text:style-name="T2121">ie</text:span>k<text:s/>ze stron możliwości.<text:s/>Tu już nie ma miejsca na dyskusje merytoryczne, go<text:span text:style-name="T2122">d</text:span>ziny przezna<text:span text:style-name="T2123">czyliś</text:span>my, które były przeznaczone na dyskusję mer<text:span text:style-name="T2124">yt</text:span>or<text:span text:style-name="T2125">yc</text:span>zną. Chcę zwrócić uwagę na to, że ten zapis, który jest, jest w gruncie rzeczy mętnym zapisem, nie jest wyraźnym zapisem.<text:s/><text:span text:style-name="T2126">I</text:span><text:s/>właśnie po to, aby nikt za nikogo jakby nie decydował. Żeby zobaczyć jak życie ułoży stosunki w tej sferze zagadnień, które omawiamy.</text:p>
      <text:soft-page-break/>
      <text:p text:style-name="P2127">Możemy wyraz<text:span text:style-name="T2128">ić</text:span><text:s/>na<text:span text:style-name="T2129">dz</text:span>ieję i pewnie to jest wspólna nadzieja, że życie odnajdzie właściwe formy i że sami harcerze poradzą sobie z tym problemem prędzej, czy pó<text:span text:style-name="T2130">ź</text:span>niej. Wię<text:span text:style-name="T2131">c</text:span>ej ja powiem, ja wierzę w to, że tak będzie. No, ale my wyrażamy pewne stanowisko polityczne. Wobec tego, no, ale dla mnie sprawa jest nie jasna. J<text:span text:style-name="T2132">a</text:span><text:s/>myślę, że gdybyśmy zachowali tekst, jaki on jest tutaj jest, w t<text:span text:style-name="T2133">r</text:span>zecim akap<text:span text:style-name="T2134">ic</text:span>ie sprzed przerwy i g<text:span text:style-name="T2135">d</text:span>yby zapisać stanowisko istniejących organizacji harcerskich z jednej i z drugiej strony albo z jednej tylko strony, to już zależy o<text:span text:style-name="T2136">d</text:span><text:s/>nich, nie ode mnie, to wtedy jakby sprawy tutaj nie było, w tym mie<text:span text:style-name="T2137">js</text:span>cu.</text:p>
      <text:p text:style-name="P2138">Proszę zauważyć, że my z nazwy nie wymieniamy żadnej organizacji także tej, z którą my tutaj przyszliśmy,<text:s/><text:span text:style-name="T2139">w</text:span>łaśnie po to, żeby niczego nie przesądzać w tym dokumencie i żeby to właśnie było wyrazem, przejawem pewnego rozsądku i dążenia do kompromisu tam, gdzie on jest<text:s/>uzasadnion<text:span text:style-name="T2140">y.</text:span></text:p>
      <text:p text:style-name="P2141">T<text:span text:style-name="T2142">o</text:span><text:s/>są te d<text:span text:style-name="T2143">w</text:span>ie rzeczy do których chciałbym się odnieść sam w sprawach ogólnych. Chciałbym prosić te<text:span text:style-name="T2144">r</text:span>az Wiesława<text:s/><text:span text:style-name="T2145">I</text:span>się, aby odniósł się do sprawy hoteli pracown<text:span text:style-name="T2146">icz</text:span>yc<text:span text:style-name="T2147">h</text:span>.</text:p>
      <text:p text:style-name="P2148">Przepraszam bardzo, jeszcze poprzednie sprawy, pan Władysław Piasecki.</text:p>
      <text:p text:style-name="P2149"><text:span text:style-name="T2150">Wład</text:span><text:span text:style-name="T2151">ys</text:span><text:span text:style-name="T2152">ław P</text:span><text:span text:style-name="T2153">ia</text:span><text:span text:style-name="T2154">secki</text:span>:</text:p>
      <text:p text:style-name="P2155"><text:span text:style-name="T2156">W</text:span><text:s/>sobotę na<text:span text:style-name="T2157">st</text:span>ąpił pew<text:span text:style-name="T2158">ie</text:span>n fak<text:span text:style-name="T2159">t</text:span>. Ten fak<text:span text:style-name="T2160">t</text:span><text:s/>to było opracowanie przez zesp<text:span text:style-name="T2161">ó</text:span>ł roboczy w składzie ośm<text:span text:style-name="T2162">ioos</text:span>obowy<text:span text:style-name="T2163">m</text:span>, po cztery osoby z każdej ze stron, tekstu na który zos<text:span text:style-name="T2164">t</text:span>ała wyrażona zgoda. Ja my<text:span text:style-name="T2165">ślę</text:span>,<text:s/><text:span text:style-name="T2166">że</text:span><text:s/>jedyną szansą dojścia do porozumienia w sprawie, kt<text:span text:style-name="T2167">ó</text:span>ra tutaj jest omawiana, powrót do te<text:span text:style-name="T2168">g</text:span>o tekstu, w stosunku do którego została zadeklarowana zgoda stron. Aczkolwiek, jak wiemy, zgoda ta została później poddana krytycznej ocenie. Myślę, że istnieje szansa wycofania się z tej krytycznej oceny stron.</text:p>
      <text:p text:style-name="P2169">Stąd propozycja, którą chciałbym sformułować wiąże się z powrotem do tekstu zaproponowanego przez grupę roboczą, a w<text:span text:style-name="T2170">i</text:span>ęc do tekstu w następującym brzmieniu:<text:s/>„wyrażamy przy tym nadzieję, że nie będzie niczyją intencją wprowadzanie podziałów politycznych między dzieci a harcerstwo, znajdzie odpowiad<text:span text:style-name="T2171">aj</text:span>ące potrzebom wychowania, podstawowym wartościom fo<text:span text:style-name="T2172">r</text:span>m or<text:span text:style-name="T2173">g</text:span>anizac<text:span text:style-name="T2174">yjne</text:span><text:s/>w warunkach kształtowan<text:span text:style-name="T2175">ia</text:span><text:s/>nowego ładu społecznego”.</text:p>
      <text:p text:style-name="P2176"><text:span text:style-name="T2177">W</text:span><text:s/>tej sytuacji, jaka w tej chwili ma miejsce, t<text:span text:style-name="T2178">e</text:span>go rodzaju formuła, która ma pewną cechę mętności. Ale owe cecha mętności w tej konkretnej sytua<text:span text:style-name="T2179">cj</text:span>i jest jej zaletą. Otóż ja sobie doskonale zdaję sprawę i wszyscy muszą<text:s/><text:span text:style-name="T2180">s</text:span>obie zdawać sprawę, że będ<text:span text:style-name="T2181">z</text:span>ie ona interpretowana na dwa sposoby. Pierwszy sposób jej int<text:span text:style-name="T2182">er</text:span>pr<text:span text:style-name="T2183">et</text:span>a<text:span text:style-name="T2184">cj</text:span>i, to jest jej<text:s/><text:span text:style-name="T2185">in</text:span>terpr<text:span text:style-name="T2186">et</text:span>o<text:span text:style-name="T2187">wa</text:span>n<text:span text:style-name="T2188">ie</text:span><text:s/>w kontekście zdania, jednego ze zdań poprzedz<text:span text:style-name="T2189">ają</text:span>c<text:span text:style-name="T2190">yc</text:span>h, to jest konieczne jest za tym zniesienie ograniczeń w funk<text:span text:style-name="T2191">cj</text:span>onowaniu istniejących i tworzeniu nowych organizacji i stowarzyszeń młodzieży.</text:p>
      <text:p text:style-name="P2192">I w takiej interpr<text:span text:style-name="T2193">et</text:span>a<text:span text:style-name="T2194">cj</text:span>i boją się, czy obawiają się takiej interpreta<text:span text:style-name="T2195">cj</text:span>i, przedstawic<text:span text:style-name="T2196">ie</text:span>le Związku Harcerstwa Polskiego. Natomiast druga interpreta<text:span text:style-name="T2197">cj</text:span>a jest, stwierdza, i ona jest na pewno zgodna z literą tekstu i z literą przede wszystkim pr<text:span text:style-name="T2198">oj</text:span>ektowanego prawa o stowarzyszeniach, stwierdza że chodzi tylko dokładnie o to, co zostało tutaj zapisane. To znaczy, że tekst t<text:span text:style-name="T2199">en</text:span><text:s/>nie rozstrzyga, ponieważ nie jest naszą kompeten<text:span text:style-name="T2200">cj</text:span>ą, nie jest w kompetencji naszego grona rozstrzygn<text:span text:style-name="T2201">ięci</text:span>e w przyszłości tego, co się nazywa szeroko pojętym ruchem harcerskim. Tekst nie rozstrzyga przyszłości, nie rozstrzyga, czy harcerstwo znajdzie odpowiad<text:span text:style-name="T2202">aj</text:span>ące potrzebom wychowania ku podstawowym wartościom formy organ<text:span text:style-name="T2203">iz</text:span>ac<text:span text:style-name="T2204">yj</text:span>ne w ramach Związku Harcerstwa Polskiego. Czy też w jakiś innych ramach?</text:p>
      <text:p text:style-name="P2205">Sprawa ta zostanie rozstrzygnięta, to znaczy przedmiot sporu, który tutaj jest sporem istotnym, zostanie rozstrzygnięty nie w takim, czy i w innym stanowisku, ile tyle ile po prostu, prawem o stowarzyszeniach.<text:s/><text:soft-page-break/>Myślę, że jest to<text:s/><text:span text:style-name="T2206">je</text:span>dyn<text:span text:style-name="T2207">a</text:span><text:s/><text:span text:style-name="T2208">fo</text:span>rmuł<text:span text:style-name="T2209">a</text:span>, która może w tej chwili zos<text:span text:style-name="T2210">t</text:span>ać<text:span text:style-name="T2211"><text:s/></text:span>zaakceptowana przez obie strony.</text:p>
      <text:p text:style-name="P2212"><text:span text:style-name="T2213">An</text:span><text:span text:style-name="T2214">d</text:span><text:span text:style-name="T2215">rze</text:span><text:span text:style-name="T2216">j</text:span><text:span text:style-name="T2217"><text:s/>C</text:span><text:span text:style-name="T2218">el</text:span><text:span text:style-name="T2219">iń</text:span><text:span text:style-name="T2220">ski</text:span>:</text:p>
      <text:p text:style-name="P2221">Dziękuję bardzo.<text:s/><text:span text:style-name="T2222">W</text:span>iesławie, w sprawie punktu czwartego.</text:p>
      <text:p text:style-name="P2223"><text:span text:style-name="T2224">W</text:span><text:span text:style-name="T2225">ie</text:span><text:span text:style-name="T2226">sław I</text:span><text:span text:style-name="T2227">sio</text:span>:</text:p>
      <text:p text:style-name="P2228">Chc<text:span text:style-name="T2229">ia</text:span>łem o<text:span text:style-name="T2230">dp</text:span>ow<text:span text:style-name="T2231">ie</text:span>dzieć na ten punkt<text:s/>tuta<text:span text:style-name="T2232">j</text:span>, to znaczy chciałem po pierwsze, chciałem tutaj ustosunkować się do tego stwierdzenia. To zna<text:span text:style-name="T2233">cz</text:span>y uważam, że ta sprawa jest ważna, ale nie na tyle ważna, tak uważam, żeby aż te stwierdzenie ilościowe zawierało tyle zdań.</text:p>
      <text:p text:style-name="P2234">To znaczy, chciałem przedstawić<text:s/><text:span text:style-name="T2235">sp</text:span>ra<text:span text:style-name="T2236">wę,</text:span><text:s/>że uważam, że mieszkańcy hoteli robotniczych powinni sami wpływać na sposób zarządzania w miejscach w których tymczasowo mieszkają. Bo to jest tymczasowe zamieszkanie. Dlatego przedstawiam tutaj właśnie pr<text:span text:style-name="T2237">o</text:span>pozycję, którą pozwolę sobie przeczytać.</text:p>
      <text:p text:style-name="P2238">Uważany za konieczne stworzenie prawnych warunków dla gospodarowania hotelami robotniczymi i innych form zbiorowego zakwaterowania przez samorządy mieszkańców.</text:p>
      <text:p text:style-name="P2239">Chciałem się jeszcze ustosunkować tutaj do, chciałem powiedzieć jeszcze, że sprawa tymczasowego zamieszkania w hotelach robotniczych dla tych ludzi może stanowić pewie<text:span text:style-name="T2240">n</text:span><text:s/>poligon doświadczalny, jeżeli w późniejszym momencie, w czasie przyszłym, ci ludzie, gdy zdobędą swoje mieszkanie i w tych osiedlach mieszkan<text:span text:style-name="T2241">io</text:span>wych, oni mogą brać czynny udział w samorządach os<text:span text:style-name="T2242">ie</text:span>d<text:span text:style-name="T2243">lo</text:span>w<text:span text:style-name="T2244">yc</text:span>h. Uważam, że jest to bardzo ważny czynnik.</text:p>
      <text:p text:style-name="P2245">Natomiast gdyby na przykład chodziło o to, że może to być<text:s/>automotywa<text:span text:style-name="T2246">cj</text:span>a<text:s/>dla zakładów pracy, uważamy, my, młodzi robotnicy, nie godzimy się na to, aby być przyjmowani do tych zakładów pracy na zasadzie, pow<text:span text:style-name="T2247">ie</text:span>działbym gastarbe<text:span text:style-name="T2248">it</text:span>erów, którzy muszą wykonywać swoją pracę. I dlatego uważamy, że jeżeli danemu zakładowi zależy na<text:s/>t<text:span text:style-name="T2249">y</text:span>ch pracownikach, których przyjmują, to powinni oni stworzyć im takie warunki, aby do sa<text:span text:style-name="T2250">mo</text:span>d<text:span text:style-name="T2251">zi</text:span>elne<text:span text:style-name="T2252">go</text:span><text:s/>zarządzania i rozwiązywania swoich problemów, w miejscach w których mieszkają. Chciałem powiedzieć jedną sprawę, że to są ludzie dorośli, a nie są to dzieci. Dlatego uważam, że powinniśmy traktować ich jako ludzi dorosłych, a nie jako dzieci.</text:p>
      <text:p text:style-name="P2253">Także sprawę, którą chciałem por<text:span text:style-name="T2254">u</text:span>szyć. Chodzi tu o zarządzenie Ministra Pracy i Spraw Socjalnych, które właśnie reguluje istnienie samorządów pracowniczych. Uważam, że to zarządzenie jest widocznie złe, jeżeli istnieje ono już od tylu lat, a praktyka świadczy o tym, że istnienie i działalność tych samorządów, jeżeli ogóle one istnieją na terenie tych hoteli, jest całkiem inna. Przykładem jest nie tylko moja stocznia w Gdańsku, a przykładem jest także Henryk Tachasiuk, który w Ursusie pracuje i też może na ten temat powiedzieć. I takich zakładów jest mnóstwo. Do wyjątków należą zakłady pracy, gdzie samorządy hotelowe działają sprawnie i dobrze.</text:p>
      <text:p text:style-name="P2255">Jeżeli chodzi o sprawę, że chciałem się powołać jeszcze, że na przykład w osiedlach istnieją przecież samorządy mieszkaniowe, które także nie mają w posiadaniu, nie są właścicielami tych mies<text:span text:style-name="T2256">zk</text:span>ań, tych domów. Także nie są właścicielami tych różnych placów, ulic, które znajdują się przy osiedlach, a jednocześnie nikt nie kwestionuje, że ta działalność samorządów w tym osiedlu i one zarządzają tym osiedlem. Nikt tego n<text:span text:style-name="T2257">ie</text:span><text:s/>kwestionuje.</text:p>
      <text:p text:style-name="P2258">Dlatego uważam, że samorządy hotelowe, to nic innego jak odpowiednik dla samorządów osiedlowych. Dlatego uwa<text:span text:style-name="T2259">ża</text:span>m, że powinno być jasno zadeklarowane istnienie samorząd<text:span text:style-name="T2260">ów</text:span><text:s/>hotelowych<text:span text:style-name="T2261">.</text:span></text:p>
      <text:p text:style-name="P2262"><text:span text:style-name="T2263">An</text:span><text:span text:style-name="T2264">d</text:span><text:span text:style-name="T2265">rzej Ce</text:span><text:span text:style-name="T2266">l</text:span><text:span text:style-name="T2267">i</text:span><text:span text:style-name="T2268">ń</text:span><text:span text:style-name="T2269">s</text:span><text:span text:style-name="T2270">k</text:span><text:span text:style-name="T2271">i</text:span>:</text:p>
      <text:soft-page-break/>
      <text:p text:style-name="P2272">Pan<text:s/><text:span text:style-name="T2273">Py</text:span>r<text:span text:style-name="T2274">za</text:span>n<text:span text:style-name="T2275">owsk</text:span>i -<text:s/><text:span text:style-name="T2276">O</text:span>PZZ<text:span text:style-name="T2277">.</text:span></text:p>
      <text:p text:style-name="P2278"><text:span text:style-name="T2279">Ta</text:span><text:span text:style-name="T2280">d</text:span><text:span text:style-name="T2281">eus</text:span><text:span text:style-name="T2282">z</text:span><text:span text:style-name="T2283"><text:s/></text:span><text:span text:style-name="T2284">P</text:span><text:span text:style-name="T2285">yr</text:span><text:span text:style-name="T2286">z</text:span><text:span text:style-name="T2287">anowski</text:span>:</text:p>
      <text:p text:style-name="P2288">Z<text:span text:style-name="T2289">g</text:span>o<text:span text:style-name="T2290">d</text:span>a na taki pr<text:span text:style-name="T2291">o</text:span>ponowany<text:s/><text:span text:style-name="T2292">z</text:span>apis, jednakże przy je<text:span text:style-name="T2293">d</text:span>n<text:span text:style-name="T2294">y</text:span>m warunku<text:span text:style-name="T2295">.</text:span><text:s/>Mianowicie, prosiłbym o w<text:span text:style-name="T2296">yt</text:span>łumaczenie co rozumiemy pod pojęciem gospodarowanie? Ja wnosiłem tę uwagę na samym początku, jeszcze nim rozpoczęliśmy dyskusję szczegółową, zarządzanie, gosp<text:span text:style-name="T2297">o</text:span>darowanie, to są pojęcia ze sobą zbliżone, tożsame. N<text:span text:style-name="T2298">ie<text:s/></text:span>chciałbym powiedzieć, że do końca. Kwestia gospodarowania jest to kwestia dysp<text:span text:style-name="T2299">o</text:span>nowania majątkiem. Chciałbym uniknąć w tymże zapisie nakazu typu, wprowadzenia zapisu, który<text:s/>by w sposób jasny już mówi<text:span text:style-name="T2300">ł</text:span><text:s/>o o<text:span text:style-name="T2301">dpo</text:span>w<text:span text:style-name="T2302">iedz</text:span>i<text:span text:style-name="T2303">al</text:span>noś<text:span text:style-name="T2304">ci</text:span><text:s/>za majątek. Natomiast kwestia samor<text:span text:style-name="T2305">zą</text:span>dności, myślę, że została tutaj już jasno omówiona. Jeśli znajdziemy, czy<text:span text:style-name="T2306"><text:s/></text:span>znajdę w tym gospoda<text:span text:style-name="T2307">ro</text:span>waniu, właściwą in<text:span text:style-name="T2308">te</text:span>rpr<text:span text:style-name="T2309">et</text:span>a<text:span text:style-name="T2310">cj</text:span>ę z naszego punktu widzenia, to gotowi jesteśmy prz<text:span text:style-name="T2311">yj</text:span>ąć ten zapi<text:span text:style-name="T2312">s</text:span>.</text:p>
      <text:p text:style-name="P2313">Bard<text:span text:style-name="T2314">zo</text:span><text:s/>proszę w ta<text:span text:style-name="T2315">k</text:span>im razie, co rozumiemy przez gosp<text:span text:style-name="T2316">od</text:span>arowan<text:span text:style-name="T2317">ie.</text:span></text:p>
      <text:p text:style-name="P2318"><text:span text:style-name="T2319">Andrz</text:span><text:span text:style-name="T2320">ej</text:span><text:span text:style-name="T2321"><text:s/>Celiński</text:span>:</text:p>
      <text:p text:style-name="P2322">Ja proszę pana Jana<text:s/><text:span text:style-name="T2323">R</text:span>okitę, który wytłumaczy rozumienie tego pojęcia.</text:p>
      <text:p text:style-name="P2324"><text:span text:style-name="T2325">J</text:span><text:span text:style-name="T2326">a</text:span><text:span text:style-name="T2327">n<text:s/></text:span><text:span text:style-name="T2328">Ma</text:span><text:span text:style-name="T2329">r</text:span><text:span text:style-name="T2330">ia</text:span><text:span text:style-name="T2331">n Ro</text:span><text:span text:style-name="T2332">kita</text:span>:</text:p>
      <text:p text:style-name="P2333">Otóż przez gospodarowan<text:span text:style-name="T2334">ie</text:span><text:s/>w tym przypadku należy rozumieć możliwość pod<text:span text:style-name="T2335">ej</text:span>mowania, z prawem decyzyjnym, czyli sprawę stanowienia, wszystkich spraw dotyczących hotelu robotnic<text:span text:style-name="T2336">ze</text:span>go, w oparciu o fundusze nie będące własnością samorządu, tylko będące własnością przedsiębiorstwa.<text:s/><text:span text:style-name="T2337">I</text:span>nnymi słowy jest to dysponowanie majątkiem powierzonym przez prz<text:span text:style-name="T2338">ed</text:span>s<text:span text:style-name="T2339">ię</text:span>b<text:span text:style-name="T2340">io</text:span>r<text:span text:style-name="T2341">st</text:span>wo samorządowi<text:s/>hotelu robotniczego z obowiązkiem rozliczania, się, oczywiście, wobec właściciela. Jest to normalna sytuacja prawna, gdzie własność zostaje oddzielona od zarządu, występująca w bardzo, bardzo w<text:span text:style-name="T2342">ie</text:span>lu sytuacjach prawnych.</text:p>
      <text:p text:style-name="P2343">Dziękuję.</text:p>
      <text:p text:style-name="P2344"><text:span text:style-name="T2345">Andrz</text:span><text:span text:style-name="T2346">ej</text:span><text:span text:style-name="T2347"><text:s/>Celiński</text:span>:</text:p>
      <text:p text:style-name="P2348">Czy pan chciał zabrać głos?</text:p>
      <text:p text:style-name="P2349"><text:span text:style-name="T2350">Ta</text:span><text:span text:style-name="T2351">d</text:span><text:span text:style-name="T2352">eus</text:span><text:span text:style-name="T2353">z</text:span><text:span text:style-name="T2354"><text:s/></text:span><text:span text:style-name="T2355">P</text:span><text:span text:style-name="T2356">yr</text:span><text:span text:style-name="T2357">z</text:span><text:span text:style-name="T2358">anowski</text:span>:</text:p>
      <text:p text:style-name="P2359">Ja chciałem jeszcze raz, zwracając się do pana Rokity, zapytać, odczytać treść zaproponowanego przez naszą stronę, tekstu ostatecznego. Myśmy się zrozumieli, bo nim to odczytam, Chciałem zadać pytanie: czym się w takim razie różni mój punkt widzenia,<text:s/><text:span text:style-name="T2360">cz</text:span>yli nasz punkt widzenia, zaproponowany w tym, co ja tutaj przeczytam, od tego, co pan powiedział?</text:p>
      <text:p text:style-name="P2361">Uważamy za konieczne zapewnienie samorządom mieszkańców hoteli pracowni<text:span text:style-name="T2362">cz</text:span>ych pełnej podmi<text:span text:style-name="T2363">ot</text:span>owości wobec kierownictw zakładów pracy i podmiotów zarządz<text:span text:style-name="T2364">aj</text:span>ących hotelami w reprezentowaniu żywotnych interesów wszystkich<text:span text:style-name="T2365"><text:s/></text:span>mieszkańców tych hoteli.</text:p>
      <text:p text:style-name="P2366">Dodajemy, że służyć temu winny również rozwiązania prawne, regulujące problematykę zbiorowego zakwaterowania załóg pra<text:span text:style-name="T2367">co</text:span>wn<text:span text:style-name="T2368">ic</text:span>zych.</text:p>
      <text:p text:style-name="P2369"><text:span text:style-name="T2370">Jan Mar</text:span><text:span text:style-name="T2371">ia</text:span><text:span text:style-name="T2372"><text:s/>R</text:span><text:span text:style-name="T2373">okit</text:span><text:span text:style-name="T2374">a</text:span>:</text:p>
      <text:p text:style-name="P2375">Czy mogę?</text:p>
      <text:p text:style-name="P2376"><text:span text:style-name="T2377">Andrz</text:span><text:span text:style-name="T2378">ej</text:span><text:span text:style-name="T2379"><text:s/></text:span><text:span text:style-name="T2380">C</text:span><text:span text:style-name="T2381">eli</text:span><text:span text:style-name="T2382">ńsk</text:span><text:span text:style-name="T2383">i</text:span>:</text:p>
      <text:p text:style-name="P2384"><text:span text:style-name="T2385">P</text:span>roszę bardzo.</text:p>
      <text:p text:style-name="P2386"><text:span text:style-name="T2387">J</text:span><text:span text:style-name="T2388">an</text:span><text:span text:style-name="T2389"><text:s/></text:span><text:span text:style-name="T2390">Maria</text:span><text:span text:style-name="T2391"><text:s/>Ro</text:span><text:span text:style-name="T2392">ki</text:span><text:span text:style-name="T2393">t</text:span><text:span text:style-name="T2394">a</text:span>:</text:p>
      <text:p text:style-name="P2395">Otóż różni się to tym, te dwa sformułowan<text:span text:style-name="T2396">ia</text:span>, różnią si<text:span text:style-name="T2397">ę</text:span><text:s/>między sobą bardzo radykalnie, a mianowicie.<text:s/><text:soft-page-break/>Koncepcja przedstawiona przez panów zakłada, iż dysponowanie tym co ma się dziać w hotelach robotniczych leży w gestii przedsiębior<text:span text:style-name="T2398">st</text:span>wa. Natomiast samorząd, sytuacja samorządu jest sytuacją rosz<text:span text:style-name="T2399">c</text:span>zeniową mieszkańców tegoż hotelu wobec tych, którzy tym hotelem zarządzają. Natomiast koncepcja nasza stwierdza, iż ma tu de facto cho<text:span text:style-name="T2400">d</text:span>zić o podejmowanie tych decyzji przez sam samorząd. Chcemy w ten sposób uniknąć sytuacji roszczeń mieszkańców wobec właściciela.<text:s/><text:span text:style-name="T2401">A</text:span><text:s/>chcemy sytuacji w której właściciel powierza mieszkańcom do gospo<text:span text:style-name="T2402">da</text:span>rowania mienie, które do ni<text:span text:style-name="T2403">eg</text:span>o należy. To są dwie radykalnie od siebie różne sytuacje.</text:p>
      <text:p text:style-name="P2404"><text:span text:style-name="T2405">Andrze</text:span><text:span text:style-name="T2406">j</text:span><text:span text:style-name="T2407"><text:s/>Celiński</text:span>:</text:p>
      <text:p text:style-name="P2408">Pro<text:span text:style-name="T2409">sz</text:span>ę bardzo, pan Kr<text:span text:style-name="T2410">zemi</text:span>ń<text:span text:style-name="T2411">sk</text:span>i.</text:p>
      <text:p text:style-name="P2412"><text:span text:style-name="T2413">Ja</text:span><text:span text:style-name="T2414">n Krzemiński</text:span>:</text:p>
      <text:p text:style-name="P2415">Chciałem tylko dwa<text:s/><text:span text:style-name="T2416">s</text:span>łowa powiedzieć, bo ja ostatnio dość dużo pracowałem w fabryce, gdzie mieliśmy trzy hotele robotnicze i ja podzielam całkowicie ten pogląd. Tylko ja się boję o jedną rzecz. I tutaj cały czas próbowałem Krzysztofa przekonać do takiego s<text:span text:style-name="T2417">fo</text:span>rmułowania tego tematu, żeby nie nałożyć na samorząd, który będzie się tworzył w tej chwili<text:s/><text:span text:style-name="T2418">o</text:span>dp<text:span text:style-name="T2419">o</text:span>wi<text:span text:style-name="T2420">ed</text:span>z<text:span text:style-name="T2421">ia</text:span>ln<text:span text:style-name="T2422">o</text:span>ś<text:span text:style-name="T2423">c</text:span>i za rzeczy, za rzeczy zastane. Bo co to znaczy dzisiaj, że ten samorząd będzie miał pełne prawa dysponowania majątkiem itd., itd. To znaczy on będzie miał też pełną odpowiedzialność. To znaczy on będzie musiał ustalać system remontów, sprzątanie, korzystania, zabezpieczenia, że tak powiem, podstawowych potrzeb, to co do tej pory robiła administra<text:span text:style-name="T2424">cja</text:span>. Ja się tego obawiam po prostu, żebyśmy my tych naszych robotników w<text:s/><text:span text:style-name="T2425">t</text:span>ych zakładach pracy dzisiaj nie umoczyli w cały ten bałagan. Bo przecież jak wyglądają te hotele dobrze o tym wiemy? Dzisiaj, powie się tak, proszę bardzo, macie prawo, wy gospodarujecie hotelem. Przejęliście w takim stanie, gospodarujcie. No, ale to nie jest rozwiązanie.</text:p>
      <text:p text:style-name="P2426">Dlatego zn<text:span text:style-name="T2427">aj</text:span>d<text:span text:style-name="T2428">ź</text:span>my takie rozwiązanie aby n<text:span text:style-name="T2429">ie</text:span><text:s/>przejmować na samorząd odpowiedzialności za zarządzanie i gosp<text:span text:style-name="T2430">od</text:span>arowanie tym. Bo my się po prostu, no, umówmy się, że my sobie po prostu z tym nie damy rady. Bo ludzie po pro<text:span text:style-name="T2431">s</text:span>t<text:span text:style-name="T2432">u</text:span><text:s/>po godzinach pracy nie spotkają się, nie dadzą rady siłami społecznymi robić tego, czego do tej pory nie mogła zrobić k<text:span text:style-name="T2433">il</text:span>ku<text:span text:style-name="T2434">dziesi</text:span>ę<text:span text:style-name="T2435">ciu</text:span><text:s/>osobowa administra<text:span text:style-name="T2436">cj</text:span>a.<text:s/><text:span text:style-name="T2437">I</text:span><text:s/>to jest ta wątpliwość i tu jest to niebezp<text:span text:style-name="T2438">iecz</text:span>eństwo<text:span text:style-name="T2439">,</text:span><text:s/><text:span text:style-name="T2440">ż</text:span>ebyśmy znaleźli takie rozwiązanie, żeby oni mogli decydować o wszystkich sprawach podziału tych środków na działalność kulturalną i inną, w<text:span text:style-name="T2441">yp</text:span>osażen<text:span text:style-name="T2442">io</text:span>wą i tak dalej, itd., tylko żeby nie brali na siebie funkcji wykonawczych. Bo g<text:span text:style-name="T2443">os</text:span>podarowanie i zarządzanie<text:s/>wiążą<text:s/>się z propozy<text:span text:style-name="T2444">cj</text:span>ami, ale też i z wykonawstwem. I też odpowiedzialnością.<text:s/><text:span text:style-name="T2445">I</text:span><text:s/>tu jest to niebezp<text:span text:style-name="T2446">ie</text:span>czeństwo.</text:p>
      <text:p text:style-name="P2447"><text:span text:style-name="T2448">J</text:span><text:span text:style-name="T2449">a</text:span><text:span text:style-name="T2450">n</text:span><text:span text:style-name="T2451"><text:s/></text:span><text:span text:style-name="T2452">M</text:span><text:span text:style-name="T2453">ari</text:span><text:span text:style-name="T2454">a</text:span><text:span text:style-name="T2455"><text:s/>R</text:span><text:span text:style-name="T2456">okit</text:span><text:span text:style-name="T2457">a</text:span>:</text:p>
      <text:p text:style-name="P2458">To<text:s/><text:span text:style-name="T2459">je</text:span>st właśnie samorząd i po to powstaje, żeby brał właśnie tę odpow<text:span text:style-name="T2460">ie</text:span>d<text:span text:style-name="T2461">zi</text:span>alność. T<text:span text:style-name="T2462">o</text:span><text:s/>jest pierwsza sprawa.</text:p>
      <text:p text:style-name="P2463">Tutaj chciałem powiedzieć, a chcia<text:span text:style-name="T2464">ł</text:span>em jeszcze nawiązać, że przecież są mieszkania kwaterunkowe,<text:s/><text:span text:style-name="T2465">cz</text:span>y spółdzielcze i mieszkańcy, którzy mieszkają też nie są właścicielami tych mieszkań, a stworzono im takie warunki prawne i pozaprawne, że czują<text:s/><text:span text:style-name="T2466">si</text:span>ę właścicielami tych mieszkań. I myślę, że tak samo powinno być w hotelach robotniczych.</text:p>
      <text:p text:style-name="P2467">Sprawa jest jeszcze następn<text:span text:style-name="T2468">a</text:span>,<text:s/><text:span text:style-name="T2469">c</text:span>hoć na przykład remonty. Uważam, że mieszkańcy, którzy mieszk<text:span text:style-name="T2470">aj</text:span>ą w hotelach oni lepiej wiedzą kiedy mają remontować i kiedy należy remontować ten hotel robotniczy. Aniżeli administracja, która nie jest po pierwsze zainteresowana<text:span text:style-name="T2471">.</text:span><text:s/><text:span text:style-name="T2472">I</text:span><text:s/>sama osobiście nie mieszka w tych ciężkich<text:s/><text:soft-page-break/>warunkach i trudnych warunkach. Natomiast, oczywiście,<text:s/><text:span text:style-name="T2473">te</text:span>n samorząd jest nie po to, by na przykład, on by nie wykonywa<text:span text:style-name="T2474">ł</text:span><text:s/><text:span text:style-name="T2475">t</text:span>ych remontów, poprzez swoich ludzi, tylko on by po pro<text:span text:style-name="T2476">st</text:span>u zadbał o to, żeby ten remont wykonano. Natomiast pieniądze na ten remont musia<text:span text:style-name="T2477">ł</text:span>by przeznaczyć zakład pracy do którego ten hotel należy.</text:p>
      <text:p text:style-name="P2478"><text:span text:style-name="T2479">L</text:span><text:span text:style-name="T2480">e</text:span><text:span text:style-name="T2481">sze</text:span><text:span text:style-name="T2482">k</text:span><text:span text:style-name="T2483"><text:s/></text:span><text:span text:style-name="T2484">Miller</text:span>:</text:p>
      <text:p text:style-name="P2485">Proszę pa<text:span text:style-name="T2486">ń</text:span>st<text:span text:style-name="T2487">w</text:span>a, ponieważ, jak sądzę, ju<text:span text:style-name="T2488">ż</text:span><text:s/>wystarcz<text:span text:style-name="T2489">ają</text:span>cą ilość czasu pr<text:span text:style-name="T2490">ze</text:span>znaczyl<text:span text:style-name="T2491">iś</text:span>my na p<text:span text:style-name="T2492">rz</text:span>edyskutowanie tego i<text:span text:style-name="T2493">st</text:span>ot<text:span text:style-name="T2494">n</text:span>e<text:span text:style-name="T2495">g</text:span>o n<text:span text:style-name="T2496">i</text:span>ew<text:span text:style-name="T2497">ątp</text:span>liwie p<text:span text:style-name="T2498">ro</text:span>blem<text:span text:style-name="T2499">u</text:span>, ale pr<text:span text:style-name="T2500">ag</text:span>nę zwrócić uwagę państwa, że mamy jeszcze kilka innych, nie mniej istotnych, ja może proponuję, żeby osoby zainteresowane tą kwestią, zarówno z naszej strony, jak i z waszej, udały się na chwilę do oddzielnego pomies<text:span text:style-name="T2501">z</text:span>czenia i wydyskutowały formułę, która zostanie nam przedstawiona. My na wszelki wypadek zamkniemy ten pokój i otworzymy go wtedy, kiedy państwo powiedzą, że mają taką formułę. Zgoda?</text:p>
      <text:p text:style-name="P2502">To wobec tego przechod<text:span text:style-name="T2503">zi</text:span>my do nas<text:span text:style-name="T2504">tę</text:span>pnej kwestii.</text:p>
      <text:p text:style-name="P2505"><text:span text:style-name="T2506">An</text:span><text:span text:style-name="T2507">d</text:span><text:span text:style-name="T2508">rzej Ce</text:span><text:span text:style-name="T2509">l</text:span><text:span text:style-name="T2510">i</text:span><text:span text:style-name="T2511">ń</text:span><text:span text:style-name="T2512">s</text:span><text:span text:style-name="T2513">k</text:span><text:span text:style-name="T2514">i</text:span>:</text:p>
      <text:p text:style-name="P2515">Kolejny punkt dotyczący kontynuacji dialogu, zasadniczo my przyjmujemy waszą propozycję z tym, że tutaj trzeba uzupełnić ją poprzez zwrot powstałych podmiotów, czy powstałych organizacji. To<text:s/><text:span text:style-name="T2516">jest</text:span><text:s/>oczywiste, to jest sprawa redakcyjna.</text:p>
      <text:p text:style-name="P2517"><text:span text:style-name="T2518">Sławomir Wi</text:span><text:span text:style-name="T2519">atr</text:span><text:span text:style-name="T2520">:</text:span></text:p>
      <text:p text:style-name="P2521">Tak, to je<text:span text:style-name="T2522">st</text:span><text:s/>oczywiste.</text:p>
      <text:p text:style-name="P2523"><text:span text:style-name="T2524">An</text:span><text:span text:style-name="T2525">d</text:span><text:span text:style-name="T2526">rzej Ce</text:span><text:span text:style-name="T2527">l</text:span><text:span text:style-name="T2528">i</text:span><text:span text:style-name="T2529">ń</text:span><text:span text:style-name="T2530">s</text:span><text:span text:style-name="T2531">k</text:span><text:span text:style-name="T2532">i</text:span>:</text:p>
      <text:p text:style-name="P2533"><text:span text:style-name="T2534">O</text:span>czywiste, to n<text:span text:style-name="T2535">ie</text:span><text:s/>zna<text:span text:style-name="T2536">cz</text:span>y, że nieważn<text:span text:style-name="T2537">e</text:span>.</text:p>
      <text:p text:style-name="P2538">Kolejny punkt wojsko. Chciałem pro<text:span text:style-name="T2539">si</text:span>ć p<text:span text:style-name="T2540">a</text:span>n<text:span text:style-name="T2541">a</text:span><text:s/><text:span text:style-name="T2542">R</text:span>okitę o przedstawienie naszego stanowiska.</text:p>
      <text:p text:style-name="P2543"><text:span text:style-name="T2544">J</text:span><text:span text:style-name="T2545">an</text:span><text:span text:style-name="T2546"><text:s/></text:span><text:span text:style-name="T2547">Ma</text:span><text:span text:style-name="T2548">ri</text:span><text:span text:style-name="T2549">a</text:span><text:span text:style-name="T2550"><text:s/></text:span><text:span text:style-name="T2551">Roki</text:span><text:span text:style-name="T2552">t</text:span><text:span text:style-name="T2553">a</text:span>:</text:p>
      <text:p text:style-name="P2554"><text:span text:style-name="T2555">O</text:span>tóż tak. Propozycja, która została w tej chwili złożona stwarzałaby sytuację taką, w której to sytuacji dokument główny b<text:span text:style-name="T2556">ył</text:span>by w zasadzie, w swojej treści, można powiedzieć że nie w zasadzie, w stu procentach w swojej treści, generalną pochwałą przez obie strony decyzji Komitetu Obrony Kraju<text:s/><text:span text:style-name="T2557">i</text:span><text:s/>inicjatyw Ministerstwa Obrony Narodowej. To jest, oczywiście, sytuacja, no, ze względów zupełnie oczywistych dla nas niestrawna. Oczywiście, te pochwały jesteśmy gotowi wygłosić w ba<text:span text:style-name="T2558">r</text:span>dzo konkretnym, operacyjnym celu. Mówiąc wprost, prawda. Owym celem są owe kierunki. Ja myślę, że istniałaby możliwość wyjścia z tej sytuacji jeszcze jednego, z uwzględnieniem owej propozycji aneksu, ale o ile w tekście głównym, znalazłoby się bardzo wyraźne i bardzo jednoznaczne stwierdzenie, iż obok t<text:span text:style-name="T2559">yc</text:span>h pochwał my wspólnie postulujemy szereg zmian w regulacji służby wojskowej i służby zastępczej, a kierunki tych zmian określamy w załączonym aneksie. Jeśliby ta propozycja została może przyjęta przez drugą stronę, to wtedy ja bym chciał zgłosić jeszcze kilka drobni<text:span text:style-name="T2560">ej</text:span>szych, redakcyjnych uwag, do tego wstępu, który mam.</text:p>
      <text:p text:style-name="P2561">Dzięk<text:span text:style-name="T2562">uję</text:span>.</text:p>
      <text:p text:style-name="P2563"><text:span text:style-name="T2564">An</text:span><text:span text:style-name="T2565">d</text:span><text:span text:style-name="T2566">rzej C</text:span><text:span text:style-name="T2567">eliński</text:span>:</text:p>
      <text:p text:style-name="P2568">Pan Sławomir Wiatr<text:span text:style-name="T2569">,</text:span><text:s/>proszę.</text:p>
      <text:p text:style-name="P2570"><text:span text:style-name="T2571">S</text:span><text:span text:style-name="T2572">ł</text:span><text:span text:style-name="T2573">awom</text:span><text:span text:style-name="T2574">ir W</text:span><text:span text:style-name="T2575">iat</text:span><text:span text:style-name="T2576">r</text:span>:</text:p>
      <text:p text:style-name="P2577">Musimy znaleźć taką formułę, która będzie dla prz<text:span text:style-name="T2578">yj</text:span>ęcia dla obu stron. Myślę, że co do samej materii zgłaszanych postulatów, jak pan wie, panie Janie, nie chcę, we wszystkich,<text:s/><text:span text:style-name="T2579">w</text:span><text:s/>wielu sprawach one s<text:span text:style-name="T2580">ą</text:span><text:s/>bliskie<text:s/><text:soft-page-break/>obu stronom. Natomiast między t<text:span text:style-name="T2581">y</text:span>m,<text:s/><text:span text:style-name="T2582">ż</text:span>e nie są one bardzo odległe obu stronom, a możliwością sformułowania kategorycznego, wspólnego stanowiska, jest jeszcze długa droga do przeby<text:span text:style-name="T2583">ci</text:span>a.</text:p>
      <text:p text:style-name="P2584">Ja rozumiem, że zmiana naszego stanowiska, mówimy tu otwarcie, między propozycją grupy roboczej tym, z<text:s/><text:span text:style-name="T2585">cz</text:span>ym przyszliśmy dzisiaj, na dzień dobry, jest dosyć zasadnicza i preambuła na którą się zgodziliśmy, czy wyście się zgodzili, która była mojej redakcji, no, traci ten sens, w jakiej ona powstawała, kontekstowy sens. Więc proponuję, a ponieważ postulatów, które wy<text:s/><text:span text:style-name="T2586">fo</text:span>rmuł<text:span text:style-name="T2587">uj</text:span>ecie, tylko w obszarze red<text:span text:style-name="T2588">a</text:span>kcy<text:span text:style-name="T2589">j</text:span>nym mogą by<text:span text:style-name="T2590">ć</text:span><text:s/>sporne, natomiast dyskutowal<text:span text:style-name="T2591">iś</text:span>my, wiemy, że one niekoniecznie, zw<text:span text:style-name="T2592">ła</text:span>szcza w kategoriach postulatów są sporne, więc proponuję, żebyśmy przyjęli zasadę taką.<text:s/><text:span text:style-name="T2593">A</text:span>neks nie jest katalogiem rozbieżności i nie w tych kategoriach należy ten aneks traktować. Ale ponieważ kontekst się zmienił i ponieważ proponujemy przesunięcie tych konkretnych punktów do aneksu, to rozumiem, że w takim razie powinniśmy oczywiście zminimali<text:span text:style-name="T2594">zo</text:span>wać te zapisy, które traktujecie jako hymny pochwalne, nie robiąc równolegle interesu. A takim interesem zdecydowanie lepszym niż zepchnięcie do aneksu, było zapisanie w tekście jednolitym.</text:p>
      <text:p text:style-name="P2595">W związku z tym ja bym proponował taką formułę, która będzie pośrednią. Żebyśmy skrócili po prostu ten tekst, zrezygnowali w tym tekście z tych zapisów, które są hymnami pochwalnymi, które z bólem serca przyjm<text:span text:style-name="T2596">o</text:span>waliście.<text:s/><text:span text:style-name="T2597">I</text:span><text:s/>spróbowali sformułować treść, coś, co jest wspólne, a resztę, te postulaty, przesunąć właśnie do aneks<text:span text:style-name="T2598">u</text:span>.</text:p>
      <text:p text:style-name="P2599"><text:span text:style-name="T2600">J</text:span><text:span text:style-name="T2601">an</text:span><text:span text:style-name="T2602"><text:s/></text:span><text:span text:style-name="T2603">Ma</text:span><text:span text:style-name="T2604">ri</text:span><text:span text:style-name="T2605">a</text:span><text:span text:style-name="T2606"><text:s/></text:span><text:span text:style-name="T2607">Roki</text:span><text:span text:style-name="T2608">t</text:span><text:span text:style-name="T2609">a</text:span><text:span text:style-name="T2610">:</text:span></text:p>
      <text:p text:style-name="P2611"><text:span text:style-name="T2612">J</text:span>a chciałem<text:s/><text:span text:style-name="T2613">w</text:span><text:s/>takim razie dwa pytania zgłosić<text:span text:style-name="T2614">.</text:span><text:s/>Mianowicie, czy po pierwsze, w tym tekście wspólnym, skróconym, państwo gotowi są zgodzić na s<text:span text:style-name="T2615">fo</text:span>rmułowan<text:span text:style-name="T2616">ie,</text:span><text:s/>którego nie przy<text:span text:style-name="T2617">t</text:span>aczam w tej chwili w wersji redakcyjnej, tylko w wersji zna<text:span text:style-name="T2618">cz</text:span>eniow<text:span text:style-name="T2619">ej.</text:span><text:s/>Mianowicie, iż wspólnie zgadzamy s<text:span text:style-name="T2620">ię</text:span>, iż potrzebne są zmiany, a kierunki tych zmian określa aneks. To jest pierwsze pytan<text:span text:style-name="T2621">ie.</text:span></text:p>
      <text:p text:style-name="P2622">Drugie pytanie, czy aneks ma być de facto protokółem rozbieżności, tylko ukrytym, znaczy, tak się nienazywającym, czy też w tekście wspólnym ma być wyraźnie powiedziane, że aneks również jest integralną częścią całego dokumentu? T<text:span text:style-name="T2623">o</text:span><text:s/>jest dla mnie<text:s/>niejasne<text:span text:style-name="T2624">.</text:span><text:s/>Czy aneks ma być naszym stanowiskiem, czy aneks ma być stanowiskiem wspólnym?<text:s/><text:span text:style-name="T2625">I</text:span><text:s/>czy zdanie krytyczne wobec aktualnego stanu prawnego w tej dziedzinie może się znaleźć w tym dokumenc<text:span text:style-name="T2626">ie</text:span>?</text:p>
      <text:p text:style-name="P2627">To są moje dwa pytania. Ja myślę, że od pozytywnego rozstrzygnięcia tych dwóch pytań zależy możliwość uz<text:span text:style-name="T2628">g</text:span>odnienia kwestii wojskowych przez nas.<text:s/><text:span text:style-name="T2629">A</text:span><text:s/>w przeciwnym wypadku proponuję moją drugą propozycję pierwotną, jeśli państwo pamiętają, jaka ona była.</text:p>
      <text:p text:style-name="P2630"><text:span text:style-name="T2631">L</text:span><text:span text:style-name="T2632">es</text:span><text:span text:style-name="T2633">ze</text:span><text:span text:style-name="T2634">k</text:span><text:span text:style-name="T2635"><text:s/></text:span><text:span text:style-name="T2636">Mil</text:span><text:span text:style-name="T2637">le</text:span><text:span text:style-name="T2638">r</text:span>:</text:p>
      <text:p text:style-name="P2639">Może byśmy zajęli<text:s/><text:span text:style-name="T2640">si</text:span>ę dalszą sprawą, a my przemyślimy to?</text:p>
      <text:p text:style-name="P2641"><text:span text:style-name="T2642">Andrzej Celiński</text:span>:</text:p>
      <text:p text:style-name="P2643">Dobrze. Możemy zdecydować się albo na krótką przerwę roboczą, 10-<text:span text:style-name="T2644">15</text:span><text:s/>minutową, albo...</text:p>
      <text:p text:style-name="P2645"><text:span text:style-name="T2646">S</text:span><text:span text:style-name="T2647">ła</text:span><text:span text:style-name="T2648">womi</text:span><text:span text:style-name="T2649">r</text:span><text:span text:style-name="T2650"><text:s/></text:span><text:span text:style-name="T2651">Wia</text:span><text:span text:style-name="T2652">tr</text:span>:</text:p>
      <text:p text:style-name="P2653">Ale skończmy jeszcze ten siódmy punkt.</text:p>
      <text:p text:style-name="P2654"><text:span text:style-name="T2655">Andrz</text:span><text:span text:style-name="T2656">ej</text:span><text:span text:style-name="T2657"><text:s/></text:span><text:span text:style-name="T2658">Cel</text:span><text:span text:style-name="T2659">iń</text:span><text:span text:style-name="T2660">sk</text:span><text:span text:style-name="T2661">i</text:span>:</text:p>
      <text:p text:style-name="P2662">Siódmego punktu, ja myślę, że<text:s/>sprawa jest jasna. To znaczy to będzie j<text:span text:style-name="T2663">a</text:span>ko jedyny punkt jakby<text:s/><text:span text:style-name="T2664">w</text:span><text:s/>protokole<text:s/>rozbieżności. Być może należy go tak redagować, aby powiedzieć, że w tej sprawie nasze<text:s/><text:soft-page-break/>stanowisko jest takie. Nasze stanowisko jest takie. Nie nazywać tego, jeżeli to tylko miałoby być protokółem rozbieżności, nie nazywać protokółem rozbieżności tylko jakby w warstwie słownej przedstawić tę rozbieżność, jaka jest między nami w tym punkcie.</text:p>
      <text:p text:style-name="P2665"><text:span text:style-name="T2666">Krzysztof Maksymiuk</text:span>:</text:p>
      <text:p text:style-name="P2667">Jeśli można, ja chciałem poinformować zebranych w ogóle, odbiegam od tego, co mówiliście państwo przed chwil<text:span text:style-name="T2668">ą</text:span><text:s/>dlatego, że nas tutaj nie było, byliśmy nieobecni. Doszliśmy do porozumienia w sensie ostatecznego zapisu dotyczącego hoteli.</text:p>
      <text:p text:style-name="P2669">Mianowicie przystajemy na to, na tekst zaproponowany przez kolegę ze stoczni z tym, że gospodarowanie zastępujemy wsp<text:span text:style-name="T2670">ół</text:span>gospodarowan<text:span text:style-name="T2671">ie</text:span>, co s<text:span text:style-name="T2672">atysfa</text:span>k<text:span text:style-name="T2673">cj</text:span>on<text:span text:style-name="T2674">uje</text:span><text:s/>obydwie strony.</text:p>
      <text:p text:style-name="P2675"><text:span text:style-name="T2676">Wies</text:span><text:span text:style-name="T2677">ław</text:span><text:span text:style-name="T2678"><text:s/></text:span><text:span text:style-name="T2679">lsio</text:span>:</text:p>
      <text:p text:style-name="P2680">Dziękuję panu bardzo. Chciałem j<text:span text:style-name="T2681">ed</text:span>nak sprostować, nie było twoje dobre zagranie. Chciałem powiedzieć, że na ten temat jeszcze żeśmy nie doszli, to jest tylko w sferze propozy<text:span text:style-name="T2682">cji.</text:span><text:s/>To jest na razie tylko w sferze propozycji. Tak że albo źle mnie zrozum<text:span text:style-name="T2683">i</text:span>ałeś, albo po prostu zagrałeś nie ta<text:span text:style-name="T2684">k</text:span>.</text:p>
      <text:p text:style-name="P2685"><text:span text:style-name="T2686">And</text:span><text:span text:style-name="T2687">rz</text:span><text:span text:style-name="T2688">ej</text:span><text:span text:style-name="T2689"><text:s/></text:span><text:span text:style-name="T2690">C</text:span><text:span text:style-name="T2691">e</text:span><text:span text:style-name="T2692">lińsk</text:span><text:span text:style-name="T2693">i</text:span>:</text:p>
      <text:p text:style-name="P2694">Sprawa w swoich intencjach jest raczej do załatwienia.</text:p>
      <text:p text:style-name="P2695">Proszę państwa, w tej chwili sytuacja jest taka, że<text:s/><text:span text:style-name="T2696">ma</text:span>my, praktycznie biorąc, decyzję, bliską decyzję w spraw<text:span text:style-name="T2697">i</text:span>e hoteli pracowniczych, jak rozumiem. Bliską decyzję albo już zadecydowani<text:span text:style-name="T2698">e,</text:span><text:s/>ostatni p<text:span text:style-name="T2699">un</text:span>kt, co by s<text:span text:style-name="T2700">zł</text:span>o do ewentualnego<text:s/>protokołu<text:s/>rozbie<text:span text:style-name="T2701">żn</text:span>ości, aczkolwiek być może bez nazwania tego, w ten sposób. W redakcji można powiedzieć, że nasze stanowiska są nieco inne.</text:p>
      <text:p text:style-name="P2702">Pozostaje sprawa, najważni<text:span text:style-name="T2703">ej</text:span>sza sprawa, otóż do nich zredukowane są sprawy, pozostaje sprawa wstępu do naszego stanowiska. Sprawa ostatecznej decyzji w sprawie trzeciego akapitu i sprawa wojska. Ja proponowałbym...</text:p>
      <text:p text:style-name="P2704"><text:span text:style-name="T2705">Lesze</text:span><text:span text:style-name="T2706">k</text:span><text:span text:style-name="T2707"><text:s/></text:span><text:span text:style-name="T2708">Mill</text:span><text:span text:style-name="T2709">e</text:span><text:span text:style-name="T2710">r</text:span>:</text:p>
      <text:p text:style-name="P2711">Jeśli można dwa słowa.</text:p>
      <text:p text:style-name="P2712"><text:span text:style-name="T2713">Andrzej Celińsk</text:span><text:span text:style-name="T2714">i</text:span>:</text:p>
      <text:p text:style-name="P2715">Proszę bardzo.</text:p>
      <text:p text:style-name="P2716"><text:span text:style-name="T2717">Les</text:span><text:span text:style-name="T2718">ze</text:span><text:span text:style-name="T2719">k M</text:span><text:span text:style-name="T2720">ill</text:span><text:span text:style-name="T2721">er</text:span>:</text:p>
      <text:p text:style-name="P2722">Nim u<text:span text:style-name="T2723">d</text:span>amy się na zasłużoną przerwę, ja czuję się w obowiązku nawiązać do słów, jakie wypowiedział pan Celiński i złożyć wyrazy ubolewania z tego powodu, iż ton w którym pan Celiński to wypow<text:span text:style-name="T2724">iedzia</text:span>ł, atmosfera z tego rodzaju szantażu,<text:s/><text:span text:style-name="T2725">c</text:span>zy nawet gróźb, jest dla naszej strony nie do przyjęcia. Jeśli coś, panie Andrzeju, jak pan twierdzi, zakłóca atmosferę<text:s/>„okrągłego stołu”, czy jest sprzeczne z ideą<text:s/>„okrągłego stołu”, to właśnie tego rodzaju zachowanie, czy tego rodzaju treści, którą są tutaj tego rodzaju formułowane.</text:p>
      <text:p text:style-name="P2726">My nie uważ<text:span text:style-name="T2727">a</text:span>my, że wyd<text:span text:style-name="T2728">aj</text:span>emy komukolwiek wojnę. My konsekwentnie, od pierwszego naszego<text:s/><text:span text:style-name="T2729">po</text:span>siedzenia, uważaliśmy, że projekt wartości związanych z consensusem jest tego rodzaju kwestią fundamentalną w naszej dyskusji. I mówiliśmy to wyraźnie, że nie możemy od tego odstąpić z powodów nie gry politycznej, a głębokich przekonań, które staramy się artykułować.</text:p>
      <text:p text:style-name="P2730">Oczywiście, podzielam pana pogląd iż fakt, że na samym początku już niejako wspólne<text:span text:style-name="T2731">g</text:span>o tekstu te wartości znajdą się w<text:s/>protokole<text:s/>rozbi<text:span text:style-name="T2732">eż</text:span>ności, no r<text:span text:style-name="T2733">z</text:span>ez jasna osłabia wagę wspólnych ustaleń. Ale nie jest naszą winą, iż taki, prawdopodobnie, będzie finał przebiegu n<text:span text:style-name="T2734">as</text:span>z<text:span text:style-name="T2735">ej</text:span><text:s/>dyskusji.</text:p>
      <text:soft-page-break/>
      <text:p text:style-name="P2736">Stąd też proszę, jak p<text:span text:style-name="T2737">a</text:span>n widzi, my staramy się w naszej dyskusji zachowywać umiarkowany ton, nie grozimy nikomu, nikogo nie szantażujem<text:span text:style-name="T2738">y</text:span>, więc serdeczna prośba aby strona, która pan reprezent<text:span text:style-name="T2739">uj</text:span>e, starała się przystosować do<text:s/><text:span text:style-name="T2740">z</text:span>wy<text:span text:style-name="T2741">czaj</text:span>ów, które my repreze<text:span text:style-name="T2742">nt</text:span>ujem<text:span text:style-name="T2743">y</text:span>.</text:p>
      <text:p text:style-name="P2744">Dziękuję.</text:p>
      <text:p text:style-name="P2745"><text:span text:style-name="T2746">An</text:span><text:span text:style-name="T2747">d</text:span><text:span text:style-name="T2748">rzej C</text:span><text:span text:style-name="T2749">eliński</text:span>:</text:p>
      <text:p text:style-name="P2750">Wydaje mi się, że nie naruszyłem dobrych obyczajów nego<text:span text:style-name="T2751">cj</text:span>ac<text:span text:style-name="T2752">yj</text:span>nych. Starałem się przewidzieć konsekwencje<text:s/>protokołu<text:s/>rozbieżności w tej tak fundamentalnej sprawie. Doświadczen<text:span text:style-name="T2753">ia</text:span><text:s/>tych negocjacji i<text:s/>enuncjacji<text:s/>publicznych wokół tych negocjacji, upoważniają mnie, jak sądzę, do takiego właśnie przewidywania biegu spraw w tej właśnie sprawie.</text:p>
      <text:p text:style-name="P2754">Dziękuję bardzo.<text:s/><text:span text:style-name="T2755">W</text:span><text:s/>takim razie wydaje mi się, że 1<text:span text:style-name="T2756">5<text:s/></text:span>minut przerwy wystarczy, żeby posunąć sprawę do przodu.</text:p>
      <text:p text:style-name="P2757"/>
      <text:p text:style-name="P2758">/Pr<text:span text:style-name="T2759">ze</text:span>rwa/.</text:p>
      <text:p text:style-name="P2760"/>
      <text:p text:style-name="P2761"><text:span text:style-name="T2762">Andrzej Celiński</text:span>:</text:p>
      <text:p text:style-name="P2763">Dzisiaj mamy pracowity bardzo dzień. Pr<text:span text:style-name="T2764">o</text:span>szę państwa, ja bym proponował, ponieważ z dzisiejszej dysku<text:span text:style-name="T2765">s</text:span>ji wynika, że są punkty zbieżne w nas<text:span text:style-name="T2766">z</text:span>ym rozumowaniu i są istotne punk<text:span text:style-name="T2767">t</text:span>y rozbieżne w tym rozumowaniu.</text:p>
      <text:p text:style-name="P2768"><text:span text:style-name="T2769">W</text:span><text:s/>każdym razie od trzech spotkań, przy tym czwartym spotkaniu, rzeczywiście uda je nam się jakoś odszukiwać pewne s<text:span text:style-name="T2770">for</text:span>mułowania, żeby zakończyć dzisiaj spotkanie na tych zapisach, na tym etapie pracy, na któ<text:span text:style-name="T2771">r</text:span>ym jesteśmy. Żeby potraktować jeszcze, żeby jeszcze popracować nad tym,<text:s/>co wymaga jeszcze dopracowania i żeby s<text:span text:style-name="T2772">p</text:span>otkać się wtedy, kiedy będzie to możliwe ze względów organizac<text:span text:style-name="T2773">yj</text:span>nych. Będzie to n<text:span text:style-name="T2774">aj</text:span>prawdopo<text:span text:style-name="T2775">do</text:span>bni<text:span text:style-name="T2776">ej</text:span><text:s/>piątek, z tego wzgl<text:span text:style-name="T2777">ą</text:span>du, że o ile wiem, są trzy zespoły, ten byłby czwarty.<text:s/><text:span text:style-name="T2778">I</text:span><text:s/>chyba d<text:span text:style-name="T2779">l</text:span>atego czwartek jest chyba niemożliwy. Ewentualnie w gorszym przypadku, sobota. No, ale my wolelibyśmy w piątek się spotka<text:span text:style-name="T2780">ć</text:span>.</text:p>
      <text:p text:style-name="P2781">Uznajemy, że w takiej fazie bardzo roboczej nie ma specjalnych powodów do tego, żeby zbyt mocno przywiązywać<text:s/><text:span text:style-name="T2782">si</text:span>ę do sprawy, co do których jest pewna szansa dojścia do jakiegoś tam w miarę wspólnego stanowiska.</text:p>
      <text:p text:style-name="P2783">Jeżeli jest zgoda na to pana przewodniczącego, no to...</text:p>
      <text:p text:style-name="P2784"><text:span text:style-name="T2785">Le</text:span><text:span text:style-name="T2786">sz</text:span><text:span text:style-name="T2787">e</text:span><text:span text:style-name="T2788">k</text:span><text:span text:style-name="T2789"><text:s/>M</text:span><text:span text:style-name="T2790">iller</text:span>:</text:p>
      <text:p text:style-name="P2791">J<text:span text:style-name="T2792">a</text:span><text:s/>popieram ten wn<text:span text:style-name="T2793">io</text:span>sek.</text:p>
      <text:p text:style-name="P2794"><text:span text:style-name="T2795">G</text:span><text:span text:style-name="T2796">ło</text:span><text:span text:style-name="T2797">s z sali</text:span>:</text:p>
      <text:p text:style-name="P2798">Chciałbym jeszcze powiedzieć,<text:s/><text:span text:style-name="T2799">ż</text:span>e najwięcej rozbieżności wywołała sprawa consensusu. Ja popieram tę propozycję, ażeby przełożyć te obrady jeszcze. Ale tutaj pod rozwagę osób uczestniczących, przedkładam następujące propozycje.</text:p>
      <text:p text:style-name="P2800">Mianowicie, ażeby panowie ze strony opozycyjnej z listy sześciu wartości, zd<text:span text:style-name="T2801">aj</text:span>e się, przedłożonych przez was, zaakceptowal<text:span text:style-name="T2802">iś</text:span>cie cztery. Jednocześnie przedstawicielka Stronnictwa Demokratycznego przygotowała pewną formułę, która, tak można by to sądzić, jest dla panów do zaakceptowania. Otóż proponuję, żeby prz<text:span text:style-name="T2803">yj</text:span>ąć tutaj taką kompromisową formułę, ażeby poprzedzić<text:s/><text:span text:style-name="T2804">wym</text:span>i<text:span text:style-name="T2805">e</text:span>nienie ty<text:span text:style-name="T2806">c</text:span>h czterech<text:s/><text:soft-page-break/>wartości na które zgadzamy się wszyscy, tą formułę zaproponowaną przez panią posłankę i zakończyć takim wspólnym, uzgodnionym<text:s/><text:span text:style-name="T2807">st</text:span>ano<text:span text:style-name="T2808">wi</text:span>skiem, bez wywoływania,<text:s/><text:span text:style-name="T2809">j</text:span>ak pan Andrzej Celiński powiedział, wojny propagandowej, takiego właśnie, może nieco okr<text:span text:style-name="T2810">oj</text:span>oneg<text:span text:style-name="T2811">o</text:span>, ale jednak do przyjęcia zapisu, do przyjęcia dla wszystkich stron stanowiska w sprawie consensusu wy<text:span text:style-name="T2812">cho</text:span>waw<text:span text:style-name="T2813">cz</text:span>ego.</text:p>
      <text:p text:style-name="P2814"><text:span text:style-name="T2815">A</text:span><text:span text:style-name="T2816">n</text:span><text:span text:style-name="T2817">d</text:span><text:span text:style-name="T2818">rz</text:span><text:span text:style-name="T2819">e</text:span><text:span text:style-name="T2820">j C</text:span><text:span text:style-name="T2821">eliński</text:span>:</text:p>
      <text:p text:style-name="P2822"><text:span text:style-name="T2823">J</text:span>a myślę, że jest zgoda co do tego, żeby spotkać się w najbliższym możliwym terminie, być może będzie to w piątek, to możemy zakończyć dzisiejsze spotkanie.</text:p>
      <text:p text:style-name="P2824">Dziękuję bardzo.</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23in"/>
      <style:text-properties style:font-name="Microsoft Sans Serif" style:font-name-asian="Microsoft Sans Serif" style:font-name-complex="Microsoft Sans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pl" style:country-complex="PL" style:text-combine="none" fo:hyphenate="true"/>
    </style:default-style>
    <style:style style:name="Normalny" style:display-name="Normalny" style:family="paragraph">
      <style:text-properties fo:color="#000000"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701in" fo:page-height="11.6944in" style:print-orientation="portrait" fo:margin-top="0.25in" fo:margin-left="0.25in" fo:margin-bottom="0.25in" fo:margin-right="0.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Artur</meta:initial-creator>
    <dc:creator>Cyrwus Artur (STUD)</dc:creator>
    <meta:creation-date>2023-10-30T19:26:00Z</meta:creation-date>
    <dc:date>2023-10-30T19:26:00Z</dc:date>
    <meta:template xlink:href="Normal.dotm" xlink:type="simple"/>
    <meta:editing-cycles>2</meta:editing-cycles>
    <meta:editing-duration>PT0S</meta:editing-duration>
    <meta:document-statistic meta:page-count="36" meta:paragraph-count="215" meta:word-count="15406" meta:character-count="107631" meta:row-count="770" meta:non-whitespace-character-count="92440"/>
  </office:meta>
</office:document-meta>
</file>